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316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985cm" svg:height="9.005cm" svg:x="12.026cm" svg:y="110.764cm">
            <draw:object draw:notify-on-update-of-ranges="Sheet1.B246:Sheet1.B246 Sheet1.B247:Sheet1.B277 Sheet1.C246:Sheet1.C246 Sheet1.C247:Sheet1.C277 Sheet1.D246:Sheet1.D246 Sheet1.D247:Sheet1.D277 Sheet1.E246:Sheet1.E246 Sheet1.E247:Sheet1.E277 Sheet1.F246:Sheet1.F246 Sheet1.F247:Sheet1.F277 Sheet1.G246:Sheet1.G246 Sheet1.G247:Sheet1.G27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.519cm" svg:height="9.004cm" svg:x="12.41cm" svg:y="125.187cm">
            <draw:object draw:notify-on-update-of-ranges="Sheet1.B278:Sheet1.B278 Sheet1.B279:Sheet1.B330 Sheet1.C278:Sheet1.C278 Sheet1.C279:Sheet1.C330 Sheet1.D278:Sheet1.D278 Sheet1.D279:Sheet1.D330 Sheet1.E278:Sheet1.E278 Sheet1.E279:Sheet1.E330 Sheet1.F278:Sheet1.F278 Sheet1.F279:Sheet1.F330 Sheet1.G278:Sheet1.G278 Sheet1.G279:Sheet1.G3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9.615cm" svg:height="9.005cm" svg:x="11.944cm" svg:y="149.093cm">
            <draw:object draw:notify-on-update-of-ranges="Sheet1.B331:Sheet1.B331 Sheet1.B332:Sheet1.B404 Sheet1.C331:Sheet1.C331 Sheet1.C332:Sheet1.C404 Sheet1.D331:Sheet1.D331 Sheet1.D332:Sheet1.D404 Sheet1.E331:Sheet1.E331 Sheet1.E332:Sheet1.E404 Sheet1.F331:Sheet1.F331 Sheet1.F332:Sheet1.F404 Sheet1.G331:Sheet1.G331 Sheet1.G332:Sheet1.G40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.095cm" svg:height="9.004cm" svg:x="12.108cm" svg:y="182.535cm">
            <draw:object draw:notify-on-update-of-ranges="Sheet1.B405:Sheet1.B405 Sheet1.B406:Sheet1.B489 Sheet1.C405:Sheet1.C405 Sheet1.C406:Sheet1.C489 Sheet1.D405:Sheet1.D405 Sheet1.D406:Sheet1.D489 Sheet1.E405:Sheet1.E405 Sheet1.E406:Sheet1.E489 Sheet1.F405:Sheet1.F405 Sheet1.F406:Sheet1.F489 Sheet1.G405:Sheet1.G405 Sheet1.G406:Sheet1.G48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2.875cm" svg:height="13.919cm" svg:x="32.874cm" svg:y="111.003cm">
            <draw:object draw:notify-on-update-of-ranges="Sheet1.R1:Sheet1.R1 Sheet1.R2:Sheet1.R241 Sheet1.S1:Sheet1.S1 Sheet1.S2:Sheet1.S241 Sheet1.T1:Sheet1.T1 Sheet1.T2:Sheet1.T241 Sheet1.U1:Sheet1.U1 Sheet1.U2:Sheet1.U241 Sheet1.V1:Sheet1.V1 Sheet1.V2:Sheet1.V241 Sheet1.W1:Sheet1.W1 Sheet1.W2:Sheet1.W241 Sheet1.X1:Sheet1.X1 Sheet1.X2:Sheet1.X2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<text:s/>Cycles</text:p>
          </table:table-cell>
          <table:table-cell office:value-type="string" calcext:value-type="string">
            <text:p><text:s/>Total Cycles</text:p>
          </table:table-cell>
          <table:table-cell office:value-type="string" calcext:value-type="string">
            <text:p><text:s/>Total Stalls</text:p>
          </table:table-cell>
          <table:table-cell office:value-type="string" calcext:value-type="string">
            <text:p><text:s/>Decode Stalls</text:p>
          </table:table-cell>
          <table:table-cell office:value-type="string" calcext:value-type="string">
            <text:p><text:s/>NOPs</text:p>
          </table:table-cell>
          <table:table-cell office:value-type="string" calcext:value-type="string">
            <text:p><text:s/>Branches</text:p>
          </table:table-cell>
          <table:table-cell office:value-type="string" calcext:value-type="string">
            <text:p><text:s/>Memory Ops</text:p>
          </table:table-cell>
          <table:table-cell office:value-type="string" calcext:value-type="string">
            <text:p><text:s/>DRAM</text:p>
          </table:table-cell>
          <table:table-cell office:value-type="string" calcext:value-type="string">
            <text:p><text:s/>IRAM</text:p>
          </table:table-cell>
          <table:table-cell office:value-type="string" calcext:value-type="string">
            <text:p><text:s/>Iterations</text:p>
          </table:table-cell>
          <table:table-cell/>
          <table:table-cell table:formula="of:=[.A1]" office:value-type="string" office:string-value="Contexts" calcext:value-type="string">
            <text:p>Contexts</text:p>
          </table:table-cell>
          <table:table-cell table:formula="of:=[.B1]" office:value-type="string" office:string-value=" Issue Width" calcext:value-type="string">
            <text:p><text:s/>Issue Width</text:p>
          </table:table-cell>
          <table:table-cell table:formula="of:=[.C1]" office:value-type="string" office:string-value=" ALUs" calcext:value-type="string">
            <text:p><text:s/>ALUs</text:p>
          </table:table-cell>
          <table:table-cell table:formula="of:=[.D1]" office:value-type="string" office:string-value=" MULs" calcext:value-type="string">
            <text:p><text:s/>MULs</text:p>
          </table:table-cell>
          <table:table-cell table:formula="of:=[.E1]" office:value-type="string" office:string-value=" LSUs" calcext:value-type="string">
            <text:p><text:s/>LSUs</text:p>
          </table:table-cell>
          <table:table-cell table:formula="of:=[.F1]" office:value-type="string" office:string-value=" Banks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office:value-type="string" calcext:value-type="string">
            <text:p>Baseline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142419" calcext:value-type="float">
            <text:p>142419</text:p>
          </table:table-cell>
          <table:table-cell office:value-type="float" office:value="41418" calcext:value-type="float">
            <text:p>41418</text:p>
          </table:table-cell>
          <table:table-cell office:value-type="float" office:value="4274" calcext:value-type="float">
            <text:p>4274</text:p>
          </table:table-cell>
          <table:table-cell office:value-type="float" office:value="56250" calcext:value-type="float">
            <text:p>56250</text:p>
          </table:table-cell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1" calcext:value-type="float" table:number-columns-spanned="1" table:number-rows-spanned="31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float" office:value="1" calcext:value-type="float">
            <text:p>1</text:p>
          </table:table-cell>
          <table:table-cell table:formula="of:=[.F2]" office:value-type="float" office:value="1" calcext:value-type="float">
            <text:p>1</text:p>
          </table:table-cell>
          <table:table-cell table:formula="of:=[.G2]/10000" office:value-type="float" office:value="14.2419" calcext:value-type="float">
            <text:p>14.2419</text:p>
          </table:table-cell>
          <table:table-cell table:formula="of:=[.G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138334" calcext:value-type="float">
            <text:p>138334</text:p>
          </table:table-cell>
          <table:table-cell office:value-type="float" office:value="37817" calcext:value-type="float">
            <text:p>37817</text:p>
          </table:table-cell>
          <table:table-cell office:value-type="float" office:value="673" calcext:value-type="float">
            <text:p>673</text:p>
          </table:table-cell>
          <table:table-cell office:value-type="float" office:value="57274" calcext:value-type="float">
            <text:p>57274</text:p>
          </table:table-cell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]" office:value-type="float" office:value="2" calcext:value-type="float">
            <text:p>2</text:p>
          </table:table-cell>
          <table:table-cell table:formula="of:=[.C3]" office:value-type="float" office:value="1" calcext:value-type="float">
            <text:p>1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1" calcext:value-type="float">
            <text:p>1</text:p>
          </table:table-cell>
          <table:table-cell table:formula="of:=[.F3]" office:value-type="float" office:value="1" calcext:value-type="float">
            <text:p>1</text:p>
          </table:table-cell>
          <table:table-cell table:formula="of:=[.G3]/10000" office:value-type="float" office:value="13.8334" calcext:value-type="float">
            <text:p>13.8334</text:p>
          </table:table-cell>
          <table:table-cell table:formula="of:=[.Y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8371" calcext:value-type="float">
            <text:p>138371</text:p>
          </table:table-cell>
          <table:table-cell office:value-type="float" office:value="37818" calcext:value-type="float">
            <text:p>37818</text:p>
          </table:table-cell>
          <table:table-cell office:value-type="float" office:value="674" calcext:value-type="float">
            <text:p>674</text:p>
          </table:table-cell>
          <table:table-cell office:value-type="float" office:value="57274" calcext:value-type="float">
            <text:p>57274</text:p>
          </table:table-cell>
          <table:table-cell office:value-type="float" office:value="12349" calcext:value-type="float">
            <text:p>12349</text:p>
          </table:table-cell>
          <table:table-cell office:value-type="float" office:value="18" calcext:value-type="float">
            <text:p>18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]" office:value-type="float" office:value="2" calcext:value-type="float">
            <text:p>2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formula="of:=[.E4]" office:value-type="float" office:value="2" calcext:value-type="float">
            <text:p>2</text:p>
          </table:table-cell>
          <table:table-cell table:formula="of:=[.F4]" office:value-type="float" office:value="1" calcext:value-type="float">
            <text:p>1</text:p>
          </table:table-cell>
          <table:table-cell table:formula="of:=[.G4]/10000" office:value-type="float" office:value="13.8371" calcext:value-type="float">
            <text:p>13.8371</text:p>
          </table:table-cell>
          <table:table-cell table:formula="of:=[.Y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8367" calcext:value-type="float">
            <text:p>138367</text:p>
          </table:table-cell>
          <table:table-cell office:value-type="float" office:value="37818" calcext:value-type="float">
            <text:p>37818</text:p>
          </table:table-cell>
          <table:table-cell office:value-type="float" office:value="674" calcext:value-type="float">
            <text:p>674</text:p>
          </table:table-cell>
          <table:table-cell office:value-type="float" office:value="57274" calcext:value-type="float">
            <text:p>57274</text:p>
          </table:table-cell>
          <table:table-cell office:value-type="float" office:value="12349" calcext:value-type="float">
            <text:p>12349</text:p>
          </table:table-cell>
          <table:table-cell office:value-type="float" office:value="16" calcext:value-type="float">
            <text:p>16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]" office:value-type="float" office:value="2" calcext:value-type="float">
            <text:p>2</text:p>
          </table:table-cell>
          <table:table-cell table:formula="of:=[.C5]" office:value-type="float" office:value="1" calcext:value-type="float">
            <text:p>1</text:p>
          </table:table-cell>
          <table:table-cell table:formula="of:=[.D5]" office:value-type="float" office:value="1" calcext:value-type="float">
            <text:p>1</text:p>
          </table:table-cell>
          <table:table-cell table:formula="of:=[.E5]" office:value-type="float" office:value="2" calcext:value-type="float">
            <text:p>2</text:p>
          </table:table-cell>
          <table:table-cell table:formula="of:=[.F5]" office:value-type="float" office:value="2" calcext:value-type="float">
            <text:p>2</text:p>
          </table:table-cell>
          <table:table-cell table:formula="of:=[.G5]/10000" office:value-type="float" office:value="13.8367" calcext:value-type="float">
            <text:p>13.8367</text:p>
          </table:table-cell>
          <table:table-cell table:formula="of:=[.Y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8334" calcext:value-type="float">
            <text:p>138334</text:p>
          </table:table-cell>
          <table:table-cell office:value-type="float" office:value="37817" calcext:value-type="float">
            <text:p>37817</text:p>
          </table:table-cell>
          <table:table-cell office:value-type="float" office:value="673" calcext:value-type="float">
            <text:p>673</text:p>
          </table:table-cell>
          <table:table-cell office:value-type="float" office:value="57274" calcext:value-type="float">
            <text:p>57274</text:p>
          </table:table-cell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]" office:value-type="float" office:value="2" calcext:value-type="float">
            <text:p>2</text:p>
          </table:table-cell>
          <table:table-cell table:formula="of:=[.C6]" office:value-type="float" office:value="1" calcext:value-type="float">
            <text:p>1</text:p>
          </table:table-cell>
          <table:table-cell table:formula="of:=[.D6]" office:value-type="float" office:value="2" calcext:value-type="float">
            <text:p>2</text:p>
          </table:table-cell>
          <table:table-cell table:formula="of:=[.E6]" office:value-type="float" office:value="1" calcext:value-type="float">
            <text:p>1</text:p>
          </table:table-cell>
          <table:table-cell table:formula="of:=[.F6]" office:value-type="float" office:value="1" calcext:value-type="float">
            <text:p>1</text:p>
          </table:table-cell>
          <table:table-cell table:formula="of:=[.G6]/10000" office:value-type="float" office:value="13.8334" calcext:value-type="float">
            <text:p>13.8334</text:p>
          </table:table-cell>
          <table:table-cell table:formula="of:=[.Y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8371" calcext:value-type="float">
            <text:p>138371</text:p>
          </table:table-cell>
          <table:table-cell office:value-type="float" office:value="37818" calcext:value-type="float">
            <text:p>37818</text:p>
          </table:table-cell>
          <table:table-cell office:value-type="float" office:value="674" calcext:value-type="float">
            <text:p>674</text:p>
          </table:table-cell>
          <table:table-cell office:value-type="float" office:value="57274" calcext:value-type="float">
            <text:p>57274</text:p>
          </table:table-cell>
          <table:table-cell office:value-type="float" office:value="12349" calcext:value-type="float">
            <text:p>12349</text:p>
          </table:table-cell>
          <table:table-cell office:value-type="float" office:value="18" calcext:value-type="float">
            <text:p>18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]" office:value-type="float" office:value="2" calcext:value-type="float">
            <text:p>2</text:p>
          </table:table-cell>
          <table:table-cell table:formula="of:=[.C7]" office:value-type="float" office:value="1" calcext:value-type="float">
            <text:p>1</text:p>
          </table:table-cell>
          <table:table-cell table:formula="of:=[.D7]" office:value-type="float" office:value="2" calcext:value-type="float">
            <text:p>2</text:p>
          </table:table-cell>
          <table:table-cell table:formula="of:=[.E7]" office:value-type="float" office:value="2" calcext:value-type="float">
            <text:p>2</text:p>
          </table:table-cell>
          <table:table-cell table:formula="of:=[.F7]" office:value-type="float" office:value="1" calcext:value-type="float">
            <text:p>1</text:p>
          </table:table-cell>
          <table:table-cell table:formula="of:=[.G7]/10000" office:value-type="float" office:value="13.8371" calcext:value-type="float">
            <text:p>13.8371</text:p>
          </table:table-cell>
          <table:table-cell table:formula="of:=[.Y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8367" calcext:value-type="float">
            <text:p>138367</text:p>
          </table:table-cell>
          <table:table-cell office:value-type="float" office:value="37818" calcext:value-type="float">
            <text:p>37818</text:p>
          </table:table-cell>
          <table:table-cell office:value-type="float" office:value="674" calcext:value-type="float">
            <text:p>674</text:p>
          </table:table-cell>
          <table:table-cell office:value-type="float" office:value="57274" calcext:value-type="float">
            <text:p>57274</text:p>
          </table:table-cell>
          <table:table-cell office:value-type="float" office:value="12349" calcext:value-type="float">
            <text:p>12349</text:p>
          </table:table-cell>
          <table:table-cell office:value-type="float" office:value="16" calcext:value-type="float">
            <text:p>16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]" office:value-type="float" office:value="2" calcext:value-type="float">
            <text:p>2</text:p>
          </table:table-cell>
          <table:table-cell table:formula="of:=[.C8]" office:value-type="float" office:value="1" calcext:value-type="float">
            <text:p>1</text:p>
          </table:table-cell>
          <table:table-cell table:formula="of:=[.D8]" office:value-type="float" office:value="2" calcext:value-type="float">
            <text:p>2</text:p>
          </table:table-cell>
          <table:table-cell table:formula="of:=[.E8]" office:value-type="float" office:value="2" calcext:value-type="float">
            <text:p>2</text:p>
          </table:table-cell>
          <table:table-cell table:formula="of:=[.F8]" office:value-type="float" office:value="2" calcext:value-type="float">
            <text:p>2</text:p>
          </table:table-cell>
          <table:table-cell table:formula="of:=[.G8]/10000" office:value-type="float" office:value="13.8367" calcext:value-type="float">
            <text:p>13.8367</text:p>
          </table:table-cell>
          <table:table-cell table:formula="of:=[.Y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41790" calcext:value-type="float">
            <text:p>141790</text:p>
          </table:table-cell>
          <table:table-cell office:value-type="float" office:value="42843" calcext:value-type="float">
            <text:p>42843</text:p>
          </table:table-cell>
          <table:table-cell office:value-type="float" office:value="5698" calcext:value-type="float">
            <text:p>5698</text:p>
          </table:table-cell>
          <table:table-cell office:value-type="float" office:value="57290" calcext:value-type="float">
            <text:p>57290</text:p>
          </table:table-cell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]" office:value-type="float" office:value="2" calcext:value-type="float">
            <text:p>2</text:p>
          </table:table-cell>
          <table:table-cell table:formula="of:=[.C9]" office:value-type="float" office:value="2" calcext:value-type="float">
            <text:p>2</text:p>
          </table:table-cell>
          <table:table-cell table:formula="of:=[.D9]" office:value-type="float" office:value="1" calcext:value-type="float">
            <text:p>1</text:p>
          </table:table-cell>
          <table:table-cell table:formula="of:=[.E9]" office:value-type="float" office:value="1" calcext:value-type="float">
            <text:p>1</text:p>
          </table:table-cell>
          <table:table-cell table:formula="of:=[.F9]" office:value-type="float" office:value="1" calcext:value-type="float">
            <text:p>1</text:p>
          </table:table-cell>
          <table:table-cell table:formula="of:=[.G9]/10000" office:value-type="float" office:value="14.179" calcext:value-type="float">
            <text:p>14.179</text:p>
          </table:table-cell>
          <table:table-cell table:formula="of:=[.Y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7699" calcext:value-type="float">
            <text:p>137699</text:p>
          </table:table-cell>
          <table:table-cell office:value-type="float" office:value="38732" calcext:value-type="float">
            <text:p>38732</text:p>
          </table:table-cell>
          <table:table-cell office:value-type="float" office:value="1587" calcext:value-type="float">
            <text:p>1587</text:p>
          </table:table-cell>
          <table:table-cell office:value-type="float" office:value="57274" calcext:value-type="float">
            <text:p>57274</text:p>
          </table:table-cell>
          <table:table-cell office:value-type="float" office:value="12349" calcext:value-type="float">
            <text:p>12349</text:p>
          </table:table-cell>
          <table:table-cell office:value-type="float" office:value="18" calcext:value-type="float">
            <text:p>18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]" office:value-type="float" office:value="2" calcext:value-type="float">
            <text:p>2</text:p>
          </table:table-cell>
          <table:table-cell table:formula="of:=[.C10]" office:value-type="float" office:value="2" calcext:value-type="float">
            <text:p>2</text:p>
          </table:table-cell>
          <table:table-cell table:formula="of:=[.D10]" office:value-type="float" office:value="1" calcext:value-type="float">
            <text:p>1</text:p>
          </table:table-cell>
          <table:table-cell table:formula="of:=[.E10]" office:value-type="float" office:value="2" calcext:value-type="float">
            <text:p>2</text:p>
          </table:table-cell>
          <table:table-cell table:formula="of:=[.F10]" office:value-type="float" office:value="1" calcext:value-type="float">
            <text:p>1</text:p>
          </table:table-cell>
          <table:table-cell table:formula="of:=[.G10]/10000" office:value-type="float" office:value="13.7699" calcext:value-type="float">
            <text:p>13.7699</text:p>
          </table:table-cell>
          <table:table-cell table:formula="of:=[.Y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7695" calcext:value-type="float">
            <text:p>137695</text:p>
          </table:table-cell>
          <table:table-cell office:value-type="float" office:value="38732" calcext:value-type="float">
            <text:p>38732</text:p>
          </table:table-cell>
          <table:table-cell office:value-type="float" office:value="1587" calcext:value-type="float">
            <text:p>1587</text:p>
          </table:table-cell>
          <table:table-cell office:value-type="float" office:value="57274" calcext:value-type="float">
            <text:p>57274</text:p>
          </table:table-cell>
          <table:table-cell office:value-type="float" office:value="12349" calcext:value-type="float">
            <text:p>12349</text:p>
          </table:table-cell>
          <table:table-cell office:value-type="float" office:value="16" calcext:value-type="float">
            <text:p>16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]"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D11]" office:value-type="float" office:value="1" calcext:value-type="float">
            <text:p>1</text:p>
          </table:table-cell>
          <table:table-cell table:formula="of:=[.E11]" office:value-type="float" office:value="2" calcext:value-type="float">
            <text:p>2</text:p>
          </table:table-cell>
          <table:table-cell table:formula="of:=[.F11]" office:value-type="float" office:value="2" calcext:value-type="float">
            <text:p>2</text:p>
          </table:table-cell>
          <table:table-cell table:formula="of:=[.G11]/10000" office:value-type="float" office:value="13.7695" calcext:value-type="float">
            <text:p>13.7695</text:p>
          </table:table-cell>
          <table:table-cell table:formula="of:=[.Y1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41790" calcext:value-type="float">
            <text:p>141790</text:p>
          </table:table-cell>
          <table:table-cell office:value-type="float" office:value="42843" calcext:value-type="float">
            <text:p>42843</text:p>
          </table:table-cell>
          <table:table-cell office:value-type="float" office:value="5698" calcext:value-type="float">
            <text:p>5698</text:p>
          </table:table-cell>
          <table:table-cell office:value-type="float" office:value="57290" calcext:value-type="float">
            <text:p>57290</text:p>
          </table:table-cell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]" office:value-type="float" office:value="2" calcext:value-type="float">
            <text:p>2</text:p>
          </table:table-cell>
          <table:table-cell table:formula="of:=[.C12]" office:value-type="float" office:value="2" calcext:value-type="float">
            <text:p>2</text:p>
          </table:table-cell>
          <table:table-cell table:formula="of:=[.D12]" office:value-type="float" office:value="2" calcext:value-type="float">
            <text:p>2</text:p>
          </table:table-cell>
          <table:table-cell table:formula="of:=[.E12]" office:value-type="float" office:value="1" calcext:value-type="float">
            <text:p>1</text:p>
          </table:table-cell>
          <table:table-cell table:formula="of:=[.F12]" office:value-type="float" office:value="1" calcext:value-type="float">
            <text:p>1</text:p>
          </table:table-cell>
          <table:table-cell table:formula="of:=[.G12]/10000" office:value-type="float" office:value="14.179" calcext:value-type="float">
            <text:p>14.179</text:p>
          </table:table-cell>
          <table:table-cell table:formula="of:=[.Y1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7699" calcext:value-type="float">
            <text:p>137699</text:p>
          </table:table-cell>
          <table:table-cell office:value-type="float" office:value="38732" calcext:value-type="float">
            <text:p>38732</text:p>
          </table:table-cell>
          <table:table-cell office:value-type="float" office:value="1587" calcext:value-type="float">
            <text:p>1587</text:p>
          </table:table-cell>
          <table:table-cell office:value-type="float" office:value="57274" calcext:value-type="float">
            <text:p>57274</text:p>
          </table:table-cell>
          <table:table-cell office:value-type="float" office:value="12349" calcext:value-type="float">
            <text:p>12349</text:p>
          </table:table-cell>
          <table:table-cell office:value-type="float" office:value="18" calcext:value-type="float">
            <text:p>18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2" calcext:value-type="float">
            <text:p>2</text:p>
          </table:table-cell>
          <table:table-cell table:formula="of:=[.D13]" office:value-type="float" office:value="2" calcext:value-type="float">
            <text:p>2</text:p>
          </table:table-cell>
          <table:table-cell table:formula="of:=[.E13]" office:value-type="float" office:value="2" calcext:value-type="float">
            <text:p>2</text:p>
          </table:table-cell>
          <table:table-cell table:formula="of:=[.F13]" office:value-type="float" office:value="1" calcext:value-type="float">
            <text:p>1</text:p>
          </table:table-cell>
          <table:table-cell table:formula="of:=[.G13]/10000" office:value-type="float" office:value="13.7699" calcext:value-type="float">
            <text:p>13.7699</text:p>
          </table:table-cell>
          <table:table-cell table:formula="of:=[.Y1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" office:value-type="float" office:value="137695" calcext:value-type="float">
            <text:p>137695</text:p>
          </table:table-cell>
          <table:table-cell office:value-type="float" office:value="38732" calcext:value-type="float">
            <text:p>38732</text:p>
          </table:table-cell>
          <table:table-cell office:value-type="float" office:value="1587" calcext:value-type="float">
            <text:p>1587</text:p>
          </table:table-cell>
          <table:table-cell office:value-type="float" office:value="57274" calcext:value-type="float">
            <text:p>57274</text:p>
          </table:table-cell>
          <table:table-cell office:value-type="float" office:value="12349" calcext:value-type="float">
            <text:p>12349</text:p>
          </table:table-cell>
          <table:table-cell office:value-type="float" office:value="16" calcext:value-type="float">
            <text:p>16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]" office:value-type="float" office:value="2" calcext:value-type="float">
            <text:p>2</text:p>
          </table:table-cell>
          <table:table-cell table:formula="of:=[.C14]" office:value-type="float" office:value="2" calcext:value-type="float">
            <text:p>2</text:p>
          </table:table-cell>
          <table:table-cell table:formula="of:=[.D14]" office:value-type="float" office:value="2" calcext:value-type="float">
            <text:p>2</text:p>
          </table:table-cell>
          <table:table-cell table:formula="of:=[.E14]" office:value-type="float" office:value="2" calcext:value-type="float">
            <text:p>2</text:p>
          </table:table-cell>
          <table:table-cell table:formula="of:=[.F14]" office:value-type="float" office:value="2" calcext:value-type="float">
            <text:p>2</text:p>
          </table:table-cell>
          <table:table-cell table:formula="of:=[.G14]/10000" office:value-type="float" office:value="13.7695" calcext:value-type="float">
            <text:p>13.7695</text:p>
          </table:table-cell>
          <table:table-cell table:formula="of:=[.Y1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643" calcext:value-type="float">
            <text:p>135643</text:p>
          </table:table-cell>
          <table:table-cell office:value-type="float" office:value="37673" calcext:value-type="float">
            <text:p>37673</text:p>
          </table:table-cell>
          <table:table-cell office:value-type="float" office:value="529" calcext:value-type="float">
            <text:p>529</text:p>
          </table:table-cell>
          <table:table-cell office:value-type="float" office:value="57290" calcext:value-type="float">
            <text:p>57290</text:p>
          </table:table-cell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2" calcext:value-type="float">
            <text:p>2</text:p>
          </table:table-cell>
          <table:table-cell table:formula="of:=[.D15]" office:value-type="float" office:value="1" calcext:value-type="float">
            <text:p>1</text:p>
          </table:table-cell>
          <table:table-cell table:formula="of:=[.E15]" office:value-type="float" office:value="1" calcext:value-type="float">
            <text:p>1</text:p>
          </table:table-cell>
          <table:table-cell table:formula="of:=[.F15]" office:value-type="float" office:value="1" calcext:value-type="float">
            <text:p>1</text:p>
          </table:table-cell>
          <table:table-cell table:formula="of:=[.G15]/10000" office:value-type="float" office:value="13.5643" calcext:value-type="float">
            <text:p>13.5643</text:p>
          </table:table-cell>
          <table:table-cell table:formula="of:=[.Y1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662" calcext:value-type="float">
            <text:p>135662</text:p>
          </table:table-cell>
          <table:table-cell office:value-type="float" office:value="37674" calcext:value-type="float">
            <text:p>37674</text:p>
          </table:table-cell>
          <table:table-cell office:value-type="float" office:value="530" calcext:value-type="float">
            <text:p>530</text:p>
          </table:table-cell>
          <table:table-cell office:value-type="float" office:value="57290" calcext:value-type="float">
            <text:p>57290</text:p>
          </table:table-cell>
          <table:table-cell office:value-type="float" office:value="12349" calcext:value-type="float">
            <text:p>12349</text:p>
          </table:table-cell>
          <table:table-cell office:value-type="float" office:value="18" calcext:value-type="float">
            <text:p>18</text:p>
          </table:table-cell>
          <table:table-cell office:value-type="float" office:value="159804" calcext:value-type="float">
            <text:p>159804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]" office:value-type="float" office:value="4" calcext:value-type="float">
            <text:p>4</text:p>
          </table:table-cell>
          <table:table-cell table:formula="of:=[.C16]" office:value-type="float" office:value="2" calcext:value-type="float">
            <text:p>2</text:p>
          </table:table-cell>
          <table:table-cell table:formula="of:=[.D16]" office:value-type="float" office:value="1" calcext:value-type="float">
            <text:p>1</text:p>
          </table:table-cell>
          <table:table-cell table:formula="of:=[.E16]" office:value-type="float" office:value="2" calcext:value-type="float">
            <text:p>2</text:p>
          </table:table-cell>
          <table:table-cell table:formula="of:=[.F16]" office:value-type="float" office:value="1" calcext:value-type="float">
            <text:p>1</text:p>
          </table:table-cell>
          <table:table-cell table:formula="of:=[.G16]/10000" office:value-type="float" office:value="13.5662" calcext:value-type="float">
            <text:p>13.5662</text:p>
          </table:table-cell>
          <table:table-cell table:formula="of:=[.Y1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658" calcext:value-type="float">
            <text:p>135658</text:p>
          </table:table-cell>
          <table:table-cell office:value-type="float" office:value="37674" calcext:value-type="float">
            <text:p>37674</text:p>
          </table:table-cell>
          <table:table-cell office:value-type="float" office:value="530" calcext:value-type="float">
            <text:p>530</text:p>
          </table:table-cell>
          <table:table-cell office:value-type="float" office:value="57290" calcext:value-type="float">
            <text:p>57290</text:p>
          </table:table-cell>
          <table:table-cell office:value-type="float" office:value="12349" calcext:value-type="float">
            <text:p>12349</text:p>
          </table:table-cell>
          <table:table-cell office:value-type="float" office:value="16" calcext:value-type="float">
            <text:p>16</text:p>
          </table:table-cell>
          <table:table-cell office:value-type="float" office:value="159804" calcext:value-type="float">
            <text:p>159804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]" office:value-type="float" office:value="4" calcext:value-type="float">
            <text:p>4</text:p>
          </table:table-cell>
          <table:table-cell table:formula="of:=[.C17]" office:value-type="float" office:value="2" calcext:value-type="float">
            <text:p>2</text:p>
          </table:table-cell>
          <table:table-cell table:formula="of:=[.D17]" office:value-type="float" office:value="1" calcext:value-type="float">
            <text:p>1</text:p>
          </table:table-cell>
          <table:table-cell table:formula="of:=[.E17]" office:value-type="float" office:value="2" calcext:value-type="float">
            <text:p>2</text:p>
          </table:table-cell>
          <table:table-cell table:formula="of:=[.F17]" office:value-type="float" office:value="2" calcext:value-type="float">
            <text:p>2</text:p>
          </table:table-cell>
          <table:table-cell table:formula="of:=[.G17]/10000" office:value-type="float" office:value="13.5658" calcext:value-type="float">
            <text:p>13.5658</text:p>
          </table:table-cell>
          <table:table-cell table:formula="of:=[.Y1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643" calcext:value-type="float">
            <text:p>135643</text:p>
          </table:table-cell>
          <table:table-cell office:value-type="float" office:value="37673" calcext:value-type="float">
            <text:p>37673</text:p>
          </table:table-cell>
          <table:table-cell office:value-type="float" office:value="529" calcext:value-type="float">
            <text:p>529</text:p>
          </table:table-cell>
          <table:table-cell office:value-type="float" office:value="57290" calcext:value-type="float">
            <text:p>57290</text:p>
          </table:table-cell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2" calcext:value-type="float">
            <text:p>2</text:p>
          </table:table-cell>
          <table:table-cell table:formula="of:=[.D18]" office:value-type="float" office:value="2" calcext:value-type="float">
            <text:p>2</text:p>
          </table:table-cell>
          <table:table-cell table:formula="of:=[.E18]" office:value-type="float" office:value="1" calcext:value-type="float">
            <text:p>1</text:p>
          </table:table-cell>
          <table:table-cell table:formula="of:=[.F18]" office:value-type="float" office:value="1" calcext:value-type="float">
            <text:p>1</text:p>
          </table:table-cell>
          <table:table-cell table:formula="of:=[.G18]/10000" office:value-type="float" office:value="13.5643" calcext:value-type="float">
            <text:p>13.5643</text:p>
          </table:table-cell>
          <table:table-cell table:formula="of:=[.Y1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5662" calcext:value-type="float">
            <text:p>135662</text:p>
          </table:table-cell>
          <table:table-cell office:value-type="float" office:value="37674" calcext:value-type="float">
            <text:p>37674</text:p>
          </table:table-cell>
          <table:table-cell office:value-type="float" office:value="530" calcext:value-type="float">
            <text:p>530</text:p>
          </table:table-cell>
          <table:table-cell office:value-type="float" office:value="57290" calcext:value-type="float">
            <text:p>57290</text:p>
          </table:table-cell>
          <table:table-cell office:value-type="float" office:value="12349" calcext:value-type="float">
            <text:p>12349</text:p>
          </table:table-cell>
          <table:table-cell office:value-type="float" office:value="18" calcext:value-type="float">
            <text:p>18</text:p>
          </table:table-cell>
          <table:table-cell office:value-type="float" office:value="159804" calcext:value-type="float">
            <text:p>159804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]" office:value-type="float" office:value="4" calcext:value-type="float">
            <text:p>4</text:p>
          </table:table-cell>
          <table:table-cell table:formula="of:=[.C19]" office:value-type="float" office:value="2" calcext:value-type="float">
            <text:p>2</text:p>
          </table:table-cell>
          <table:table-cell table:formula="of:=[.D19]" office:value-type="float" office:value="2" calcext:value-type="float">
            <text:p>2</text:p>
          </table:table-cell>
          <table:table-cell table:formula="of:=[.E19]" office:value-type="float" office:value="2" calcext:value-type="float">
            <text:p>2</text:p>
          </table:table-cell>
          <table:table-cell table:formula="of:=[.F19]" office:value-type="float" office:value="1" calcext:value-type="float">
            <text:p>1</text:p>
          </table:table-cell>
          <table:table-cell table:formula="of:=[.G19]/10000" office:value-type="float" office:value="13.5662" calcext:value-type="float">
            <text:p>13.5662</text:p>
          </table:table-cell>
          <table:table-cell table:formula="of:=[.Y1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35658" calcext:value-type="float">
            <text:p>135658</text:p>
          </table:table-cell>
          <table:table-cell office:value-type="float" office:value="37674" calcext:value-type="float">
            <text:p>37674</text:p>
          </table:table-cell>
          <table:table-cell office:value-type="float" office:value="530" calcext:value-type="float">
            <text:p>530</text:p>
          </table:table-cell>
          <table:table-cell office:value-type="float" office:value="57290" calcext:value-type="float">
            <text:p>57290</text:p>
          </table:table-cell>
          <table:table-cell office:value-type="float" office:value="12349" calcext:value-type="float">
            <text:p>12349</text:p>
          </table:table-cell>
          <table:table-cell office:value-type="float" office:value="16" calcext:value-type="float">
            <text:p>16</text:p>
          </table:table-cell>
          <table:table-cell office:value-type="float" office:value="159804" calcext:value-type="float">
            <text:p>159804</text:p>
          </table:table-cell>
          <table:table-cell office:value-type="float" office:value="632" calcext:value-type="float">
            <text:p>632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]" office:value-type="float" office:value="4" calcext:value-type="float">
            <text:p>4</text:p>
          </table:table-cell>
          <table:table-cell table:formula="of:=[.C20]" office:value-type="float" office:value="2" calcext:value-type="float">
            <text:p>2</text:p>
          </table:table-cell>
          <table:table-cell table:formula="of:=[.D20]" office:value-type="float" office:value="2" calcext:value-type="float">
            <text:p>2</text:p>
          </table:table-cell>
          <table:table-cell table:formula="of:=[.E20]" office:value-type="float" office:value="2" calcext:value-type="float">
            <text:p>2</text:p>
          </table:table-cell>
          <table:table-cell table:formula="of:=[.F20]" office:value-type="float" office:value="2" calcext:value-type="float">
            <text:p>2</text:p>
          </table:table-cell>
          <table:table-cell table:formula="of:=[.G20]/10000" office:value-type="float" office:value="13.5658" calcext:value-type="float">
            <text:p>13.5658</text:p>
          </table:table-cell>
          <table:table-cell table:formula="of:=[.Y1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147" calcext:value-type="float">
            <text:p>135147</text:p>
          </table:table-cell>
          <table:table-cell office:value-type="float" office:value="37705" calcext:value-type="float">
            <text:p>37705</text:p>
          </table:table-cell>
          <table:table-cell office:value-type="float" office:value="561" calcext:value-type="float">
            <text:p>561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]" office:value-type="float" office:value="4" calcext:value-type="float">
            <text:p>4</text:p>
          </table:table-cell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1" calcext:value-type="float">
            <text:p>1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" calcext:value-type="float">
            <text:p>1</text:p>
          </table:table-cell>
          <table:table-cell table:formula="of:=[.G21]/10000" office:value-type="float" office:value="13.5147" calcext:value-type="float">
            <text:p>13.5147</text:p>
          </table:table-cell>
          <table:table-cell table:formula="of:=[.Y2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6174" calcext:value-type="float">
            <text:p>136174</text:p>
          </table:table-cell>
          <table:table-cell office:value-type="float" office:value="38202" calcext:value-type="float">
            <text:p>38202</text:p>
          </table:table-cell>
          <table:table-cell office:value-type="float" office:value="1058" calcext:value-type="float">
            <text:p>1058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530" calcext:value-type="float">
            <text:p>53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]" office:value-type="float" office:value="4" calcext:value-type="float">
            <text:p>4</text:p>
          </table:table-cell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1" calcext:value-type="float">
            <text:p>1</text:p>
          </table:table-cell>
          <table:table-cell table:formula="of:=[.E22]" office:value-type="float" office:value="2" calcext:value-type="float">
            <text:p>2</text:p>
          </table:table-cell>
          <table:table-cell table:formula="of:=[.F22]" office:value-type="float" office:value="1" calcext:value-type="float">
            <text:p>1</text:p>
          </table:table-cell>
          <table:table-cell table:formula="of:=[.G22]/10000" office:value-type="float" office:value="13.6174" calcext:value-type="float">
            <text:p>13.6174</text:p>
          </table:table-cell>
          <table:table-cell table:formula="of:=[.Y2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658" calcext:value-type="float">
            <text:p>135658</text:p>
          </table:table-cell>
          <table:table-cell office:value-type="float" office:value="38202" calcext:value-type="float">
            <text:p>38202</text:p>
          </table:table-cell>
          <table:table-cell office:value-type="float" office:value="1058" calcext:value-type="float">
            <text:p>1058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272" calcext:value-type="float">
            <text:p>272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]" office:value-type="float" office:value="4" calcext:value-type="float">
            <text:p>4</text:p>
          </table:table-cell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1" calcext:value-type="float">
            <text:p>1</text:p>
          </table:table-cell>
          <table:table-cell table:formula="of:=[.E23]" office:value-type="float" office:value="2" calcext:value-type="float">
            <text:p>2</text:p>
          </table:table-cell>
          <table:table-cell table:formula="of:=[.F23]" office:value-type="float" office:value="2" calcext:value-type="float">
            <text:p>2</text:p>
          </table:table-cell>
          <table:table-cell table:formula="of:=[.G23]/10000" office:value-type="float" office:value="13.5658" calcext:value-type="float">
            <text:p>13.5658</text:p>
          </table:table-cell>
          <table:table-cell table:formula="of:=[.Y2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147" calcext:value-type="float">
            <text:p>135147</text:p>
          </table:table-cell>
          <table:table-cell office:value-type="float" office:value="37705" calcext:value-type="float">
            <text:p>37705</text:p>
          </table:table-cell>
          <table:table-cell office:value-type="float" office:value="561" calcext:value-type="float">
            <text:p>561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4]" office:value-type="float" office:value="4" calcext:value-type="float">
            <text:p>4</text:p>
          </table:table-cell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2" calcext:value-type="float">
            <text:p>2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" calcext:value-type="float">
            <text:p>1</text:p>
          </table:table-cell>
          <table:table-cell table:formula="of:=[.G24]/10000" office:value-type="float" office:value="13.5147" calcext:value-type="float">
            <text:p>13.5147</text:p>
          </table:table-cell>
          <table:table-cell table:formula="of:=[.Y2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6174" calcext:value-type="float">
            <text:p>136174</text:p>
          </table:table-cell>
          <table:table-cell office:value-type="float" office:value="38202" calcext:value-type="float">
            <text:p>38202</text:p>
          </table:table-cell>
          <table:table-cell office:value-type="float" office:value="1058" calcext:value-type="float">
            <text:p>1058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530" calcext:value-type="float">
            <text:p>53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5]" office:value-type="float" office:value="4" calcext:value-type="float">
            <text:p>4</text:p>
          </table:table-cell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2" calcext:value-type="float">
            <text:p>2</text:p>
          </table:table-cell>
          <table:table-cell table:formula="of:=[.E25]" office:value-type="float" office:value="2" calcext:value-type="float">
            <text:p>2</text:p>
          </table:table-cell>
          <table:table-cell table:formula="of:=[.F25]" office:value-type="float" office:value="1" calcext:value-type="float">
            <text:p>1</text:p>
          </table:table-cell>
          <table:table-cell table:formula="of:=[.G25]/10000" office:value-type="float" office:value="13.6174" calcext:value-type="float">
            <text:p>13.6174</text:p>
          </table:table-cell>
          <table:table-cell table:formula="of:=[.Y2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5658" calcext:value-type="float">
            <text:p>135658</text:p>
          </table:table-cell>
          <table:table-cell office:value-type="float" office:value="38202" calcext:value-type="float">
            <text:p>38202</text:p>
          </table:table-cell>
          <table:table-cell office:value-type="float" office:value="1058" calcext:value-type="float">
            <text:p>1058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272" calcext:value-type="float">
            <text:p>272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6]" office:value-type="float" office:value="4" calcext:value-type="float">
            <text:p>4</text:p>
          </table:table-cell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2" calcext:value-type="float">
            <text:p>2</text:p>
          </table:table-cell>
          <table:table-cell table:formula="of:=[.E26]" office:value-type="float" office:value="2" calcext:value-type="float">
            <text:p>2</text:p>
          </table:table-cell>
          <table:table-cell table:formula="of:=[.F26]" office:value-type="float" office:value="2" calcext:value-type="float">
            <text:p>2</text:p>
          </table:table-cell>
          <table:table-cell table:formula="of:=[.G26]/10000" office:value-type="float" office:value="13.5658" calcext:value-type="float">
            <text:p>13.5658</text:p>
          </table:table-cell>
          <table:table-cell table:formula="of:=[.Y2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135163" calcext:value-type="float">
            <text:p>135163</text:p>
          </table:table-cell>
          <table:table-cell office:value-type="float" office:value="37721" calcext:value-type="float">
            <text:p>37721</text:p>
          </table:table-cell>
          <table:table-cell office:value-type="float" office:value="577" calcext:value-type="float">
            <text:p>577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7]" office:value-type="float" office:value="4" calcext:value-type="float">
            <text:p>4</text:p>
          </table:table-cell>
          <table:table-cell table:formula="of:=[.C27]" office:value-type="float" office:value="4" calcext:value-type="float">
            <text:p>4</text:p>
          </table:table-cell>
          <table:table-cell table:formula="of:=[.D27]" office:value-type="float" office:value="1" calcext:value-type="float">
            <text:p>1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" calcext:value-type="float">
            <text:p>1</text:p>
          </table:table-cell>
          <table:table-cell table:formula="of:=[.G27]/10000" office:value-type="float" office:value="13.5163" calcext:value-type="float">
            <text:p>13.5163</text:p>
          </table:table-cell>
          <table:table-cell table:formula="of:=[.Y2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6158" calcext:value-type="float">
            <text:p>136158</text:p>
          </table:table-cell>
          <table:table-cell office:value-type="float" office:value="38186" calcext:value-type="float">
            <text:p>38186</text:p>
          </table:table-cell>
          <table:table-cell office:value-type="float" office:value="1042" calcext:value-type="float">
            <text:p>1042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530" calcext:value-type="float">
            <text:p>53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8]" office:value-type="float" office:value="4" calcext:value-type="float">
            <text:p>4</text:p>
          </table:table-cell>
          <table:table-cell table:formula="of:=[.C28]" office:value-type="float" office:value="4" calcext:value-type="float">
            <text:p>4</text:p>
          </table:table-cell>
          <table:table-cell table:formula="of:=[.D28]" office:value-type="float" office:value="1" calcext:value-type="float">
            <text:p>1</text:p>
          </table:table-cell>
          <table:table-cell table:formula="of:=[.E28]" office:value-type="float" office:value="2" calcext:value-type="float">
            <text:p>2</text:p>
          </table:table-cell>
          <table:table-cell table:formula="of:=[.F28]" office:value-type="float" office:value="1" calcext:value-type="float">
            <text:p>1</text:p>
          </table:table-cell>
          <table:table-cell table:formula="of:=[.G28]/10000" office:value-type="float" office:value="13.6158" calcext:value-type="float">
            <text:p>13.6158</text:p>
          </table:table-cell>
          <table:table-cell table:formula="of:=[.Y2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35642" calcext:value-type="float">
            <text:p>135642</text:p>
          </table:table-cell>
          <table:table-cell office:value-type="float" office:value="38186" calcext:value-type="float">
            <text:p>38186</text:p>
          </table:table-cell>
          <table:table-cell office:value-type="float" office:value="1042" calcext:value-type="float">
            <text:p>1042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272" calcext:value-type="float">
            <text:p>272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9]" office:value-type="float" office:value="4" calcext:value-type="float">
            <text:p>4</text:p>
          </table:table-cell>
          <table:table-cell table:formula="of:=[.C29]" office:value-type="float" office:value="4" calcext:value-type="float">
            <text:p>4</text:p>
          </table:table-cell>
          <table:table-cell table:formula="of:=[.D29]" office:value-type="float" office:value="1" calcext:value-type="float">
            <text:p>1</text:p>
          </table:table-cell>
          <table:table-cell table:formula="of:=[.E29]" office:value-type="float" office:value="2" calcext:value-type="float">
            <text:p>2</text:p>
          </table:table-cell>
          <table:table-cell table:formula="of:=[.F29]" office:value-type="float" office:value="2" calcext:value-type="float">
            <text:p>2</text:p>
          </table:table-cell>
          <table:table-cell table:formula="of:=[.G29]/10000" office:value-type="float" office:value="13.5642" calcext:value-type="float">
            <text:p>13.5642</text:p>
          </table:table-cell>
          <table:table-cell table:formula="of:=[.Y2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35163" calcext:value-type="float">
            <text:p>135163</text:p>
          </table:table-cell>
          <table:table-cell office:value-type="float" office:value="37721" calcext:value-type="float">
            <text:p>37721</text:p>
          </table:table-cell>
          <table:table-cell office:value-type="float" office:value="577" calcext:value-type="float">
            <text:p>577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0" calcext:value-type="float">
            <text:p>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0]" office:value-type="float" office:value="4" calcext:value-type="float">
            <text:p>4</text:p>
          </table:table-cell>
          <table:table-cell table:formula="of:=[.C30]" office:value-type="float" office:value="4" calcext:value-type="float">
            <text:p>4</text:p>
          </table:table-cell>
          <table:table-cell table:formula="of:=[.D30]" office:value-type="float" office:value="2" calcext:value-type="float">
            <text:p>2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" calcext:value-type="float">
            <text:p>1</text:p>
          </table:table-cell>
          <table:table-cell table:formula="of:=[.G30]/10000" office:value-type="float" office:value="13.5163" calcext:value-type="float">
            <text:p>13.5163</text:p>
          </table:table-cell>
          <table:table-cell table:formula="of:=[.Y2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6158" calcext:value-type="float">
            <text:p>136158</text:p>
          </table:table-cell>
          <table:table-cell office:value-type="float" office:value="38186" calcext:value-type="float">
            <text:p>38186</text:p>
          </table:table-cell>
          <table:table-cell office:value-type="float" office:value="1042" calcext:value-type="float">
            <text:p>1042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530" calcext:value-type="float">
            <text:p>530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1]" office:value-type="float" office:value="4" calcext:value-type="float">
            <text:p>4</text:p>
          </table:table-cell>
          <table:table-cell table:formula="of:=[.C31]" office:value-type="float" office:value="4" calcext:value-type="float">
            <text:p>4</text:p>
          </table:table-cell>
          <table:table-cell table:formula="of:=[.D31]" office:value-type="float" office:value="2" calcext:value-type="float">
            <text:p>2</text:p>
          </table:table-cell>
          <table:table-cell table:formula="of:=[.E31]" office:value-type="float" office:value="2" calcext:value-type="float">
            <text:p>2</text:p>
          </table:table-cell>
          <table:table-cell table:formula="of:=[.F31]" office:value-type="float" office:value="1" calcext:value-type="float">
            <text:p>1</text:p>
          </table:table-cell>
          <table:table-cell table:formula="of:=[.G31]/10000" office:value-type="float" office:value="13.6158" calcext:value-type="float">
            <text:p>13.6158</text:p>
          </table:table-cell>
          <table:table-cell table:formula="of:=[.Y3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35642" calcext:value-type="float">
            <text:p>135642</text:p>
          </table:table-cell>
          <table:table-cell office:value-type="float" office:value="38186" calcext:value-type="float">
            <text:p>38186</text:p>
          </table:table-cell>
          <table:table-cell office:value-type="float" office:value="1042" calcext:value-type="float">
            <text:p>1042</text:p>
          </table:table-cell>
          <table:table-cell office:value-type="float" office:value="56778" calcext:value-type="float">
            <text:p>56778</text:p>
          </table:table-cell>
          <table:table-cell office:value-type="float" office:value="12349" calcext:value-type="float">
            <text:p>12349</text:p>
          </table:table-cell>
          <table:table-cell office:value-type="float" office:value="272" calcext:value-type="float">
            <text:p>272</text:p>
          </table:table-cell>
          <table:table-cell office:value-type="float" office:value="159804" calcext:value-type="float">
            <text:p>159804</text:p>
          </table:table-cell>
          <table:table-cell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2]" office:value-type="float" office:value="4" calcext:value-type="float">
            <text:p>4</text:p>
          </table:table-cell>
          <table:table-cell table:formula="of:=[.C32]" office:value-type="float" office:value="4" calcext:value-type="float">
            <text:p>4</text:p>
          </table:table-cell>
          <table:table-cell table:formula="of:=[.D32]" office:value-type="float" office:value="2" calcext:value-type="float">
            <text:p>2</text:p>
          </table:table-cell>
          <table:table-cell table:formula="of:=[.E32]" office:value-type="float" office:value="2" calcext:value-type="float">
            <text:p>2</text:p>
          </table:table-cell>
          <table:table-cell table:formula="of:=[.F32]" office:value-type="float" office:value="2" calcext:value-type="float">
            <text:p>2</text:p>
          </table:table-cell>
          <table:table-cell table:formula="of:=[.G32]/10000" office:value-type="float" office:value="13.5642" calcext:value-type="float">
            <text:p>13.5642</text:p>
          </table:table-cell>
          <table:table-cell table:formula="of:=[.Y3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72781" calcext:value-type="float">
            <text:p>72781</text:p>
          </table:table-cell>
          <table:table-cell office:value-type="float" office:value="143739" calcext:value-type="float">
            <text:p>143739</text:p>
          </table:table-cell>
          <table:table-cell office:value-type="float" office:value="41415" calcext:value-type="float">
            <text:p>41415</text:p>
          </table:table-cell>
          <table:table-cell office:value-type="float" office:value="4274" calcext:value-type="float">
            <text:p>4274</text:p>
          </table:table-cell>
          <table:table-cell office:value-type="float" office:value="56260" calcext:value-type="float">
            <text:p>56260</text:p>
          </table:table-cell>
          <table:table-cell office:value-type="float" office:value="12348" calcext:value-type="float">
            <text:p>12348</text:p>
          </table:table-cell>
          <table:table-cell office:value-type="float" office:value="640" calcext:value-type="float">
            <text:p>640</text:p>
          </table:table-cell>
          <table:table-cell office:value-type="float" office:value="159808" calcext:value-type="float">
            <text:p>159808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2" calcext:value-type="float" table:number-columns-spanned="1" table:number-rows-spanned="52">
            <text:p>2</text:p>
          </table:table-cell>
          <table:table-cell table:formula="of:=[.B33]" office:value-type="float" office:value="1" calcext:value-type="float">
            <text:p>1</text:p>
          </table:table-cell>
          <table:table-cell table:formula="of:=[.C33]" office:value-type="float" office:value="1" calcext:value-type="float">
            <text:p>1</text:p>
          </table:table-cell>
          <table:table-cell table:formula="of:=[.D33]" office:value-type="float" office:value="1" calcext:value-type="float">
            <text:p>1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" calcext:value-type="float">
            <text:p>1</text:p>
          </table:table-cell>
          <table:table-cell table:formula="of:=[.G33]/10000" office:value-type="float" office:value="7.2781" calcext:value-type="float">
            <text:p>7.2781</text:p>
          </table:table-cell>
          <table:table-cell table:formula="of:=[.Y3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2102" calcext:value-type="float">
            <text:p>72102</text:p>
          </table:table-cell>
          <table:table-cell office:value-type="float" office:value="142841" calcext:value-type="float">
            <text:p>142841</text:p>
          </table:table-cell>
          <table:table-cell office:value-type="float" office:value="41417" calcext:value-type="float">
            <text:p>41417</text:p>
          </table:table-cell>
          <table:table-cell office:value-type="float" office:value="4275" calcext:value-type="float">
            <text:p>4275</text:p>
          </table:table-cell>
          <table:table-cell office:value-type="float" office:value="56260" calcext:value-type="float">
            <text:p>56260</text:p>
          </table:table-cell>
          <table:table-cell office:value-type="float" office:value="12348" calcext:value-type="float">
            <text:p>12348</text:p>
          </table:table-cell>
          <table:table-cell office:value-type="float" office:value="190" calcext:value-type="float">
            <text:p>190</text:p>
          </table:table-cell>
          <table:table-cell office:value-type="float" office:value="159808" calcext:value-type="float">
            <text:p>159808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4]" office:value-type="float" office:value="1" calcext:value-type="float">
            <text:p>1</text:p>
          </table:table-cell>
          <table:table-cell table:formula="of:=[.C34]" office:value-type="float" office:value="1" calcext:value-type="float">
            <text:p>1</text:p>
          </table:table-cell>
          <table:table-cell table:formula="of:=[.D34]" office:value-type="float" office:value="1" calcext:value-type="float">
            <text:p>1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2" calcext:value-type="float">
            <text:p>2</text:p>
          </table:table-cell>
          <table:table-cell table:formula="of:=[.G34]/10000" office:value-type="float" office:value="7.2102" calcext:value-type="float">
            <text:p>7.2102</text:p>
          </table:table-cell>
          <table:table-cell table:formula="of:=[.Y33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70765" calcext:value-type="float">
            <text:p>70765</text:p>
          </table:table-cell>
          <table:table-cell office:value-type="float" office:value="139577" calcext:value-type="float">
            <text:p>139577</text:p>
          </table:table-cell>
          <table:table-cell office:value-type="float" office:value="37813" calcext:value-type="float">
            <text:p>37813</text:p>
          </table:table-cell>
          <table:table-cell office:value-type="float" office:value="671" calcext:value-type="float">
            <text:p>671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603" calcext:value-type="float">
            <text:p>603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5]" office:value-type="float" office:value="2" calcext:value-type="float">
            <text:p>2</text:p>
          </table:table-cell>
          <table:table-cell table:formula="of:=[.C35]" office:value-type="float" office:value="1" calcext:value-type="float">
            <text:p>1</text:p>
          </table:table-cell>
          <table:table-cell table:formula="of:=[.D35]" office:value-type="float" office:value="1" calcext:value-type="float">
            <text:p>1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" calcext:value-type="float">
            <text:p>1</text:p>
          </table:table-cell>
          <table:table-cell table:formula="of:=[.G35]/10000" office:value-type="float" office:value="7.0765" calcext:value-type="float">
            <text:p>7.0765</text:p>
          </table:table-cell>
          <table:table-cell table:formula="of:=[.Y34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296" calcext:value-type="float">
            <text:p>70296</text:p>
          </table:table-cell>
          <table:table-cell office:value-type="float" office:value="138990" calcext:value-type="float">
            <text:p>138990</text:p>
          </table:table-cell>
          <table:table-cell office:value-type="float" office:value="37815" calcext:value-type="float">
            <text:p>37815</text:p>
          </table:table-cell>
          <table:table-cell office:value-type="float" office:value="673" calcext:value-type="float">
            <text:p>673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308" calcext:value-type="float">
            <text:p>308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6]" office:value-type="float" office:value="2" calcext:value-type="float">
            <text:p>2</text:p>
          </table:table-cell>
          <table:table-cell table:formula="of:=[.C36]" office:value-type="float" office:value="1" calcext:value-type="float">
            <text:p>1</text:p>
          </table:table-cell>
          <table:table-cell table:formula="of:=[.D36]" office:value-type="float" office:value="1" calcext:value-type="float">
            <text:p>1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2" calcext:value-type="float">
            <text:p>2</text:p>
          </table:table-cell>
          <table:table-cell table:formula="of:=[.G36]/10000" office:value-type="float" office:value="7.0296" calcext:value-type="float">
            <text:p>7.0296</text:p>
          </table:table-cell>
          <table:table-cell table:formula="of:=[.Y35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789" calcext:value-type="float">
            <text:p>70789</text:p>
          </table:table-cell>
          <table:table-cell office:value-type="float" office:value="139610" calcext:value-type="float">
            <text:p>139610</text:p>
          </table:table-cell>
          <table:table-cell office:value-type="float" office:value="37815" calcext:value-type="float">
            <text:p>37815</text:p>
          </table:table-cell>
          <table:table-cell office:value-type="float" office:value="674" calcext:value-type="float">
            <text:p>674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628" calcext:value-type="float">
            <text:p>628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7]" office:value-type="float" office:value="2" calcext:value-type="float">
            <text:p>2</text:p>
          </table:table-cell>
          <table:table-cell table:formula="of:=[.C37]" office:value-type="float" office:value="1" calcext:value-type="float">
            <text:p>1</text:p>
          </table:table-cell>
          <table:table-cell table:formula="of:=[.D37]" office:value-type="float" office:value="1" calcext:value-type="float">
            <text:p>1</text:p>
          </table:table-cell>
          <table:table-cell table:formula="of:=[.E37]" office:value-type="float" office:value="2" calcext:value-type="float">
            <text:p>2</text:p>
          </table:table-cell>
          <table:table-cell table:formula="of:=[.F37]" office:value-type="float" office:value="1" calcext:value-type="float">
            <text:p>1</text:p>
          </table:table-cell>
          <table:table-cell table:formula="of:=[.G37]/10000" office:value-type="float" office:value="7.0789" calcext:value-type="float">
            <text:p>7.0789</text:p>
          </table:table-cell>
          <table:table-cell table:formula="of:=[.Y36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0312" calcext:value-type="float">
            <text:p>70312</text:p>
          </table:table-cell>
          <table:table-cell office:value-type="float" office:value="139015" calcext:value-type="float">
            <text:p>139015</text:p>
          </table:table-cell>
          <table:table-cell office:value-type="float" office:value="37818" calcext:value-type="float">
            <text:p>37818</text:p>
          </table:table-cell>
          <table:table-cell office:value-type="float" office:value="677" calcext:value-type="float">
            <text:p>677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323" calcext:value-type="float">
            <text:p>323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8]" office:value-type="float" office:value="2" calcext:value-type="float">
            <text:p>2</text:p>
          </table:table-cell>
          <table:table-cell table:formula="of:=[.C38]" office:value-type="float" office:value="1" calcext:value-type="float">
            <text:p>1</text:p>
          </table:table-cell>
          <table:table-cell table:formula="of:=[.D38]" office:value-type="float" office:value="1" calcext:value-type="float">
            <text:p>1</text:p>
          </table:table-cell>
          <table:table-cell table:formula="of:=[.E38]" office:value-type="float" office:value="2" calcext:value-type="float">
            <text:p>2</text:p>
          </table:table-cell>
          <table:table-cell table:formula="of:=[.F38]" office:value-type="float" office:value="2" calcext:value-type="float">
            <text:p>2</text:p>
          </table:table-cell>
          <table:table-cell table:formula="of:=[.G38]/10000" office:value-type="float" office:value="7.0312" calcext:value-type="float">
            <text:p>7.0312</text:p>
          </table:table-cell>
          <table:table-cell table:formula="of:=[.Y37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66" calcext:value-type="float">
            <text:p>70066</text:p>
          </table:table-cell>
          <table:table-cell office:value-type="float" office:value="138724" calcext:value-type="float">
            <text:p>138724</text:p>
          </table:table-cell>
          <table:table-cell office:value-type="float" office:value="37818" calcext:value-type="float">
            <text:p>37818</text:p>
          </table:table-cell>
          <table:table-cell office:value-type="float" office:value="677" calcext:value-type="float">
            <text:p>677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177" calcext:value-type="float">
            <text:p>177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39]" office:value-type="float" office:value="2" calcext:value-type="float">
            <text:p>2</text:p>
          </table:table-cell>
          <table:table-cell table:formula="of:=[.C39]" office:value-type="float" office:value="1" calcext:value-type="float">
            <text:p>1</text:p>
          </table:table-cell>
          <table:table-cell table:formula="of:=[.D39]" office:value-type="float" office:value="1" calcext:value-type="float">
            <text:p>1</text:p>
          </table:table-cell>
          <table:table-cell table:formula="of:=[.E39]" office:value-type="float" office:value="2" calcext:value-type="float">
            <text:p>2</text:p>
          </table:table-cell>
          <table:table-cell table:formula="of:=[.F39]" office:value-type="float" office:value="4" calcext:value-type="float">
            <text:p>4</text:p>
          </table:table-cell>
          <table:table-cell table:formula="of:=[.G39]/10000" office:value-type="float" office:value="7.0066" calcext:value-type="float">
            <text:p>7.0066</text:p>
          </table:table-cell>
          <table:table-cell table:formula="of:=[.Y38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765" calcext:value-type="float">
            <text:p>70765</text:p>
          </table:table-cell>
          <table:table-cell office:value-type="float" office:value="139577" calcext:value-type="float">
            <text:p>139577</text:p>
          </table:table-cell>
          <table:table-cell office:value-type="float" office:value="37813" calcext:value-type="float">
            <text:p>37813</text:p>
          </table:table-cell>
          <table:table-cell office:value-type="float" office:value="671" calcext:value-type="float">
            <text:p>671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603" calcext:value-type="float">
            <text:p>603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0]" office:value-type="float" office:value="2" calcext:value-type="float">
            <text:p>2</text:p>
          </table:table-cell>
          <table:table-cell table:formula="of:=[.C40]" office:value-type="float" office:value="1" calcext:value-type="float">
            <text:p>1</text:p>
          </table:table-cell>
          <table:table-cell table:formula="of:=[.D40]" office:value-type="float" office:value="2" calcext:value-type="float">
            <text:p>2</text:p>
          </table:table-cell>
          <table:table-cell table:formula="of:=[.E40]" office:value-type="float" office:value="1" calcext:value-type="float">
            <text:p>1</text:p>
          </table:table-cell>
          <table:table-cell table:formula="of:=[.F40]" office:value-type="float" office:value="1" calcext:value-type="float">
            <text:p>1</text:p>
          </table:table-cell>
          <table:table-cell table:formula="of:=[.G40]/10000" office:value-type="float" office:value="7.0765" calcext:value-type="float">
            <text:p>7.0765</text:p>
          </table:table-cell>
          <table:table-cell table:formula="of:=[.Y39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296" calcext:value-type="float">
            <text:p>70296</text:p>
          </table:table-cell>
          <table:table-cell office:value-type="float" office:value="138990" calcext:value-type="float">
            <text:p>138990</text:p>
          </table:table-cell>
          <table:table-cell office:value-type="float" office:value="37815" calcext:value-type="float">
            <text:p>37815</text:p>
          </table:table-cell>
          <table:table-cell office:value-type="float" office:value="673" calcext:value-type="float">
            <text:p>673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308" calcext:value-type="float">
            <text:p>308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1]" office:value-type="float" office:value="2" calcext:value-type="float">
            <text:p>2</text:p>
          </table:table-cell>
          <table:table-cell table:formula="of:=[.C41]" office:value-type="float" office:value="1" calcext:value-type="float">
            <text:p>1</text:p>
          </table:table-cell>
          <table:table-cell table:formula="of:=[.D41]" office:value-type="float" office:value="2" calcext:value-type="float">
            <text:p>2</text:p>
          </table:table-cell>
          <table:table-cell table:formula="of:=[.E41]" office:value-type="float" office:value="1" calcext:value-type="float">
            <text:p>1</text:p>
          </table:table-cell>
          <table:table-cell table:formula="of:=[.F41]" office:value-type="float" office:value="2" calcext:value-type="float">
            <text:p>2</text:p>
          </table:table-cell>
          <table:table-cell table:formula="of:=[.G41]/10000" office:value-type="float" office:value="7.0296" calcext:value-type="float">
            <text:p>7.0296</text:p>
          </table:table-cell>
          <table:table-cell table:formula="of:=[.Y40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789" calcext:value-type="float">
            <text:p>70789</text:p>
          </table:table-cell>
          <table:table-cell office:value-type="float" office:value="139610" calcext:value-type="float">
            <text:p>139610</text:p>
          </table:table-cell>
          <table:table-cell office:value-type="float" office:value="37815" calcext:value-type="float">
            <text:p>37815</text:p>
          </table:table-cell>
          <table:table-cell office:value-type="float" office:value="674" calcext:value-type="float">
            <text:p>674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628" calcext:value-type="float">
            <text:p>628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2]" office:value-type="float" office:value="2" calcext:value-type="float">
            <text:p>2</text:p>
          </table:table-cell>
          <table:table-cell table:formula="of:=[.C42]" office:value-type="float" office:value="1" calcext:value-type="float">
            <text:p>1</text:p>
          </table:table-cell>
          <table:table-cell table:formula="of:=[.D42]" office:value-type="float" office:value="2" calcext:value-type="float">
            <text:p>2</text:p>
          </table:table-cell>
          <table:table-cell table:formula="of:=[.E42]" office:value-type="float" office:value="2" calcext:value-type="float">
            <text:p>2</text:p>
          </table:table-cell>
          <table:table-cell table:formula="of:=[.F42]" office:value-type="float" office:value="1" calcext:value-type="float">
            <text:p>1</text:p>
          </table:table-cell>
          <table:table-cell table:formula="of:=[.G42]/10000" office:value-type="float" office:value="7.0789" calcext:value-type="float">
            <text:p>7.0789</text:p>
          </table:table-cell>
          <table:table-cell table:formula="of:=[.Y41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70312" calcext:value-type="float">
            <text:p>70312</text:p>
          </table:table-cell>
          <table:table-cell office:value-type="float" office:value="139015" calcext:value-type="float">
            <text:p>139015</text:p>
          </table:table-cell>
          <table:table-cell office:value-type="float" office:value="37818" calcext:value-type="float">
            <text:p>37818</text:p>
          </table:table-cell>
          <table:table-cell office:value-type="float" office:value="677" calcext:value-type="float">
            <text:p>677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323" calcext:value-type="float">
            <text:p>323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3]" office:value-type="float" office:value="2" calcext:value-type="float">
            <text:p>2</text:p>
          </table:table-cell>
          <table:table-cell table:formula="of:=[.C43]" office:value-type="float" office:value="1" calcext:value-type="float">
            <text:p>1</text:p>
          </table:table-cell>
          <table:table-cell table:formula="of:=[.D43]" office:value-type="float" office:value="2" calcext:value-type="float">
            <text:p>2</text:p>
          </table:table-cell>
          <table:table-cell table:formula="of:=[.E43]" office:value-type="float" office:value="2" calcext:value-type="float">
            <text:p>2</text:p>
          </table:table-cell>
          <table:table-cell table:formula="of:=[.F43]" office:value-type="float" office:value="2" calcext:value-type="float">
            <text:p>2</text:p>
          </table:table-cell>
          <table:table-cell table:formula="of:=[.G43]/10000" office:value-type="float" office:value="7.0312" calcext:value-type="float">
            <text:p>7.0312</text:p>
          </table:table-cell>
          <table:table-cell table:formula="of:=[.Y42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66" calcext:value-type="float">
            <text:p>70066</text:p>
          </table:table-cell>
          <table:table-cell office:value-type="float" office:value="138724" calcext:value-type="float">
            <text:p>138724</text:p>
          </table:table-cell>
          <table:table-cell office:value-type="float" office:value="37818" calcext:value-type="float">
            <text:p>37818</text:p>
          </table:table-cell>
          <table:table-cell office:value-type="float" office:value="677" calcext:value-type="float">
            <text:p>677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177" calcext:value-type="float">
            <text:p>177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4]" office:value-type="float" office:value="2" calcext:value-type="float">
            <text:p>2</text:p>
          </table:table-cell>
          <table:table-cell table:formula="of:=[.C44]" office:value-type="float" office:value="1" calcext:value-type="float">
            <text:p>1</text:p>
          </table:table-cell>
          <table:table-cell table:formula="of:=[.D44]" office:value-type="float" office:value="2" calcext:value-type="float">
            <text:p>2</text:p>
          </table:table-cell>
          <table:table-cell table:formula="of:=[.E44]" office:value-type="float" office:value="2" calcext:value-type="float">
            <text:p>2</text:p>
          </table:table-cell>
          <table:table-cell table:formula="of:=[.F44]" office:value-type="float" office:value="4" calcext:value-type="float">
            <text:p>4</text:p>
          </table:table-cell>
          <table:table-cell table:formula="of:=[.G44]/10000" office:value-type="float" office:value="7.0066" calcext:value-type="float">
            <text:p>7.0066</text:p>
          </table:table-cell>
          <table:table-cell table:formula="of:=[.Y43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2456" calcext:value-type="float">
            <text:p>72456</text:p>
          </table:table-cell>
          <table:table-cell office:value-type="float" office:value="142960" calcext:value-type="float">
            <text:p>142960</text:p>
          </table:table-cell>
          <table:table-cell office:value-type="float" office:value="42838" calcext:value-type="float">
            <text:p>42838</text:p>
          </table:table-cell>
          <table:table-cell office:value-type="float" office:value="5697" calcext:value-type="float">
            <text:p>5697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568" calcext:value-type="float">
            <text:p>568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5]" office:value-type="float" office:value="2" calcext:value-type="float">
            <text:p>2</text:p>
          </table:table-cell>
          <table:table-cell table:formula="of:=[.C45]" office:value-type="float" office:value="2" calcext:value-type="float">
            <text:p>2</text:p>
          </table:table-cell>
          <table:table-cell table:formula="of:=[.D45]" office:value-type="float" office:value="1" calcext:value-type="float">
            <text:p>1</text:p>
          </table:table-cell>
          <table:table-cell table:formula="of:=[.E45]" office:value-type="float" office:value="1" calcext:value-type="float">
            <text:p>1</text:p>
          </table:table-cell>
          <table:table-cell table:formula="of:=[.F45]" office:value-type="float" office:value="1" calcext:value-type="float">
            <text:p>1</text:p>
          </table:table-cell>
          <table:table-cell table:formula="of:=[.G45]/10000" office:value-type="float" office:value="7.2456" calcext:value-type="float">
            <text:p>7.2456</text:p>
          </table:table-cell>
          <table:table-cell table:formula="of:=[.Y44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990" calcext:value-type="float">
            <text:p>71990</text:p>
          </table:table-cell>
          <table:table-cell office:value-type="float" office:value="142409" calcext:value-type="float">
            <text:p>142409</text:p>
          </table:table-cell>
          <table:table-cell office:value-type="float" office:value="42840" calcext:value-type="float">
            <text:p>42840</text:p>
          </table:table-cell>
          <table:table-cell office:value-type="float" office:value="5698" calcext:value-type="float">
            <text:p>5698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291" calcext:value-type="float">
            <text:p>291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6]" office:value-type="float" office:value="2" calcext:value-type="float">
            <text:p>2</text:p>
          </table:table-cell>
          <table:table-cell table:formula="of:=[.C46]" office:value-type="float" office:value="2" calcext:value-type="float">
            <text:p>2</text:p>
          </table:table-cell>
          <table:table-cell table:formula="of:=[.D46]" office:value-type="float" office:value="1" calcext:value-type="float">
            <text:p>1</text:p>
          </table:table-cell>
          <table:table-cell table:formula="of:=[.E46]" office:value-type="float" office:value="1" calcext:value-type="float">
            <text:p>1</text:p>
          </table:table-cell>
          <table:table-cell table:formula="of:=[.F46]" office:value-type="float" office:value="2" calcext:value-type="float">
            <text:p>2</text:p>
          </table:table-cell>
          <table:table-cell table:formula="of:=[.G46]/10000" office:value-type="float" office:value="7.199" calcext:value-type="float">
            <text:p>7.199</text:p>
          </table:table-cell>
          <table:table-cell table:formula="of:=[.Y45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417" calcext:value-type="float">
            <text:p>70417</text:p>
          </table:table-cell>
          <table:table-cell office:value-type="float" office:value="138929" calcext:value-type="float">
            <text:p>138929</text:p>
          </table:table-cell>
          <table:table-cell office:value-type="float" office:value="38729" calcext:value-type="float">
            <text:p>38729</text:p>
          </table:table-cell>
          <table:table-cell office:value-type="float" office:value="1587" calcext:value-type="float">
            <text:p>1587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624" calcext:value-type="float">
            <text:p>624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7]" office:value-type="float" office:value="2" calcext:value-type="float">
            <text:p>2</text:p>
          </table:table-cell>
          <table:table-cell table:formula="of:=[.C47]" office:value-type="float" office:value="2" calcext:value-type="float">
            <text:p>2</text:p>
          </table:table-cell>
          <table:table-cell table:formula="of:=[.D47]" office:value-type="float" office:value="1" calcext:value-type="float">
            <text:p>1</text:p>
          </table:table-cell>
          <table:table-cell table:formula="of:=[.E47]" office:value-type="float" office:value="2" calcext:value-type="float">
            <text:p>2</text:p>
          </table:table-cell>
          <table:table-cell table:formula="of:=[.F47]" office:value-type="float" office:value="1" calcext:value-type="float">
            <text:p>1</text:p>
          </table:table-cell>
          <table:table-cell table:formula="of:=[.G47]/10000" office:value-type="float" office:value="7.0417" calcext:value-type="float">
            <text:p>7.0417</text:p>
          </table:table-cell>
          <table:table-cell table:formula="of:=[.Y46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9950" calcext:value-type="float">
            <text:p>69950</text:p>
          </table:table-cell>
          <table:table-cell office:value-type="float" office:value="138323" calcext:value-type="float">
            <text:p>138323</text:p>
          </table:table-cell>
          <table:table-cell office:value-type="float" office:value="38732" calcext:value-type="float">
            <text:p>38732</text:p>
          </table:table-cell>
          <table:table-cell office:value-type="float" office:value="1590" calcext:value-type="float">
            <text:p>1590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313" calcext:value-type="float">
            <text:p>313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8]"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D48]" office:value-type="float" office:value="1" calcext:value-type="float">
            <text:p>1</text:p>
          </table:table-cell>
          <table:table-cell table:formula="of:=[.E48]" office:value-type="float" office:value="2" calcext:value-type="float">
            <text:p>2</text:p>
          </table:table-cell>
          <table:table-cell table:formula="of:=[.F48]" office:value-type="float" office:value="2" calcext:value-type="float">
            <text:p>2</text:p>
          </table:table-cell>
          <table:table-cell table:formula="of:=[.G48]/10000" office:value-type="float" office:value="6.995" calcext:value-type="float">
            <text:p>6.995</text:p>
          </table:table-cell>
          <table:table-cell table:formula="of:=[.Y47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725" calcext:value-type="float">
            <text:p>69725</text:p>
          </table:table-cell>
          <table:table-cell office:value-type="float" office:value="138047" calcext:value-type="float">
            <text:p>138047</text:p>
          </table:table-cell>
          <table:table-cell office:value-type="float" office:value="38732" calcext:value-type="float">
            <text:p>38732</text:p>
          </table:table-cell>
          <table:table-cell office:value-type="float" office:value="1590" calcext:value-type="float">
            <text:p>1590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175" calcext:value-type="float">
            <text:p>175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49]" office:value-type="float" office:value="2" calcext:value-type="float">
            <text:p>2</text:p>
          </table:table-cell>
          <table:table-cell table:formula="of:=[.C49]" office:value-type="float" office:value="2" calcext:value-type="float">
            <text:p>2</text:p>
          </table:table-cell>
          <table:table-cell table:formula="of:=[.D49]" office:value-type="float" office:value="1" calcext:value-type="float">
            <text:p>1</text:p>
          </table:table-cell>
          <table:table-cell table:formula="of:=[.E49]" office:value-type="float" office:value="2" calcext:value-type="float">
            <text:p>2</text:p>
          </table:table-cell>
          <table:table-cell table:formula="of:=[.F49]" office:value-type="float" office:value="4" calcext:value-type="float">
            <text:p>4</text:p>
          </table:table-cell>
          <table:table-cell table:formula="of:=[.G49]/10000" office:value-type="float" office:value="6.9725" calcext:value-type="float">
            <text:p>6.9725</text:p>
          </table:table-cell>
          <table:table-cell table:formula="of:=[.Y48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456" calcext:value-type="float">
            <text:p>72456</text:p>
          </table:table-cell>
          <table:table-cell office:value-type="float" office:value="142960" calcext:value-type="float">
            <text:p>142960</text:p>
          </table:table-cell>
          <table:table-cell office:value-type="float" office:value="42838" calcext:value-type="float">
            <text:p>42838</text:p>
          </table:table-cell>
          <table:table-cell office:value-type="float" office:value="5697" calcext:value-type="float">
            <text:p>5697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568" calcext:value-type="float">
            <text:p>568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0]" office:value-type="float" office:value="2" calcext:value-type="float">
            <text:p>2</text:p>
          </table:table-cell>
          <table:table-cell table:formula="of:=[.C50]" office:value-type="float" office:value="2" calcext:value-type="float">
            <text:p>2</text:p>
          </table:table-cell>
          <table:table-cell table:formula="of:=[.D50]" office:value-type="float" office:value="2" calcext:value-type="float">
            <text:p>2</text:p>
          </table:table-cell>
          <table:table-cell table:formula="of:=[.E50]" office:value-type="float" office:value="1" calcext:value-type="float">
            <text:p>1</text:p>
          </table:table-cell>
          <table:table-cell table:formula="of:=[.F50]" office:value-type="float" office:value="1" calcext:value-type="float">
            <text:p>1</text:p>
          </table:table-cell>
          <table:table-cell table:formula="of:=[.G50]/10000" office:value-type="float" office:value="7.2456" calcext:value-type="float">
            <text:p>7.2456</text:p>
          </table:table-cell>
          <table:table-cell table:formula="of:=[.Y49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990" calcext:value-type="float">
            <text:p>71990</text:p>
          </table:table-cell>
          <table:table-cell office:value-type="float" office:value="142409" calcext:value-type="float">
            <text:p>142409</text:p>
          </table:table-cell>
          <table:table-cell office:value-type="float" office:value="42840" calcext:value-type="float">
            <text:p>42840</text:p>
          </table:table-cell>
          <table:table-cell office:value-type="float" office:value="5698" calcext:value-type="float">
            <text:p>5698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291" calcext:value-type="float">
            <text:p>291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1]" office:value-type="float" office:value="2" calcext:value-type="float">
            <text:p>2</text:p>
          </table:table-cell>
          <table:table-cell table:formula="of:=[.C51]" office:value-type="float" office:value="2" calcext:value-type="float">
            <text:p>2</text:p>
          </table:table-cell>
          <table:table-cell table:formula="of:=[.D51]" office:value-type="float" office:value="2" calcext:value-type="float">
            <text:p>2</text:p>
          </table:table-cell>
          <table:table-cell table:formula="of:=[.E51]" office:value-type="float" office:value="1" calcext:value-type="float">
            <text:p>1</text:p>
          </table:table-cell>
          <table:table-cell table:formula="of:=[.F51]" office:value-type="float" office:value="2" calcext:value-type="float">
            <text:p>2</text:p>
          </table:table-cell>
          <table:table-cell table:formula="of:=[.G51]/10000" office:value-type="float" office:value="7.199" calcext:value-type="float">
            <text:p>7.199</text:p>
          </table:table-cell>
          <table:table-cell table:formula="of:=[.Y50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0417" calcext:value-type="float">
            <text:p>70417</text:p>
          </table:table-cell>
          <table:table-cell office:value-type="float" office:value="138929" calcext:value-type="float">
            <text:p>138929</text:p>
          </table:table-cell>
          <table:table-cell office:value-type="float" office:value="38729" calcext:value-type="float">
            <text:p>38729</text:p>
          </table:table-cell>
          <table:table-cell office:value-type="float" office:value="1587" calcext:value-type="float">
            <text:p>1587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624" calcext:value-type="float">
            <text:p>624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2]" office:value-type="float" office:value="2" calcext:value-type="float">
            <text:p>2</text:p>
          </table:table-cell>
          <table:table-cell table:formula="of:=[.C52]" office:value-type="float" office:value="2" calcext:value-type="float">
            <text:p>2</text:p>
          </table:table-cell>
          <table:table-cell table:formula="of:=[.D52]" office:value-type="float" office:value="2" calcext:value-type="float">
            <text:p>2</text:p>
          </table:table-cell>
          <table:table-cell table:formula="of:=[.E52]" office:value-type="float" office:value="2" calcext:value-type="float">
            <text:p>2</text:p>
          </table:table-cell>
          <table:table-cell table:formula="of:=[.F52]" office:value-type="float" office:value="1" calcext:value-type="float">
            <text:p>1</text:p>
          </table:table-cell>
          <table:table-cell table:formula="of:=[.G52]/10000" office:value-type="float" office:value="7.0417" calcext:value-type="float">
            <text:p>7.0417</text:p>
          </table:table-cell>
          <table:table-cell table:formula="of:=[.Y51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office:value-type="float" office:value="69950" calcext:value-type="float">
            <text:p>69950</text:p>
          </table:table-cell>
          <table:table-cell office:value-type="float" office:value="138323" calcext:value-type="float">
            <text:p>138323</text:p>
          </table:table-cell>
          <table:table-cell office:value-type="float" office:value="38732" calcext:value-type="float">
            <text:p>38732</text:p>
          </table:table-cell>
          <table:table-cell office:value-type="float" office:value="1590" calcext:value-type="float">
            <text:p>1590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313" calcext:value-type="float">
            <text:p>313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3]" office:value-type="float" office:value="2" calcext:value-type="float">
            <text:p>2</text:p>
          </table:table-cell>
          <table:table-cell table:formula="of:=[.C53]" office:value-type="float" office:value="2" calcext:value-type="float">
            <text:p>2</text:p>
          </table:table-cell>
          <table:table-cell table:formula="of:=[.D53]" office:value-type="float" office:value="2" calcext:value-type="float">
            <text:p>2</text:p>
          </table:table-cell>
          <table:table-cell table:formula="of:=[.E53]" office:value-type="float" office:value="2" calcext:value-type="float">
            <text:p>2</text:p>
          </table:table-cell>
          <table:table-cell table:formula="of:=[.F53]" office:value-type="float" office:value="2" calcext:value-type="float">
            <text:p>2</text:p>
          </table:table-cell>
          <table:table-cell table:formula="of:=[.G53]/10000" office:value-type="float" office:value="6.995" calcext:value-type="float">
            <text:p>6.995</text:p>
          </table:table-cell>
          <table:table-cell table:formula="of:=[.Y52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9725" calcext:value-type="float">
            <text:p>69725</text:p>
          </table:table-cell>
          <table:table-cell office:value-type="float" office:value="138047" calcext:value-type="float">
            <text:p>138047</text:p>
          </table:table-cell>
          <table:table-cell office:value-type="float" office:value="38732" calcext:value-type="float">
            <text:p>38732</text:p>
          </table:table-cell>
          <table:table-cell office:value-type="float" office:value="1590" calcext:value-type="float">
            <text:p>1590</text:p>
          </table:table-cell>
          <table:table-cell office:value-type="float" office:value="57284" calcext:value-type="float">
            <text:p>57284</text:p>
          </table:table-cell>
          <table:table-cell office:value-type="float" office:value="12348" calcext:value-type="float">
            <text:p>12348</text:p>
          </table:table-cell>
          <table:table-cell office:value-type="float" office:value="175" calcext:value-type="float">
            <text:p>175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4]" office:value-type="float" office:value="2" calcext:value-type="float">
            <text:p>2</text:p>
          </table:table-cell>
          <table:table-cell table:formula="of:=[.C54]" office:value-type="float" office:value="2" calcext:value-type="float">
            <text:p>2</text:p>
          </table:table-cell>
          <table:table-cell table:formula="of:=[.D54]" office:value-type="float" office:value="2" calcext:value-type="float">
            <text:p>2</text:p>
          </table:table-cell>
          <table:table-cell table:formula="of:=[.E54]" office:value-type="float" office:value="2" calcext:value-type="float">
            <text:p>2</text:p>
          </table:table-cell>
          <table:table-cell table:formula="of:=[.F54]" office:value-type="float" office:value="4" calcext:value-type="float">
            <text:p>4</text:p>
          </table:table-cell>
          <table:table-cell table:formula="of:=[.G54]/10000" office:value-type="float" office:value="6.9725" calcext:value-type="float">
            <text:p>6.9725</text:p>
          </table:table-cell>
          <table:table-cell table:formula="of:=[.Y5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9574" calcext:value-type="float">
            <text:p>69574</text:p>
          </table:table-cell>
          <table:table-cell office:value-type="float" office:value="137114" calcext:value-type="float">
            <text:p>137114</text:p>
          </table:table-cell>
          <table:table-cell office:value-type="float" office:value="37670" calcext:value-type="float">
            <text:p>37670</text:p>
          </table:table-cell>
          <table:table-cell office:value-type="float" office:value="528" calcext:value-type="float">
            <text:p>528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718" calcext:value-type="float">
            <text:p>718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5]" office:value-type="float" office:value="4" calcext:value-type="float">
            <text:p>4</text:p>
          </table:table-cell>
          <table:table-cell table:formula="of:=[.C55]" office:value-type="float" office:value="2" calcext:value-type="float">
            <text:p>2</text:p>
          </table:table-cell>
          <table:table-cell table:formula="of:=[.D55]" office:value-type="float" office:value="1" calcext:value-type="float">
            <text:p>1</text:p>
          </table:table-cell>
          <table:table-cell table:formula="of:=[.E55]" office:value-type="float" office:value="1" calcext:value-type="float">
            <text:p>1</text:p>
          </table:table-cell>
          <table:table-cell table:formula="of:=[.F55]" office:value-type="float" office:value="1" calcext:value-type="float">
            <text:p>1</text:p>
          </table:table-cell>
          <table:table-cell table:formula="of:=[.G55]/10000" office:value-type="float" office:value="6.9574" calcext:value-type="float">
            <text:p>6.9574</text:p>
          </table:table-cell>
          <table:table-cell table:formula="of:=[.Y5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002" calcext:value-type="float">
            <text:p>69002</text:p>
          </table:table-cell>
          <table:table-cell office:value-type="float" office:value="136399" calcext:value-type="float">
            <text:p>136399</text:p>
          </table:table-cell>
          <table:table-cell office:value-type="float" office:value="37671" calcext:value-type="float">
            <text:p>37671</text:p>
          </table:table-cell>
          <table:table-cell office:value-type="float" office:value="529" calcext:value-type="float">
            <text:p>529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360" calcext:value-type="float">
            <text:p>360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6]" office:value-type="float" office:value="4" calcext:value-type="float">
            <text:p>4</text:p>
          </table:table-cell>
          <table:table-cell table:formula="of:=[.C56]" office:value-type="float" office:value="2" calcext:value-type="float">
            <text:p>2</text:p>
          </table:table-cell>
          <table:table-cell table:formula="of:=[.D56]" office:value-type="float" office:value="1" calcext:value-type="float">
            <text:p>1</text:p>
          </table:table-cell>
          <table:table-cell table:formula="of:=[.E56]" office:value-type="float" office:value="1" calcext:value-type="float">
            <text:p>1</text:p>
          </table:table-cell>
          <table:table-cell table:formula="of:=[.F56]" office:value-type="float" office:value="2" calcext:value-type="float">
            <text:p>2</text:p>
          </table:table-cell>
          <table:table-cell table:formula="of:=[.G56]/10000" office:value-type="float" office:value="6.9002" calcext:value-type="float">
            <text:p>6.9002</text:p>
          </table:table-cell>
          <table:table-cell table:formula="of:=[.Y5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579" calcext:value-type="float">
            <text:p>69579</text:p>
          </table:table-cell>
          <table:table-cell office:value-type="float" office:value="137130" calcext:value-type="float">
            <text:p>137130</text:p>
          </table:table-cell>
          <table:table-cell office:value-type="float" office:value="37673" calcext:value-type="float">
            <text:p>37673</text:p>
          </table:table-cell>
          <table:table-cell office:value-type="float" office:value="532" calcext:value-type="float">
            <text:p>532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743" calcext:value-type="float">
            <text:p>743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7]" office:value-type="float" office:value="4" calcext:value-type="float">
            <text:p>4</text:p>
          </table:table-cell>
          <table:table-cell table:formula="of:=[.C57]" office:value-type="float" office:value="2" calcext:value-type="float">
            <text:p>2</text:p>
          </table:table-cell>
          <table:table-cell table:formula="of:=[.D57]" office:value-type="float" office:value="1" calcext:value-type="float">
            <text:p>1</text:p>
          </table:table-cell>
          <table:table-cell table:formula="of:=[.E57]" office:value-type="float" office:value="2" calcext:value-type="float">
            <text:p>2</text:p>
          </table:table-cell>
          <table:table-cell table:formula="of:=[.F57]" office:value-type="float" office:value="1" calcext:value-type="float">
            <text:p>1</text:p>
          </table:table-cell>
          <table:table-cell table:formula="of:=[.G57]/10000" office:value-type="float" office:value="6.9579" calcext:value-type="float">
            <text:p>6.9579</text:p>
          </table:table-cell>
          <table:table-cell table:formula="of:=[.Y5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997" calcext:value-type="float">
            <text:p>68997</text:p>
          </table:table-cell>
          <table:table-cell office:value-type="float" office:value="136394" calcext:value-type="float">
            <text:p>136394</text:p>
          </table:table-cell>
          <table:table-cell office:value-type="float" office:value="37675" calcext:value-type="float">
            <text:p>37675</text:p>
          </table:table-cell>
          <table:table-cell office:value-type="float" office:value="534" calcext:value-type="float">
            <text:p>534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370" calcext:value-type="float">
            <text:p>370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8]" office:value-type="float" office:value="4" calcext:value-type="float">
            <text:p>4</text:p>
          </table:table-cell>
          <table:table-cell table:formula="of:=[.C58]" office:value-type="float" office:value="2" calcext:value-type="float">
            <text:p>2</text:p>
          </table:table-cell>
          <table:table-cell table:formula="of:=[.D58]" office:value-type="float" office:value="1" calcext:value-type="float">
            <text:p>1</text:p>
          </table:table-cell>
          <table:table-cell table:formula="of:=[.E58]" office:value-type="float" office:value="2" calcext:value-type="float">
            <text:p>2</text:p>
          </table:table-cell>
          <table:table-cell table:formula="of:=[.F58]" office:value-type="float" office:value="2" calcext:value-type="float">
            <text:p>2</text:p>
          </table:table-cell>
          <table:table-cell table:formula="of:=[.G58]/10000" office:value-type="float" office:value="6.8997" calcext:value-type="float">
            <text:p>6.8997</text:p>
          </table:table-cell>
          <table:table-cell table:formula="of:=[.Y5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93" calcext:value-type="float">
            <text:p>68693</text:p>
          </table:table-cell>
          <table:table-cell office:value-type="float" office:value="136027" calcext:value-type="float">
            <text:p>136027</text:p>
          </table:table-cell>
          <table:table-cell office:value-type="float" office:value="37675" calcext:value-type="float">
            <text:p>37675</text:p>
          </table:table-cell>
          <table:table-cell office:value-type="float" office:value="534" calcext:value-type="float">
            <text:p>534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185" calcext:value-type="float">
            <text:p>185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59]" office:value-type="float" office:value="4" calcext:value-type="float">
            <text:p>4</text:p>
          </table:table-cell>
          <table:table-cell table:formula="of:=[.C59]" office:value-type="float" office:value="2" calcext:value-type="float">
            <text:p>2</text:p>
          </table:table-cell>
          <table:table-cell table:formula="of:=[.D59]" office:value-type="float" office:value="1" calcext:value-type="float">
            <text:p>1</text:p>
          </table:table-cell>
          <table:table-cell table:formula="of:=[.E59]" office:value-type="float" office:value="2" calcext:value-type="float">
            <text:p>2</text:p>
          </table:table-cell>
          <table:table-cell table:formula="of:=[.F59]" office:value-type="float" office:value="4" calcext:value-type="float">
            <text:p>4</text:p>
          </table:table-cell>
          <table:table-cell table:formula="of:=[.G59]/10000" office:value-type="float" office:value="6.8693" calcext:value-type="float">
            <text:p>6.8693</text:p>
          </table:table-cell>
          <table:table-cell table:formula="of:=[.Y5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574" calcext:value-type="float">
            <text:p>69574</text:p>
          </table:table-cell>
          <table:table-cell office:value-type="float" office:value="137114" calcext:value-type="float">
            <text:p>137114</text:p>
          </table:table-cell>
          <table:table-cell office:value-type="float" office:value="37670" calcext:value-type="float">
            <text:p>37670</text:p>
          </table:table-cell>
          <table:table-cell office:value-type="float" office:value="528" calcext:value-type="float">
            <text:p>528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718" calcext:value-type="float">
            <text:p>718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0]" office:value-type="float" office:value="4" calcext:value-type="float">
            <text:p>4</text:p>
          </table:table-cell>
          <table:table-cell table:formula="of:=[.C60]" office:value-type="float" office:value="2" calcext:value-type="float">
            <text:p>2</text:p>
          </table:table-cell>
          <table:table-cell table:formula="of:=[.D60]" office:value-type="float" office:value="2" calcext:value-type="float">
            <text:p>2</text:p>
          </table:table-cell>
          <table:table-cell table:formula="of:=[.E60]" office:value-type="float" office:value="1" calcext:value-type="float">
            <text:p>1</text:p>
          </table:table-cell>
          <table:table-cell table:formula="of:=[.F60]" office:value-type="float" office:value="1" calcext:value-type="float">
            <text:p>1</text:p>
          </table:table-cell>
          <table:table-cell table:formula="of:=[.G60]/10000" office:value-type="float" office:value="6.9574" calcext:value-type="float">
            <text:p>6.9574</text:p>
          </table:table-cell>
          <table:table-cell table:formula="of:=[.Y5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002" calcext:value-type="float">
            <text:p>69002</text:p>
          </table:table-cell>
          <table:table-cell office:value-type="float" office:value="136399" calcext:value-type="float">
            <text:p>136399</text:p>
          </table:table-cell>
          <table:table-cell office:value-type="float" office:value="37671" calcext:value-type="float">
            <text:p>37671</text:p>
          </table:table-cell>
          <table:table-cell office:value-type="float" office:value="529" calcext:value-type="float">
            <text:p>529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360" calcext:value-type="float">
            <text:p>360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1]" office:value-type="float" office:value="4" calcext:value-type="float">
            <text:p>4</text:p>
          </table:table-cell>
          <table:table-cell table:formula="of:=[.C61]" office:value-type="float" office:value="2" calcext:value-type="float">
            <text:p>2</text:p>
          </table:table-cell>
          <table:table-cell table:formula="of:=[.D61]" office:value-type="float" office:value="2" calcext:value-type="float">
            <text:p>2</text:p>
          </table:table-cell>
          <table:table-cell table:formula="of:=[.E61]" office:value-type="float" office:value="1" calcext:value-type="float">
            <text:p>1</text:p>
          </table:table-cell>
          <table:table-cell table:formula="of:=[.F61]" office:value-type="float" office:value="2" calcext:value-type="float">
            <text:p>2</text:p>
          </table:table-cell>
          <table:table-cell table:formula="of:=[.G61]/10000" office:value-type="float" office:value="6.9002" calcext:value-type="float">
            <text:p>6.9002</text:p>
          </table:table-cell>
          <table:table-cell table:formula="of:=[.Y6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579" calcext:value-type="float">
            <text:p>69579</text:p>
          </table:table-cell>
          <table:table-cell office:value-type="float" office:value="137130" calcext:value-type="float">
            <text:p>137130</text:p>
          </table:table-cell>
          <table:table-cell office:value-type="float" office:value="37673" calcext:value-type="float">
            <text:p>37673</text:p>
          </table:table-cell>
          <table:table-cell office:value-type="float" office:value="532" calcext:value-type="float">
            <text:p>532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743" calcext:value-type="float">
            <text:p>743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2]" office:value-type="float" office:value="4" calcext:value-type="float">
            <text:p>4</text:p>
          </table:table-cell>
          <table:table-cell table:formula="of:=[.C62]" office:value-type="float" office:value="2" calcext:value-type="float">
            <text:p>2</text:p>
          </table:table-cell>
          <table:table-cell table:formula="of:=[.D62]" office:value-type="float" office:value="2" calcext:value-type="float">
            <text:p>2</text:p>
          </table:table-cell>
          <table:table-cell table:formula="of:=[.E62]" office:value-type="float" office:value="2" calcext:value-type="float">
            <text:p>2</text:p>
          </table:table-cell>
          <table:table-cell table:formula="of:=[.F62]" office:value-type="float" office:value="1" calcext:value-type="float">
            <text:p>1</text:p>
          </table:table-cell>
          <table:table-cell table:formula="of:=[.G62]/10000" office:value-type="float" office:value="6.9579" calcext:value-type="float">
            <text:p>6.9579</text:p>
          </table:table-cell>
          <table:table-cell table:formula="of:=[.Y6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68997" calcext:value-type="float">
            <text:p>68997</text:p>
          </table:table-cell>
          <table:table-cell office:value-type="float" office:value="136394" calcext:value-type="float">
            <text:p>136394</text:p>
          </table:table-cell>
          <table:table-cell office:value-type="float" office:value="37675" calcext:value-type="float">
            <text:p>37675</text:p>
          </table:table-cell>
          <table:table-cell office:value-type="float" office:value="534" calcext:value-type="float">
            <text:p>534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370" calcext:value-type="float">
            <text:p>370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3]" office:value-type="float" office:value="4" calcext:value-type="float">
            <text:p>4</text:p>
          </table:table-cell>
          <table:table-cell table:formula="of:=[.C63]" office:value-type="float" office:value="2" calcext:value-type="float">
            <text:p>2</text:p>
          </table:table-cell>
          <table:table-cell table:formula="of:=[.D63]" office:value-type="float" office:value="2" calcext:value-type="float">
            <text:p>2</text:p>
          </table:table-cell>
          <table:table-cell table:formula="of:=[.E63]" office:value-type="float" office:value="2" calcext:value-type="float">
            <text:p>2</text:p>
          </table:table-cell>
          <table:table-cell table:formula="of:=[.F63]" office:value-type="float" office:value="2" calcext:value-type="float">
            <text:p>2</text:p>
          </table:table-cell>
          <table:table-cell table:formula="of:=[.G63]/10000" office:value-type="float" office:value="6.8997" calcext:value-type="float">
            <text:p>6.8997</text:p>
          </table:table-cell>
          <table:table-cell table:formula="of:=[.Y6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693" calcext:value-type="float">
            <text:p>68693</text:p>
          </table:table-cell>
          <table:table-cell office:value-type="float" office:value="136027" calcext:value-type="float">
            <text:p>136027</text:p>
          </table:table-cell>
          <table:table-cell office:value-type="float" office:value="37675" calcext:value-type="float">
            <text:p>37675</text:p>
          </table:table-cell>
          <table:table-cell office:value-type="float" office:value="534" calcext:value-type="float">
            <text:p>534</text:p>
          </table:table-cell>
          <table:table-cell office:value-type="float" office:value="57300" calcext:value-type="float">
            <text:p>57300</text:p>
          </table:table-cell>
          <table:table-cell office:value-type="float" office:value="12348" calcext:value-type="float">
            <text:p>12348</text:p>
          </table:table-cell>
          <table:table-cell office:value-type="float" office:value="185" calcext:value-type="float">
            <text:p>185</text:p>
          </table:table-cell>
          <table:table-cell office:value-type="float" office:value="159808" calcext:value-type="float">
            <text:p>15980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4]" office:value-type="float" office:value="4" calcext:value-type="float">
            <text:p>4</text:p>
          </table:table-cell>
          <table:table-cell table:formula="of:=[.C64]" office:value-type="float" office:value="2" calcext:value-type="float">
            <text:p>2</text:p>
          </table:table-cell>
          <table:table-cell table:formula="of:=[.D64]" office:value-type="float" office:value="2" calcext:value-type="float">
            <text:p>2</text:p>
          </table:table-cell>
          <table:table-cell table:formula="of:=[.E64]" office:value-type="float" office:value="2" calcext:value-type="float">
            <text:p>2</text:p>
          </table:table-cell>
          <table:table-cell table:formula="of:=[.F64]" office:value-type="float" office:value="4" calcext:value-type="float">
            <text:p>4</text:p>
          </table:table-cell>
          <table:table-cell table:formula="of:=[.G64]/10000" office:value-type="float" office:value="6.8693" calcext:value-type="float">
            <text:p>6.8693</text:p>
          </table:table-cell>
          <table:table-cell table:formula="of:=[.Y6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9248" calcext:value-type="float">
            <text:p>69248</text:p>
          </table:table-cell>
          <table:table-cell office:value-type="float" office:value="136593" calcext:value-type="float">
            <text:p>136593</text:p>
          </table:table-cell>
          <table:table-cell office:value-type="float" office:value="37698" calcext:value-type="float">
            <text:p>37698</text:p>
          </table:table-cell>
          <table:table-cell office:value-type="float" office:value="557" calcext:value-type="float">
            <text:p>557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707" calcext:value-type="float">
            <text:p>707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5]" office:value-type="float" office:value="4" calcext:value-type="float">
            <text:p>4</text:p>
          </table:table-cell>
          <table:table-cell table:formula="of:=[.C65]" office:value-type="float" office:value="3" calcext:value-type="float">
            <text:p>3</text:p>
          </table:table-cell>
          <table:table-cell table:formula="of:=[.D65]" office:value-type="float" office:value="1" calcext:value-type="float">
            <text:p>1</text:p>
          </table:table-cell>
          <table:table-cell table:formula="of:=[.E65]" office:value-type="float" office:value="1" calcext:value-type="float">
            <text:p>1</text:p>
          </table:table-cell>
          <table:table-cell table:formula="of:=[.F65]" office:value-type="float" office:value="1" calcext:value-type="float">
            <text:p>1</text:p>
          </table:table-cell>
          <table:table-cell table:formula="of:=[.G65]/10000" office:value-type="float" office:value="6.9248" calcext:value-type="float">
            <text:p>6.9248</text:p>
          </table:table-cell>
          <table:table-cell table:formula="of:=[.Y6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726" calcext:value-type="float">
            <text:p>68726</text:p>
          </table:table-cell>
          <table:table-cell office:value-type="float" office:value="135898" calcext:value-type="float">
            <text:p>135898</text:p>
          </table:table-cell>
          <table:table-cell office:value-type="float" office:value="37702" calcext:value-type="float">
            <text:p>37702</text:p>
          </table:table-cell>
          <table:table-cell office:value-type="float" office:value="561" calcext:value-type="float">
            <text:p>561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357" calcext:value-type="float">
            <text:p>357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6]" office:value-type="float" office:value="4" calcext:value-type="float">
            <text:p>4</text:p>
          </table:table-cell>
          <table:table-cell table:formula="of:=[.C66]" office:value-type="float" office:value="3" calcext:value-type="float">
            <text:p>3</text:p>
          </table:table-cell>
          <table:table-cell table:formula="of:=[.D66]" office:value-type="float" office:value="1" calcext:value-type="float">
            <text:p>1</text:p>
          </table:table-cell>
          <table:table-cell table:formula="of:=[.E66]" office:value-type="float" office:value="1" calcext:value-type="float">
            <text:p>1</text:p>
          </table:table-cell>
          <table:table-cell table:formula="of:=[.F66]" office:value-type="float" office:value="2" calcext:value-type="float">
            <text:p>2</text:p>
          </table:table-cell>
          <table:table-cell table:formula="of:=[.G66]/10000" office:value-type="float" office:value="6.8726" calcext:value-type="float">
            <text:p>6.8726</text:p>
          </table:table-cell>
          <table:table-cell table:formula="of:=[.Y6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818" calcext:value-type="float">
            <text:p>69818</text:p>
          </table:table-cell>
          <table:table-cell office:value-type="float" office:value="137661" calcext:value-type="float">
            <text:p>137661</text:p>
          </table:table-cell>
          <table:table-cell office:value-type="float" office:value="38201" calcext:value-type="float">
            <text:p>38201</text:p>
          </table:table-cell>
          <table:table-cell office:value-type="float" office:value="1060" calcext:value-type="float">
            <text:p>1060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1336" calcext:value-type="float">
            <text:p>1336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7]" office:value-type="float" office:value="4" calcext:value-type="float">
            <text:p>4</text:p>
          </table:table-cell>
          <table:table-cell table:formula="of:=[.C67]" office:value-type="float" office:value="3" calcext:value-type="float">
            <text:p>3</text:p>
          </table:table-cell>
          <table:table-cell table:formula="of:=[.D67]" office:value-type="float" office:value="1" calcext:value-type="float">
            <text:p>1</text:p>
          </table:table-cell>
          <table:table-cell table:formula="of:=[.E67]" office:value-type="float" office:value="2" calcext:value-type="float">
            <text:p>2</text:p>
          </table:table-cell>
          <table:table-cell table:formula="of:=[.F67]" office:value-type="float" office:value="1" calcext:value-type="float">
            <text:p>1</text:p>
          </table:table-cell>
          <table:table-cell table:formula="of:=[.G67]/10000" office:value-type="float" office:value="6.9818" calcext:value-type="float">
            <text:p>6.9818</text:p>
          </table:table-cell>
          <table:table-cell table:formula="of:=[.Y6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993" calcext:value-type="float">
            <text:p>68993</text:p>
          </table:table-cell>
          <table:table-cell office:value-type="float" office:value="136402" calcext:value-type="float">
            <text:p>136402</text:p>
          </table:table-cell>
          <table:table-cell office:value-type="float" office:value="38203" calcext:value-type="float">
            <text:p>38203</text:p>
          </table:table-cell>
          <table:table-cell office:value-type="float" office:value="1062" calcext:value-type="float">
            <text:p>1062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646" calcext:value-type="float">
            <text:p>646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8]" office:value-type="float" office:value="4" calcext:value-type="float">
            <text:p>4</text:p>
          </table:table-cell>
          <table:table-cell table:formula="of:=[.C68]" office:value-type="float" office:value="3" calcext:value-type="float">
            <text:p>3</text:p>
          </table:table-cell>
          <table:table-cell table:formula="of:=[.D68]" office:value-type="float" office:value="1" calcext:value-type="float">
            <text:p>1</text:p>
          </table:table-cell>
          <table:table-cell table:formula="of:=[.E68]" office:value-type="float" office:value="2" calcext:value-type="float">
            <text:p>2</text:p>
          </table:table-cell>
          <table:table-cell table:formula="of:=[.F68]" office:value-type="float" office:value="2" calcext:value-type="float">
            <text:p>2</text:p>
          </table:table-cell>
          <table:table-cell table:formula="of:=[.G68]/10000" office:value-type="float" office:value="6.8993" calcext:value-type="float">
            <text:p>6.8993</text:p>
          </table:table-cell>
          <table:table-cell table:formula="of:=[.Y6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578" calcext:value-type="float">
            <text:p>68578</text:p>
          </table:table-cell>
          <table:table-cell office:value-type="float" office:value="135793" calcext:value-type="float">
            <text:p>135793</text:p>
          </table:table-cell>
          <table:table-cell office:value-type="float" office:value="38203" calcext:value-type="float">
            <text:p>38203</text:p>
          </table:table-cell>
          <table:table-cell office:value-type="float" office:value="1062" calcext:value-type="float">
            <text:p>1062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327" calcext:value-type="float">
            <text:p>327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69]" office:value-type="float" office:value="4" calcext:value-type="float">
            <text:p>4</text:p>
          </table:table-cell>
          <table:table-cell table:formula="of:=[.C69]" office:value-type="float" office:value="3" calcext:value-type="float">
            <text:p>3</text:p>
          </table:table-cell>
          <table:table-cell table:formula="of:=[.D69]" office:value-type="float" office:value="1" calcext:value-type="float">
            <text:p>1</text:p>
          </table:table-cell>
          <table:table-cell table:formula="of:=[.E69]" office:value-type="float" office:value="2" calcext:value-type="float">
            <text:p>2</text:p>
          </table:table-cell>
          <table:table-cell table:formula="of:=[.F69]" office:value-type="float" office:value="4" calcext:value-type="float">
            <text:p>4</text:p>
          </table:table-cell>
          <table:table-cell table:formula="of:=[.G69]/10000" office:value-type="float" office:value="6.8578" calcext:value-type="float">
            <text:p>6.8578</text:p>
          </table:table-cell>
          <table:table-cell table:formula="of:=[.Y6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248" calcext:value-type="float">
            <text:p>69248</text:p>
          </table:table-cell>
          <table:table-cell office:value-type="float" office:value="136593" calcext:value-type="float">
            <text:p>136593</text:p>
          </table:table-cell>
          <table:table-cell office:value-type="float" office:value="37698" calcext:value-type="float">
            <text:p>37698</text:p>
          </table:table-cell>
          <table:table-cell office:value-type="float" office:value="557" calcext:value-type="float">
            <text:p>557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707" calcext:value-type="float">
            <text:p>707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0]" office:value-type="float" office:value="4" calcext:value-type="float">
            <text:p>4</text:p>
          </table:table-cell>
          <table:table-cell table:formula="of:=[.C70]" office:value-type="float" office:value="3" calcext:value-type="float">
            <text:p>3</text:p>
          </table:table-cell>
          <table:table-cell table:formula="of:=[.D70]" office:value-type="float" office:value="2" calcext:value-type="float">
            <text:p>2</text:p>
          </table:table-cell>
          <table:table-cell table:formula="of:=[.E70]" office:value-type="float" office:value="1" calcext:value-type="float">
            <text:p>1</text:p>
          </table:table-cell>
          <table:table-cell table:formula="of:=[.F70]" office:value-type="float" office:value="1" calcext:value-type="float">
            <text:p>1</text:p>
          </table:table-cell>
          <table:table-cell table:formula="of:=[.G70]/10000" office:value-type="float" office:value="6.9248" calcext:value-type="float">
            <text:p>6.9248</text:p>
          </table:table-cell>
          <table:table-cell table:formula="of:=[.Y6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726" calcext:value-type="float">
            <text:p>68726</text:p>
          </table:table-cell>
          <table:table-cell office:value-type="float" office:value="135898" calcext:value-type="float">
            <text:p>135898</text:p>
          </table:table-cell>
          <table:table-cell office:value-type="float" office:value="37702" calcext:value-type="float">
            <text:p>37702</text:p>
          </table:table-cell>
          <table:table-cell office:value-type="float" office:value="561" calcext:value-type="float">
            <text:p>561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357" calcext:value-type="float">
            <text:p>357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1]" office:value-type="float" office:value="4" calcext:value-type="float">
            <text:p>4</text:p>
          </table:table-cell>
          <table:table-cell table:formula="of:=[.C71]" office:value-type="float" office:value="3" calcext:value-type="float">
            <text:p>3</text:p>
          </table:table-cell>
          <table:table-cell table:formula="of:=[.D71]" office:value-type="float" office:value="2" calcext:value-type="float">
            <text:p>2</text:p>
          </table:table-cell>
          <table:table-cell table:formula="of:=[.E71]" office:value-type="float" office:value="1" calcext:value-type="float">
            <text:p>1</text:p>
          </table:table-cell>
          <table:table-cell table:formula="of:=[.F71]" office:value-type="float" office:value="2" calcext:value-type="float">
            <text:p>2</text:p>
          </table:table-cell>
          <table:table-cell table:formula="of:=[.G71]/10000" office:value-type="float" office:value="6.8726" calcext:value-type="float">
            <text:p>6.8726</text:p>
          </table:table-cell>
          <table:table-cell table:formula="of:=[.Y7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818" calcext:value-type="float">
            <text:p>69818</text:p>
          </table:table-cell>
          <table:table-cell office:value-type="float" office:value="137661" calcext:value-type="float">
            <text:p>137661</text:p>
          </table:table-cell>
          <table:table-cell office:value-type="float" office:value="38201" calcext:value-type="float">
            <text:p>38201</text:p>
          </table:table-cell>
          <table:table-cell office:value-type="float" office:value="1060" calcext:value-type="float">
            <text:p>1060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1336" calcext:value-type="float">
            <text:p>1336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2]" office:value-type="float" office:value="4" calcext:value-type="float">
            <text:p>4</text:p>
          </table:table-cell>
          <table:table-cell table:formula="of:=[.C72]" office:value-type="float" office:value="3" calcext:value-type="float">
            <text:p>3</text:p>
          </table:table-cell>
          <table:table-cell table:formula="of:=[.D72]" office:value-type="float" office:value="2" calcext:value-type="float">
            <text:p>2</text:p>
          </table:table-cell>
          <table:table-cell table:formula="of:=[.E72]" office:value-type="float" office:value="2" calcext:value-type="float">
            <text:p>2</text:p>
          </table:table-cell>
          <table:table-cell table:formula="of:=[.F72]" office:value-type="float" office:value="1" calcext:value-type="float">
            <text:p>1</text:p>
          </table:table-cell>
          <table:table-cell table:formula="of:=[.G72]/10000" office:value-type="float" office:value="6.9818" calcext:value-type="float">
            <text:p>6.9818</text:p>
          </table:table-cell>
          <table:table-cell table:formula="of:=[.Y7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8993" calcext:value-type="float">
            <text:p>68993</text:p>
          </table:table-cell>
          <table:table-cell office:value-type="float" office:value="136402" calcext:value-type="float">
            <text:p>136402</text:p>
          </table:table-cell>
          <table:table-cell office:value-type="float" office:value="38203" calcext:value-type="float">
            <text:p>38203</text:p>
          </table:table-cell>
          <table:table-cell office:value-type="float" office:value="1062" calcext:value-type="float">
            <text:p>1062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646" calcext:value-type="float">
            <text:p>646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3]" office:value-type="float" office:value="4" calcext:value-type="float">
            <text:p>4</text:p>
          </table:table-cell>
          <table:table-cell table:formula="of:=[.C73]" office:value-type="float" office:value="3" calcext:value-type="float">
            <text:p>3</text:p>
          </table:table-cell>
          <table:table-cell table:formula="of:=[.D73]" office:value-type="float" office:value="2" calcext:value-type="float">
            <text:p>2</text:p>
          </table:table-cell>
          <table:table-cell table:formula="of:=[.E73]" office:value-type="float" office:value="2" calcext:value-type="float">
            <text:p>2</text:p>
          </table:table-cell>
          <table:table-cell table:formula="of:=[.F73]" office:value-type="float" office:value="2" calcext:value-type="float">
            <text:p>2</text:p>
          </table:table-cell>
          <table:table-cell table:formula="of:=[.G73]/10000" office:value-type="float" office:value="6.8993" calcext:value-type="float">
            <text:p>6.8993</text:p>
          </table:table-cell>
          <table:table-cell table:formula="of:=[.Y7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578" calcext:value-type="float">
            <text:p>68578</text:p>
          </table:table-cell>
          <table:table-cell office:value-type="float" office:value="135793" calcext:value-type="float">
            <text:p>135793</text:p>
          </table:table-cell>
          <table:table-cell office:value-type="float" office:value="38203" calcext:value-type="float">
            <text:p>38203</text:p>
          </table:table-cell>
          <table:table-cell office:value-type="float" office:value="1062" calcext:value-type="float">
            <text:p>1062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327" calcext:value-type="float">
            <text:p>327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4]" office:value-type="float" office:value="4" calcext:value-type="float">
            <text:p>4</text:p>
          </table:table-cell>
          <table:table-cell table:formula="of:=[.C74]" office:value-type="float" office:value="3" calcext:value-type="float">
            <text:p>3</text:p>
          </table:table-cell>
          <table:table-cell table:formula="of:=[.D74]" office:value-type="float" office:value="2" calcext:value-type="float">
            <text:p>2</text:p>
          </table:table-cell>
          <table:table-cell table:formula="of:=[.E74]" office:value-type="float" office:value="2" calcext:value-type="float">
            <text:p>2</text:p>
          </table:table-cell>
          <table:table-cell table:formula="of:=[.F74]" office:value-type="float" office:value="4" calcext:value-type="float">
            <text:p>4</text:p>
          </table:table-cell>
          <table:table-cell table:formula="of:=[.G74]/10000" office:value-type="float" office:value="6.8578" calcext:value-type="float">
            <text:p>6.8578</text:p>
          </table:table-cell>
          <table:table-cell table:formula="of:=[.Y7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9268" calcext:value-type="float">
            <text:p>69268</text:p>
          </table:table-cell>
          <table:table-cell office:value-type="float" office:value="136615" calcext:value-type="float">
            <text:p>136615</text:p>
          </table:table-cell>
          <table:table-cell office:value-type="float" office:value="37714" calcext:value-type="float">
            <text:p>37714</text:p>
          </table:table-cell>
          <table:table-cell office:value-type="float" office:value="573" calcext:value-type="float">
            <text:p>573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710" calcext:value-type="float">
            <text:p>710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5]" office:value-type="float" office:value="4" calcext:value-type="float">
            <text:p>4</text:p>
          </table:table-cell>
          <table:table-cell table:formula="of:=[.C75]" office:value-type="float" office:value="4" calcext:value-type="float">
            <text:p>4</text:p>
          </table:table-cell>
          <table:table-cell table:formula="of:=[.D75]" office:value-type="float" office:value="1" calcext:value-type="float">
            <text:p>1</text:p>
          </table:table-cell>
          <table:table-cell table:formula="of:=[.E75]" office:value-type="float" office:value="1" calcext:value-type="float">
            <text:p>1</text:p>
          </table:table-cell>
          <table:table-cell table:formula="of:=[.F75]" office:value-type="float" office:value="1" calcext:value-type="float">
            <text:p>1</text:p>
          </table:table-cell>
          <table:table-cell table:formula="of:=[.G75]/10000" office:value-type="float" office:value="6.9268" calcext:value-type="float">
            <text:p>6.9268</text:p>
          </table:table-cell>
          <table:table-cell table:formula="of:=[.Y7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745" calcext:value-type="float">
            <text:p>68745</text:p>
          </table:table-cell>
          <table:table-cell office:value-type="float" office:value="135927" calcext:value-type="float">
            <text:p>135927</text:p>
          </table:table-cell>
          <table:table-cell office:value-type="float" office:value="37718" calcext:value-type="float">
            <text:p>37718</text:p>
          </table:table-cell>
          <table:table-cell office:value-type="float" office:value="576" calcext:value-type="float">
            <text:p>576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364" calcext:value-type="float">
            <text:p>364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6]" office:value-type="float" office:value="4" calcext:value-type="float">
            <text:p>4</text:p>
          </table:table-cell>
          <table:table-cell table:formula="of:=[.C76]" office:value-type="float" office:value="4" calcext:value-type="float">
            <text:p>4</text:p>
          </table:table-cell>
          <table:table-cell table:formula="of:=[.D76]" office:value-type="float" office:value="1" calcext:value-type="float">
            <text:p>1</text:p>
          </table:table-cell>
          <table:table-cell table:formula="of:=[.E76]" office:value-type="float" office:value="1" calcext:value-type="float">
            <text:p>1</text:p>
          </table:table-cell>
          <table:table-cell table:formula="of:=[.F76]" office:value-type="float" office:value="2" calcext:value-type="float">
            <text:p>2</text:p>
          </table:table-cell>
          <table:table-cell table:formula="of:=[.G76]/10000" office:value-type="float" office:value="6.8745" calcext:value-type="float">
            <text:p>6.8745</text:p>
          </table:table-cell>
          <table:table-cell table:formula="of:=[.Y7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781" calcext:value-type="float">
            <text:p>69781</text:p>
          </table:table-cell>
          <table:table-cell office:value-type="float" office:value="137606" calcext:value-type="float">
            <text:p>137606</text:p>
          </table:table-cell>
          <table:table-cell office:value-type="float" office:value="38185" calcext:value-type="float">
            <text:p>38185</text:p>
          </table:table-cell>
          <table:table-cell office:value-type="float" office:value="1044" calcext:value-type="float">
            <text:p>1044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1317" calcext:value-type="float">
            <text:p>1317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7]" office:value-type="float" office:value="4" calcext:value-type="float">
            <text:p>4</text:p>
          </table:table-cell>
          <table:table-cell table:formula="of:=[.C77]" office:value-type="float" office:value="4" calcext:value-type="float">
            <text:p>4</text:p>
          </table:table-cell>
          <table:table-cell table:formula="of:=[.D77]" office:value-type="float" office:value="1" calcext:value-type="float">
            <text:p>1</text:p>
          </table:table-cell>
          <table:table-cell table:formula="of:=[.E77]" office:value-type="float" office:value="2" calcext:value-type="float">
            <text:p>2</text:p>
          </table:table-cell>
          <table:table-cell table:formula="of:=[.F77]" office:value-type="float" office:value="1" calcext:value-type="float">
            <text:p>1</text:p>
          </table:table-cell>
          <table:table-cell table:formula="of:=[.G77]/10000" office:value-type="float" office:value="6.9781" calcext:value-type="float">
            <text:p>6.9781</text:p>
          </table:table-cell>
          <table:table-cell table:formula="of:=[.Y7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8977" calcext:value-type="float">
            <text:p>68977</text:p>
          </table:table-cell>
          <table:table-cell office:value-type="float" office:value="136380" calcext:value-type="float">
            <text:p>136380</text:p>
          </table:table-cell>
          <table:table-cell office:value-type="float" office:value="38187" calcext:value-type="float">
            <text:p>38187</text:p>
          </table:table-cell>
          <table:table-cell office:value-type="float" office:value="1046" calcext:value-type="float">
            <text:p>1046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642" calcext:value-type="float">
            <text:p>642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8]" office:value-type="float" office:value="4" calcext:value-type="float">
            <text:p>4</text:p>
          </table:table-cell>
          <table:table-cell table:formula="of:=[.C78]" office:value-type="float" office:value="4" calcext:value-type="float">
            <text:p>4</text:p>
          </table:table-cell>
          <table:table-cell table:formula="of:=[.D78]" office:value-type="float" office:value="1" calcext:value-type="float">
            <text:p>1</text:p>
          </table:table-cell>
          <table:table-cell table:formula="of:=[.E78]" office:value-type="float" office:value="2" calcext:value-type="float">
            <text:p>2</text:p>
          </table:table-cell>
          <table:table-cell table:formula="of:=[.F78]" office:value-type="float" office:value="2" calcext:value-type="float">
            <text:p>2</text:p>
          </table:table-cell>
          <table:table-cell table:formula="of:=[.G78]/10000" office:value-type="float" office:value="6.8977" calcext:value-type="float">
            <text:p>6.8977</text:p>
          </table:table-cell>
          <table:table-cell table:formula="of:=[.Y7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561" calcext:value-type="float">
            <text:p>68561</text:p>
          </table:table-cell>
          <table:table-cell office:value-type="float" office:value="135771" calcext:value-type="float">
            <text:p>135771</text:p>
          </table:table-cell>
          <table:table-cell office:value-type="float" office:value="38187" calcext:value-type="float">
            <text:p>38187</text:p>
          </table:table-cell>
          <table:table-cell office:value-type="float" office:value="1045" calcext:value-type="float">
            <text:p>1045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324" calcext:value-type="float">
            <text:p>324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79]" office:value-type="float" office:value="4" calcext:value-type="float">
            <text:p>4</text:p>
          </table:table-cell>
          <table:table-cell table:formula="of:=[.C79]" office:value-type="float" office:value="4" calcext:value-type="float">
            <text:p>4</text:p>
          </table:table-cell>
          <table:table-cell table:formula="of:=[.D79]" office:value-type="float" office:value="1" calcext:value-type="float">
            <text:p>1</text:p>
          </table:table-cell>
          <table:table-cell table:formula="of:=[.E79]" office:value-type="float" office:value="2" calcext:value-type="float">
            <text:p>2</text:p>
          </table:table-cell>
          <table:table-cell table:formula="of:=[.F79]" office:value-type="float" office:value="4" calcext:value-type="float">
            <text:p>4</text:p>
          </table:table-cell>
          <table:table-cell table:formula="of:=[.G79]/10000" office:value-type="float" office:value="6.8561" calcext:value-type="float">
            <text:p>6.8561</text:p>
          </table:table-cell>
          <table:table-cell table:formula="of:=[.Y7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268" calcext:value-type="float">
            <text:p>69268</text:p>
          </table:table-cell>
          <table:table-cell office:value-type="float" office:value="136615" calcext:value-type="float">
            <text:p>136615</text:p>
          </table:table-cell>
          <table:table-cell office:value-type="float" office:value="37714" calcext:value-type="float">
            <text:p>37714</text:p>
          </table:table-cell>
          <table:table-cell office:value-type="float" office:value="573" calcext:value-type="float">
            <text:p>573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710" calcext:value-type="float">
            <text:p>710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0]" office:value-type="float" office:value="4" calcext:value-type="float">
            <text:p>4</text:p>
          </table:table-cell>
          <table:table-cell table:formula="of:=[.C80]" office:value-type="float" office:value="4" calcext:value-type="float">
            <text:p>4</text:p>
          </table:table-cell>
          <table:table-cell table:formula="of:=[.D80]" office:value-type="float" office:value="2" calcext:value-type="float">
            <text:p>2</text:p>
          </table:table-cell>
          <table:table-cell table:formula="of:=[.E80]" office:value-type="float" office:value="1" calcext:value-type="float">
            <text:p>1</text:p>
          </table:table-cell>
          <table:table-cell table:formula="of:=[.F80]" office:value-type="float" office:value="1" calcext:value-type="float">
            <text:p>1</text:p>
          </table:table-cell>
          <table:table-cell table:formula="of:=[.G80]/10000" office:value-type="float" office:value="6.9268" calcext:value-type="float">
            <text:p>6.9268</text:p>
          </table:table-cell>
          <table:table-cell table:formula="of:=[.Y7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745" calcext:value-type="float">
            <text:p>68745</text:p>
          </table:table-cell>
          <table:table-cell office:value-type="float" office:value="135927" calcext:value-type="float">
            <text:p>135927</text:p>
          </table:table-cell>
          <table:table-cell office:value-type="float" office:value="37718" calcext:value-type="float">
            <text:p>37718</text:p>
          </table:table-cell>
          <table:table-cell office:value-type="float" office:value="576" calcext:value-type="float">
            <text:p>576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364" calcext:value-type="float">
            <text:p>364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1]" office:value-type="float" office:value="4" calcext:value-type="float">
            <text:p>4</text:p>
          </table:table-cell>
          <table:table-cell table:formula="of:=[.C81]" office:value-type="float" office:value="4" calcext:value-type="float">
            <text:p>4</text:p>
          </table:table-cell>
          <table:table-cell table:formula="of:=[.D81]" office:value-type="float" office:value="2" calcext:value-type="float">
            <text:p>2</text:p>
          </table:table-cell>
          <table:table-cell table:formula="of:=[.E81]" office:value-type="float" office:value="1" calcext:value-type="float">
            <text:p>1</text:p>
          </table:table-cell>
          <table:table-cell table:formula="of:=[.F81]" office:value-type="float" office:value="2" calcext:value-type="float">
            <text:p>2</text:p>
          </table:table-cell>
          <table:table-cell table:formula="of:=[.G81]/10000" office:value-type="float" office:value="6.8745" calcext:value-type="float">
            <text:p>6.8745</text:p>
          </table:table-cell>
          <table:table-cell table:formula="of:=[.Y8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9781" calcext:value-type="float">
            <text:p>69781</text:p>
          </table:table-cell>
          <table:table-cell office:value-type="float" office:value="137606" calcext:value-type="float">
            <text:p>137606</text:p>
          </table:table-cell>
          <table:table-cell office:value-type="float" office:value="38185" calcext:value-type="float">
            <text:p>38185</text:p>
          </table:table-cell>
          <table:table-cell office:value-type="float" office:value="1044" calcext:value-type="float">
            <text:p>1044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1317" calcext:value-type="float">
            <text:p>1317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2]" office:value-type="float" office:value="4" calcext:value-type="float">
            <text:p>4</text:p>
          </table:table-cell>
          <table:table-cell table:formula="of:=[.C82]" office:value-type="float" office:value="4" calcext:value-type="float">
            <text:p>4</text:p>
          </table:table-cell>
          <table:table-cell table:formula="of:=[.D82]" office:value-type="float" office:value="2" calcext:value-type="float">
            <text:p>2</text:p>
          </table:table-cell>
          <table:table-cell table:formula="of:=[.E82]" office:value-type="float" office:value="2" calcext:value-type="float">
            <text:p>2</text:p>
          </table:table-cell>
          <table:table-cell table:formula="of:=[.F82]" office:value-type="float" office:value="1" calcext:value-type="float">
            <text:p>1</text:p>
          </table:table-cell>
          <table:table-cell table:formula="of:=[.G82]/10000" office:value-type="float" office:value="6.9781" calcext:value-type="float">
            <text:p>6.9781</text:p>
          </table:table-cell>
          <table:table-cell table:formula="of:=[.Y8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8977" calcext:value-type="float">
            <text:p>68977</text:p>
          </table:table-cell>
          <table:table-cell office:value-type="float" office:value="136380" calcext:value-type="float">
            <text:p>136380</text:p>
          </table:table-cell>
          <table:table-cell office:value-type="float" office:value="38187" calcext:value-type="float">
            <text:p>38187</text:p>
          </table:table-cell>
          <table:table-cell office:value-type="float" office:value="1046" calcext:value-type="float">
            <text:p>1046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642" calcext:value-type="float">
            <text:p>642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3]" office:value-type="float" office:value="4" calcext:value-type="float">
            <text:p>4</text:p>
          </table:table-cell>
          <table:table-cell table:formula="of:=[.C83]" office:value-type="float" office:value="4" calcext:value-type="float">
            <text:p>4</text:p>
          </table:table-cell>
          <table:table-cell table:formula="of:=[.D83]" office:value-type="float" office:value="2" calcext:value-type="float">
            <text:p>2</text:p>
          </table:table-cell>
          <table:table-cell table:formula="of:=[.E83]" office:value-type="float" office:value="2" calcext:value-type="float">
            <text:p>2</text:p>
          </table:table-cell>
          <table:table-cell table:formula="of:=[.F83]" office:value-type="float" office:value="2" calcext:value-type="float">
            <text:p>2</text:p>
          </table:table-cell>
          <table:table-cell table:formula="of:=[.G83]/10000" office:value-type="float" office:value="6.8977" calcext:value-type="float">
            <text:p>6.8977</text:p>
          </table:table-cell>
          <table:table-cell table:formula="of:=[.Y8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8561" calcext:value-type="float">
            <text:p>68561</text:p>
          </table:table-cell>
          <table:table-cell office:value-type="float" office:value="135771" calcext:value-type="float">
            <text:p>135771</text:p>
          </table:table-cell>
          <table:table-cell office:value-type="float" office:value="38187" calcext:value-type="float">
            <text:p>38187</text:p>
          </table:table-cell>
          <table:table-cell office:value-type="float" office:value="1045" calcext:value-type="float">
            <text:p>1045</text:p>
          </table:table-cell>
          <table:table-cell office:value-type="float" office:value="56788" calcext:value-type="float">
            <text:p>56788</text:p>
          </table:table-cell>
          <table:table-cell office:value-type="float" office:value="12348" calcext:value-type="float">
            <text:p>12348</text:p>
          </table:table-cell>
          <table:table-cell office:value-type="float" office:value="324" calcext:value-type="float">
            <text:p>324</text:p>
          </table:table-cell>
          <table:table-cell office:value-type="float" office:value="159808" calcext:value-type="float">
            <text:p>159808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4]" office:value-type="float" office:value="4" calcext:value-type="float">
            <text:p>4</text:p>
          </table:table-cell>
          <table:table-cell table:formula="of:=[.C84]" office:value-type="float" office:value="4" calcext:value-type="float">
            <text:p>4</text:p>
          </table:table-cell>
          <table:table-cell table:formula="of:=[.D84]" office:value-type="float" office:value="2" calcext:value-type="float">
            <text:p>2</text:p>
          </table:table-cell>
          <table:table-cell table:formula="of:=[.E84]" office:value-type="float" office:value="2" calcext:value-type="float">
            <text:p>2</text:p>
          </table:table-cell>
          <table:table-cell table:formula="of:=[.F84]" office:value-type="float" office:value="4" calcext:value-type="float">
            <text:p>4</text:p>
          </table:table-cell>
          <table:table-cell table:formula="of:=[.G84]/10000" office:value-type="float" office:value="6.8561" calcext:value-type="float">
            <text:p>6.8561</text:p>
          </table:table-cell>
          <table:table-cell table:formula="of:=[.Y8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8185" calcext:value-type="float">
            <text:p>38185</text:p>
          </table:table-cell>
          <table:table-cell office:value-type="float" office:value="147054" calcext:value-type="float">
            <text:p>147054</text:p>
          </table:table-cell>
          <table:table-cell office:value-type="float" office:value="41413" calcext:value-type="float">
            <text:p>41413</text:p>
          </table:table-cell>
          <table:table-cell office:value-type="float" office:value="4278" calcext:value-type="float">
            <text:p>4278</text:p>
          </table:table-cell>
          <table:table-cell office:value-type="float" office:value="56274" calcext:value-type="float">
            <text:p>56274</text:p>
          </table:table-cell>
          <table:table-cell office:value-type="float" office:value="12346" calcext:value-type="float">
            <text:p>12346</text:p>
          </table:table-cell>
          <table:table-cell office:value-type="float" office:value="2342" calcext:value-type="float">
            <text:p>2342</text:p>
          </table:table-cell>
          <table:table-cell office:value-type="float" office:value="159816" calcext:value-type="float">
            <text:p>159816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4" calcext:value-type="float" table:number-columns-spanned="1" table:number-rows-spanned="73">
            <text:p>4</text:p>
          </table:table-cell>
          <table:table-cell table:formula="of:=[.B85]" office:value-type="float" office:value="1" calcext:value-type="float">
            <text:p>1</text:p>
          </table:table-cell>
          <table:table-cell table:formula="of:=[.C85]" office:value-type="float" office:value="1" calcext:value-type="float">
            <text:p>1</text:p>
          </table:table-cell>
          <table:table-cell table:formula="of:=[.D85]" office:value-type="float" office:value="1" calcext:value-type="float">
            <text:p>1</text:p>
          </table:table-cell>
          <table:table-cell table:formula="of:=[.E85]" office:value-type="float" office:value="1" calcext:value-type="float">
            <text:p>1</text:p>
          </table:table-cell>
          <table:table-cell table:formula="of:=[.F85]" office:value-type="float" office:value="1" calcext:value-type="float">
            <text:p>1</text:p>
          </table:table-cell>
          <table:table-cell table:formula="of:=[.G85]/10000" office:value-type="float" office:value="3.8185" calcext:value-type="float">
            <text:p>3.8185</text:p>
          </table:table-cell>
          <table:table-cell table:formula="of:=[.Y8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306" calcext:value-type="float">
            <text:p>37306</text:p>
          </table:table-cell>
          <table:table-cell office:value-type="float" office:value="144586" calcext:value-type="float">
            <text:p>144586</text:p>
          </table:table-cell>
          <table:table-cell office:value-type="float" office:value="41414" calcext:value-type="float">
            <text:p>41414</text:p>
          </table:table-cell>
          <table:table-cell office:value-type="float" office:value="4279" calcext:value-type="float">
            <text:p>4279</text:p>
          </table:table-cell>
          <table:table-cell office:value-type="float" office:value="56274" calcext:value-type="float">
            <text:p>56274</text:p>
          </table:table-cell>
          <table:table-cell office:value-type="float" office:value="12346" calcext:value-type="float">
            <text:p>12346</text:p>
          </table:table-cell>
          <table:table-cell office:value-type="float" office:value="1051" calcext:value-type="float">
            <text:p>1051</text:p>
          </table:table-cell>
          <table:table-cell office:value-type="float" office:value="159816" calcext:value-type="float">
            <text:p>159816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6]" office:value-type="float" office:value="1" calcext:value-type="float">
            <text:p>1</text:p>
          </table:table-cell>
          <table:table-cell table:formula="of:=[.C86]" office:value-type="float" office:value="1" calcext:value-type="float">
            <text:p>1</text:p>
          </table:table-cell>
          <table:table-cell table:formula="of:=[.D86]" office:value-type="float" office:value="1" calcext:value-type="float">
            <text:p>1</text:p>
          </table:table-cell>
          <table:table-cell table:formula="of:=[.E86]" office:value-type="float" office:value="1" calcext:value-type="float">
            <text:p>1</text:p>
          </table:table-cell>
          <table:table-cell table:formula="of:=[.F86]" office:value-type="float" office:value="2" calcext:value-type="float">
            <text:p>2</text:p>
          </table:table-cell>
          <table:table-cell table:formula="of:=[.G86]/10000" office:value-type="float" office:value="3.7306" calcext:value-type="float">
            <text:p>3.7306</text:p>
          </table:table-cell>
          <table:table-cell table:formula="of:=[.Y8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888" calcext:value-type="float">
            <text:p>36888</text:p>
          </table:table-cell>
          <table:table-cell office:value-type="float" office:value="143497" calcext:value-type="float">
            <text:p>143497</text:p>
          </table:table-cell>
          <table:table-cell office:value-type="float" office:value="41414" calcext:value-type="float">
            <text:p>41414</text:p>
          </table:table-cell>
          <table:table-cell office:value-type="float" office:value="4279" calcext:value-type="float">
            <text:p>4279</text:p>
          </table:table-cell>
          <table:table-cell office:value-type="float" office:value="56274" calcext:value-type="float">
            <text:p>56274</text:p>
          </table:table-cell>
          <table:table-cell office:value-type="float" office:value="12346" calcext:value-type="float">
            <text:p>12346</text:p>
          </table:table-cell>
          <table:table-cell office:value-type="float" office:value="493" calcext:value-type="float">
            <text:p>493</text:p>
          </table:table-cell>
          <table:table-cell office:value-type="float" office:value="159816" calcext:value-type="float">
            <text:p>159816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7]" office:value-type="float" office:value="1" calcext:value-type="float">
            <text:p>1</text:p>
          </table:table-cell>
          <table:table-cell table:formula="of:=[.C87]" office:value-type="float" office:value="1" calcext:value-type="float">
            <text:p>1</text:p>
          </table:table-cell>
          <table:table-cell table:formula="of:=[.D87]" office:value-type="float" office:value="1" calcext:value-type="float">
            <text:p>1</text:p>
          </table:table-cell>
          <table:table-cell table:formula="of:=[.E87]" office:value-type="float" office:value="1" calcext:value-type="float">
            <text:p>1</text:p>
          </table:table-cell>
          <table:table-cell table:formula="of:=[.F87]" office:value-type="float" office:value="4" calcext:value-type="float">
            <text:p>4</text:p>
          </table:table-cell>
          <table:table-cell table:formula="of:=[.G87]/10000" office:value-type="float" office:value="3.6888" calcext:value-type="float">
            <text:p>3.6888</text:p>
          </table:table-cell>
          <table:table-cell table:formula="of:=[.Y8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7315" calcext:value-type="float">
            <text:p>37315</text:p>
          </table:table-cell>
          <table:table-cell office:value-type="float" office:value="143357" calcext:value-type="float">
            <text:p>143357</text:p>
          </table:table-cell>
          <table:table-cell office:value-type="float" office:value="37802" calcext:value-type="float">
            <text:p>37802</text:p>
          </table:table-cell>
          <table:table-cell office:value-type="float" office:value="666" calcext:value-type="float">
            <text:p>666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2563" calcext:value-type="float">
            <text:p>2563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8]" office:value-type="float" office:value="2" calcext:value-type="float">
            <text:p>2</text:p>
          </table:table-cell>
          <table:table-cell table:formula="of:=[.C88]" office:value-type="float" office:value="1" calcext:value-type="float">
            <text:p>1</text:p>
          </table:table-cell>
          <table:table-cell table:formula="of:=[.D88]" office:value-type="float" office:value="1" calcext:value-type="float">
            <text:p>1</text:p>
          </table:table-cell>
          <table:table-cell table:formula="of:=[.E88]" office:value-type="float" office:value="1" calcext:value-type="float">
            <text:p>1</text:p>
          </table:table-cell>
          <table:table-cell table:formula="of:=[.F88]" office:value-type="float" office:value="1" calcext:value-type="float">
            <text:p>1</text:p>
          </table:table-cell>
          <table:table-cell table:formula="of:=[.G88]/10000" office:value-type="float" office:value="3.7315" calcext:value-type="float">
            <text:p>3.7315</text:p>
          </table:table-cell>
          <table:table-cell table:formula="of:=[.Y8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43" calcext:value-type="float">
            <text:p>36343</text:p>
          </table:table-cell>
          <table:table-cell office:value-type="float" office:value="140672" calcext:value-type="float">
            <text:p>140672</text:p>
          </table:table-cell>
          <table:table-cell office:value-type="float" office:value="37807" calcext:value-type="float">
            <text:p>37807</text:p>
          </table:table-cell>
          <table:table-cell office:value-type="float" office:value="671" calcext:value-type="float">
            <text:p>671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1147" calcext:value-type="float">
            <text:p>1147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89]" office:value-type="float" office:value="2" calcext:value-type="float">
            <text:p>2</text:p>
          </table:table-cell>
          <table:table-cell table:formula="of:=[.C89]" office:value-type="float" office:value="1" calcext:value-type="float">
            <text:p>1</text:p>
          </table:table-cell>
          <table:table-cell table:formula="of:=[.D89]" office:value-type="float" office:value="1" calcext:value-type="float">
            <text:p>1</text:p>
          </table:table-cell>
          <table:table-cell table:formula="of:=[.E89]" office:value-type="float" office:value="1" calcext:value-type="float">
            <text:p>1</text:p>
          </table:table-cell>
          <table:table-cell table:formula="of:=[.F89]" office:value-type="float" office:value="2" calcext:value-type="float">
            <text:p>2</text:p>
          </table:table-cell>
          <table:table-cell table:formula="of:=[.G89]/10000" office:value-type="float" office:value="3.6343" calcext:value-type="float">
            <text:p>3.6343</text:p>
          </table:table-cell>
          <table:table-cell table:formula="of:=[.Y8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864" calcext:value-type="float">
            <text:p>35864</text:p>
          </table:table-cell>
          <table:table-cell office:value-type="float" office:value="139498" calcext:value-type="float">
            <text:p>139498</text:p>
          </table:table-cell>
          <table:table-cell office:value-type="float" office:value="37810" calcext:value-type="float">
            <text:p>37810</text:p>
          </table:table-cell>
          <table:table-cell office:value-type="float" office:value="675" calcext:value-type="float">
            <text:p>675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543" calcext:value-type="float">
            <text:p>543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0]" office:value-type="float" office:value="2" calcext:value-type="float">
            <text:p>2</text:p>
          </table:table-cell>
          <table:table-cell table:formula="of:=[.C90]" office:value-type="float" office:value="1" calcext:value-type="float">
            <text:p>1</text:p>
          </table:table-cell>
          <table:table-cell table:formula="of:=[.D90]" office:value-type="float" office:value="1" calcext:value-type="float">
            <text:p>1</text:p>
          </table:table-cell>
          <table:table-cell table:formula="of:=[.E90]" office:value-type="float" office:value="1" calcext:value-type="float">
            <text:p>1</text:p>
          </table:table-cell>
          <table:table-cell table:formula="of:=[.F90]" office:value-type="float" office:value="4" calcext:value-type="float">
            <text:p>4</text:p>
          </table:table-cell>
          <table:table-cell table:formula="of:=[.G90]/10000" office:value-type="float" office:value="3.5864" calcext:value-type="float">
            <text:p>3.5864</text:p>
          </table:table-cell>
          <table:table-cell table:formula="of:=[.Y8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321" calcext:value-type="float">
            <text:p>37321</text:p>
          </table:table-cell>
          <table:table-cell office:value-type="float" office:value="143393" calcext:value-type="float">
            <text:p>143393</text:p>
          </table:table-cell>
          <table:table-cell office:value-type="float" office:value="37811" calcext:value-type="float">
            <text:p>37811</text:p>
          </table:table-cell>
          <table:table-cell office:value-type="float" office:value="676" calcext:value-type="float">
            <text:p>676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2626" calcext:value-type="float">
            <text:p>2626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1]" office:value-type="float" office:value="2" calcext:value-type="float">
            <text:p>2</text:p>
          </table:table-cell>
          <table:table-cell table:formula="of:=[.C91]" office:value-type="float" office:value="1" calcext:value-type="float">
            <text:p>1</text:p>
          </table:table-cell>
          <table:table-cell table:formula="of:=[.D91]" office:value-type="float" office:value="1" calcext:value-type="float">
            <text:p>1</text:p>
          </table:table-cell>
          <table:table-cell table:formula="of:=[.E91]" office:value-type="float" office:value="2" calcext:value-type="float">
            <text:p>2</text:p>
          </table:table-cell>
          <table:table-cell table:formula="of:=[.F91]" office:value-type="float" office:value="1" calcext:value-type="float">
            <text:p>1</text:p>
          </table:table-cell>
          <table:table-cell table:formula="of:=[.G91]/10000" office:value-type="float" office:value="3.7321" calcext:value-type="float">
            <text:p>3.7321</text:p>
          </table:table-cell>
          <table:table-cell table:formula="of:=[.Y9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324" calcext:value-type="float">
            <text:p>36324</text:p>
          </table:table-cell>
          <table:table-cell office:value-type="float" office:value="140651" calcext:value-type="float">
            <text:p>140651</text:p>
          </table:table-cell>
          <table:table-cell office:value-type="float" office:value="37816" calcext:value-type="float">
            <text:p>37816</text:p>
          </table:table-cell>
          <table:table-cell office:value-type="float" office:value="680" calcext:value-type="float">
            <text:p>680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1152" calcext:value-type="float">
            <text:p>1152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2]" office:value-type="float" office:value="2" calcext:value-type="float">
            <text:p>2</text:p>
          </table:table-cell>
          <table:table-cell table:formula="of:=[.C92]" office:value-type="float" office:value="1" calcext:value-type="float">
            <text:p>1</text:p>
          </table:table-cell>
          <table:table-cell table:formula="of:=[.D92]" office:value-type="float" office:value="1" calcext:value-type="float">
            <text:p>1</text:p>
          </table:table-cell>
          <table:table-cell table:formula="of:=[.E92]" office:value-type="float" office:value="2" calcext:value-type="float">
            <text:p>2</text:p>
          </table:table-cell>
          <table:table-cell table:formula="of:=[.F92]" office:value-type="float" office:value="2" calcext:value-type="float">
            <text:p>2</text:p>
          </table:table-cell>
          <table:table-cell table:formula="of:=[.G92]/10000" office:value-type="float" office:value="3.6324" calcext:value-type="float">
            <text:p>3.6324</text:p>
          </table:table-cell>
          <table:table-cell table:formula="of:=[.Y9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882" calcext:value-type="float">
            <text:p>35882</text:p>
          </table:table-cell>
          <table:table-cell office:value-type="float" office:value="139517" calcext:value-type="float">
            <text:p>139517</text:p>
          </table:table-cell>
          <table:table-cell office:value-type="float" office:value="37816" calcext:value-type="float">
            <text:p>37816</text:p>
          </table:table-cell>
          <table:table-cell office:value-type="float" office:value="680" calcext:value-type="float">
            <text:p>680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559" calcext:value-type="float">
            <text:p>559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3]" office:value-type="float" office:value="2" calcext:value-type="float">
            <text:p>2</text:p>
          </table:table-cell>
          <table:table-cell table:formula="of:=[.C93]" office:value-type="float" office:value="1" calcext:value-type="float">
            <text:p>1</text:p>
          </table:table-cell>
          <table:table-cell table:formula="of:=[.D93]" office:value-type="float" office:value="1" calcext:value-type="float">
            <text:p>1</text:p>
          </table:table-cell>
          <table:table-cell table:formula="of:=[.E93]" office:value-type="float" office:value="2" calcext:value-type="float">
            <text:p>2</text:p>
          </table:table-cell>
          <table:table-cell table:formula="of:=[.F93]" office:value-type="float" office:value="4" calcext:value-type="float">
            <text:p>4</text:p>
          </table:table-cell>
          <table:table-cell table:formula="of:=[.G93]/10000" office:value-type="float" office:value="3.5882" calcext:value-type="float">
            <text:p>3.5882</text:p>
          </table:table-cell>
          <table:table-cell table:formula="of:=[.Y9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792" calcext:value-type="float">
            <text:p>35792</text:p>
          </table:table-cell>
          <table:table-cell office:value-type="float" office:value="138998" calcext:value-type="float">
            <text:p>138998</text:p>
          </table:table-cell>
          <table:table-cell office:value-type="float" office:value="37816" calcext:value-type="float">
            <text:p>37816</text:p>
          </table:table-cell>
          <table:table-cell office:value-type="float" office:value="681" calcext:value-type="float">
            <text:p>681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297" calcext:value-type="float">
            <text:p>297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4]" office:value-type="float" office:value="2" calcext:value-type="float">
            <text:p>2</text:p>
          </table:table-cell>
          <table:table-cell table:formula="of:=[.C94]" office:value-type="float" office:value="1" calcext:value-type="float">
            <text:p>1</text:p>
          </table:table-cell>
          <table:table-cell table:formula="of:=[.D94]" office:value-type="float" office:value="1" calcext:value-type="float">
            <text:p>1</text:p>
          </table:table-cell>
          <table:table-cell table:formula="of:=[.E94]" office:value-type="float" office:value="2" calcext:value-type="float">
            <text:p>2</text:p>
          </table:table-cell>
          <table:table-cell table:formula="of:=[.F94]" office:value-type="float" office:value="8" calcext:value-type="float">
            <text:p>8</text:p>
          </table:table-cell>
          <table:table-cell table:formula="of:=[.G94]/10000" office:value-type="float" office:value="3.5792" calcext:value-type="float">
            <text:p>3.5792</text:p>
          </table:table-cell>
          <table:table-cell table:formula="of:=[.Y9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315" calcext:value-type="float">
            <text:p>37315</text:p>
          </table:table-cell>
          <table:table-cell office:value-type="float" office:value="143357" calcext:value-type="float">
            <text:p>143357</text:p>
          </table:table-cell>
          <table:table-cell office:value-type="float" office:value="37802" calcext:value-type="float">
            <text:p>37802</text:p>
          </table:table-cell>
          <table:table-cell office:value-type="float" office:value="666" calcext:value-type="float">
            <text:p>666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2563" calcext:value-type="float">
            <text:p>2563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5]" office:value-type="float" office:value="2" calcext:value-type="float">
            <text:p>2</text:p>
          </table:table-cell>
          <table:table-cell table:formula="of:=[.C95]" office:value-type="float" office:value="1" calcext:value-type="float">
            <text:p>1</text:p>
          </table:table-cell>
          <table:table-cell table:formula="of:=[.D95]" office:value-type="float" office:value="2" calcext:value-type="float">
            <text:p>2</text:p>
          </table:table-cell>
          <table:table-cell table:formula="of:=[.E95]" office:value-type="float" office:value="1" calcext:value-type="float">
            <text:p>1</text:p>
          </table:table-cell>
          <table:table-cell table:formula="of:=[.F95]" office:value-type="float" office:value="1" calcext:value-type="float">
            <text:p>1</text:p>
          </table:table-cell>
          <table:table-cell table:formula="of:=[.G95]/10000" office:value-type="float" office:value="3.7315" calcext:value-type="float">
            <text:p>3.7315</text:p>
          </table:table-cell>
          <table:table-cell table:formula="of:=[.Y9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6343" calcext:value-type="float">
            <text:p>36343</text:p>
          </table:table-cell>
          <table:table-cell office:value-type="float" office:value="140672" calcext:value-type="float">
            <text:p>140672</text:p>
          </table:table-cell>
          <table:table-cell office:value-type="float" office:value="37807" calcext:value-type="float">
            <text:p>37807</text:p>
          </table:table-cell>
          <table:table-cell office:value-type="float" office:value="671" calcext:value-type="float">
            <text:p>671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1147" calcext:value-type="float">
            <text:p>1147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6]" office:value-type="float" office:value="2" calcext:value-type="float">
            <text:p>2</text:p>
          </table:table-cell>
          <table:table-cell table:formula="of:=[.C96]" office:value-type="float" office:value="1" calcext:value-type="float">
            <text:p>1</text:p>
          </table:table-cell>
          <table:table-cell table:formula="of:=[.D96]" office:value-type="float" office:value="2" calcext:value-type="float">
            <text:p>2</text:p>
          </table:table-cell>
          <table:table-cell table:formula="of:=[.E96]" office:value-type="float" office:value="1" calcext:value-type="float">
            <text:p>1</text:p>
          </table:table-cell>
          <table:table-cell table:formula="of:=[.F96]" office:value-type="float" office:value="2" calcext:value-type="float">
            <text:p>2</text:p>
          </table:table-cell>
          <table:table-cell table:formula="of:=[.G96]/10000" office:value-type="float" office:value="3.6343" calcext:value-type="float">
            <text:p>3.6343</text:p>
          </table:table-cell>
          <table:table-cell table:formula="of:=[.Y9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864" calcext:value-type="float">
            <text:p>35864</text:p>
          </table:table-cell>
          <table:table-cell office:value-type="float" office:value="139498" calcext:value-type="float">
            <text:p>139498</text:p>
          </table:table-cell>
          <table:table-cell office:value-type="float" office:value="37810" calcext:value-type="float">
            <text:p>37810</text:p>
          </table:table-cell>
          <table:table-cell office:value-type="float" office:value="675" calcext:value-type="float">
            <text:p>675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543" calcext:value-type="float">
            <text:p>543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7]" office:value-type="float" office:value="2" calcext:value-type="float">
            <text:p>2</text:p>
          </table:table-cell>
          <table:table-cell table:formula="of:=[.C97]" office:value-type="float" office:value="1" calcext:value-type="float">
            <text:p>1</text:p>
          </table:table-cell>
          <table:table-cell table:formula="of:=[.D97]" office:value-type="float" office:value="2" calcext:value-type="float">
            <text:p>2</text:p>
          </table:table-cell>
          <table:table-cell table:formula="of:=[.E97]" office:value-type="float" office:value="1" calcext:value-type="float">
            <text:p>1</text:p>
          </table:table-cell>
          <table:table-cell table:formula="of:=[.F97]" office:value-type="float" office:value="4" calcext:value-type="float">
            <text:p>4</text:p>
          </table:table-cell>
          <table:table-cell table:formula="of:=[.G97]/10000" office:value-type="float" office:value="3.5864" calcext:value-type="float">
            <text:p>3.5864</text:p>
          </table:table-cell>
          <table:table-cell table:formula="of:=[.Y9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321" calcext:value-type="float">
            <text:p>37321</text:p>
          </table:table-cell>
          <table:table-cell office:value-type="float" office:value="143393" calcext:value-type="float">
            <text:p>143393</text:p>
          </table:table-cell>
          <table:table-cell office:value-type="float" office:value="37811" calcext:value-type="float">
            <text:p>37811</text:p>
          </table:table-cell>
          <table:table-cell office:value-type="float" office:value="676" calcext:value-type="float">
            <text:p>676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2626" calcext:value-type="float">
            <text:p>2626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8]" office:value-type="float" office:value="2" calcext:value-type="float">
            <text:p>2</text:p>
          </table:table-cell>
          <table:table-cell table:formula="of:=[.C98]" office:value-type="float" office:value="1" calcext:value-type="float">
            <text:p>1</text:p>
          </table:table-cell>
          <table:table-cell table:formula="of:=[.D98]" office:value-type="float" office:value="2" calcext:value-type="float">
            <text:p>2</text:p>
          </table:table-cell>
          <table:table-cell table:formula="of:=[.E98]" office:value-type="float" office:value="2" calcext:value-type="float">
            <text:p>2</text:p>
          </table:table-cell>
          <table:table-cell table:formula="of:=[.F98]" office:value-type="float" office:value="1" calcext:value-type="float">
            <text:p>1</text:p>
          </table:table-cell>
          <table:table-cell table:formula="of:=[.G98]/10000" office:value-type="float" office:value="3.7321" calcext:value-type="float">
            <text:p>3.7321</text:p>
          </table:table-cell>
          <table:table-cell table:formula="of:=[.Y9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6324" calcext:value-type="float">
            <text:p>36324</text:p>
          </table:table-cell>
          <table:table-cell office:value-type="float" office:value="140651" calcext:value-type="float">
            <text:p>140651</text:p>
          </table:table-cell>
          <table:table-cell office:value-type="float" office:value="37816" calcext:value-type="float">
            <text:p>37816</text:p>
          </table:table-cell>
          <table:table-cell office:value-type="float" office:value="680" calcext:value-type="float">
            <text:p>680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1152" calcext:value-type="float">
            <text:p>1152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99]" office:value-type="float" office:value="2" calcext:value-type="float">
            <text:p>2</text:p>
          </table:table-cell>
          <table:table-cell table:formula="of:=[.C99]" office:value-type="float" office:value="1" calcext:value-type="float">
            <text:p>1</text:p>
          </table:table-cell>
          <table:table-cell table:formula="of:=[.D99]" office:value-type="float" office:value="2" calcext:value-type="float">
            <text:p>2</text:p>
          </table:table-cell>
          <table:table-cell table:formula="of:=[.E99]" office:value-type="float" office:value="2" calcext:value-type="float">
            <text:p>2</text:p>
          </table:table-cell>
          <table:table-cell table:formula="of:=[.F99]" office:value-type="float" office:value="2" calcext:value-type="float">
            <text:p>2</text:p>
          </table:table-cell>
          <table:table-cell table:formula="of:=[.G99]/10000" office:value-type="float" office:value="3.6324" calcext:value-type="float">
            <text:p>3.6324</text:p>
          </table:table-cell>
          <table:table-cell table:formula="of:=[.Y9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882" calcext:value-type="float">
            <text:p>35882</text:p>
          </table:table-cell>
          <table:table-cell office:value-type="float" office:value="139517" calcext:value-type="float">
            <text:p>139517</text:p>
          </table:table-cell>
          <table:table-cell office:value-type="float" office:value="37816" calcext:value-type="float">
            <text:p>37816</text:p>
          </table:table-cell>
          <table:table-cell office:value-type="float" office:value="680" calcext:value-type="float">
            <text:p>680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559" calcext:value-type="float">
            <text:p>559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0]" office:value-type="float" office:value="2" calcext:value-type="float">
            <text:p>2</text:p>
          </table:table-cell>
          <table:table-cell table:formula="of:=[.C100]" office:value-type="float" office:value="1" calcext:value-type="float">
            <text:p>1</text:p>
          </table:table-cell>
          <table:table-cell table:formula="of:=[.D100]" office:value-type="float" office:value="2" calcext:value-type="float">
            <text:p>2</text:p>
          </table:table-cell>
          <table:table-cell table:formula="of:=[.E100]" office:value-type="float" office:value="2" calcext:value-type="float">
            <text:p>2</text:p>
          </table:table-cell>
          <table:table-cell table:formula="of:=[.F100]" office:value-type="float" office:value="4" calcext:value-type="float">
            <text:p>4</text:p>
          </table:table-cell>
          <table:table-cell table:formula="of:=[.G100]/10000" office:value-type="float" office:value="3.5882" calcext:value-type="float">
            <text:p>3.5882</text:p>
          </table:table-cell>
          <table:table-cell table:formula="of:=[.Y9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792" calcext:value-type="float">
            <text:p>35792</text:p>
          </table:table-cell>
          <table:table-cell office:value-type="float" office:value="138998" calcext:value-type="float">
            <text:p>138998</text:p>
          </table:table-cell>
          <table:table-cell office:value-type="float" office:value="37816" calcext:value-type="float">
            <text:p>37816</text:p>
          </table:table-cell>
          <table:table-cell office:value-type="float" office:value="681" calcext:value-type="float">
            <text:p>681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297" calcext:value-type="float">
            <text:p>297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1]" office:value-type="float" office:value="2" calcext:value-type="float">
            <text:p>2</text:p>
          </table:table-cell>
          <table:table-cell table:formula="of:=[.C101]" office:value-type="float" office:value="1" calcext:value-type="float">
            <text:p>1</text:p>
          </table:table-cell>
          <table:table-cell table:formula="of:=[.D101]" office:value-type="float" office:value="2" calcext:value-type="float">
            <text:p>2</text:p>
          </table:table-cell>
          <table:table-cell table:formula="of:=[.E101]" office:value-type="float" office:value="2" calcext:value-type="float">
            <text:p>2</text:p>
          </table:table-cell>
          <table:table-cell table:formula="of:=[.F101]" office:value-type="float" office:value="8" calcext:value-type="float">
            <text:p>8</text:p>
          </table:table-cell>
          <table:table-cell table:formula="of:=[.G101]/10000" office:value-type="float" office:value="3.5792" calcext:value-type="float">
            <text:p>3.5792</text:p>
          </table:table-cell>
          <table:table-cell table:formula="of:=[.Y10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8161" calcext:value-type="float">
            <text:p>38161</text:p>
          </table:table-cell>
          <table:table-cell office:value-type="float" office:value="146745" calcext:value-type="float">
            <text:p>146745</text:p>
          </table:table-cell>
          <table:table-cell office:value-type="float" office:value="42827" calcext:value-type="float">
            <text:p>42827</text:p>
          </table:table-cell>
          <table:table-cell office:value-type="float" office:value="5691" calcext:value-type="float">
            <text:p>5691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2525" calcext:value-type="float">
            <text:p>2525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2]" office:value-type="float" office:value="2" calcext:value-type="float">
            <text:p>2</text:p>
          </table:table-cell>
          <table:table-cell table:formula="of:=[.C102]" office:value-type="float" office:value="2" calcext:value-type="float">
            <text:p>2</text:p>
          </table:table-cell>
          <table:table-cell table:formula="of:=[.D102]" office:value-type="float" office:value="1" calcext:value-type="float">
            <text:p>1</text:p>
          </table:table-cell>
          <table:table-cell table:formula="of:=[.E102]" office:value-type="float" office:value="1" calcext:value-type="float">
            <text:p>1</text:p>
          </table:table-cell>
          <table:table-cell table:formula="of:=[.F102]" office:value-type="float" office:value="1" calcext:value-type="float">
            <text:p>1</text:p>
          </table:table-cell>
          <table:table-cell table:formula="of:=[.G102]/10000" office:value-type="float" office:value="3.8161" calcext:value-type="float">
            <text:p>3.8161</text:p>
          </table:table-cell>
          <table:table-cell table:formula="of:=[.Y10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65" calcext:value-type="float">
            <text:p>37165</text:p>
          </table:table-cell>
          <table:table-cell office:value-type="float" office:value="144075" calcext:value-type="float">
            <text:p>144075</text:p>
          </table:table-cell>
          <table:table-cell office:value-type="float" office:value="42832" calcext:value-type="float">
            <text:p>42832</text:p>
          </table:table-cell>
          <table:table-cell office:value-type="float" office:value="5697" calcext:value-type="float">
            <text:p>5697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1122" calcext:value-type="float">
            <text:p>1122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3]" office:value-type="float" office:value="2" calcext:value-type="float">
            <text:p>2</text:p>
          </table:table-cell>
          <table:table-cell table:formula="of:=[.C103]" office:value-type="float" office:value="2" calcext:value-type="float">
            <text:p>2</text:p>
          </table:table-cell>
          <table:table-cell table:formula="of:=[.D103]" office:value-type="float" office:value="1" calcext:value-type="float">
            <text:p>1</text:p>
          </table:table-cell>
          <table:table-cell table:formula="of:=[.E103]" office:value-type="float" office:value="1" calcext:value-type="float">
            <text:p>1</text:p>
          </table:table-cell>
          <table:table-cell table:formula="of:=[.F103]" office:value-type="float" office:value="2" calcext:value-type="float">
            <text:p>2</text:p>
          </table:table-cell>
          <table:table-cell table:formula="of:=[.G103]/10000" office:value-type="float" office:value="3.7165" calcext:value-type="float">
            <text:p>3.7165</text:p>
          </table:table-cell>
          <table:table-cell table:formula="of:=[.Y10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728" calcext:value-type="float">
            <text:p>36728</text:p>
          </table:table-cell>
          <table:table-cell office:value-type="float" office:value="142896" calcext:value-type="float">
            <text:p>142896</text:p>
          </table:table-cell>
          <table:table-cell office:value-type="float" office:value="42836" calcext:value-type="float">
            <text:p>42836</text:p>
          </table:table-cell>
          <table:table-cell office:value-type="float" office:value="5701" calcext:value-type="float">
            <text:p>5701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516" calcext:value-type="float">
            <text:p>516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4]" office:value-type="float" office:value="2" calcext:value-type="float">
            <text:p>2</text:p>
          </table:table-cell>
          <table:table-cell table:formula="of:=[.C104]" office:value-type="float" office:value="2" calcext:value-type="float">
            <text:p>2</text:p>
          </table:table-cell>
          <table:table-cell table:formula="of:=[.D104]" office:value-type="float" office:value="1" calcext:value-type="float">
            <text:p>1</text:p>
          </table:table-cell>
          <table:table-cell table:formula="of:=[.E104]" office:value-type="float" office:value="1" calcext:value-type="float">
            <text:p>1</text:p>
          </table:table-cell>
          <table:table-cell table:formula="of:=[.F104]" office:value-type="float" office:value="4" calcext:value-type="float">
            <text:p>4</text:p>
          </table:table-cell>
          <table:table-cell table:formula="of:=[.G104]/10000" office:value-type="float" office:value="3.6728" calcext:value-type="float">
            <text:p>3.6728</text:p>
          </table:table-cell>
          <table:table-cell table:formula="of:=[.Y10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115" calcext:value-type="float">
            <text:p>37115</text:p>
          </table:table-cell>
          <table:table-cell office:value-type="float" office:value="142646" calcext:value-type="float">
            <text:p>142646</text:p>
          </table:table-cell>
          <table:table-cell office:value-type="float" office:value="38725" calcext:value-type="float">
            <text:p>38725</text:p>
          </table:table-cell>
          <table:table-cell office:value-type="float" office:value="1589" calcext:value-type="float">
            <text:p>1589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2584" calcext:value-type="float">
            <text:p>2584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5]" office:value-type="float" office:value="2" calcext:value-type="float">
            <text:p>2</text:p>
          </table:table-cell>
          <table:table-cell table:formula="of:=[.C105]" office:value-type="float" office:value="2" calcext:value-type="float">
            <text:p>2</text:p>
          </table:table-cell>
          <table:table-cell table:formula="of:=[.D105]" office:value-type="float" office:value="1" calcext:value-type="float">
            <text:p>1</text:p>
          </table:table-cell>
          <table:table-cell table:formula="of:=[.E105]" office:value-type="float" office:value="2" calcext:value-type="float">
            <text:p>2</text:p>
          </table:table-cell>
          <table:table-cell table:formula="of:=[.F105]" office:value-type="float" office:value="1" calcext:value-type="float">
            <text:p>1</text:p>
          </table:table-cell>
          <table:table-cell table:formula="of:=[.G105]/10000" office:value-type="float" office:value="3.7115" calcext:value-type="float">
            <text:p>3.7115</text:p>
          </table:table-cell>
          <table:table-cell table:formula="of:=[.Y10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6168" calcext:value-type="float">
            <text:p>36168</text:p>
          </table:table-cell>
          <table:table-cell office:value-type="float" office:value="140017" calcext:value-type="float">
            <text:p>140017</text:p>
          </table:table-cell>
          <table:table-cell office:value-type="float" office:value="38729" calcext:value-type="float">
            <text:p>38729</text:p>
          </table:table-cell>
          <table:table-cell office:value-type="float" office:value="1593" calcext:value-type="float">
            <text:p>1593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1171" calcext:value-type="float">
            <text:p>1171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6]" office:value-type="float" office:value="2" calcext:value-type="float">
            <text:p>2</text:p>
          </table:table-cell>
          <table:table-cell table:formula="of:=[.C106]" office:value-type="float" office:value="2" calcext:value-type="float">
            <text:p>2</text:p>
          </table:table-cell>
          <table:table-cell table:formula="of:=[.D106]" office:value-type="float" office:value="1" calcext:value-type="float">
            <text:p>1</text:p>
          </table:table-cell>
          <table:table-cell table:formula="of:=[.E106]" office:value-type="float" office:value="2" calcext:value-type="float">
            <text:p>2</text:p>
          </table:table-cell>
          <table:table-cell table:formula="of:=[.F106]" office:value-type="float" office:value="2" calcext:value-type="float">
            <text:p>2</text:p>
          </table:table-cell>
          <table:table-cell table:formula="of:=[.G106]/10000" office:value-type="float" office:value="3.6168" calcext:value-type="float">
            <text:p>3.6168</text:p>
          </table:table-cell>
          <table:table-cell table:formula="of:=[.Y10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692" calcext:value-type="float">
            <text:p>35692</text:p>
          </table:table-cell>
          <table:table-cell office:value-type="float" office:value="138847" calcext:value-type="float">
            <text:p>138847</text:p>
          </table:table-cell>
          <table:table-cell office:value-type="float" office:value="38729" calcext:value-type="float">
            <text:p>38729</text:p>
          </table:table-cell>
          <table:table-cell office:value-type="float" office:value="1594" calcext:value-type="float">
            <text:p>1594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563" calcext:value-type="float">
            <text:p>563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7]" office:value-type="float" office:value="2" calcext:value-type="float">
            <text:p>2</text:p>
          </table:table-cell>
          <table:table-cell table:formula="of:=[.C107]" office:value-type="float" office:value="2" calcext:value-type="float">
            <text:p>2</text:p>
          </table:table-cell>
          <table:table-cell table:formula="of:=[.D107]" office:value-type="float" office:value="1" calcext:value-type="float">
            <text:p>1</text:p>
          </table:table-cell>
          <table:table-cell table:formula="of:=[.E107]" office:value-type="float" office:value="2" calcext:value-type="float">
            <text:p>2</text:p>
          </table:table-cell>
          <table:table-cell table:formula="of:=[.F107]" office:value-type="float" office:value="4" calcext:value-type="float">
            <text:p>4</text:p>
          </table:table-cell>
          <table:table-cell table:formula="of:=[.G107]/10000" office:value-type="float" office:value="3.5692" calcext:value-type="float">
            <text:p>3.5692</text:p>
          </table:table-cell>
          <table:table-cell table:formula="of:=[.Y10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621" calcext:value-type="float">
            <text:p>35621</text:p>
          </table:table-cell>
          <table:table-cell office:value-type="float" office:value="138308" calcext:value-type="float">
            <text:p>138308</text:p>
          </table:table-cell>
          <table:table-cell office:value-type="float" office:value="38729" calcext:value-type="float">
            <text:p>38729</text:p>
          </table:table-cell>
          <table:table-cell office:value-type="float" office:value="1594" calcext:value-type="float">
            <text:p>1594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290" calcext:value-type="float">
            <text:p>290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8]" office:value-type="float" office:value="2" calcext:value-type="float">
            <text:p>2</text:p>
          </table:table-cell>
          <table:table-cell table:formula="of:=[.C108]" office:value-type="float" office:value="2" calcext:value-type="float">
            <text:p>2</text:p>
          </table:table-cell>
          <table:table-cell table:formula="of:=[.D108]" office:value-type="float" office:value="1" calcext:value-type="float">
            <text:p>1</text:p>
          </table:table-cell>
          <table:table-cell table:formula="of:=[.E108]" office:value-type="float" office:value="2" calcext:value-type="float">
            <text:p>2</text:p>
          </table:table-cell>
          <table:table-cell table:formula="of:=[.F108]" office:value-type="float" office:value="8" calcext:value-type="float">
            <text:p>8</text:p>
          </table:table-cell>
          <table:table-cell table:formula="of:=[.G108]/10000" office:value-type="float" office:value="3.5621" calcext:value-type="float">
            <text:p>3.5621</text:p>
          </table:table-cell>
          <table:table-cell table:formula="of:=[.Y10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161" calcext:value-type="float">
            <text:p>38161</text:p>
          </table:table-cell>
          <table:table-cell office:value-type="float" office:value="146745" calcext:value-type="float">
            <text:p>146745</text:p>
          </table:table-cell>
          <table:table-cell office:value-type="float" office:value="42827" calcext:value-type="float">
            <text:p>42827</text:p>
          </table:table-cell>
          <table:table-cell office:value-type="float" office:value="5691" calcext:value-type="float">
            <text:p>5691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2525" calcext:value-type="float">
            <text:p>2525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09]" office:value-type="float" office:value="2" calcext:value-type="float">
            <text:p>2</text:p>
          </table:table-cell>
          <table:table-cell table:formula="of:=[.C109]" office:value-type="float" office:value="2" calcext:value-type="float">
            <text:p>2</text:p>
          </table:table-cell>
          <table:table-cell table:formula="of:=[.D109]" office:value-type="float" office:value="2" calcext:value-type="float">
            <text:p>2</text:p>
          </table:table-cell>
          <table:table-cell table:formula="of:=[.E109]" office:value-type="float" office:value="1" calcext:value-type="float">
            <text:p>1</text:p>
          </table:table-cell>
          <table:table-cell table:formula="of:=[.F109]" office:value-type="float" office:value="1" calcext:value-type="float">
            <text:p>1</text:p>
          </table:table-cell>
          <table:table-cell table:formula="of:=[.G109]/10000" office:value-type="float" office:value="3.8161" calcext:value-type="float">
            <text:p>3.8161</text:p>
          </table:table-cell>
          <table:table-cell table:formula="of:=[.Y10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7165" calcext:value-type="float">
            <text:p>37165</text:p>
          </table:table-cell>
          <table:table-cell office:value-type="float" office:value="144075" calcext:value-type="float">
            <text:p>144075</text:p>
          </table:table-cell>
          <table:table-cell office:value-type="float" office:value="42832" calcext:value-type="float">
            <text:p>42832</text:p>
          </table:table-cell>
          <table:table-cell office:value-type="float" office:value="5697" calcext:value-type="float">
            <text:p>5697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1122" calcext:value-type="float">
            <text:p>1122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0]" office:value-type="float" office:value="2" calcext:value-type="float">
            <text:p>2</text:p>
          </table:table-cell>
          <table:table-cell table:formula="of:=[.C110]" office:value-type="float" office:value="2" calcext:value-type="float">
            <text:p>2</text:p>
          </table:table-cell>
          <table:table-cell table:formula="of:=[.D110]" office:value-type="float" office:value="2" calcext:value-type="float">
            <text:p>2</text:p>
          </table:table-cell>
          <table:table-cell table:formula="of:=[.E110]" office:value-type="float" office:value="1" calcext:value-type="float">
            <text:p>1</text:p>
          </table:table-cell>
          <table:table-cell table:formula="of:=[.F110]" office:value-type="float" office:value="2" calcext:value-type="float">
            <text:p>2</text:p>
          </table:table-cell>
          <table:table-cell table:formula="of:=[.G110]/10000" office:value-type="float" office:value="3.7165" calcext:value-type="float">
            <text:p>3.7165</text:p>
          </table:table-cell>
          <table:table-cell table:formula="of:=[.Y10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728" calcext:value-type="float">
            <text:p>36728</text:p>
          </table:table-cell>
          <table:table-cell office:value-type="float" office:value="142896" calcext:value-type="float">
            <text:p>142896</text:p>
          </table:table-cell>
          <table:table-cell office:value-type="float" office:value="42836" calcext:value-type="float">
            <text:p>42836</text:p>
          </table:table-cell>
          <table:table-cell office:value-type="float" office:value="5701" calcext:value-type="float">
            <text:p>5701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516" calcext:value-type="float">
            <text:p>516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1]" office:value-type="float" office:value="2" calcext:value-type="float">
            <text:p>2</text:p>
          </table:table-cell>
          <table:table-cell table:formula="of:=[.C111]" office:value-type="float" office:value="2" calcext:value-type="float">
            <text:p>2</text:p>
          </table:table-cell>
          <table:table-cell table:formula="of:=[.D111]" office:value-type="float" office:value="2" calcext:value-type="float">
            <text:p>2</text:p>
          </table:table-cell>
          <table:table-cell table:formula="of:=[.E111]" office:value-type="float" office:value="1" calcext:value-type="float">
            <text:p>1</text:p>
          </table:table-cell>
          <table:table-cell table:formula="of:=[.F111]" office:value-type="float" office:value="4" calcext:value-type="float">
            <text:p>4</text:p>
          </table:table-cell>
          <table:table-cell table:formula="of:=[.G111]/10000" office:value-type="float" office:value="3.6728" calcext:value-type="float">
            <text:p>3.6728</text:p>
          </table:table-cell>
          <table:table-cell table:formula="of:=[.Y11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7115" calcext:value-type="float">
            <text:p>37115</text:p>
          </table:table-cell>
          <table:table-cell office:value-type="float" office:value="142646" calcext:value-type="float">
            <text:p>142646</text:p>
          </table:table-cell>
          <table:table-cell office:value-type="float" office:value="38725" calcext:value-type="float">
            <text:p>38725</text:p>
          </table:table-cell>
          <table:table-cell office:value-type="float" office:value="1589" calcext:value-type="float">
            <text:p>1589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2584" calcext:value-type="float">
            <text:p>2584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2]" office:value-type="float" office:value="2" calcext:value-type="float">
            <text:p>2</text:p>
          </table:table-cell>
          <table:table-cell table:formula="of:=[.C112]" office:value-type="float" office:value="2" calcext:value-type="float">
            <text:p>2</text:p>
          </table:table-cell>
          <table:table-cell table:formula="of:=[.D112]" office:value-type="float" office:value="2" calcext:value-type="float">
            <text:p>2</text:p>
          </table:table-cell>
          <table:table-cell table:formula="of:=[.E112]" office:value-type="float" office:value="2" calcext:value-type="float">
            <text:p>2</text:p>
          </table:table-cell>
          <table:table-cell table:formula="of:=[.F112]" office:value-type="float" office:value="1" calcext:value-type="float">
            <text:p>1</text:p>
          </table:table-cell>
          <table:table-cell table:formula="of:=[.G112]/10000" office:value-type="float" office:value="3.7115" calcext:value-type="float">
            <text:p>3.7115</text:p>
          </table:table-cell>
          <table:table-cell table:formula="of:=[.Y11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6168" calcext:value-type="float">
            <text:p>36168</text:p>
          </table:table-cell>
          <table:table-cell office:value-type="float" office:value="140017" calcext:value-type="float">
            <text:p>140017</text:p>
          </table:table-cell>
          <table:table-cell office:value-type="float" office:value="38729" calcext:value-type="float">
            <text:p>38729</text:p>
          </table:table-cell>
          <table:table-cell office:value-type="float" office:value="1593" calcext:value-type="float">
            <text:p>1593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1171" calcext:value-type="float">
            <text:p>1171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3]" office:value-type="float" office:value="2" calcext:value-type="float">
            <text:p>2</text:p>
          </table:table-cell>
          <table:table-cell table:formula="of:=[.C113]" office:value-type="float" office:value="2" calcext:value-type="float">
            <text:p>2</text:p>
          </table:table-cell>
          <table:table-cell table:formula="of:=[.D113]" office:value-type="float" office:value="2" calcext:value-type="float">
            <text:p>2</text:p>
          </table:table-cell>
          <table:table-cell table:formula="of:=[.E113]" office:value-type="float" office:value="2" calcext:value-type="float">
            <text:p>2</text:p>
          </table:table-cell>
          <table:table-cell table:formula="of:=[.F113]" office:value-type="float" office:value="2" calcext:value-type="float">
            <text:p>2</text:p>
          </table:table-cell>
          <table:table-cell table:formula="of:=[.G113]/10000" office:value-type="float" office:value="3.6168" calcext:value-type="float">
            <text:p>3.6168</text:p>
          </table:table-cell>
          <table:table-cell table:formula="of:=[.Y11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692" calcext:value-type="float">
            <text:p>35692</text:p>
          </table:table-cell>
          <table:table-cell office:value-type="float" office:value="138847" calcext:value-type="float">
            <text:p>138847</text:p>
          </table:table-cell>
          <table:table-cell office:value-type="float" office:value="38729" calcext:value-type="float">
            <text:p>38729</text:p>
          </table:table-cell>
          <table:table-cell office:value-type="float" office:value="1594" calcext:value-type="float">
            <text:p>1594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563" calcext:value-type="float">
            <text:p>563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4]" office:value-type="float" office:value="2" calcext:value-type="float">
            <text:p>2</text:p>
          </table:table-cell>
          <table:table-cell table:formula="of:=[.C114]" office:value-type="float" office:value="2" calcext:value-type="float">
            <text:p>2</text:p>
          </table:table-cell>
          <table:table-cell table:formula="of:=[.D114]" office:value-type="float" office:value="2" calcext:value-type="float">
            <text:p>2</text:p>
          </table:table-cell>
          <table:table-cell table:formula="of:=[.E114]" office:value-type="float" office:value="2" calcext:value-type="float">
            <text:p>2</text:p>
          </table:table-cell>
          <table:table-cell table:formula="of:=[.F114]" office:value-type="float" office:value="4" calcext:value-type="float">
            <text:p>4</text:p>
          </table:table-cell>
          <table:table-cell table:formula="of:=[.G114]/10000" office:value-type="float" office:value="3.5692" calcext:value-type="float">
            <text:p>3.5692</text:p>
          </table:table-cell>
          <table:table-cell table:formula="of:=[.Y11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621" calcext:value-type="float">
            <text:p>35621</text:p>
          </table:table-cell>
          <table:table-cell office:value-type="float" office:value="138308" calcext:value-type="float">
            <text:p>138308</text:p>
          </table:table-cell>
          <table:table-cell office:value-type="float" office:value="38729" calcext:value-type="float">
            <text:p>38729</text:p>
          </table:table-cell>
          <table:table-cell office:value-type="float" office:value="1594" calcext:value-type="float">
            <text:p>1594</text:p>
          </table:table-cell>
          <table:table-cell office:value-type="float" office:value="57298" calcext:value-type="float">
            <text:p>57298</text:p>
          </table:table-cell>
          <table:table-cell office:value-type="float" office:value="12346" calcext:value-type="float">
            <text:p>12346</text:p>
          </table:table-cell>
          <table:table-cell office:value-type="float" office:value="290" calcext:value-type="float">
            <text:p>290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5]" office:value-type="float" office:value="2" calcext:value-type="float">
            <text:p>2</text:p>
          </table:table-cell>
          <table:table-cell table:formula="of:=[.C115]" office:value-type="float" office:value="2" calcext:value-type="float">
            <text:p>2</text:p>
          </table:table-cell>
          <table:table-cell table:formula="of:=[.D115]" office:value-type="float" office:value="2" calcext:value-type="float">
            <text:p>2</text:p>
          </table:table-cell>
          <table:table-cell table:formula="of:=[.E115]" office:value-type="float" office:value="2" calcext:value-type="float">
            <text:p>2</text:p>
          </table:table-cell>
          <table:table-cell table:formula="of:=[.F115]" office:value-type="float" office:value="8" calcext:value-type="float">
            <text:p>8</text:p>
          </table:table-cell>
          <table:table-cell table:formula="of:=[.G115]/10000" office:value-type="float" office:value="3.5621" calcext:value-type="float">
            <text:p>3.5621</text:p>
          </table:table-cell>
          <table:table-cell table:formula="of:=[.Y114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669" calcext:value-type="float">
            <text:p>36669</text:p>
          </table:table-cell>
          <table:table-cell office:value-type="float" office:value="140925" calcext:value-type="float">
            <text:p>140925</text:p>
          </table:table-cell>
          <table:table-cell office:value-type="float" office:value="37662" calcext:value-type="float">
            <text:p>37662</text:p>
          </table:table-cell>
          <table:table-cell office:value-type="float" office:value="527" calcext:value-type="float">
            <text:p>527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2712" calcext:value-type="float">
            <text:p>2712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6]" office:value-type="float" office:value="4" calcext:value-type="float">
            <text:p>4</text:p>
          </table:table-cell>
          <table:table-cell table:formula="of:=[.C116]" office:value-type="float" office:value="2" calcext:value-type="float">
            <text:p>2</text:p>
          </table:table-cell>
          <table:table-cell table:formula="of:=[.D116]" office:value-type="float" office:value="1" calcext:value-type="float">
            <text:p>1</text:p>
          </table:table-cell>
          <table:table-cell table:formula="of:=[.E116]" office:value-type="float" office:value="1" calcext:value-type="float">
            <text:p>1</text:p>
          </table:table-cell>
          <table:table-cell table:formula="of:=[.F116]" office:value-type="float" office:value="1" calcext:value-type="float">
            <text:p>1</text:p>
          </table:table-cell>
          <table:table-cell table:formula="of:=[.G116]/10000" office:value-type="float" office:value="3.6669" calcext:value-type="float">
            <text:p>3.6669</text:p>
          </table:table-cell>
          <table:table-cell table:formula="of:=[.Y115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79" calcext:value-type="float">
            <text:p>35679</text:p>
          </table:table-cell>
          <table:table-cell office:value-type="float" office:value="138167" calcext:value-type="float">
            <text:p>138167</text:p>
          </table:table-cell>
          <table:table-cell office:value-type="float" office:value="37663" calcext:value-type="float">
            <text:p>37663</text:p>
          </table:table-cell>
          <table:table-cell office:value-type="float" office:value="528" calcext:value-type="float">
            <text:p>528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1245" calcext:value-type="float">
            <text:p>1245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7]" office:value-type="float" office:value="4" calcext:value-type="float">
            <text:p>4</text:p>
          </table:table-cell>
          <table:table-cell table:formula="of:=[.C117]" office:value-type="float" office:value="2" calcext:value-type="float">
            <text:p>2</text:p>
          </table:table-cell>
          <table:table-cell table:formula="of:=[.D117]" office:value-type="float" office:value="1" calcext:value-type="float">
            <text:p>1</text:p>
          </table:table-cell>
          <table:table-cell table:formula="of:=[.E117]" office:value-type="float" office:value="1" calcext:value-type="float">
            <text:p>1</text:p>
          </table:table-cell>
          <table:table-cell table:formula="of:=[.F117]" office:value-type="float" office:value="2" calcext:value-type="float">
            <text:p>2</text:p>
          </table:table-cell>
          <table:table-cell table:formula="of:=[.G117]/10000" office:value-type="float" office:value="3.5679" calcext:value-type="float">
            <text:p>3.5679</text:p>
          </table:table-cell>
          <table:table-cell table:formula="of:=[.Y116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176" calcext:value-type="float">
            <text:p>35176</text:p>
          </table:table-cell>
          <table:table-cell office:value-type="float" office:value="136905" calcext:value-type="float">
            <text:p>136905</text:p>
          </table:table-cell>
          <table:table-cell office:value-type="float" office:value="37666" calcext:value-type="float">
            <text:p>37666</text:p>
          </table:table-cell>
          <table:table-cell office:value-type="float" office:value="531" calcext:value-type="float">
            <text:p>531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595" calcext:value-type="float">
            <text:p>595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8]" office:value-type="float" office:value="4" calcext:value-type="float">
            <text:p>4</text:p>
          </table:table-cell>
          <table:table-cell table:formula="of:=[.C118]" office:value-type="float" office:value="2" calcext:value-type="float">
            <text:p>2</text:p>
          </table:table-cell>
          <table:table-cell table:formula="of:=[.D118]" office:value-type="float" office:value="1" calcext:value-type="float">
            <text:p>1</text:p>
          </table:table-cell>
          <table:table-cell table:formula="of:=[.E118]" office:value-type="float" office:value="1" calcext:value-type="float">
            <text:p>1</text:p>
          </table:table-cell>
          <table:table-cell table:formula="of:=[.F118]" office:value-type="float" office:value="4" calcext:value-type="float">
            <text:p>4</text:p>
          </table:table-cell>
          <table:table-cell table:formula="of:=[.G118]/10000" office:value-type="float" office:value="3.5176" calcext:value-type="float">
            <text:p>3.5176</text:p>
          </table:table-cell>
          <table:table-cell table:formula="of:=[.Y117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673" calcext:value-type="float">
            <text:p>36673</text:p>
          </table:table-cell>
          <table:table-cell office:value-type="float" office:value="140966" calcext:value-type="float">
            <text:p>140966</text:p>
          </table:table-cell>
          <table:table-cell office:value-type="float" office:value="37671" calcext:value-type="float">
            <text:p>37671</text:p>
          </table:table-cell>
          <table:table-cell office:value-type="float" office:value="536" calcext:value-type="float">
            <text:p>536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2791" calcext:value-type="float">
            <text:p>2791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19]" office:value-type="float" office:value="4" calcext:value-type="float">
            <text:p>4</text:p>
          </table:table-cell>
          <table:table-cell table:formula="of:=[.C119]" office:value-type="float" office:value="2" calcext:value-type="float">
            <text:p>2</text:p>
          </table:table-cell>
          <table:table-cell table:formula="of:=[.D119]" office:value-type="float" office:value="1" calcext:value-type="float">
            <text:p>1</text:p>
          </table:table-cell>
          <table:table-cell table:formula="of:=[.E119]" office:value-type="float" office:value="2" calcext:value-type="float">
            <text:p>2</text:p>
          </table:table-cell>
          <table:table-cell table:formula="of:=[.F119]" office:value-type="float" office:value="1" calcext:value-type="float">
            <text:p>1</text:p>
          </table:table-cell>
          <table:table-cell table:formula="of:=[.G119]/10000" office:value-type="float" office:value="3.6673" calcext:value-type="float">
            <text:p>3.6673</text:p>
          </table:table-cell>
          <table:table-cell table:formula="of:=[.Y118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679" calcext:value-type="float">
            <text:p>35679</text:p>
          </table:table-cell>
          <table:table-cell office:value-type="float" office:value="138190" calcext:value-type="float">
            <text:p>138190</text:p>
          </table:table-cell>
          <table:table-cell office:value-type="float" office:value="37675" calcext:value-type="float">
            <text:p>37675</text:p>
          </table:table-cell>
          <table:table-cell office:value-type="float" office:value="539" calcext:value-type="float">
            <text:p>539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1287" calcext:value-type="float">
            <text:p>1287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0]" office:value-type="float" office:value="4" calcext:value-type="float">
            <text:p>4</text:p>
          </table:table-cell>
          <table:table-cell table:formula="of:=[.C120]" office:value-type="float" office:value="2" calcext:value-type="float">
            <text:p>2</text:p>
          </table:table-cell>
          <table:table-cell table:formula="of:=[.D120]" office:value-type="float" office:value="1" calcext:value-type="float">
            <text:p>1</text:p>
          </table:table-cell>
          <table:table-cell table:formula="of:=[.E120]" office:value-type="float" office:value="2" calcext:value-type="float">
            <text:p>2</text:p>
          </table:table-cell>
          <table:table-cell table:formula="of:=[.F120]" office:value-type="float" office:value="2" calcext:value-type="float">
            <text:p>2</text:p>
          </table:table-cell>
          <table:table-cell table:formula="of:=[.G120]/10000" office:value-type="float" office:value="3.5679" calcext:value-type="float">
            <text:p>3.5679</text:p>
          </table:table-cell>
          <table:table-cell table:formula="of:=[.Y119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175" calcext:value-type="float">
            <text:p>35175</text:p>
          </table:table-cell>
          <table:table-cell office:value-type="float" office:value="136923" calcext:value-type="float">
            <text:p>136923</text:p>
          </table:table-cell>
          <table:table-cell office:value-type="float" office:value="37675" calcext:value-type="float">
            <text:p>37675</text:p>
          </table:table-cell>
          <table:table-cell office:value-type="float" office:value="540" calcext:value-type="float">
            <text:p>540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622" calcext:value-type="float">
            <text:p>622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1]" office:value-type="float" office:value="4" calcext:value-type="float">
            <text:p>4</text:p>
          </table:table-cell>
          <table:table-cell table:formula="of:=[.C121]" office:value-type="float" office:value="2" calcext:value-type="float">
            <text:p>2</text:p>
          </table:table-cell>
          <table:table-cell table:formula="of:=[.D121]" office:value-type="float" office:value="1" calcext:value-type="float">
            <text:p>1</text:p>
          </table:table-cell>
          <table:table-cell table:formula="of:=[.E121]" office:value-type="float" office:value="2" calcext:value-type="float">
            <text:p>2</text:p>
          </table:table-cell>
          <table:table-cell table:formula="of:=[.F121]" office:value-type="float" office:value="4" calcext:value-type="float">
            <text:p>4</text:p>
          </table:table-cell>
          <table:table-cell table:formula="of:=[.G121]/10000" office:value-type="float" office:value="3.5175" calcext:value-type="float">
            <text:p>3.5175</text:p>
          </table:table-cell>
          <table:table-cell table:formula="of:=[.Y120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071" calcext:value-type="float">
            <text:p>35071</text:p>
          </table:table-cell>
          <table:table-cell office:value-type="float" office:value="136295" calcext:value-type="float">
            <text:p>136295</text:p>
          </table:table-cell>
          <table:table-cell office:value-type="float" office:value="37675" calcext:value-type="float">
            <text:p>37675</text:p>
          </table:table-cell>
          <table:table-cell office:value-type="float" office:value="539" calcext:value-type="float">
            <text:p>539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304" calcext:value-type="float">
            <text:p>304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2]" office:value-type="float" office:value="4" calcext:value-type="float">
            <text:p>4</text:p>
          </table:table-cell>
          <table:table-cell table:formula="of:=[.C122]" office:value-type="float" office:value="2" calcext:value-type="float">
            <text:p>2</text:p>
          </table:table-cell>
          <table:table-cell table:formula="of:=[.D122]" office:value-type="float" office:value="1" calcext:value-type="float">
            <text:p>1</text:p>
          </table:table-cell>
          <table:table-cell table:formula="of:=[.E122]" office:value-type="float" office:value="2" calcext:value-type="float">
            <text:p>2</text:p>
          </table:table-cell>
          <table:table-cell table:formula="of:=[.F122]" office:value-type="float" office:value="8" calcext:value-type="float">
            <text:p>8</text:p>
          </table:table-cell>
          <table:table-cell table:formula="of:=[.G122]/10000" office:value-type="float" office:value="3.5071" calcext:value-type="float">
            <text:p>3.5071</text:p>
          </table:table-cell>
          <table:table-cell table:formula="of:=[.Y121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669" calcext:value-type="float">
            <text:p>36669</text:p>
          </table:table-cell>
          <table:table-cell office:value-type="float" office:value="140925" calcext:value-type="float">
            <text:p>140925</text:p>
          </table:table-cell>
          <table:table-cell office:value-type="float" office:value="37662" calcext:value-type="float">
            <text:p>37662</text:p>
          </table:table-cell>
          <table:table-cell office:value-type="float" office:value="527" calcext:value-type="float">
            <text:p>527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2712" calcext:value-type="float">
            <text:p>2712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3]" office:value-type="float" office:value="4" calcext:value-type="float">
            <text:p>4</text:p>
          </table:table-cell>
          <table:table-cell table:formula="of:=[.C123]" office:value-type="float" office:value="2" calcext:value-type="float">
            <text:p>2</text:p>
          </table:table-cell>
          <table:table-cell table:formula="of:=[.D123]" office:value-type="float" office:value="2" calcext:value-type="float">
            <text:p>2</text:p>
          </table:table-cell>
          <table:table-cell table:formula="of:=[.E123]" office:value-type="float" office:value="1" calcext:value-type="float">
            <text:p>1</text:p>
          </table:table-cell>
          <table:table-cell table:formula="of:=[.F123]" office:value-type="float" office:value="1" calcext:value-type="float">
            <text:p>1</text:p>
          </table:table-cell>
          <table:table-cell table:formula="of:=[.G123]/10000" office:value-type="float" office:value="3.6669" calcext:value-type="float">
            <text:p>3.6669</text:p>
          </table:table-cell>
          <table:table-cell table:formula="of:=[.Y122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679" calcext:value-type="float">
            <text:p>35679</text:p>
          </table:table-cell>
          <table:table-cell office:value-type="float" office:value="138167" calcext:value-type="float">
            <text:p>138167</text:p>
          </table:table-cell>
          <table:table-cell office:value-type="float" office:value="37663" calcext:value-type="float">
            <text:p>37663</text:p>
          </table:table-cell>
          <table:table-cell office:value-type="float" office:value="528" calcext:value-type="float">
            <text:p>528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1245" calcext:value-type="float">
            <text:p>1245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4]" office:value-type="float" office:value="4" calcext:value-type="float">
            <text:p>4</text:p>
          </table:table-cell>
          <table:table-cell table:formula="of:=[.C124]" office:value-type="float" office:value="2" calcext:value-type="float">
            <text:p>2</text:p>
          </table:table-cell>
          <table:table-cell table:formula="of:=[.D124]" office:value-type="float" office:value="2" calcext:value-type="float">
            <text:p>2</text:p>
          </table:table-cell>
          <table:table-cell table:formula="of:=[.E124]" office:value-type="float" office:value="1" calcext:value-type="float">
            <text:p>1</text:p>
          </table:table-cell>
          <table:table-cell table:formula="of:=[.F124]" office:value-type="float" office:value="2" calcext:value-type="float">
            <text:p>2</text:p>
          </table:table-cell>
          <table:table-cell table:formula="of:=[.G124]/10000" office:value-type="float" office:value="3.5679" calcext:value-type="float">
            <text:p>3.5679</text:p>
          </table:table-cell>
          <table:table-cell table:formula="of:=[.Y123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176" calcext:value-type="float">
            <text:p>35176</text:p>
          </table:table-cell>
          <table:table-cell office:value-type="float" office:value="136905" calcext:value-type="float">
            <text:p>136905</text:p>
          </table:table-cell>
          <table:table-cell office:value-type="float" office:value="37666" calcext:value-type="float">
            <text:p>37666</text:p>
          </table:table-cell>
          <table:table-cell office:value-type="float" office:value="531" calcext:value-type="float">
            <text:p>531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595" calcext:value-type="float">
            <text:p>595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5]" office:value-type="float" office:value="4" calcext:value-type="float">
            <text:p>4</text:p>
          </table:table-cell>
          <table:table-cell table:formula="of:=[.C125]" office:value-type="float" office:value="2" calcext:value-type="float">
            <text:p>2</text:p>
          </table:table-cell>
          <table:table-cell table:formula="of:=[.D125]" office:value-type="float" office:value="2" calcext:value-type="float">
            <text:p>2</text:p>
          </table:table-cell>
          <table:table-cell table:formula="of:=[.E125]" office:value-type="float" office:value="1" calcext:value-type="float">
            <text:p>1</text:p>
          </table:table-cell>
          <table:table-cell table:formula="of:=[.F125]" office:value-type="float" office:value="4" calcext:value-type="float">
            <text:p>4</text:p>
          </table:table-cell>
          <table:table-cell table:formula="of:=[.G125]/10000" office:value-type="float" office:value="3.5176" calcext:value-type="float">
            <text:p>3.5176</text:p>
          </table:table-cell>
          <table:table-cell table:formula="of:=[.Y124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673" calcext:value-type="float">
            <text:p>36673</text:p>
          </table:table-cell>
          <table:table-cell office:value-type="float" office:value="140966" calcext:value-type="float">
            <text:p>140966</text:p>
          </table:table-cell>
          <table:table-cell office:value-type="float" office:value="37671" calcext:value-type="float">
            <text:p>37671</text:p>
          </table:table-cell>
          <table:table-cell office:value-type="float" office:value="536" calcext:value-type="float">
            <text:p>536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2791" calcext:value-type="float">
            <text:p>2791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6]" office:value-type="float" office:value="4" calcext:value-type="float">
            <text:p>4</text:p>
          </table:table-cell>
          <table:table-cell table:formula="of:=[.C126]" office:value-type="float" office:value="2" calcext:value-type="float">
            <text:p>2</text:p>
          </table:table-cell>
          <table:table-cell table:formula="of:=[.D126]" office:value-type="float" office:value="2" calcext:value-type="float">
            <text:p>2</text:p>
          </table:table-cell>
          <table:table-cell table:formula="of:=[.E126]" office:value-type="float" office:value="2" calcext:value-type="float">
            <text:p>2</text:p>
          </table:table-cell>
          <table:table-cell table:formula="of:=[.F126]" office:value-type="float" office:value="1" calcext:value-type="float">
            <text:p>1</text:p>
          </table:table-cell>
          <table:table-cell table:formula="of:=[.G126]/10000" office:value-type="float" office:value="3.6673" calcext:value-type="float">
            <text:p>3.6673</text:p>
          </table:table-cell>
          <table:table-cell table:formula="of:=[.Y125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5679" calcext:value-type="float">
            <text:p>35679</text:p>
          </table:table-cell>
          <table:table-cell office:value-type="float" office:value="138190" calcext:value-type="float">
            <text:p>138190</text:p>
          </table:table-cell>
          <table:table-cell office:value-type="float" office:value="37675" calcext:value-type="float">
            <text:p>37675</text:p>
          </table:table-cell>
          <table:table-cell office:value-type="float" office:value="539" calcext:value-type="float">
            <text:p>539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1287" calcext:value-type="float">
            <text:p>1287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7]" office:value-type="float" office:value="4" calcext:value-type="float">
            <text:p>4</text:p>
          </table:table-cell>
          <table:table-cell table:formula="of:=[.C127]" office:value-type="float" office:value="2" calcext:value-type="float">
            <text:p>2</text:p>
          </table:table-cell>
          <table:table-cell table:formula="of:=[.D127]" office:value-type="float" office:value="2" calcext:value-type="float">
            <text:p>2</text:p>
          </table:table-cell>
          <table:table-cell table:formula="of:=[.E127]" office:value-type="float" office:value="2" calcext:value-type="float">
            <text:p>2</text:p>
          </table:table-cell>
          <table:table-cell table:formula="of:=[.F127]" office:value-type="float" office:value="2" calcext:value-type="float">
            <text:p>2</text:p>
          </table:table-cell>
          <table:table-cell table:formula="of:=[.G127]/10000" office:value-type="float" office:value="3.5679" calcext:value-type="float">
            <text:p>3.5679</text:p>
          </table:table-cell>
          <table:table-cell table:formula="of:=[.Y126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175" calcext:value-type="float">
            <text:p>35175</text:p>
          </table:table-cell>
          <table:table-cell office:value-type="float" office:value="136923" calcext:value-type="float">
            <text:p>136923</text:p>
          </table:table-cell>
          <table:table-cell office:value-type="float" office:value="37675" calcext:value-type="float">
            <text:p>37675</text:p>
          </table:table-cell>
          <table:table-cell office:value-type="float" office:value="540" calcext:value-type="float">
            <text:p>540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622" calcext:value-type="float">
            <text:p>622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8]" office:value-type="float" office:value="4" calcext:value-type="float">
            <text:p>4</text:p>
          </table:table-cell>
          <table:table-cell table:formula="of:=[.C128]" office:value-type="float" office:value="2" calcext:value-type="float">
            <text:p>2</text:p>
          </table:table-cell>
          <table:table-cell table:formula="of:=[.D128]" office:value-type="float" office:value="2" calcext:value-type="float">
            <text:p>2</text:p>
          </table:table-cell>
          <table:table-cell table:formula="of:=[.E128]" office:value-type="float" office:value="2" calcext:value-type="float">
            <text:p>2</text:p>
          </table:table-cell>
          <table:table-cell table:formula="of:=[.F128]" office:value-type="float" office:value="4" calcext:value-type="float">
            <text:p>4</text:p>
          </table:table-cell>
          <table:table-cell table:formula="of:=[.G128]/10000" office:value-type="float" office:value="3.5175" calcext:value-type="float">
            <text:p>3.5175</text:p>
          </table:table-cell>
          <table:table-cell table:formula="of:=[.Y127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5071" calcext:value-type="float">
            <text:p>35071</text:p>
          </table:table-cell>
          <table:table-cell office:value-type="float" office:value="136295" calcext:value-type="float">
            <text:p>136295</text:p>
          </table:table-cell>
          <table:table-cell office:value-type="float" office:value="37675" calcext:value-type="float">
            <text:p>37675</text:p>
          </table:table-cell>
          <table:table-cell office:value-type="float" office:value="539" calcext:value-type="float">
            <text:p>539</text:p>
          </table:table-cell>
          <table:table-cell office:value-type="float" office:value="57314" calcext:value-type="float">
            <text:p>57314</text:p>
          </table:table-cell>
          <table:table-cell office:value-type="float" office:value="12346" calcext:value-type="float">
            <text:p>12346</text:p>
          </table:table-cell>
          <table:table-cell office:value-type="float" office:value="304" calcext:value-type="float">
            <text:p>304</text:p>
          </table:table-cell>
          <table:table-cell office:value-type="float" office:value="159816" calcext:value-type="float">
            <text:p>159816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29]" office:value-type="float" office:value="4" calcext:value-type="float">
            <text:p>4</text:p>
          </table:table-cell>
          <table:table-cell table:formula="of:=[.C129]" office:value-type="float" office:value="2" calcext:value-type="float">
            <text:p>2</text:p>
          </table:table-cell>
          <table:table-cell table:formula="of:=[.D129]" office:value-type="float" office:value="2" calcext:value-type="float">
            <text:p>2</text:p>
          </table:table-cell>
          <table:table-cell table:formula="of:=[.E129]" office:value-type="float" office:value="2" calcext:value-type="float">
            <text:p>2</text:p>
          </table:table-cell>
          <table:table-cell table:formula="of:=[.F129]" office:value-type="float" office:value="8" calcext:value-type="float">
            <text:p>8</text:p>
          </table:table-cell>
          <table:table-cell table:formula="of:=[.G129]/10000" office:value-type="float" office:value="3.5071" calcext:value-type="float">
            <text:p>3.5071</text:p>
          </table:table-cell>
          <table:table-cell table:formula="of:=[.Y128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572" calcext:value-type="float">
            <text:p>36572</text:p>
          </table:table-cell>
          <table:table-cell office:value-type="float" office:value="140611" calcext:value-type="float">
            <text:p>140611</text:p>
          </table:table-cell>
          <table:table-cell office:value-type="float" office:value="37685" calcext:value-type="float">
            <text:p>37685</text:p>
          </table:table-cell>
          <table:table-cell office:value-type="float" office:value="549" calcext:value-type="float">
            <text:p>549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2818" calcext:value-type="float">
            <text:p>2818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0]" office:value-type="float" office:value="4" calcext:value-type="float">
            <text:p>4</text:p>
          </table:table-cell>
          <table:table-cell table:formula="of:=[.C130]" office:value-type="float" office:value="3" calcext:value-type="float">
            <text:p>3</text:p>
          </table:table-cell>
          <table:table-cell table:formula="of:=[.D130]" office:value-type="float" office:value="1" calcext:value-type="float">
            <text:p>1</text:p>
          </table:table-cell>
          <table:table-cell table:formula="of:=[.E130]" office:value-type="float" office:value="1" calcext:value-type="float">
            <text:p>1</text:p>
          </table:table-cell>
          <table:table-cell table:formula="of:=[.F130]" office:value-type="float" office:value="1" calcext:value-type="float">
            <text:p>1</text:p>
          </table:table-cell>
          <table:table-cell table:formula="of:=[.G130]/10000" office:value-type="float" office:value="3.6572" calcext:value-type="float">
            <text:p>3.6572</text:p>
          </table:table-cell>
          <table:table-cell table:formula="of:=[.Y129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32" calcext:value-type="float">
            <text:p>35532</text:p>
          </table:table-cell>
          <table:table-cell office:value-type="float" office:value="137680" calcext:value-type="float">
            <text:p>137680</text:p>
          </table:table-cell>
          <table:table-cell office:value-type="float" office:value="37697" calcext:value-type="float">
            <text:p>37697</text:p>
          </table:table-cell>
          <table:table-cell office:value-type="float" office:value="561" calcext:value-type="float">
            <text:p>561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1251" calcext:value-type="float">
            <text:p>1251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1]" office:value-type="float" office:value="4" calcext:value-type="float">
            <text:p>4</text:p>
          </table:table-cell>
          <table:table-cell table:formula="of:=[.C131]" office:value-type="float" office:value="3" calcext:value-type="float">
            <text:p>3</text:p>
          </table:table-cell>
          <table:table-cell table:formula="of:=[.D131]" office:value-type="float" office:value="1" calcext:value-type="float">
            <text:p>1</text:p>
          </table:table-cell>
          <table:table-cell table:formula="of:=[.E131]" office:value-type="float" office:value="1" calcext:value-type="float">
            <text:p>1</text:p>
          </table:table-cell>
          <table:table-cell table:formula="of:=[.F131]" office:value-type="float" office:value="2" calcext:value-type="float">
            <text:p>2</text:p>
          </table:table-cell>
          <table:table-cell table:formula="of:=[.G131]/10000" office:value-type="float" office:value="3.5532" calcext:value-type="float">
            <text:p>3.5532</text:p>
          </table:table-cell>
          <table:table-cell table:formula="of:=[.Y130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37" calcext:value-type="float">
            <text:p>35037</text:p>
          </table:table-cell>
          <table:table-cell office:value-type="float" office:value="136391" calcext:value-type="float">
            <text:p>136391</text:p>
          </table:table-cell>
          <table:table-cell office:value-type="float" office:value="37697" calcext:value-type="float">
            <text:p>37697</text:p>
          </table:table-cell>
          <table:table-cell office:value-type="float" office:value="562" calcext:value-type="float">
            <text:p>562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585" calcext:value-type="float">
            <text:p>585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2]" office:value-type="float" office:value="4" calcext:value-type="float">
            <text:p>4</text:p>
          </table:table-cell>
          <table:table-cell table:formula="of:=[.C132]" office:value-type="float" office:value="3" calcext:value-type="float">
            <text:p>3</text:p>
          </table:table-cell>
          <table:table-cell table:formula="of:=[.D132]" office:value-type="float" office:value="1" calcext:value-type="float">
            <text:p>1</text:p>
          </table:table-cell>
          <table:table-cell table:formula="of:=[.E132]" office:value-type="float" office:value="1" calcext:value-type="float">
            <text:p>1</text:p>
          </table:table-cell>
          <table:table-cell table:formula="of:=[.F132]" office:value-type="float" office:value="4" calcext:value-type="float">
            <text:p>4</text:p>
          </table:table-cell>
          <table:table-cell table:formula="of:=[.G132]/10000" office:value-type="float" office:value="3.5037" calcext:value-type="float">
            <text:p>3.5037</text:p>
          </table:table-cell>
          <table:table-cell table:formula="of:=[.Y131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746" calcext:value-type="float">
            <text:p>36746</text:p>
          </table:table-cell>
          <table:table-cell office:value-type="float" office:value="141489" calcext:value-type="float">
            <text:p>141489</text:p>
          </table:table-cell>
          <table:table-cell office:value-type="float" office:value="38199" calcext:value-type="float">
            <text:p>38199</text:p>
          </table:table-cell>
          <table:table-cell office:value-type="float" office:value="1064" calcext:value-type="float">
            <text:p>1064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3566" calcext:value-type="float">
            <text:p>3566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3]" office:value-type="float" office:value="4" calcext:value-type="float">
            <text:p>4</text:p>
          </table:table-cell>
          <table:table-cell table:formula="of:=[.C133]" office:value-type="float" office:value="3" calcext:value-type="float">
            <text:p>3</text:p>
          </table:table-cell>
          <table:table-cell table:formula="of:=[.D133]" office:value-type="float" office:value="1" calcext:value-type="float">
            <text:p>1</text:p>
          </table:table-cell>
          <table:table-cell table:formula="of:=[.E133]" office:value-type="float" office:value="2" calcext:value-type="float">
            <text:p>2</text:p>
          </table:table-cell>
          <table:table-cell table:formula="of:=[.F133]" office:value-type="float" office:value="1" calcext:value-type="float">
            <text:p>1</text:p>
          </table:table-cell>
          <table:table-cell table:formula="of:=[.G133]/10000" office:value-type="float" office:value="3.6746" calcext:value-type="float">
            <text:p>3.6746</text:p>
          </table:table-cell>
          <table:table-cell table:formula="of:=[.Y132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684" calcext:value-type="float">
            <text:p>35684</text:p>
          </table:table-cell>
          <table:table-cell office:value-type="float" office:value="138194" calcext:value-type="float">
            <text:p>138194</text:p>
          </table:table-cell>
          <table:table-cell office:value-type="float" office:value="38203" calcext:value-type="float">
            <text:p>38203</text:p>
          </table:table-cell>
          <table:table-cell office:value-type="float" office:value="1067" calcext:value-type="float">
            <text:p>1067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1605" calcext:value-type="float">
            <text:p>1605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4]" office:value-type="float" office:value="4" calcext:value-type="float">
            <text:p>4</text:p>
          </table:table-cell>
          <table:table-cell table:formula="of:=[.C134]" office:value-type="float" office:value="3" calcext:value-type="float">
            <text:p>3</text:p>
          </table:table-cell>
          <table:table-cell table:formula="of:=[.D134]" office:value-type="float" office:value="1" calcext:value-type="float">
            <text:p>1</text:p>
          </table:table-cell>
          <table:table-cell table:formula="of:=[.E134]" office:value-type="float" office:value="2" calcext:value-type="float">
            <text:p>2</text:p>
          </table:table-cell>
          <table:table-cell table:formula="of:=[.F134]" office:value-type="float" office:value="2" calcext:value-type="float">
            <text:p>2</text:p>
          </table:table-cell>
          <table:table-cell table:formula="of:=[.G134]/10000" office:value-type="float" office:value="3.5684" calcext:value-type="float">
            <text:p>3.5684</text:p>
          </table:table-cell>
          <table:table-cell table:formula="of:=[.Y133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97" calcext:value-type="float">
            <text:p>35097</text:p>
          </table:table-cell>
          <table:table-cell office:value-type="float" office:value="136609" calcext:value-type="float">
            <text:p>136609</text:p>
          </table:table-cell>
          <table:table-cell office:value-type="float" office:value="38203" calcext:value-type="float">
            <text:p>38203</text:p>
          </table:table-cell>
          <table:table-cell office:value-type="float" office:value="1067" calcext:value-type="float">
            <text:p>1067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734" calcext:value-type="float">
            <text:p>734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5]" office:value-type="float" office:value="4" calcext:value-type="float">
            <text:p>4</text:p>
          </table:table-cell>
          <table:table-cell table:formula="of:=[.C135]" office:value-type="float" office:value="3" calcext:value-type="float">
            <text:p>3</text:p>
          </table:table-cell>
          <table:table-cell table:formula="of:=[.D135]" office:value-type="float" office:value="1" calcext:value-type="float">
            <text:p>1</text:p>
          </table:table-cell>
          <table:table-cell table:formula="of:=[.E135]" office:value-type="float" office:value="2" calcext:value-type="float">
            <text:p>2</text:p>
          </table:table-cell>
          <table:table-cell table:formula="of:=[.F135]" office:value-type="float" office:value="4" calcext:value-type="float">
            <text:p>4</text:p>
          </table:table-cell>
          <table:table-cell table:formula="of:=[.G135]/10000" office:value-type="float" office:value="3.5097" calcext:value-type="float">
            <text:p>3.5097</text:p>
          </table:table-cell>
          <table:table-cell table:formula="of:=[.Y134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4960" calcext:value-type="float">
            <text:p>34960</text:p>
          </table:table-cell>
          <table:table-cell office:value-type="float" office:value="135910" calcext:value-type="float">
            <text:p>135910</text:p>
          </table:table-cell>
          <table:table-cell office:value-type="float" office:value="38203" calcext:value-type="float">
            <text:p>38203</text:p>
          </table:table-cell>
          <table:table-cell office:value-type="float" office:value="1068" calcext:value-type="float">
            <text:p>1068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371" calcext:value-type="float">
            <text:p>371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6]" office:value-type="float" office:value="4" calcext:value-type="float">
            <text:p>4</text:p>
          </table:table-cell>
          <table:table-cell table:formula="of:=[.C136]" office:value-type="float" office:value="3" calcext:value-type="float">
            <text:p>3</text:p>
          </table:table-cell>
          <table:table-cell table:formula="of:=[.D136]" office:value-type="float" office:value="1" calcext:value-type="float">
            <text:p>1</text:p>
          </table:table-cell>
          <table:table-cell table:formula="of:=[.E136]" office:value-type="float" office:value="2" calcext:value-type="float">
            <text:p>2</text:p>
          </table:table-cell>
          <table:table-cell table:formula="of:=[.F136]" office:value-type="float" office:value="8" calcext:value-type="float">
            <text:p>8</text:p>
          </table:table-cell>
          <table:table-cell table:formula="of:=[.G136]/10000" office:value-type="float" office:value="3.496" calcext:value-type="float">
            <text:p>3.496</text:p>
          </table:table-cell>
          <table:table-cell table:formula="of:=[.Y135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572" calcext:value-type="float">
            <text:p>36572</text:p>
          </table:table-cell>
          <table:table-cell office:value-type="float" office:value="140611" calcext:value-type="float">
            <text:p>140611</text:p>
          </table:table-cell>
          <table:table-cell office:value-type="float" office:value="37685" calcext:value-type="float">
            <text:p>37685</text:p>
          </table:table-cell>
          <table:table-cell office:value-type="float" office:value="549" calcext:value-type="float">
            <text:p>549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2818" calcext:value-type="float">
            <text:p>2818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7]" office:value-type="float" office:value="4" calcext:value-type="float">
            <text:p>4</text:p>
          </table:table-cell>
          <table:table-cell table:formula="of:=[.C137]" office:value-type="float" office:value="3" calcext:value-type="float">
            <text:p>3</text:p>
          </table:table-cell>
          <table:table-cell table:formula="of:=[.D137]" office:value-type="float" office:value="2" calcext:value-type="float">
            <text:p>2</text:p>
          </table:table-cell>
          <table:table-cell table:formula="of:=[.E137]" office:value-type="float" office:value="1" calcext:value-type="float">
            <text:p>1</text:p>
          </table:table-cell>
          <table:table-cell table:formula="of:=[.F137]" office:value-type="float" office:value="1" calcext:value-type="float">
            <text:p>1</text:p>
          </table:table-cell>
          <table:table-cell table:formula="of:=[.G137]/10000" office:value-type="float" office:value="3.6572" calcext:value-type="float">
            <text:p>3.6572</text:p>
          </table:table-cell>
          <table:table-cell table:formula="of:=[.Y136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32" calcext:value-type="float">
            <text:p>35532</text:p>
          </table:table-cell>
          <table:table-cell office:value-type="float" office:value="137680" calcext:value-type="float">
            <text:p>137680</text:p>
          </table:table-cell>
          <table:table-cell office:value-type="float" office:value="37697" calcext:value-type="float">
            <text:p>37697</text:p>
          </table:table-cell>
          <table:table-cell office:value-type="float" office:value="561" calcext:value-type="float">
            <text:p>561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1251" calcext:value-type="float">
            <text:p>1251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8]" office:value-type="float" office:value="4" calcext:value-type="float">
            <text:p>4</text:p>
          </table:table-cell>
          <table:table-cell table:formula="of:=[.C138]" office:value-type="float" office:value="3" calcext:value-type="float">
            <text:p>3</text:p>
          </table:table-cell>
          <table:table-cell table:formula="of:=[.D138]" office:value-type="float" office:value="2" calcext:value-type="float">
            <text:p>2</text:p>
          </table:table-cell>
          <table:table-cell table:formula="of:=[.E138]" office:value-type="float" office:value="1" calcext:value-type="float">
            <text:p>1</text:p>
          </table:table-cell>
          <table:table-cell table:formula="of:=[.F138]" office:value-type="float" office:value="2" calcext:value-type="float">
            <text:p>2</text:p>
          </table:table-cell>
          <table:table-cell table:formula="of:=[.G138]/10000" office:value-type="float" office:value="3.5532" calcext:value-type="float">
            <text:p>3.5532</text:p>
          </table:table-cell>
          <table:table-cell table:formula="of:=[.Y137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37" calcext:value-type="float">
            <text:p>35037</text:p>
          </table:table-cell>
          <table:table-cell office:value-type="float" office:value="136391" calcext:value-type="float">
            <text:p>136391</text:p>
          </table:table-cell>
          <table:table-cell office:value-type="float" office:value="37697" calcext:value-type="float">
            <text:p>37697</text:p>
          </table:table-cell>
          <table:table-cell office:value-type="float" office:value="562" calcext:value-type="float">
            <text:p>562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585" calcext:value-type="float">
            <text:p>585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39]" office:value-type="float" office:value="4" calcext:value-type="float">
            <text:p>4</text:p>
          </table:table-cell>
          <table:table-cell table:formula="of:=[.C139]" office:value-type="float" office:value="3" calcext:value-type="float">
            <text:p>3</text:p>
          </table:table-cell>
          <table:table-cell table:formula="of:=[.D139]" office:value-type="float" office:value="2" calcext:value-type="float">
            <text:p>2</text:p>
          </table:table-cell>
          <table:table-cell table:formula="of:=[.E139]" office:value-type="float" office:value="1" calcext:value-type="float">
            <text:p>1</text:p>
          </table:table-cell>
          <table:table-cell table:formula="of:=[.F139]" office:value-type="float" office:value="4" calcext:value-type="float">
            <text:p>4</text:p>
          </table:table-cell>
          <table:table-cell table:formula="of:=[.G139]/10000" office:value-type="float" office:value="3.5037" calcext:value-type="float">
            <text:p>3.5037</text:p>
          </table:table-cell>
          <table:table-cell table:formula="of:=[.Y138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746" calcext:value-type="float">
            <text:p>36746</text:p>
          </table:table-cell>
          <table:table-cell office:value-type="float" office:value="141489" calcext:value-type="float">
            <text:p>141489</text:p>
          </table:table-cell>
          <table:table-cell office:value-type="float" office:value="38199" calcext:value-type="float">
            <text:p>38199</text:p>
          </table:table-cell>
          <table:table-cell office:value-type="float" office:value="1064" calcext:value-type="float">
            <text:p>1064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3566" calcext:value-type="float">
            <text:p>3566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0]" office:value-type="float" office:value="4" calcext:value-type="float">
            <text:p>4</text:p>
          </table:table-cell>
          <table:table-cell table:formula="of:=[.C140]" office:value-type="float" office:value="3" calcext:value-type="float">
            <text:p>3</text:p>
          </table:table-cell>
          <table:table-cell table:formula="of:=[.D140]" office:value-type="float" office:value="2" calcext:value-type="float">
            <text:p>2</text:p>
          </table:table-cell>
          <table:table-cell table:formula="of:=[.E140]" office:value-type="float" office:value="2" calcext:value-type="float">
            <text:p>2</text:p>
          </table:table-cell>
          <table:table-cell table:formula="of:=[.F140]" office:value-type="float" office:value="1" calcext:value-type="float">
            <text:p>1</text:p>
          </table:table-cell>
          <table:table-cell table:formula="of:=[.G140]/10000" office:value-type="float" office:value="3.6746" calcext:value-type="float">
            <text:p>3.6746</text:p>
          </table:table-cell>
          <table:table-cell table:formula="of:=[.Y139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684" calcext:value-type="float">
            <text:p>35684</text:p>
          </table:table-cell>
          <table:table-cell office:value-type="float" office:value="138194" calcext:value-type="float">
            <text:p>138194</text:p>
          </table:table-cell>
          <table:table-cell office:value-type="float" office:value="38203" calcext:value-type="float">
            <text:p>38203</text:p>
          </table:table-cell>
          <table:table-cell office:value-type="float" office:value="1067" calcext:value-type="float">
            <text:p>1067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1605" calcext:value-type="float">
            <text:p>1605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1]" office:value-type="float" office:value="4" calcext:value-type="float">
            <text:p>4</text:p>
          </table:table-cell>
          <table:table-cell table:formula="of:=[.C141]" office:value-type="float" office:value="3" calcext:value-type="float">
            <text:p>3</text:p>
          </table:table-cell>
          <table:table-cell table:formula="of:=[.D141]" office:value-type="float" office:value="2" calcext:value-type="float">
            <text:p>2</text:p>
          </table:table-cell>
          <table:table-cell table:formula="of:=[.E141]" office:value-type="float" office:value="2" calcext:value-type="float">
            <text:p>2</text:p>
          </table:table-cell>
          <table:table-cell table:formula="of:=[.F141]" office:value-type="float" office:value="2" calcext:value-type="float">
            <text:p>2</text:p>
          </table:table-cell>
          <table:table-cell table:formula="of:=[.G141]/10000" office:value-type="float" office:value="3.5684" calcext:value-type="float">
            <text:p>3.5684</text:p>
          </table:table-cell>
          <table:table-cell table:formula="of:=[.Y140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97" calcext:value-type="float">
            <text:p>35097</text:p>
          </table:table-cell>
          <table:table-cell office:value-type="float" office:value="136609" calcext:value-type="float">
            <text:p>136609</text:p>
          </table:table-cell>
          <table:table-cell office:value-type="float" office:value="38203" calcext:value-type="float">
            <text:p>38203</text:p>
          </table:table-cell>
          <table:table-cell office:value-type="float" office:value="1067" calcext:value-type="float">
            <text:p>1067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734" calcext:value-type="float">
            <text:p>734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2]" office:value-type="float" office:value="4" calcext:value-type="float">
            <text:p>4</text:p>
          </table:table-cell>
          <table:table-cell table:formula="of:=[.C142]" office:value-type="float" office:value="3" calcext:value-type="float">
            <text:p>3</text:p>
          </table:table-cell>
          <table:table-cell table:formula="of:=[.D142]" office:value-type="float" office:value="2" calcext:value-type="float">
            <text:p>2</text:p>
          </table:table-cell>
          <table:table-cell table:formula="of:=[.E142]" office:value-type="float" office:value="2" calcext:value-type="float">
            <text:p>2</text:p>
          </table:table-cell>
          <table:table-cell table:formula="of:=[.F142]" office:value-type="float" office:value="4" calcext:value-type="float">
            <text:p>4</text:p>
          </table:table-cell>
          <table:table-cell table:formula="of:=[.G142]/10000" office:value-type="float" office:value="3.5097" calcext:value-type="float">
            <text:p>3.5097</text:p>
          </table:table-cell>
          <table:table-cell table:formula="of:=[.Y141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4960" calcext:value-type="float">
            <text:p>34960</text:p>
          </table:table-cell>
          <table:table-cell office:value-type="float" office:value="135910" calcext:value-type="float">
            <text:p>135910</text:p>
          </table:table-cell>
          <table:table-cell office:value-type="float" office:value="38203" calcext:value-type="float">
            <text:p>38203</text:p>
          </table:table-cell>
          <table:table-cell office:value-type="float" office:value="1068" calcext:value-type="float">
            <text:p>1068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371" calcext:value-type="float">
            <text:p>371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3]" office:value-type="float" office:value="4" calcext:value-type="float">
            <text:p>4</text:p>
          </table:table-cell>
          <table:table-cell table:formula="of:=[.C143]" office:value-type="float" office:value="3" calcext:value-type="float">
            <text:p>3</text:p>
          </table:table-cell>
          <table:table-cell table:formula="of:=[.D143]" office:value-type="float" office:value="2" calcext:value-type="float">
            <text:p>2</text:p>
          </table:table-cell>
          <table:table-cell table:formula="of:=[.E143]" office:value-type="float" office:value="2" calcext:value-type="float">
            <text:p>2</text:p>
          </table:table-cell>
          <table:table-cell table:formula="of:=[.F143]" office:value-type="float" office:value="8" calcext:value-type="float">
            <text:p>8</text:p>
          </table:table-cell>
          <table:table-cell table:formula="of:=[.G143]/10000" office:value-type="float" office:value="3.496" calcext:value-type="float">
            <text:p>3.496</text:p>
          </table:table-cell>
          <table:table-cell table:formula="of:=[.Y142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552" calcext:value-type="float">
            <text:p>36552</text:p>
          </table:table-cell>
          <table:table-cell office:value-type="float" office:value="140612" calcext:value-type="float">
            <text:p>140612</text:p>
          </table:table-cell>
          <table:table-cell office:value-type="float" office:value="37696" calcext:value-type="float">
            <text:p>37696</text:p>
          </table:table-cell>
          <table:table-cell office:value-type="float" office:value="560" calcext:value-type="float">
            <text:p>560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2808" calcext:value-type="float">
            <text:p>2808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4]" office:value-type="float" office:value="4" calcext:value-type="float">
            <text:p>4</text:p>
          </table:table-cell>
          <table:table-cell table:formula="of:=[.C144]" office:value-type="float" office:value="4" calcext:value-type="float">
            <text:p>4</text:p>
          </table:table-cell>
          <table:table-cell table:formula="of:=[.D144]" office:value-type="float" office:value="1" calcext:value-type="float">
            <text:p>1</text:p>
          </table:table-cell>
          <table:table-cell table:formula="of:=[.E144]" office:value-type="float" office:value="1" calcext:value-type="float">
            <text:p>1</text:p>
          </table:table-cell>
          <table:table-cell table:formula="of:=[.F144]" office:value-type="float" office:value="1" calcext:value-type="float">
            <text:p>1</text:p>
          </table:table-cell>
          <table:table-cell table:formula="of:=[.G144]/10000" office:value-type="float" office:value="3.6552" calcext:value-type="float">
            <text:p>3.6552</text:p>
          </table:table-cell>
          <table:table-cell table:formula="of:=[.Y143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43" calcext:value-type="float">
            <text:p>35543</text:p>
          </table:table-cell>
          <table:table-cell office:value-type="float" office:value="137686" calcext:value-type="float">
            <text:p>137686</text:p>
          </table:table-cell>
          <table:table-cell office:value-type="float" office:value="37711" calcext:value-type="float">
            <text:p>37711</text:p>
          </table:table-cell>
          <table:table-cell office:value-type="float" office:value="576" calcext:value-type="float">
            <text:p>576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1246" calcext:value-type="float">
            <text:p>1246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5]" office:value-type="float" office:value="4" calcext:value-type="float">
            <text:p>4</text:p>
          </table:table-cell>
          <table:table-cell table:formula="of:=[.C145]" office:value-type="float" office:value="4" calcext:value-type="float">
            <text:p>4</text:p>
          </table:table-cell>
          <table:table-cell table:formula="of:=[.D145]" office:value-type="float" office:value="1" calcext:value-type="float">
            <text:p>1</text:p>
          </table:table-cell>
          <table:table-cell table:formula="of:=[.E145]" office:value-type="float" office:value="1" calcext:value-type="float">
            <text:p>1</text:p>
          </table:table-cell>
          <table:table-cell table:formula="of:=[.F145]" office:value-type="float" office:value="2" calcext:value-type="float">
            <text:p>2</text:p>
          </table:table-cell>
          <table:table-cell table:formula="of:=[.G145]/10000" office:value-type="float" office:value="3.5543" calcext:value-type="float">
            <text:p>3.5543</text:p>
          </table:table-cell>
          <table:table-cell table:formula="of:=[.Y144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32" calcext:value-type="float">
            <text:p>35032</text:p>
          </table:table-cell>
          <table:table-cell office:value-type="float" office:value="136415" calcext:value-type="float">
            <text:p>136415</text:p>
          </table:table-cell>
          <table:table-cell office:value-type="float" office:value="37713" calcext:value-type="float">
            <text:p>37713</text:p>
          </table:table-cell>
          <table:table-cell office:value-type="float" office:value="577" calcext:value-type="float">
            <text:p>577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590" calcext:value-type="float">
            <text:p>590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6]" office:value-type="float" office:value="4" calcext:value-type="float">
            <text:p>4</text:p>
          </table:table-cell>
          <table:table-cell table:formula="of:=[.C146]" office:value-type="float" office:value="4" calcext:value-type="float">
            <text:p>4</text:p>
          </table:table-cell>
          <table:table-cell table:formula="of:=[.D146]" office:value-type="float" office:value="1" calcext:value-type="float">
            <text:p>1</text:p>
          </table:table-cell>
          <table:table-cell table:formula="of:=[.E146]" office:value-type="float" office:value="1" calcext:value-type="float">
            <text:p>1</text:p>
          </table:table-cell>
          <table:table-cell table:formula="of:=[.F146]" office:value-type="float" office:value="4" calcext:value-type="float">
            <text:p>4</text:p>
          </table:table-cell>
          <table:table-cell table:formula="of:=[.G146]/10000" office:value-type="float" office:value="3.5032" calcext:value-type="float">
            <text:p>3.5032</text:p>
          </table:table-cell>
          <table:table-cell table:formula="of:=[.Y145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770" calcext:value-type="float">
            <text:p>36770</text:p>
          </table:table-cell>
          <table:table-cell office:value-type="float" office:value="141482" calcext:value-type="float">
            <text:p>141482</text:p>
          </table:table-cell>
          <table:table-cell office:value-type="float" office:value="38183" calcext:value-type="float">
            <text:p>38183</text:p>
          </table:table-cell>
          <table:table-cell office:value-type="float" office:value="1048" calcext:value-type="float">
            <text:p>1048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3567" calcext:value-type="float">
            <text:p>3567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7]" office:value-type="float" office:value="4" calcext:value-type="float">
            <text:p>4</text:p>
          </table:table-cell>
          <table:table-cell table:formula="of:=[.C147]" office:value-type="float" office:value="4" calcext:value-type="float">
            <text:p>4</text:p>
          </table:table-cell>
          <table:table-cell table:formula="of:=[.D147]" office:value-type="float" office:value="1" calcext:value-type="float">
            <text:p>1</text:p>
          </table:table-cell>
          <table:table-cell table:formula="of:=[.E147]" office:value-type="float" office:value="2" calcext:value-type="float">
            <text:p>2</text:p>
          </table:table-cell>
          <table:table-cell table:formula="of:=[.F147]" office:value-type="float" office:value="1" calcext:value-type="float">
            <text:p>1</text:p>
          </table:table-cell>
          <table:table-cell table:formula="of:=[.G147]/10000" office:value-type="float" office:value="3.677" calcext:value-type="float">
            <text:p>3.677</text:p>
          </table:table-cell>
          <table:table-cell table:formula="of:=[.Y146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641" calcext:value-type="float">
            <text:p>35641</text:p>
          </table:table-cell>
          <table:table-cell office:value-type="float" office:value="138134" calcext:value-type="float">
            <text:p>138134</text:p>
          </table:table-cell>
          <table:table-cell office:value-type="float" office:value="38187" calcext:value-type="float">
            <text:p>38187</text:p>
          </table:table-cell>
          <table:table-cell office:value-type="float" office:value="1051" calcext:value-type="float">
            <text:p>1051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1578" calcext:value-type="float">
            <text:p>1578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8]" office:value-type="float" office:value="4" calcext:value-type="float">
            <text:p>4</text:p>
          </table:table-cell>
          <table:table-cell table:formula="of:=[.C148]" office:value-type="float" office:value="4" calcext:value-type="float">
            <text:p>4</text:p>
          </table:table-cell>
          <table:table-cell table:formula="of:=[.D148]" office:value-type="float" office:value="1" calcext:value-type="float">
            <text:p>1</text:p>
          </table:table-cell>
          <table:table-cell table:formula="of:=[.E148]" office:value-type="float" office:value="2" calcext:value-type="float">
            <text:p>2</text:p>
          </table:table-cell>
          <table:table-cell table:formula="of:=[.F148]" office:value-type="float" office:value="2" calcext:value-type="float">
            <text:p>2</text:p>
          </table:table-cell>
          <table:table-cell table:formula="of:=[.G148]/10000" office:value-type="float" office:value="3.5641" calcext:value-type="float">
            <text:p>3.5641</text:p>
          </table:table-cell>
          <table:table-cell table:formula="of:=[.Y147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98" calcext:value-type="float">
            <text:p>35098</text:p>
          </table:table-cell>
          <table:table-cell office:value-type="float" office:value="136590" calcext:value-type="float">
            <text:p>136590</text:p>
          </table:table-cell>
          <table:table-cell office:value-type="float" office:value="38187" calcext:value-type="float">
            <text:p>38187</text:p>
          </table:table-cell>
          <table:table-cell office:value-type="float" office:value="1051" calcext:value-type="float">
            <text:p>1051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730" calcext:value-type="float">
            <text:p>730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49]" office:value-type="float" office:value="4" calcext:value-type="float">
            <text:p>4</text:p>
          </table:table-cell>
          <table:table-cell table:formula="of:=[.C149]" office:value-type="float" office:value="4" calcext:value-type="float">
            <text:p>4</text:p>
          </table:table-cell>
          <table:table-cell table:formula="of:=[.D149]" office:value-type="float" office:value="1" calcext:value-type="float">
            <text:p>1</text:p>
          </table:table-cell>
          <table:table-cell table:formula="of:=[.E149]" office:value-type="float" office:value="2" calcext:value-type="float">
            <text:p>2</text:p>
          </table:table-cell>
          <table:table-cell table:formula="of:=[.F149]" office:value-type="float" office:value="4" calcext:value-type="float">
            <text:p>4</text:p>
          </table:table-cell>
          <table:table-cell table:formula="of:=[.G149]/10000" office:value-type="float" office:value="3.5098" calcext:value-type="float">
            <text:p>3.5098</text:p>
          </table:table-cell>
          <table:table-cell table:formula="of:=[.Y148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4964" calcext:value-type="float">
            <text:p>34964</text:p>
          </table:table-cell>
          <table:table-cell office:value-type="float" office:value="135905" calcext:value-type="float">
            <text:p>135905</text:p>
          </table:table-cell>
          <table:table-cell office:value-type="float" office:value="38187" calcext:value-type="float">
            <text:p>38187</text:p>
          </table:table-cell>
          <table:table-cell office:value-type="float" office:value="1052" calcext:value-type="float">
            <text:p>1052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376" calcext:value-type="float">
            <text:p>376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0]" office:value-type="float" office:value="4" calcext:value-type="float">
            <text:p>4</text:p>
          </table:table-cell>
          <table:table-cell table:formula="of:=[.C150]" office:value-type="float" office:value="4" calcext:value-type="float">
            <text:p>4</text:p>
          </table:table-cell>
          <table:table-cell table:formula="of:=[.D150]" office:value-type="float" office:value="1" calcext:value-type="float">
            <text:p>1</text:p>
          </table:table-cell>
          <table:table-cell table:formula="of:=[.E150]" office:value-type="float" office:value="2" calcext:value-type="float">
            <text:p>2</text:p>
          </table:table-cell>
          <table:table-cell table:formula="of:=[.F150]" office:value-type="float" office:value="8" calcext:value-type="float">
            <text:p>8</text:p>
          </table:table-cell>
          <table:table-cell table:formula="of:=[.G150]/10000" office:value-type="float" office:value="3.4964" calcext:value-type="float">
            <text:p>3.4964</text:p>
          </table:table-cell>
          <table:table-cell table:formula="of:=[.Y149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552" calcext:value-type="float">
            <text:p>36552</text:p>
          </table:table-cell>
          <table:table-cell office:value-type="float" office:value="140612" calcext:value-type="float">
            <text:p>140612</text:p>
          </table:table-cell>
          <table:table-cell office:value-type="float" office:value="37696" calcext:value-type="float">
            <text:p>37696</text:p>
          </table:table-cell>
          <table:table-cell office:value-type="float" office:value="560" calcext:value-type="float">
            <text:p>560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2808" calcext:value-type="float">
            <text:p>2808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1]" office:value-type="float" office:value="4" calcext:value-type="float">
            <text:p>4</text:p>
          </table:table-cell>
          <table:table-cell table:formula="of:=[.C151]" office:value-type="float" office:value="4" calcext:value-type="float">
            <text:p>4</text:p>
          </table:table-cell>
          <table:table-cell table:formula="of:=[.D151]" office:value-type="float" office:value="2" calcext:value-type="float">
            <text:p>2</text:p>
          </table:table-cell>
          <table:table-cell table:formula="of:=[.E151]" office:value-type="float" office:value="1" calcext:value-type="float">
            <text:p>1</text:p>
          </table:table-cell>
          <table:table-cell table:formula="of:=[.F151]" office:value-type="float" office:value="1" calcext:value-type="float">
            <text:p>1</text:p>
          </table:table-cell>
          <table:table-cell table:formula="of:=[.G151]/10000" office:value-type="float" office:value="3.6552" calcext:value-type="float">
            <text:p>3.6552</text:p>
          </table:table-cell>
          <table:table-cell table:formula="of:=[.Y150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543" calcext:value-type="float">
            <text:p>35543</text:p>
          </table:table-cell>
          <table:table-cell office:value-type="float" office:value="137686" calcext:value-type="float">
            <text:p>137686</text:p>
          </table:table-cell>
          <table:table-cell office:value-type="float" office:value="37711" calcext:value-type="float">
            <text:p>37711</text:p>
          </table:table-cell>
          <table:table-cell office:value-type="float" office:value="576" calcext:value-type="float">
            <text:p>576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1246" calcext:value-type="float">
            <text:p>1246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2]" office:value-type="float" office:value="4" calcext:value-type="float">
            <text:p>4</text:p>
          </table:table-cell>
          <table:table-cell table:formula="of:=[.C152]" office:value-type="float" office:value="4" calcext:value-type="float">
            <text:p>4</text:p>
          </table:table-cell>
          <table:table-cell table:formula="of:=[.D152]" office:value-type="float" office:value="2" calcext:value-type="float">
            <text:p>2</text:p>
          </table:table-cell>
          <table:table-cell table:formula="of:=[.E152]" office:value-type="float" office:value="1" calcext:value-type="float">
            <text:p>1</text:p>
          </table:table-cell>
          <table:table-cell table:formula="of:=[.F152]" office:value-type="float" office:value="2" calcext:value-type="float">
            <text:p>2</text:p>
          </table:table-cell>
          <table:table-cell table:formula="of:=[.G152]/10000" office:value-type="float" office:value="3.5543" calcext:value-type="float">
            <text:p>3.5543</text:p>
          </table:table-cell>
          <table:table-cell table:formula="of:=[.Y151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032" calcext:value-type="float">
            <text:p>35032</text:p>
          </table:table-cell>
          <table:table-cell office:value-type="float" office:value="136415" calcext:value-type="float">
            <text:p>136415</text:p>
          </table:table-cell>
          <table:table-cell office:value-type="float" office:value="37713" calcext:value-type="float">
            <text:p>37713</text:p>
          </table:table-cell>
          <table:table-cell office:value-type="float" office:value="577" calcext:value-type="float">
            <text:p>577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590" calcext:value-type="float">
            <text:p>590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3]" office:value-type="float" office:value="4" calcext:value-type="float">
            <text:p>4</text:p>
          </table:table-cell>
          <table:table-cell table:formula="of:=[.C153]" office:value-type="float" office:value="4" calcext:value-type="float">
            <text:p>4</text:p>
          </table:table-cell>
          <table:table-cell table:formula="of:=[.D153]" office:value-type="float" office:value="2" calcext:value-type="float">
            <text:p>2</text:p>
          </table:table-cell>
          <table:table-cell table:formula="of:=[.E153]" office:value-type="float" office:value="1" calcext:value-type="float">
            <text:p>1</text:p>
          </table:table-cell>
          <table:table-cell table:formula="of:=[.F153]" office:value-type="float" office:value="4" calcext:value-type="float">
            <text:p>4</text:p>
          </table:table-cell>
          <table:table-cell table:formula="of:=[.G153]/10000" office:value-type="float" office:value="3.5032" calcext:value-type="float">
            <text:p>3.5032</text:p>
          </table:table-cell>
          <table:table-cell table:formula="of:=[.Y152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770" calcext:value-type="float">
            <text:p>36770</text:p>
          </table:table-cell>
          <table:table-cell office:value-type="float" office:value="141482" calcext:value-type="float">
            <text:p>141482</text:p>
          </table:table-cell>
          <table:table-cell office:value-type="float" office:value="38183" calcext:value-type="float">
            <text:p>38183</text:p>
          </table:table-cell>
          <table:table-cell office:value-type="float" office:value="1048" calcext:value-type="float">
            <text:p>1048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3567" calcext:value-type="float">
            <text:p>3567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4]" office:value-type="float" office:value="4" calcext:value-type="float">
            <text:p>4</text:p>
          </table:table-cell>
          <table:table-cell table:formula="of:=[.C154]" office:value-type="float" office:value="4" calcext:value-type="float">
            <text:p>4</text:p>
          </table:table-cell>
          <table:table-cell table:formula="of:=[.D154]" office:value-type="float" office:value="2" calcext:value-type="float">
            <text:p>2</text:p>
          </table:table-cell>
          <table:table-cell table:formula="of:=[.E154]" office:value-type="float" office:value="2" calcext:value-type="float">
            <text:p>2</text:p>
          </table:table-cell>
          <table:table-cell table:formula="of:=[.F154]" office:value-type="float" office:value="1" calcext:value-type="float">
            <text:p>1</text:p>
          </table:table-cell>
          <table:table-cell table:formula="of:=[.G154]/10000" office:value-type="float" office:value="3.677" calcext:value-type="float">
            <text:p>3.677</text:p>
          </table:table-cell>
          <table:table-cell table:formula="of:=[.Y153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5641" calcext:value-type="float">
            <text:p>35641</text:p>
          </table:table-cell>
          <table:table-cell office:value-type="float" office:value="138134" calcext:value-type="float">
            <text:p>138134</text:p>
          </table:table-cell>
          <table:table-cell office:value-type="float" office:value="38187" calcext:value-type="float">
            <text:p>38187</text:p>
          </table:table-cell>
          <table:table-cell office:value-type="float" office:value="1051" calcext:value-type="float">
            <text:p>1051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1578" calcext:value-type="float">
            <text:p>1578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5]" office:value-type="float" office:value="4" calcext:value-type="float">
            <text:p>4</text:p>
          </table:table-cell>
          <table:table-cell table:formula="of:=[.C155]" office:value-type="float" office:value="4" calcext:value-type="float">
            <text:p>4</text:p>
          </table:table-cell>
          <table:table-cell table:formula="of:=[.D155]" office:value-type="float" office:value="2" calcext:value-type="float">
            <text:p>2</text:p>
          </table:table-cell>
          <table:table-cell table:formula="of:=[.E155]" office:value-type="float" office:value="2" calcext:value-type="float">
            <text:p>2</text:p>
          </table:table-cell>
          <table:table-cell table:formula="of:=[.F155]" office:value-type="float" office:value="2" calcext:value-type="float">
            <text:p>2</text:p>
          </table:table-cell>
          <table:table-cell table:formula="of:=[.G155]/10000" office:value-type="float" office:value="3.5641" calcext:value-type="float">
            <text:p>3.5641</text:p>
          </table:table-cell>
          <table:table-cell table:formula="of:=[.Y154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098" calcext:value-type="float">
            <text:p>35098</text:p>
          </table:table-cell>
          <table:table-cell office:value-type="float" office:value="136590" calcext:value-type="float">
            <text:p>136590</text:p>
          </table:table-cell>
          <table:table-cell office:value-type="float" office:value="38187" calcext:value-type="float">
            <text:p>38187</text:p>
          </table:table-cell>
          <table:table-cell office:value-type="float" office:value="1051" calcext:value-type="float">
            <text:p>1051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730" calcext:value-type="float">
            <text:p>730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6]" office:value-type="float" office:value="4" calcext:value-type="float">
            <text:p>4</text:p>
          </table:table-cell>
          <table:table-cell table:formula="of:=[.C156]" office:value-type="float" office:value="4" calcext:value-type="float">
            <text:p>4</text:p>
          </table:table-cell>
          <table:table-cell table:formula="of:=[.D156]" office:value-type="float" office:value="2" calcext:value-type="float">
            <text:p>2</text:p>
          </table:table-cell>
          <table:table-cell table:formula="of:=[.E156]" office:value-type="float" office:value="2" calcext:value-type="float">
            <text:p>2</text:p>
          </table:table-cell>
          <table:table-cell table:formula="of:=[.F156]" office:value-type="float" office:value="4" calcext:value-type="float">
            <text:p>4</text:p>
          </table:table-cell>
          <table:table-cell table:formula="of:=[.G156]/10000" office:value-type="float" office:value="3.5098" calcext:value-type="float">
            <text:p>3.5098</text:p>
          </table:table-cell>
          <table:table-cell table:formula="of:=[.Y155]" office:value-type="float" office:value="142419" calcext:value-type="float">
            <text:p>14241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4964" calcext:value-type="float">
            <text:p>34964</text:p>
          </table:table-cell>
          <table:table-cell office:value-type="float" office:value="135905" calcext:value-type="float">
            <text:p>135905</text:p>
          </table:table-cell>
          <table:table-cell office:value-type="float" office:value="38187" calcext:value-type="float">
            <text:p>38187</text:p>
          </table:table-cell>
          <table:table-cell office:value-type="float" office:value="1052" calcext:value-type="float">
            <text:p>1052</text:p>
          </table:table-cell>
          <table:table-cell office:value-type="float" office:value="56802" calcext:value-type="float">
            <text:p>56802</text:p>
          </table:table-cell>
          <table:table-cell office:value-type="float" office:value="12346" calcext:value-type="float">
            <text:p>12346</text:p>
          </table:table-cell>
          <table:table-cell office:value-type="float" office:value="376" calcext:value-type="float">
            <text:p>376</text:p>
          </table:table-cell>
          <table:table-cell office:value-type="float" office:value="159816" calcext:value-type="float">
            <text:p>159816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7]" office:value-type="float" office:value="4" calcext:value-type="float">
            <text:p>4</text:p>
          </table:table-cell>
          <table:table-cell table:formula="of:=[.C157]" office:value-type="float" office:value="4" calcext:value-type="float">
            <text:p>4</text:p>
          </table:table-cell>
          <table:table-cell table:formula="of:=[.D157]" office:value-type="float" office:value="2" calcext:value-type="float">
            <text:p>2</text:p>
          </table:table-cell>
          <table:table-cell table:formula="of:=[.E157]" office:value-type="float" office:value="2" calcext:value-type="float">
            <text:p>2</text:p>
          </table:table-cell>
          <table:table-cell table:formula="of:=[.F157]" office:value-type="float" office:value="8" calcext:value-type="float">
            <text:p>8</text:p>
          </table:table-cell>
          <table:table-cell table:formula="of:=[.G157]/10000" office:value-type="float" office:value="3.4964" calcext:value-type="float">
            <text:p>3.4964</text:p>
          </table:table-cell>
          <table:table-cell table:formula="of:=[.Y15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1199" calcext:value-type="float">
            <text:p>21199</text:p>
          </table:table-cell>
          <table:table-cell office:value-type="float" office:value="160653" calcext:value-type="float">
            <text:p>160653</text:p>
          </table:table-cell>
          <table:table-cell office:value-type="float" office:value="41405" calcext:value-type="float">
            <text:p>41405</text:p>
          </table:table-cell>
          <table:table-cell office:value-type="float" office:value="4281" calcext:value-type="float">
            <text:p>4281</text:p>
          </table:table-cell>
          <table:table-cell office:value-type="float" office:value="56302" calcext:value-type="float">
            <text:p>56302</text:p>
          </table:table-cell>
          <table:table-cell office:value-type="float" office:value="12342" calcext:value-type="float">
            <text:p>12342</text:p>
          </table:table-cell>
          <table:table-cell office:value-type="float" office:value="10852" calcext:value-type="float">
            <text:p>10852</text:p>
          </table:table-cell>
          <table:table-cell office:value-type="float" office:value="159832" calcext:value-type="float">
            <text:p>159832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8" calcext:value-type="float" table:number-columns-spanned="1" table:number-rows-spanned="84">
            <text:p>8</text:p>
          </table:table-cell>
          <table:table-cell table:formula="of:=[.B158]" office:value-type="float" office:value="1" calcext:value-type="float">
            <text:p>1</text:p>
          </table:table-cell>
          <table:table-cell table:formula="of:=[.C158]" office:value-type="float" office:value="1" calcext:value-type="float">
            <text:p>1</text:p>
          </table:table-cell>
          <table:table-cell table:formula="of:=[.D158]" office:value-type="float" office:value="1" calcext:value-type="float">
            <text:p>1</text:p>
          </table:table-cell>
          <table:table-cell table:formula="of:=[.E158]" office:value-type="float" office:value="1" calcext:value-type="float">
            <text:p>1</text:p>
          </table:table-cell>
          <table:table-cell table:formula="of:=[.F158]" office:value-type="float" office:value="1" calcext:value-type="float">
            <text:p>1</text:p>
          </table:table-cell>
          <table:table-cell table:formula="of:=[.G158]/10000" office:value-type="float" office:value="2.1199" calcext:value-type="float">
            <text:p>2.1199</text:p>
          </table:table-cell>
          <table:table-cell table:formula="of:=[.Y15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83" calcext:value-type="float">
            <text:p>19683</text:p>
          </table:table-cell>
          <table:table-cell office:value-type="float" office:value="149183" calcext:value-type="float">
            <text:p>149183</text:p>
          </table:table-cell>
          <table:table-cell office:value-type="float" office:value="41409" calcext:value-type="float">
            <text:p>41409</text:p>
          </table:table-cell>
          <table:table-cell office:value-type="float" office:value="4285" calcext:value-type="float">
            <text:p>4285</text:p>
          </table:table-cell>
          <table:table-cell office:value-type="float" office:value="56302" calcext:value-type="float">
            <text:p>56302</text:p>
          </table:table-cell>
          <table:table-cell office:value-type="float" office:value="12342" calcext:value-type="float">
            <text:p>12342</text:p>
          </table:table-cell>
          <table:table-cell office:value-type="float" office:value="3540" calcext:value-type="float">
            <text:p>3540</text:p>
          </table:table-cell>
          <table:table-cell office:value-type="float" office:value="159832" calcext:value-type="float">
            <text:p>159832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59]" office:value-type="float" office:value="1" calcext:value-type="float">
            <text:p>1</text:p>
          </table:table-cell>
          <table:table-cell table:formula="of:=[.C159]" office:value-type="float" office:value="1" calcext:value-type="float">
            <text:p>1</text:p>
          </table:table-cell>
          <table:table-cell table:formula="of:=[.D159]" office:value-type="float" office:value="1" calcext:value-type="float">
            <text:p>1</text:p>
          </table:table-cell>
          <table:table-cell table:formula="of:=[.E159]" office:value-type="float" office:value="1" calcext:value-type="float">
            <text:p>1</text:p>
          </table:table-cell>
          <table:table-cell table:formula="of:=[.F159]" office:value-type="float" office:value="2" calcext:value-type="float">
            <text:p>2</text:p>
          </table:table-cell>
          <table:table-cell table:formula="of:=[.G159]/10000" office:value-type="float" office:value="1.9683" calcext:value-type="float">
            <text:p>1.9683</text:p>
          </table:table-cell>
          <table:table-cell table:formula="of:=[.Y15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131" calcext:value-type="float">
            <text:p>19131</text:p>
          </table:table-cell>
          <table:table-cell office:value-type="float" office:value="145376" calcext:value-type="float">
            <text:p>145376</text:p>
          </table:table-cell>
          <table:table-cell office:value-type="float" office:value="41411" calcext:value-type="float">
            <text:p>41411</text:p>
          </table:table-cell>
          <table:table-cell office:value-type="float" office:value="4287" calcext:value-type="float">
            <text:p>4287</text:p>
          </table:table-cell>
          <table:table-cell office:value-type="float" office:value="56302" calcext:value-type="float">
            <text:p>56302</text:p>
          </table:table-cell>
          <table:table-cell office:value-type="float" office:value="12342" calcext:value-type="float">
            <text:p>12342</text:p>
          </table:table-cell>
          <table:table-cell office:value-type="float" office:value="1423" calcext:value-type="float">
            <text:p>1423</text:p>
          </table:table-cell>
          <table:table-cell office:value-type="float" office:value="159832" calcext:value-type="float">
            <text:p>159832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0]" office:value-type="float" office:value="1" calcext:value-type="float">
            <text:p>1</text:p>
          </table:table-cell>
          <table:table-cell table:formula="of:=[.C160]" office:value-type="float" office:value="1" calcext:value-type="float">
            <text:p>1</text:p>
          </table:table-cell>
          <table:table-cell table:formula="of:=[.D160]" office:value-type="float" office:value="1" calcext:value-type="float">
            <text:p>1</text:p>
          </table:table-cell>
          <table:table-cell table:formula="of:=[.E160]" office:value-type="float" office:value="1" calcext:value-type="float">
            <text:p>1</text:p>
          </table:table-cell>
          <table:table-cell table:formula="of:=[.F160]" office:value-type="float" office:value="4" calcext:value-type="float">
            <text:p>4</text:p>
          </table:table-cell>
          <table:table-cell table:formula="of:=[.G160]/10000" office:value-type="float" office:value="1.9131" calcext:value-type="float">
            <text:p>1.9131</text:p>
          </table:table-cell>
          <table:table-cell table:formula="of:=[.Y15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903" calcext:value-type="float">
            <text:p>18903</text:p>
          </table:table-cell>
          <table:table-cell office:value-type="float" office:value="143976" calcext:value-type="float">
            <text:p>143976</text:p>
          </table:table-cell>
          <table:table-cell office:value-type="float" office:value="41411" calcext:value-type="float">
            <text:p>41411</text:p>
          </table:table-cell>
          <table:table-cell office:value-type="float" office:value="4288" calcext:value-type="float">
            <text:p>4288</text:p>
          </table:table-cell>
          <table:table-cell office:value-type="float" office:value="56302" calcext:value-type="float">
            <text:p>56302</text:p>
          </table:table-cell>
          <table:table-cell office:value-type="float" office:value="12342" calcext:value-type="float">
            <text:p>12342</text:p>
          </table:table-cell>
          <table:table-cell office:value-type="float" office:value="691" calcext:value-type="float">
            <text:p>691</text:p>
          </table:table-cell>
          <table:table-cell office:value-type="float" office:value="159832" calcext:value-type="float">
            <text:p>159832</text:p>
          </table:table-cell>
          <table:table-cell office:value-type="float" office:value="668" calcext:value-type="float">
            <text:p>668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1]" office:value-type="float" office:value="1" calcext:value-type="float">
            <text:p>1</text:p>
          </table:table-cell>
          <table:table-cell table:formula="of:=[.C161]" office:value-type="float" office:value="1" calcext:value-type="float">
            <text:p>1</text:p>
          </table:table-cell>
          <table:table-cell table:formula="of:=[.D161]" office:value-type="float" office:value="1" calcext:value-type="float">
            <text:p>1</text:p>
          </table:table-cell>
          <table:table-cell table:formula="of:=[.E161]" office:value-type="float" office:value="1" calcext:value-type="float">
            <text:p>1</text:p>
          </table:table-cell>
          <table:table-cell table:formula="of:=[.F161]" office:value-type="float" office:value="8" calcext:value-type="float">
            <text:p>8</text:p>
          </table:table-cell>
          <table:table-cell table:formula="of:=[.G161]/10000" office:value-type="float" office:value="1.8903" calcext:value-type="float">
            <text:p>1.8903</text:p>
          </table:table-cell>
          <table:table-cell table:formula="of:=[.Y16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759" calcext:value-type="float">
            <text:p>20759</text:p>
          </table:table-cell>
          <table:table-cell office:value-type="float" office:value="157193" calcext:value-type="float">
            <text:p>157193</text:p>
          </table:table-cell>
          <table:table-cell office:value-type="float" office:value="37781" calcext:value-type="float">
            <text:p>37781</text:p>
          </table:table-cell>
          <table:table-cell office:value-type="float" office:value="658" calcext:value-type="float">
            <text:p>658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1304" calcext:value-type="float">
            <text:p>1130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2]" office:value-type="float" office:value="2" calcext:value-type="float">
            <text:p>2</text:p>
          </table:table-cell>
          <table:table-cell table:formula="of:=[.C162]" office:value-type="float" office:value="1" calcext:value-type="float">
            <text:p>1</text:p>
          </table:table-cell>
          <table:table-cell table:formula="of:=[.D162]" office:value-type="float" office:value="1" calcext:value-type="float">
            <text:p>1</text:p>
          </table:table-cell>
          <table:table-cell table:formula="of:=[.E162]" office:value-type="float" office:value="1" calcext:value-type="float">
            <text:p>1</text:p>
          </table:table-cell>
          <table:table-cell table:formula="of:=[.F162]" office:value-type="float" office:value="1" calcext:value-type="float">
            <text:p>1</text:p>
          </table:table-cell>
          <table:table-cell table:formula="of:=[.G162]/10000" office:value-type="float" office:value="2.0759" calcext:value-type="float">
            <text:p>2.0759</text:p>
          </table:table-cell>
          <table:table-cell table:formula="of:=[.Y16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209" calcext:value-type="float">
            <text:p>19209</text:p>
          </table:table-cell>
          <table:table-cell office:value-type="float" office:value="145282" calcext:value-type="float">
            <text:p>145282</text:p>
          </table:table-cell>
          <table:table-cell office:value-type="float" office:value="37796" calcext:value-type="float">
            <text:p>37796</text:p>
          </table:table-cell>
          <table:table-cell office:value-type="float" office:value="673" calcext:value-type="float">
            <text:p>673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3667" calcext:value-type="float">
            <text:p>366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3]" office:value-type="float" office:value="2" calcext:value-type="float">
            <text:p>2</text:p>
          </table:table-cell>
          <table:table-cell table:formula="of:=[.C163]" office:value-type="float" office:value="1" calcext:value-type="float">
            <text:p>1</text:p>
          </table:table-cell>
          <table:table-cell table:formula="of:=[.D163]" office:value-type="float" office:value="1" calcext:value-type="float">
            <text:p>1</text:p>
          </table:table-cell>
          <table:table-cell table:formula="of:=[.E163]" office:value-type="float" office:value="1" calcext:value-type="float">
            <text:p>1</text:p>
          </table:table-cell>
          <table:table-cell table:formula="of:=[.F163]" office:value-type="float" office:value="2" calcext:value-type="float">
            <text:p>2</text:p>
          </table:table-cell>
          <table:table-cell table:formula="of:=[.G163]/10000" office:value-type="float" office:value="1.9209" calcext:value-type="float">
            <text:p>1.9209</text:p>
          </table:table-cell>
          <table:table-cell table:formula="of:=[.Y16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629" calcext:value-type="float">
            <text:p>18629</text:p>
          </table:table-cell>
          <table:table-cell office:value-type="float" office:value="141381" calcext:value-type="float">
            <text:p>141381</text:p>
          </table:table-cell>
          <table:table-cell office:value-type="float" office:value="37801" calcext:value-type="float">
            <text:p>37801</text:p>
          </table:table-cell>
          <table:table-cell office:value-type="float" office:value="678" calcext:value-type="float">
            <text:p>678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483" calcext:value-type="float">
            <text:p>1483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4]" office:value-type="float" office:value="2" calcext:value-type="float">
            <text:p>2</text:p>
          </table:table-cell>
          <table:table-cell table:formula="of:=[.C164]" office:value-type="float" office:value="1" calcext:value-type="float">
            <text:p>1</text:p>
          </table:table-cell>
          <table:table-cell table:formula="of:=[.D164]" office:value-type="float" office:value="1" calcext:value-type="float">
            <text:p>1</text:p>
          </table:table-cell>
          <table:table-cell table:formula="of:=[.E164]" office:value-type="float" office:value="1" calcext:value-type="float">
            <text:p>1</text:p>
          </table:table-cell>
          <table:table-cell table:formula="of:=[.F164]" office:value-type="float" office:value="4" calcext:value-type="float">
            <text:p>4</text:p>
          </table:table-cell>
          <table:table-cell table:formula="of:=[.G164]/10000" office:value-type="float" office:value="1.8629" calcext:value-type="float">
            <text:p>1.8629</text:p>
          </table:table-cell>
          <table:table-cell table:formula="of:=[.Y16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397" calcext:value-type="float">
            <text:p>18397</text:p>
          </table:table-cell>
          <table:table-cell office:value-type="float" office:value="139857" calcext:value-type="float">
            <text:p>139857</text:p>
          </table:table-cell>
          <table:table-cell office:value-type="float" office:value="37803" calcext:value-type="float">
            <text:p>37803</text:p>
          </table:table-cell>
          <table:table-cell office:value-type="float" office:value="679" calcext:value-type="float">
            <text:p>679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684" calcext:value-type="float">
            <text:p>68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5]" office:value-type="float" office:value="2" calcext:value-type="float">
            <text:p>2</text:p>
          </table:table-cell>
          <table:table-cell table:formula="of:=[.C165]" office:value-type="float" office:value="1" calcext:value-type="float">
            <text:p>1</text:p>
          </table:table-cell>
          <table:table-cell table:formula="of:=[.D165]" office:value-type="float" office:value="1" calcext:value-type="float">
            <text:p>1</text:p>
          </table:table-cell>
          <table:table-cell table:formula="of:=[.E165]" office:value-type="float" office:value="1" calcext:value-type="float">
            <text:p>1</text:p>
          </table:table-cell>
          <table:table-cell table:formula="of:=[.F165]" office:value-type="float" office:value="8" calcext:value-type="float">
            <text:p>8</text:p>
          </table:table-cell>
          <table:table-cell table:formula="of:=[.G165]/10000" office:value-type="float" office:value="1.8397" calcext:value-type="float">
            <text:p>1.8397</text:p>
          </table:table-cell>
          <table:table-cell table:formula="of:=[.Y16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97" calcext:value-type="float">
            <text:p>20797</text:p>
          </table:table-cell>
          <table:table-cell office:value-type="float" office:value="157263" calcext:value-type="float">
            <text:p>157263</text:p>
          </table:table-cell>
          <table:table-cell office:value-type="float" office:value="37803" calcext:value-type="float">
            <text:p>37803</text:p>
          </table:table-cell>
          <table:table-cell office:value-type="float" office:value="680" calcext:value-type="float">
            <text:p>680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1544" calcext:value-type="float">
            <text:p>1154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6]" office:value-type="float" office:value="2" calcext:value-type="float">
            <text:p>2</text:p>
          </table:table-cell>
          <table:table-cell table:formula="of:=[.C166]" office:value-type="float" office:value="1" calcext:value-type="float">
            <text:p>1</text:p>
          </table:table-cell>
          <table:table-cell table:formula="of:=[.D166]" office:value-type="float" office:value="1" calcext:value-type="float">
            <text:p>1</text:p>
          </table:table-cell>
          <table:table-cell table:formula="of:=[.E166]" office:value-type="float" office:value="2" calcext:value-type="float">
            <text:p>2</text:p>
          </table:table-cell>
          <table:table-cell table:formula="of:=[.F166]" office:value-type="float" office:value="1" calcext:value-type="float">
            <text:p>1</text:p>
          </table:table-cell>
          <table:table-cell table:formula="of:=[.G166]/10000" office:value-type="float" office:value="2.0797" calcext:value-type="float">
            <text:p>2.0797</text:p>
          </table:table-cell>
          <table:table-cell table:formula="of:=[.Y16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215" calcext:value-type="float">
            <text:p>19215</text:p>
          </table:table-cell>
          <table:table-cell office:value-type="float" office:value="145336" calcext:value-type="float">
            <text:p>145336</text:p>
          </table:table-cell>
          <table:table-cell office:value-type="float" office:value="37810" calcext:value-type="float">
            <text:p>37810</text:p>
          </table:table-cell>
          <table:table-cell office:value-type="float" office:value="687" calcext:value-type="float">
            <text:p>687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3787" calcext:value-type="float">
            <text:p>378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7]" office:value-type="float" office:value="2" calcext:value-type="float">
            <text:p>2</text:p>
          </table:table-cell>
          <table:table-cell table:formula="of:=[.C167]" office:value-type="float" office:value="1" calcext:value-type="float">
            <text:p>1</text:p>
          </table:table-cell>
          <table:table-cell table:formula="of:=[.D167]" office:value-type="float" office:value="1" calcext:value-type="float">
            <text:p>1</text:p>
          </table:table-cell>
          <table:table-cell table:formula="of:=[.E167]" office:value-type="float" office:value="2" calcext:value-type="float">
            <text:p>2</text:p>
          </table:table-cell>
          <table:table-cell table:formula="of:=[.F167]" office:value-type="float" office:value="2" calcext:value-type="float">
            <text:p>2</text:p>
          </table:table-cell>
          <table:table-cell table:formula="of:=[.G167]/10000" office:value-type="float" office:value="1.9215" calcext:value-type="float">
            <text:p>1.9215</text:p>
          </table:table-cell>
          <table:table-cell table:formula="of:=[.Y16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626" calcext:value-type="float">
            <text:p>18626</text:p>
          </table:table-cell>
          <table:table-cell office:value-type="float" office:value="141455" calcext:value-type="float">
            <text:p>141455</text:p>
          </table:table-cell>
          <table:table-cell office:value-type="float" office:value="37812" calcext:value-type="float">
            <text:p>37812</text:p>
          </table:table-cell>
          <table:table-cell office:value-type="float" office:value="688" calcext:value-type="float">
            <text:p>688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555" calcext:value-type="float">
            <text:p>1555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8]" office:value-type="float" office:value="2" calcext:value-type="float">
            <text:p>2</text:p>
          </table:table-cell>
          <table:table-cell table:formula="of:=[.C168]" office:value-type="float" office:value="1" calcext:value-type="float">
            <text:p>1</text:p>
          </table:table-cell>
          <table:table-cell table:formula="of:=[.D168]" office:value-type="float" office:value="1" calcext:value-type="float">
            <text:p>1</text:p>
          </table:table-cell>
          <table:table-cell table:formula="of:=[.E168]" office:value-type="float" office:value="2" calcext:value-type="float">
            <text:p>2</text:p>
          </table:table-cell>
          <table:table-cell table:formula="of:=[.F168]" office:value-type="float" office:value="4" calcext:value-type="float">
            <text:p>4</text:p>
          </table:table-cell>
          <table:table-cell table:formula="of:=[.G168]/10000" office:value-type="float" office:value="1.8626" calcext:value-type="float">
            <text:p>1.8626</text:p>
          </table:table-cell>
          <table:table-cell table:formula="of:=[.Y16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394" calcext:value-type="float">
            <text:p>18394</text:p>
          </table:table-cell>
          <table:table-cell office:value-type="float" office:value="139898" calcext:value-type="float">
            <text:p>139898</text:p>
          </table:table-cell>
          <table:table-cell office:value-type="float" office:value="37812" calcext:value-type="float">
            <text:p>37812</text:p>
          </table:table-cell>
          <table:table-cell office:value-type="float" office:value="689" calcext:value-type="float">
            <text:p>689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737" calcext:value-type="float">
            <text:p>73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69]" office:value-type="float" office:value="2" calcext:value-type="float">
            <text:p>2</text:p>
          </table:table-cell>
          <table:table-cell table:formula="of:=[.C169]" office:value-type="float" office:value="1" calcext:value-type="float">
            <text:p>1</text:p>
          </table:table-cell>
          <table:table-cell table:formula="of:=[.D169]" office:value-type="float" office:value="1" calcext:value-type="float">
            <text:p>1</text:p>
          </table:table-cell>
          <table:table-cell table:formula="of:=[.E169]" office:value-type="float" office:value="2" calcext:value-type="float">
            <text:p>2</text:p>
          </table:table-cell>
          <table:table-cell table:formula="of:=[.F169]" office:value-type="float" office:value="8" calcext:value-type="float">
            <text:p>8</text:p>
          </table:table-cell>
          <table:table-cell table:formula="of:=[.G169]/10000" office:value-type="float" office:value="1.8394" calcext:value-type="float">
            <text:p>1.8394</text:p>
          </table:table-cell>
          <table:table-cell table:formula="of:=[.Y16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759" calcext:value-type="float">
            <text:p>20759</text:p>
          </table:table-cell>
          <table:table-cell office:value-type="float" office:value="157193" calcext:value-type="float">
            <text:p>157193</text:p>
          </table:table-cell>
          <table:table-cell office:value-type="float" office:value="37781" calcext:value-type="float">
            <text:p>37781</text:p>
          </table:table-cell>
          <table:table-cell office:value-type="float" office:value="658" calcext:value-type="float">
            <text:p>658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1304" calcext:value-type="float">
            <text:p>1130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0]" office:value-type="float" office:value="2" calcext:value-type="float">
            <text:p>2</text:p>
          </table:table-cell>
          <table:table-cell table:formula="of:=[.C170]" office:value-type="float" office:value="1" calcext:value-type="float">
            <text:p>1</text:p>
          </table:table-cell>
          <table:table-cell table:formula="of:=[.D170]" office:value-type="float" office:value="2" calcext:value-type="float">
            <text:p>2</text:p>
          </table:table-cell>
          <table:table-cell table:formula="of:=[.E170]" office:value-type="float" office:value="1" calcext:value-type="float">
            <text:p>1</text:p>
          </table:table-cell>
          <table:table-cell table:formula="of:=[.F170]" office:value-type="float" office:value="1" calcext:value-type="float">
            <text:p>1</text:p>
          </table:table-cell>
          <table:table-cell table:formula="of:=[.G170]/10000" office:value-type="float" office:value="2.0759" calcext:value-type="float">
            <text:p>2.0759</text:p>
          </table:table-cell>
          <table:table-cell table:formula="of:=[.Y16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209" calcext:value-type="float">
            <text:p>19209</text:p>
          </table:table-cell>
          <table:table-cell office:value-type="float" office:value="145282" calcext:value-type="float">
            <text:p>145282</text:p>
          </table:table-cell>
          <table:table-cell office:value-type="float" office:value="37796" calcext:value-type="float">
            <text:p>37796</text:p>
          </table:table-cell>
          <table:table-cell office:value-type="float" office:value="673" calcext:value-type="float">
            <text:p>673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3667" calcext:value-type="float">
            <text:p>366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1]" office:value-type="float" office:value="2" calcext:value-type="float">
            <text:p>2</text:p>
          </table:table-cell>
          <table:table-cell table:formula="of:=[.C171]" office:value-type="float" office:value="1" calcext:value-type="float">
            <text:p>1</text:p>
          </table:table-cell>
          <table:table-cell table:formula="of:=[.D171]" office:value-type="float" office:value="2" calcext:value-type="float">
            <text:p>2</text:p>
          </table:table-cell>
          <table:table-cell table:formula="of:=[.E171]" office:value-type="float" office:value="1" calcext:value-type="float">
            <text:p>1</text:p>
          </table:table-cell>
          <table:table-cell table:formula="of:=[.F171]" office:value-type="float" office:value="2" calcext:value-type="float">
            <text:p>2</text:p>
          </table:table-cell>
          <table:table-cell table:formula="of:=[.G171]/10000" office:value-type="float" office:value="1.9209" calcext:value-type="float">
            <text:p>1.9209</text:p>
          </table:table-cell>
          <table:table-cell table:formula="of:=[.Y17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629" calcext:value-type="float">
            <text:p>18629</text:p>
          </table:table-cell>
          <table:table-cell office:value-type="float" office:value="141381" calcext:value-type="float">
            <text:p>141381</text:p>
          </table:table-cell>
          <table:table-cell office:value-type="float" office:value="37801" calcext:value-type="float">
            <text:p>37801</text:p>
          </table:table-cell>
          <table:table-cell office:value-type="float" office:value="678" calcext:value-type="float">
            <text:p>678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483" calcext:value-type="float">
            <text:p>1483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2]" office:value-type="float" office:value="2" calcext:value-type="float">
            <text:p>2</text:p>
          </table:table-cell>
          <table:table-cell table:formula="of:=[.C172]" office:value-type="float" office:value="1" calcext:value-type="float">
            <text:p>1</text:p>
          </table:table-cell>
          <table:table-cell table:formula="of:=[.D172]" office:value-type="float" office:value="2" calcext:value-type="float">
            <text:p>2</text:p>
          </table:table-cell>
          <table:table-cell table:formula="of:=[.E172]" office:value-type="float" office:value="1" calcext:value-type="float">
            <text:p>1</text:p>
          </table:table-cell>
          <table:table-cell table:formula="of:=[.F172]" office:value-type="float" office:value="4" calcext:value-type="float">
            <text:p>4</text:p>
          </table:table-cell>
          <table:table-cell table:formula="of:=[.G172]/10000" office:value-type="float" office:value="1.8629" calcext:value-type="float">
            <text:p>1.8629</text:p>
          </table:table-cell>
          <table:table-cell table:formula="of:=[.Y17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397" calcext:value-type="float">
            <text:p>18397</text:p>
          </table:table-cell>
          <table:table-cell office:value-type="float" office:value="139857" calcext:value-type="float">
            <text:p>139857</text:p>
          </table:table-cell>
          <table:table-cell office:value-type="float" office:value="37803" calcext:value-type="float">
            <text:p>37803</text:p>
          </table:table-cell>
          <table:table-cell office:value-type="float" office:value="679" calcext:value-type="float">
            <text:p>679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684" calcext:value-type="float">
            <text:p>68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3]" office:value-type="float" office:value="2" calcext:value-type="float">
            <text:p>2</text:p>
          </table:table-cell>
          <table:table-cell table:formula="of:=[.C173]" office:value-type="float" office:value="1" calcext:value-type="float">
            <text:p>1</text:p>
          </table:table-cell>
          <table:table-cell table:formula="of:=[.D173]" office:value-type="float" office:value="2" calcext:value-type="float">
            <text:p>2</text:p>
          </table:table-cell>
          <table:table-cell table:formula="of:=[.E173]" office:value-type="float" office:value="1" calcext:value-type="float">
            <text:p>1</text:p>
          </table:table-cell>
          <table:table-cell table:formula="of:=[.F173]" office:value-type="float" office:value="8" calcext:value-type="float">
            <text:p>8</text:p>
          </table:table-cell>
          <table:table-cell table:formula="of:=[.G173]/10000" office:value-type="float" office:value="1.8397" calcext:value-type="float">
            <text:p>1.8397</text:p>
          </table:table-cell>
          <table:table-cell table:formula="of:=[.Y17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97" calcext:value-type="float">
            <text:p>20797</text:p>
          </table:table-cell>
          <table:table-cell office:value-type="float" office:value="157263" calcext:value-type="float">
            <text:p>157263</text:p>
          </table:table-cell>
          <table:table-cell office:value-type="float" office:value="37803" calcext:value-type="float">
            <text:p>37803</text:p>
          </table:table-cell>
          <table:table-cell office:value-type="float" office:value="680" calcext:value-type="float">
            <text:p>680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1544" calcext:value-type="float">
            <text:p>1154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4]" office:value-type="float" office:value="2" calcext:value-type="float">
            <text:p>2</text:p>
          </table:table-cell>
          <table:table-cell table:formula="of:=[.C174]" office:value-type="float" office:value="1" calcext:value-type="float">
            <text:p>1</text:p>
          </table:table-cell>
          <table:table-cell table:formula="of:=[.D174]" office:value-type="float" office:value="2" calcext:value-type="float">
            <text:p>2</text:p>
          </table:table-cell>
          <table:table-cell table:formula="of:=[.E174]" office:value-type="float" office:value="2" calcext:value-type="float">
            <text:p>2</text:p>
          </table:table-cell>
          <table:table-cell table:formula="of:=[.F174]" office:value-type="float" office:value="1" calcext:value-type="float">
            <text:p>1</text:p>
          </table:table-cell>
          <table:table-cell table:formula="of:=[.G174]/10000" office:value-type="float" office:value="2.0797" calcext:value-type="float">
            <text:p>2.0797</text:p>
          </table:table-cell>
          <table:table-cell table:formula="of:=[.Y17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9215" calcext:value-type="float">
            <text:p>19215</text:p>
          </table:table-cell>
          <table:table-cell office:value-type="float" office:value="145336" calcext:value-type="float">
            <text:p>145336</text:p>
          </table:table-cell>
          <table:table-cell office:value-type="float" office:value="37810" calcext:value-type="float">
            <text:p>37810</text:p>
          </table:table-cell>
          <table:table-cell office:value-type="float" office:value="687" calcext:value-type="float">
            <text:p>687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3787" calcext:value-type="float">
            <text:p>378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5]" office:value-type="float" office:value="2" calcext:value-type="float">
            <text:p>2</text:p>
          </table:table-cell>
          <table:table-cell table:formula="of:=[.C175]" office:value-type="float" office:value="1" calcext:value-type="float">
            <text:p>1</text:p>
          </table:table-cell>
          <table:table-cell table:formula="of:=[.D175]" office:value-type="float" office:value="2" calcext:value-type="float">
            <text:p>2</text:p>
          </table:table-cell>
          <table:table-cell table:formula="of:=[.E175]" office:value-type="float" office:value="2" calcext:value-type="float">
            <text:p>2</text:p>
          </table:table-cell>
          <table:table-cell table:formula="of:=[.F175]" office:value-type="float" office:value="2" calcext:value-type="float">
            <text:p>2</text:p>
          </table:table-cell>
          <table:table-cell table:formula="of:=[.G175]/10000" office:value-type="float" office:value="1.9215" calcext:value-type="float">
            <text:p>1.9215</text:p>
          </table:table-cell>
          <table:table-cell table:formula="of:=[.Y17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626" calcext:value-type="float">
            <text:p>18626</text:p>
          </table:table-cell>
          <table:table-cell office:value-type="float" office:value="141455" calcext:value-type="float">
            <text:p>141455</text:p>
          </table:table-cell>
          <table:table-cell office:value-type="float" office:value="37812" calcext:value-type="float">
            <text:p>37812</text:p>
          </table:table-cell>
          <table:table-cell office:value-type="float" office:value="688" calcext:value-type="float">
            <text:p>688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555" calcext:value-type="float">
            <text:p>1555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6]" office:value-type="float" office:value="2" calcext:value-type="float">
            <text:p>2</text:p>
          </table:table-cell>
          <table:table-cell table:formula="of:=[.C176]" office:value-type="float" office:value="1" calcext:value-type="float">
            <text:p>1</text:p>
          </table:table-cell>
          <table:table-cell table:formula="of:=[.D176]" office:value-type="float" office:value="2" calcext:value-type="float">
            <text:p>2</text:p>
          </table:table-cell>
          <table:table-cell table:formula="of:=[.E176]" office:value-type="float" office:value="2" calcext:value-type="float">
            <text:p>2</text:p>
          </table:table-cell>
          <table:table-cell table:formula="of:=[.F176]" office:value-type="float" office:value="4" calcext:value-type="float">
            <text:p>4</text:p>
          </table:table-cell>
          <table:table-cell table:formula="of:=[.G176]/10000" office:value-type="float" office:value="1.8626" calcext:value-type="float">
            <text:p>1.8626</text:p>
          </table:table-cell>
          <table:table-cell table:formula="of:=[.Y17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394" calcext:value-type="float">
            <text:p>18394</text:p>
          </table:table-cell>
          <table:table-cell office:value-type="float" office:value="139898" calcext:value-type="float">
            <text:p>139898</text:p>
          </table:table-cell>
          <table:table-cell office:value-type="float" office:value="37812" calcext:value-type="float">
            <text:p>37812</text:p>
          </table:table-cell>
          <table:table-cell office:value-type="float" office:value="689" calcext:value-type="float">
            <text:p>689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737" calcext:value-type="float">
            <text:p>73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7]" office:value-type="float" office:value="2" calcext:value-type="float">
            <text:p>2</text:p>
          </table:table-cell>
          <table:table-cell table:formula="of:=[.C177]" office:value-type="float" office:value="1" calcext:value-type="float">
            <text:p>1</text:p>
          </table:table-cell>
          <table:table-cell table:formula="of:=[.D177]" office:value-type="float" office:value="2" calcext:value-type="float">
            <text:p>2</text:p>
          </table:table-cell>
          <table:table-cell table:formula="of:=[.E177]" office:value-type="float" office:value="2" calcext:value-type="float">
            <text:p>2</text:p>
          </table:table-cell>
          <table:table-cell table:formula="of:=[.F177]" office:value-type="float" office:value="8" calcext:value-type="float">
            <text:p>8</text:p>
          </table:table-cell>
          <table:table-cell table:formula="of:=[.G177]/10000" office:value-type="float" office:value="1.8394" calcext:value-type="float">
            <text:p>1.8394</text:p>
          </table:table-cell>
          <table:table-cell table:formula="of:=[.Y17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127" calcext:value-type="float">
            <text:p>21127</text:p>
          </table:table-cell>
          <table:table-cell office:value-type="float" office:value="160146" calcext:value-type="float">
            <text:p>160146</text:p>
          </table:table-cell>
          <table:table-cell office:value-type="float" office:value="42806" calcext:value-type="float">
            <text:p>42806</text:p>
          </table:table-cell>
          <table:table-cell office:value-type="float" office:value="5683" calcext:value-type="float">
            <text:p>5683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0951" calcext:value-type="float">
            <text:p>10951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8]" office:value-type="float" office:value="2" calcext:value-type="float">
            <text:p>2</text:p>
          </table:table-cell>
          <table:table-cell table:formula="of:=[.C178]" office:value-type="float" office:value="2" calcext:value-type="float">
            <text:p>2</text:p>
          </table:table-cell>
          <table:table-cell table:formula="of:=[.D178]" office:value-type="float" office:value="1" calcext:value-type="float">
            <text:p>1</text:p>
          </table:table-cell>
          <table:table-cell table:formula="of:=[.E178]" office:value-type="float" office:value="1" calcext:value-type="float">
            <text:p>1</text:p>
          </table:table-cell>
          <table:table-cell table:formula="of:=[.F178]" office:value-type="float" office:value="1" calcext:value-type="float">
            <text:p>1</text:p>
          </table:table-cell>
          <table:table-cell table:formula="of:=[.G178]/10000" office:value-type="float" office:value="2.1127" calcext:value-type="float">
            <text:p>2.1127</text:p>
          </table:table-cell>
          <table:table-cell table:formula="of:=[.Y17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21" calcext:value-type="float">
            <text:p>19621</text:p>
          </table:table-cell>
          <table:table-cell office:value-type="float" office:value="148585" calcext:value-type="float">
            <text:p>148585</text:p>
          </table:table-cell>
          <table:table-cell office:value-type="float" office:value="42820" calcext:value-type="float">
            <text:p>42820</text:p>
          </table:table-cell>
          <table:table-cell office:value-type="float" office:value="5697" calcext:value-type="float">
            <text:p>5697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3582" calcext:value-type="float">
            <text:p>3582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79]" office:value-type="float" office:value="2" calcext:value-type="float">
            <text:p>2</text:p>
          </table:table-cell>
          <table:table-cell table:formula="of:=[.C179]" office:value-type="float" office:value="2" calcext:value-type="float">
            <text:p>2</text:p>
          </table:table-cell>
          <table:table-cell table:formula="of:=[.D179]" office:value-type="float" office:value="1" calcext:value-type="float">
            <text:p>1</text:p>
          </table:table-cell>
          <table:table-cell table:formula="of:=[.E179]" office:value-type="float" office:value="1" calcext:value-type="float">
            <text:p>1</text:p>
          </table:table-cell>
          <table:table-cell table:formula="of:=[.F179]" office:value-type="float" office:value="2" calcext:value-type="float">
            <text:p>2</text:p>
          </table:table-cell>
          <table:table-cell table:formula="of:=[.G179]/10000" office:value-type="float" office:value="1.9621" calcext:value-type="float">
            <text:p>1.9621</text:p>
          </table:table-cell>
          <table:table-cell table:formula="of:=[.Y17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037" calcext:value-type="float">
            <text:p>19037</text:p>
          </table:table-cell>
          <table:table-cell office:value-type="float" office:value="144767" calcext:value-type="float">
            <text:p>144767</text:p>
          </table:table-cell>
          <table:table-cell office:value-type="float" office:value="42827" calcext:value-type="float">
            <text:p>42827</text:p>
          </table:table-cell>
          <table:table-cell office:value-type="float" office:value="5704" calcext:value-type="float">
            <text:p>5704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447" calcext:value-type="float">
            <text:p>144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0]" office:value-type="float" office:value="2" calcext:value-type="float">
            <text:p>2</text:p>
          </table:table-cell>
          <table:table-cell table:formula="of:=[.C180]" office:value-type="float" office:value="2" calcext:value-type="float">
            <text:p>2</text:p>
          </table:table-cell>
          <table:table-cell table:formula="of:=[.D180]" office:value-type="float" office:value="1" calcext:value-type="float">
            <text:p>1</text:p>
          </table:table-cell>
          <table:table-cell table:formula="of:=[.E180]" office:value-type="float" office:value="1" calcext:value-type="float">
            <text:p>1</text:p>
          </table:table-cell>
          <table:table-cell table:formula="of:=[.F180]" office:value-type="float" office:value="4" calcext:value-type="float">
            <text:p>4</text:p>
          </table:table-cell>
          <table:table-cell table:formula="of:=[.G180]/10000" office:value-type="float" office:value="1.9037" calcext:value-type="float">
            <text:p>1.9037</text:p>
          </table:table-cell>
          <table:table-cell table:formula="of:=[.Y17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810" calcext:value-type="float">
            <text:p>18810</text:p>
          </table:table-cell>
          <table:table-cell office:value-type="float" office:value="143314" calcext:value-type="float">
            <text:p>143314</text:p>
          </table:table-cell>
          <table:table-cell office:value-type="float" office:value="42828" calcext:value-type="float">
            <text:p>42828</text:p>
          </table:table-cell>
          <table:table-cell office:value-type="float" office:value="5704" calcext:value-type="float">
            <text:p>5704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689" calcext:value-type="float">
            <text:p>689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1]" office:value-type="float" office:value="2" calcext:value-type="float">
            <text:p>2</text:p>
          </table:table-cell>
          <table:table-cell table:formula="of:=[.C181]" office:value-type="float" office:value="2" calcext:value-type="float">
            <text:p>2</text:p>
          </table:table-cell>
          <table:table-cell table:formula="of:=[.D181]" office:value-type="float" office:value="1" calcext:value-type="float">
            <text:p>1</text:p>
          </table:table-cell>
          <table:table-cell table:formula="of:=[.E181]" office:value-type="float" office:value="1" calcext:value-type="float">
            <text:p>1</text:p>
          </table:table-cell>
          <table:table-cell table:formula="of:=[.F181]" office:value-type="float" office:value="8" calcext:value-type="float">
            <text:p>8</text:p>
          </table:table-cell>
          <table:table-cell table:formula="of:=[.G181]/10000" office:value-type="float" office:value="1.881" calcext:value-type="float">
            <text:p>1.881</text:p>
          </table:table-cell>
          <table:table-cell table:formula="of:=[.Y18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02" calcext:value-type="float">
            <text:p>20702</text:p>
          </table:table-cell>
          <table:table-cell office:value-type="float" office:value="156646" calcext:value-type="float">
            <text:p>156646</text:p>
          </table:table-cell>
          <table:table-cell office:value-type="float" office:value="38717" calcext:value-type="float">
            <text:p>38717</text:p>
          </table:table-cell>
          <table:table-cell office:value-type="float" office:value="1593" calcext:value-type="float">
            <text:p>1593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1576" calcext:value-type="float">
            <text:p>11576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2]" office:value-type="float" office:value="2" calcext:value-type="float">
            <text:p>2</text:p>
          </table:table-cell>
          <table:table-cell table:formula="of:=[.C182]" office:value-type="float" office:value="2" calcext:value-type="float">
            <text:p>2</text:p>
          </table:table-cell>
          <table:table-cell table:formula="of:=[.D182]" office:value-type="float" office:value="1" calcext:value-type="float">
            <text:p>1</text:p>
          </table:table-cell>
          <table:table-cell table:formula="of:=[.E182]" office:value-type="float" office:value="2" calcext:value-type="float">
            <text:p>2</text:p>
          </table:table-cell>
          <table:table-cell table:formula="of:=[.F182]" office:value-type="float" office:value="1" calcext:value-type="float">
            <text:p>1</text:p>
          </table:table-cell>
          <table:table-cell table:formula="of:=[.G182]/10000" office:value-type="float" office:value="2.0702" calcext:value-type="float">
            <text:p>2.0702</text:p>
          </table:table-cell>
          <table:table-cell table:formula="of:=[.Y18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117" calcext:value-type="float">
            <text:p>19117</text:p>
          </table:table-cell>
          <table:table-cell office:value-type="float" office:value="144587" calcext:value-type="float">
            <text:p>144587</text:p>
          </table:table-cell>
          <table:table-cell office:value-type="float" office:value="38724" calcext:value-type="float">
            <text:p>38724</text:p>
          </table:table-cell>
          <table:table-cell office:value-type="float" office:value="1600" calcext:value-type="float">
            <text:p>1600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3735" calcext:value-type="float">
            <text:p>3735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3]" office:value-type="float" office:value="2" calcext:value-type="float">
            <text:p>2</text:p>
          </table:table-cell>
          <table:table-cell table:formula="of:=[.C183]" office:value-type="float" office:value="2" calcext:value-type="float">
            <text:p>2</text:p>
          </table:table-cell>
          <table:table-cell table:formula="of:=[.D183]" office:value-type="float" office:value="1" calcext:value-type="float">
            <text:p>1</text:p>
          </table:table-cell>
          <table:table-cell table:formula="of:=[.E183]" office:value-type="float" office:value="2" calcext:value-type="float">
            <text:p>2</text:p>
          </table:table-cell>
          <table:table-cell table:formula="of:=[.F183]" office:value-type="float" office:value="2" calcext:value-type="float">
            <text:p>2</text:p>
          </table:table-cell>
          <table:table-cell table:formula="of:=[.G183]/10000" office:value-type="float" office:value="1.9117" calcext:value-type="float">
            <text:p>1.9117</text:p>
          </table:table-cell>
          <table:table-cell table:formula="of:=[.Y18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556" calcext:value-type="float">
            <text:p>18556</text:p>
          </table:table-cell>
          <table:table-cell office:value-type="float" office:value="140803" calcext:value-type="float">
            <text:p>140803</text:p>
          </table:table-cell>
          <table:table-cell office:value-type="float" office:value="38725" calcext:value-type="float">
            <text:p>38725</text:p>
          </table:table-cell>
          <table:table-cell office:value-type="float" office:value="1601" calcext:value-type="float">
            <text:p>1601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568" calcext:value-type="float">
            <text:p>1568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4]" office:value-type="float" office:value="2" calcext:value-type="float">
            <text:p>2</text:p>
          </table:table-cell>
          <table:table-cell table:formula="of:=[.C184]" office:value-type="float" office:value="2" calcext:value-type="float">
            <text:p>2</text:p>
          </table:table-cell>
          <table:table-cell table:formula="of:=[.D184]" office:value-type="float" office:value="1" calcext:value-type="float">
            <text:p>1</text:p>
          </table:table-cell>
          <table:table-cell table:formula="of:=[.E184]" office:value-type="float" office:value="2" calcext:value-type="float">
            <text:p>2</text:p>
          </table:table-cell>
          <table:table-cell table:formula="of:=[.F184]" office:value-type="float" office:value="4" calcext:value-type="float">
            <text:p>4</text:p>
          </table:table-cell>
          <table:table-cell table:formula="of:=[.G184]/10000" office:value-type="float" office:value="1.8556" calcext:value-type="float">
            <text:p>1.8556</text:p>
          </table:table-cell>
          <table:table-cell table:formula="of:=[.Y18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306" calcext:value-type="float">
            <text:p>18306</text:p>
          </table:table-cell>
          <table:table-cell office:value-type="float" office:value="139194" calcext:value-type="float">
            <text:p>139194</text:p>
          </table:table-cell>
          <table:table-cell office:value-type="float" office:value="38725" calcext:value-type="float">
            <text:p>38725</text:p>
          </table:table-cell>
          <table:table-cell office:value-type="float" office:value="1602" calcext:value-type="float">
            <text:p>1602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724" calcext:value-type="float">
            <text:p>72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5]" office:value-type="float" office:value="2" calcext:value-type="float">
            <text:p>2</text:p>
          </table:table-cell>
          <table:table-cell table:formula="of:=[.C185]" office:value-type="float" office:value="2" calcext:value-type="float">
            <text:p>2</text:p>
          </table:table-cell>
          <table:table-cell table:formula="of:=[.D185]" office:value-type="float" office:value="1" calcext:value-type="float">
            <text:p>1</text:p>
          </table:table-cell>
          <table:table-cell table:formula="of:=[.E185]" office:value-type="float" office:value="2" calcext:value-type="float">
            <text:p>2</text:p>
          </table:table-cell>
          <table:table-cell table:formula="of:=[.F185]" office:value-type="float" office:value="8" calcext:value-type="float">
            <text:p>8</text:p>
          </table:table-cell>
          <table:table-cell table:formula="of:=[.G185]/10000" office:value-type="float" office:value="1.8306" calcext:value-type="float">
            <text:p>1.8306</text:p>
          </table:table-cell>
          <table:table-cell table:formula="of:=[.Y18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127" calcext:value-type="float">
            <text:p>21127</text:p>
          </table:table-cell>
          <table:table-cell office:value-type="float" office:value="160146" calcext:value-type="float">
            <text:p>160146</text:p>
          </table:table-cell>
          <table:table-cell office:value-type="float" office:value="42806" calcext:value-type="float">
            <text:p>42806</text:p>
          </table:table-cell>
          <table:table-cell office:value-type="float" office:value="5683" calcext:value-type="float">
            <text:p>5683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0951" calcext:value-type="float">
            <text:p>10951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6]" office:value-type="float" office:value="2" calcext:value-type="float">
            <text:p>2</text:p>
          </table:table-cell>
          <table:table-cell table:formula="of:=[.C186]" office:value-type="float" office:value="2" calcext:value-type="float">
            <text:p>2</text:p>
          </table:table-cell>
          <table:table-cell table:formula="of:=[.D186]" office:value-type="float" office:value="2" calcext:value-type="float">
            <text:p>2</text:p>
          </table:table-cell>
          <table:table-cell table:formula="of:=[.E186]" office:value-type="float" office:value="1" calcext:value-type="float">
            <text:p>1</text:p>
          </table:table-cell>
          <table:table-cell table:formula="of:=[.F186]" office:value-type="float" office:value="1" calcext:value-type="float">
            <text:p>1</text:p>
          </table:table-cell>
          <table:table-cell table:formula="of:=[.G186]/10000" office:value-type="float" office:value="2.1127" calcext:value-type="float">
            <text:p>2.1127</text:p>
          </table:table-cell>
          <table:table-cell table:formula="of:=[.Y18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21" calcext:value-type="float">
            <text:p>19621</text:p>
          </table:table-cell>
          <table:table-cell office:value-type="float" office:value="148585" calcext:value-type="float">
            <text:p>148585</text:p>
          </table:table-cell>
          <table:table-cell office:value-type="float" office:value="42820" calcext:value-type="float">
            <text:p>42820</text:p>
          </table:table-cell>
          <table:table-cell office:value-type="float" office:value="5697" calcext:value-type="float">
            <text:p>5697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3582" calcext:value-type="float">
            <text:p>3582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7]" office:value-type="float" office:value="2" calcext:value-type="float">
            <text:p>2</text:p>
          </table:table-cell>
          <table:table-cell table:formula="of:=[.C187]" office:value-type="float" office:value="2" calcext:value-type="float">
            <text:p>2</text:p>
          </table:table-cell>
          <table:table-cell table:formula="of:=[.D187]" office:value-type="float" office:value="2" calcext:value-type="float">
            <text:p>2</text:p>
          </table:table-cell>
          <table:table-cell table:formula="of:=[.E187]" office:value-type="float" office:value="1" calcext:value-type="float">
            <text:p>1</text:p>
          </table:table-cell>
          <table:table-cell table:formula="of:=[.F187]" office:value-type="float" office:value="2" calcext:value-type="float">
            <text:p>2</text:p>
          </table:table-cell>
          <table:table-cell table:formula="of:=[.G187]/10000" office:value-type="float" office:value="1.9621" calcext:value-type="float">
            <text:p>1.9621</text:p>
          </table:table-cell>
          <table:table-cell table:formula="of:=[.Y18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037" calcext:value-type="float">
            <text:p>19037</text:p>
          </table:table-cell>
          <table:table-cell office:value-type="float" office:value="144767" calcext:value-type="float">
            <text:p>144767</text:p>
          </table:table-cell>
          <table:table-cell office:value-type="float" office:value="42827" calcext:value-type="float">
            <text:p>42827</text:p>
          </table:table-cell>
          <table:table-cell office:value-type="float" office:value="5704" calcext:value-type="float">
            <text:p>5704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447" calcext:value-type="float">
            <text:p>144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8]" office:value-type="float" office:value="2" calcext:value-type="float">
            <text:p>2</text:p>
          </table:table-cell>
          <table:table-cell table:formula="of:=[.C188]" office:value-type="float" office:value="2" calcext:value-type="float">
            <text:p>2</text:p>
          </table:table-cell>
          <table:table-cell table:formula="of:=[.D188]" office:value-type="float" office:value="2" calcext:value-type="float">
            <text:p>2</text:p>
          </table:table-cell>
          <table:table-cell table:formula="of:=[.E188]" office:value-type="float" office:value="1" calcext:value-type="float">
            <text:p>1</text:p>
          </table:table-cell>
          <table:table-cell table:formula="of:=[.F188]" office:value-type="float" office:value="4" calcext:value-type="float">
            <text:p>4</text:p>
          </table:table-cell>
          <table:table-cell table:formula="of:=[.G188]/10000" office:value-type="float" office:value="1.9037" calcext:value-type="float">
            <text:p>1.9037</text:p>
          </table:table-cell>
          <table:table-cell table:formula="of:=[.Y18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810" calcext:value-type="float">
            <text:p>18810</text:p>
          </table:table-cell>
          <table:table-cell office:value-type="float" office:value="143314" calcext:value-type="float">
            <text:p>143314</text:p>
          </table:table-cell>
          <table:table-cell office:value-type="float" office:value="42828" calcext:value-type="float">
            <text:p>42828</text:p>
          </table:table-cell>
          <table:table-cell office:value-type="float" office:value="5704" calcext:value-type="float">
            <text:p>5704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689" calcext:value-type="float">
            <text:p>689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89]" office:value-type="float" office:value="2" calcext:value-type="float">
            <text:p>2</text:p>
          </table:table-cell>
          <table:table-cell table:formula="of:=[.C189]" office:value-type="float" office:value="2" calcext:value-type="float">
            <text:p>2</text:p>
          </table:table-cell>
          <table:table-cell table:formula="of:=[.D189]" office:value-type="float" office:value="2" calcext:value-type="float">
            <text:p>2</text:p>
          </table:table-cell>
          <table:table-cell table:formula="of:=[.E189]" office:value-type="float" office:value="1" calcext:value-type="float">
            <text:p>1</text:p>
          </table:table-cell>
          <table:table-cell table:formula="of:=[.F189]" office:value-type="float" office:value="8" calcext:value-type="float">
            <text:p>8</text:p>
          </table:table-cell>
          <table:table-cell table:formula="of:=[.G189]/10000" office:value-type="float" office:value="1.881" calcext:value-type="float">
            <text:p>1.881</text:p>
          </table:table-cell>
          <table:table-cell table:formula="of:=[.Y18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702" calcext:value-type="float">
            <text:p>20702</text:p>
          </table:table-cell>
          <table:table-cell office:value-type="float" office:value="156646" calcext:value-type="float">
            <text:p>156646</text:p>
          </table:table-cell>
          <table:table-cell office:value-type="float" office:value="38717" calcext:value-type="float">
            <text:p>38717</text:p>
          </table:table-cell>
          <table:table-cell office:value-type="float" office:value="1593" calcext:value-type="float">
            <text:p>1593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1576" calcext:value-type="float">
            <text:p>11576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0]" office:value-type="float" office:value="2" calcext:value-type="float">
            <text:p>2</text:p>
          </table:table-cell>
          <table:table-cell table:formula="of:=[.C190]" office:value-type="float" office:value="2" calcext:value-type="float">
            <text:p>2</text:p>
          </table:table-cell>
          <table:table-cell table:formula="of:=[.D190]" office:value-type="float" office:value="2" calcext:value-type="float">
            <text:p>2</text:p>
          </table:table-cell>
          <table:table-cell table:formula="of:=[.E190]" office:value-type="float" office:value="2" calcext:value-type="float">
            <text:p>2</text:p>
          </table:table-cell>
          <table:table-cell table:formula="of:=[.F190]" office:value-type="float" office:value="1" calcext:value-type="float">
            <text:p>1</text:p>
          </table:table-cell>
          <table:table-cell table:formula="of:=[.G190]/10000" office:value-type="float" office:value="2.0702" calcext:value-type="float">
            <text:p>2.0702</text:p>
          </table:table-cell>
          <table:table-cell table:formula="of:=[.Y18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9117" calcext:value-type="float">
            <text:p>19117</text:p>
          </table:table-cell>
          <table:table-cell office:value-type="float" office:value="144587" calcext:value-type="float">
            <text:p>144587</text:p>
          </table:table-cell>
          <table:table-cell office:value-type="float" office:value="38724" calcext:value-type="float">
            <text:p>38724</text:p>
          </table:table-cell>
          <table:table-cell office:value-type="float" office:value="1600" calcext:value-type="float">
            <text:p>1600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3735" calcext:value-type="float">
            <text:p>3735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1]" office:value-type="float" office:value="2" calcext:value-type="float">
            <text:p>2</text:p>
          </table:table-cell>
          <table:table-cell table:formula="of:=[.C191]" office:value-type="float" office:value="2" calcext:value-type="float">
            <text:p>2</text:p>
          </table:table-cell>
          <table:table-cell table:formula="of:=[.D191]" office:value-type="float" office:value="2" calcext:value-type="float">
            <text:p>2</text:p>
          </table:table-cell>
          <table:table-cell table:formula="of:=[.E191]" office:value-type="float" office:value="2" calcext:value-type="float">
            <text:p>2</text:p>
          </table:table-cell>
          <table:table-cell table:formula="of:=[.F191]" office:value-type="float" office:value="2" calcext:value-type="float">
            <text:p>2</text:p>
          </table:table-cell>
          <table:table-cell table:formula="of:=[.G191]/10000" office:value-type="float" office:value="1.9117" calcext:value-type="float">
            <text:p>1.9117</text:p>
          </table:table-cell>
          <table:table-cell table:formula="of:=[.Y19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556" calcext:value-type="float">
            <text:p>18556</text:p>
          </table:table-cell>
          <table:table-cell office:value-type="float" office:value="140803" calcext:value-type="float">
            <text:p>140803</text:p>
          </table:table-cell>
          <table:table-cell office:value-type="float" office:value="38725" calcext:value-type="float">
            <text:p>38725</text:p>
          </table:table-cell>
          <table:table-cell office:value-type="float" office:value="1601" calcext:value-type="float">
            <text:p>1601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1568" calcext:value-type="float">
            <text:p>1568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2]" office:value-type="float" office:value="2" calcext:value-type="float">
            <text:p>2</text:p>
          </table:table-cell>
          <table:table-cell table:formula="of:=[.C192]" office:value-type="float" office:value="2" calcext:value-type="float">
            <text:p>2</text:p>
          </table:table-cell>
          <table:table-cell table:formula="of:=[.D192]" office:value-type="float" office:value="2" calcext:value-type="float">
            <text:p>2</text:p>
          </table:table-cell>
          <table:table-cell table:formula="of:=[.E192]" office:value-type="float" office:value="2" calcext:value-type="float">
            <text:p>2</text:p>
          </table:table-cell>
          <table:table-cell table:formula="of:=[.F192]" office:value-type="float" office:value="4" calcext:value-type="float">
            <text:p>4</text:p>
          </table:table-cell>
          <table:table-cell table:formula="of:=[.G192]/10000" office:value-type="float" office:value="1.8556" calcext:value-type="float">
            <text:p>1.8556</text:p>
          </table:table-cell>
          <table:table-cell table:formula="of:=[.Y19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306" calcext:value-type="float">
            <text:p>18306</text:p>
          </table:table-cell>
          <table:table-cell office:value-type="float" office:value="139194" calcext:value-type="float">
            <text:p>139194</text:p>
          </table:table-cell>
          <table:table-cell office:value-type="float" office:value="38725" calcext:value-type="float">
            <text:p>38725</text:p>
          </table:table-cell>
          <table:table-cell office:value-type="float" office:value="1602" calcext:value-type="float">
            <text:p>1602</text:p>
          </table:table-cell>
          <table:table-cell office:value-type="float" office:value="57326" calcext:value-type="float">
            <text:p>57326</text:p>
          </table:table-cell>
          <table:table-cell office:value-type="float" office:value="12342" calcext:value-type="float">
            <text:p>12342</text:p>
          </table:table-cell>
          <table:table-cell office:value-type="float" office:value="724" calcext:value-type="float">
            <text:p>72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3]" office:value-type="float" office:value="2" calcext:value-type="float">
            <text:p>2</text:p>
          </table:table-cell>
          <table:table-cell table:formula="of:=[.C193]" office:value-type="float" office:value="2" calcext:value-type="float">
            <text:p>2</text:p>
          </table:table-cell>
          <table:table-cell table:formula="of:=[.D193]" office:value-type="float" office:value="2" calcext:value-type="float">
            <text:p>2</text:p>
          </table:table-cell>
          <table:table-cell table:formula="of:=[.E193]" office:value-type="float" office:value="2" calcext:value-type="float">
            <text:p>2</text:p>
          </table:table-cell>
          <table:table-cell table:formula="of:=[.F193]" office:value-type="float" office:value="8" calcext:value-type="float">
            <text:p>8</text:p>
          </table:table-cell>
          <table:table-cell table:formula="of:=[.G193]/10000" office:value-type="float" office:value="1.8306" calcext:value-type="float">
            <text:p>1.8306</text:p>
          </table:table-cell>
          <table:table-cell table:formula="of:=[.Y19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486" calcext:value-type="float">
            <text:p>20486</text:p>
          </table:table-cell>
          <table:table-cell office:value-type="float" office:value="155325" calcext:value-type="float">
            <text:p>155325</text:p>
          </table:table-cell>
          <table:table-cell office:value-type="float" office:value="37648" calcext:value-type="float">
            <text:p>37648</text:p>
          </table:table-cell>
          <table:table-cell office:value-type="float" office:value="524" calcext:value-type="float">
            <text:p>524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1919" calcext:value-type="float">
            <text:p>11919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4]" office:value-type="float" office:value="4" calcext:value-type="float">
            <text:p>4</text:p>
          </table:table-cell>
          <table:table-cell table:formula="of:=[.C194]" office:value-type="float" office:value="2" calcext:value-type="float">
            <text:p>2</text:p>
          </table:table-cell>
          <table:table-cell table:formula="of:=[.D194]" office:value-type="float" office:value="1" calcext:value-type="float">
            <text:p>1</text:p>
          </table:table-cell>
          <table:table-cell table:formula="of:=[.E194]" office:value-type="float" office:value="1" calcext:value-type="float">
            <text:p>1</text:p>
          </table:table-cell>
          <table:table-cell table:formula="of:=[.F194]" office:value-type="float" office:value="1" calcext:value-type="float">
            <text:p>1</text:p>
          </table:table-cell>
          <table:table-cell table:formula="of:=[.G194]/10000" office:value-type="float" office:value="2.0486" calcext:value-type="float">
            <text:p>2.0486</text:p>
          </table:table-cell>
          <table:table-cell table:formula="of:=[.Y19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893" calcext:value-type="float">
            <text:p>18893</text:p>
          </table:table-cell>
          <table:table-cell office:value-type="float" office:value="142871" calcext:value-type="float">
            <text:p>142871</text:p>
          </table:table-cell>
          <table:table-cell office:value-type="float" office:value="37654" calcext:value-type="float">
            <text:p>37654</text:p>
          </table:table-cell>
          <table:table-cell office:value-type="float" office:value="530" calcext:value-type="float">
            <text:p>530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3832" calcext:value-type="float">
            <text:p>3832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5]" office:value-type="float" office:value="4" calcext:value-type="float">
            <text:p>4</text:p>
          </table:table-cell>
          <table:table-cell table:formula="of:=[.C195]" office:value-type="float" office:value="2" calcext:value-type="float">
            <text:p>2</text:p>
          </table:table-cell>
          <table:table-cell table:formula="of:=[.D195]" office:value-type="float" office:value="1" calcext:value-type="float">
            <text:p>1</text:p>
          </table:table-cell>
          <table:table-cell table:formula="of:=[.E195]" office:value-type="float" office:value="1" calcext:value-type="float">
            <text:p>1</text:p>
          </table:table-cell>
          <table:table-cell table:formula="of:=[.F195]" office:value-type="float" office:value="2" calcext:value-type="float">
            <text:p>2</text:p>
          </table:table-cell>
          <table:table-cell table:formula="of:=[.G195]/10000" office:value-type="float" office:value="1.8893" calcext:value-type="float">
            <text:p>1.8893</text:p>
          </table:table-cell>
          <table:table-cell table:formula="of:=[.Y19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290" calcext:value-type="float">
            <text:p>18290</text:p>
          </table:table-cell>
          <table:table-cell office:value-type="float" office:value="138860" calcext:value-type="float">
            <text:p>138860</text:p>
          </table:table-cell>
          <table:table-cell office:value-type="float" office:value="37658" calcext:value-type="float">
            <text:p>37658</text:p>
          </table:table-cell>
          <table:table-cell office:value-type="float" office:value="535" calcext:value-type="float">
            <text:p>535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577" calcext:value-type="float">
            <text:p>157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6]" office:value-type="float" office:value="4" calcext:value-type="float">
            <text:p>4</text:p>
          </table:table-cell>
          <table:table-cell table:formula="of:=[.C196]" office:value-type="float" office:value="2" calcext:value-type="float">
            <text:p>2</text:p>
          </table:table-cell>
          <table:table-cell table:formula="of:=[.D196]" office:value-type="float" office:value="1" calcext:value-type="float">
            <text:p>1</text:p>
          </table:table-cell>
          <table:table-cell table:formula="of:=[.E196]" office:value-type="float" office:value="1" calcext:value-type="float">
            <text:p>1</text:p>
          </table:table-cell>
          <table:table-cell table:formula="of:=[.F196]" office:value-type="float" office:value="4" calcext:value-type="float">
            <text:p>4</text:p>
          </table:table-cell>
          <table:table-cell table:formula="of:=[.G196]/10000" office:value-type="float" office:value="1.829" calcext:value-type="float">
            <text:p>1.829</text:p>
          </table:table-cell>
          <table:table-cell table:formula="of:=[.Y19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054" calcext:value-type="float">
            <text:p>18054</text:p>
          </table:table-cell>
          <table:table-cell office:value-type="float" office:value="137300" calcext:value-type="float">
            <text:p>137300</text:p>
          </table:table-cell>
          <table:table-cell office:value-type="float" office:value="37659" calcext:value-type="float">
            <text:p>37659</text:p>
          </table:table-cell>
          <table:table-cell office:value-type="float" office:value="535" calcext:value-type="float">
            <text:p>535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758" calcext:value-type="float">
            <text:p>758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7]" office:value-type="float" office:value="4" calcext:value-type="float">
            <text:p>4</text:p>
          </table:table-cell>
          <table:table-cell table:formula="of:=[.C197]" office:value-type="float" office:value="2" calcext:value-type="float">
            <text:p>2</text:p>
          </table:table-cell>
          <table:table-cell table:formula="of:=[.D197]" office:value-type="float" office:value="1" calcext:value-type="float">
            <text:p>1</text:p>
          </table:table-cell>
          <table:table-cell table:formula="of:=[.E197]" office:value-type="float" office:value="1" calcext:value-type="float">
            <text:p>1</text:p>
          </table:table-cell>
          <table:table-cell table:formula="of:=[.F197]" office:value-type="float" office:value="8" calcext:value-type="float">
            <text:p>8</text:p>
          </table:table-cell>
          <table:table-cell table:formula="of:=[.G197]/10000" office:value-type="float" office:value="1.8054" calcext:value-type="float">
            <text:p>1.8054</text:p>
          </table:table-cell>
          <table:table-cell table:formula="of:=[.Y19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83" calcext:value-type="float">
            <text:p>20483</text:p>
          </table:table-cell>
          <table:table-cell office:value-type="float" office:value="155240" calcext:value-type="float">
            <text:p>155240</text:p>
          </table:table-cell>
          <table:table-cell office:value-type="float" office:value="37667" calcext:value-type="float">
            <text:p>37667</text:p>
          </table:table-cell>
          <table:table-cell office:value-type="float" office:value="544" calcext:value-type="float">
            <text:p>544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2063" calcext:value-type="float">
            <text:p>12063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8]" office:value-type="float" office:value="4" calcext:value-type="float">
            <text:p>4</text:p>
          </table:table-cell>
          <table:table-cell table:formula="of:=[.C198]" office:value-type="float" office:value="2" calcext:value-type="float">
            <text:p>2</text:p>
          </table:table-cell>
          <table:table-cell table:formula="of:=[.D198]" office:value-type="float" office:value="1" calcext:value-type="float">
            <text:p>1</text:p>
          </table:table-cell>
          <table:table-cell table:formula="of:=[.E198]" office:value-type="float" office:value="2" calcext:value-type="float">
            <text:p>2</text:p>
          </table:table-cell>
          <table:table-cell table:formula="of:=[.F198]" office:value-type="float" office:value="1" calcext:value-type="float">
            <text:p>1</text:p>
          </table:table-cell>
          <table:table-cell table:formula="of:=[.G198]/10000" office:value-type="float" office:value="2.0483" calcext:value-type="float">
            <text:p>2.0483</text:p>
          </table:table-cell>
          <table:table-cell table:formula="of:=[.Y19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871" calcext:value-type="float">
            <text:p>18871</text:p>
          </table:table-cell>
          <table:table-cell office:value-type="float" office:value="142879" calcext:value-type="float">
            <text:p>142879</text:p>
          </table:table-cell>
          <table:table-cell office:value-type="float" office:value="37674" calcext:value-type="float">
            <text:p>37674</text:p>
          </table:table-cell>
          <table:table-cell office:value-type="float" office:value="550" calcext:value-type="float">
            <text:p>550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3932" calcext:value-type="float">
            <text:p>3932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199]" office:value-type="float" office:value="4" calcext:value-type="float">
            <text:p>4</text:p>
          </table:table-cell>
          <table:table-cell table:formula="of:=[.C199]" office:value-type="float" office:value="2" calcext:value-type="float">
            <text:p>2</text:p>
          </table:table-cell>
          <table:table-cell table:formula="of:=[.D199]" office:value-type="float" office:value="1" calcext:value-type="float">
            <text:p>1</text:p>
          </table:table-cell>
          <table:table-cell table:formula="of:=[.E199]" office:value-type="float" office:value="2" calcext:value-type="float">
            <text:p>2</text:p>
          </table:table-cell>
          <table:table-cell table:formula="of:=[.F199]" office:value-type="float" office:value="2" calcext:value-type="float">
            <text:p>2</text:p>
          </table:table-cell>
          <table:table-cell table:formula="of:=[.G199]/10000" office:value-type="float" office:value="1.8871" calcext:value-type="float">
            <text:p>1.8871</text:p>
          </table:table-cell>
          <table:table-cell table:formula="of:=[.Y19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277" calcext:value-type="float">
            <text:p>18277</text:p>
          </table:table-cell>
          <table:table-cell office:value-type="float" office:value="138885" calcext:value-type="float">
            <text:p>138885</text:p>
          </table:table-cell>
          <table:table-cell office:value-type="float" office:value="37675" calcext:value-type="float">
            <text:p>37675</text:p>
          </table:table-cell>
          <table:table-cell office:value-type="float" office:value="552" calcext:value-type="float">
            <text:p>552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637" calcext:value-type="float">
            <text:p>163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0]" office:value-type="float" office:value="4" calcext:value-type="float">
            <text:p>4</text:p>
          </table:table-cell>
          <table:table-cell table:formula="of:=[.C200]" office:value-type="float" office:value="2" calcext:value-type="float">
            <text:p>2</text:p>
          </table:table-cell>
          <table:table-cell table:formula="of:=[.D200]" office:value-type="float" office:value="1" calcext:value-type="float">
            <text:p>1</text:p>
          </table:table-cell>
          <table:table-cell table:formula="of:=[.E200]" office:value-type="float" office:value="2" calcext:value-type="float">
            <text:p>2</text:p>
          </table:table-cell>
          <table:table-cell table:formula="of:=[.F200]" office:value-type="float" office:value="4" calcext:value-type="float">
            <text:p>4</text:p>
          </table:table-cell>
          <table:table-cell table:formula="of:=[.G200]/10000" office:value-type="float" office:value="1.8277" calcext:value-type="float">
            <text:p>1.8277</text:p>
          </table:table-cell>
          <table:table-cell table:formula="of:=[.Y19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045" calcext:value-type="float">
            <text:p>18045</text:p>
          </table:table-cell>
          <table:table-cell office:value-type="float" office:value="137299" calcext:value-type="float">
            <text:p>137299</text:p>
          </table:table-cell>
          <table:table-cell office:value-type="float" office:value="37675" calcext:value-type="float">
            <text:p>37675</text:p>
          </table:table-cell>
          <table:table-cell office:value-type="float" office:value="551" calcext:value-type="float">
            <text:p>551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802" calcext:value-type="float">
            <text:p>802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1]" office:value-type="float" office:value="4" calcext:value-type="float">
            <text:p>4</text:p>
          </table:table-cell>
          <table:table-cell table:formula="of:=[.C201]" office:value-type="float" office:value="2" calcext:value-type="float">
            <text:p>2</text:p>
          </table:table-cell>
          <table:table-cell table:formula="of:=[.D201]" office:value-type="float" office:value="1" calcext:value-type="float">
            <text:p>1</text:p>
          </table:table-cell>
          <table:table-cell table:formula="of:=[.E201]" office:value-type="float" office:value="2" calcext:value-type="float">
            <text:p>2</text:p>
          </table:table-cell>
          <table:table-cell table:formula="of:=[.F201]" office:value-type="float" office:value="8" calcext:value-type="float">
            <text:p>8</text:p>
          </table:table-cell>
          <table:table-cell table:formula="of:=[.G201]/10000" office:value-type="float" office:value="1.8045" calcext:value-type="float">
            <text:p>1.8045</text:p>
          </table:table-cell>
          <table:table-cell table:formula="of:=[.Y20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86" calcext:value-type="float">
            <text:p>20486</text:p>
          </table:table-cell>
          <table:table-cell office:value-type="float" office:value="155325" calcext:value-type="float">
            <text:p>155325</text:p>
          </table:table-cell>
          <table:table-cell office:value-type="float" office:value="37648" calcext:value-type="float">
            <text:p>37648</text:p>
          </table:table-cell>
          <table:table-cell office:value-type="float" office:value="524" calcext:value-type="float">
            <text:p>524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1919" calcext:value-type="float">
            <text:p>11919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2]" office:value-type="float" office:value="4" calcext:value-type="float">
            <text:p>4</text:p>
          </table:table-cell>
          <table:table-cell table:formula="of:=[.C202]" office:value-type="float" office:value="2" calcext:value-type="float">
            <text:p>2</text:p>
          </table:table-cell>
          <table:table-cell table:formula="of:=[.D202]" office:value-type="float" office:value="2" calcext:value-type="float">
            <text:p>2</text:p>
          </table:table-cell>
          <table:table-cell table:formula="of:=[.E202]" office:value-type="float" office:value="1" calcext:value-type="float">
            <text:p>1</text:p>
          </table:table-cell>
          <table:table-cell table:formula="of:=[.F202]" office:value-type="float" office:value="1" calcext:value-type="float">
            <text:p>1</text:p>
          </table:table-cell>
          <table:table-cell table:formula="of:=[.G202]/10000" office:value-type="float" office:value="2.0486" calcext:value-type="float">
            <text:p>2.0486</text:p>
          </table:table-cell>
          <table:table-cell table:formula="of:=[.Y20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893" calcext:value-type="float">
            <text:p>18893</text:p>
          </table:table-cell>
          <table:table-cell office:value-type="float" office:value="142871" calcext:value-type="float">
            <text:p>142871</text:p>
          </table:table-cell>
          <table:table-cell office:value-type="float" office:value="37654" calcext:value-type="float">
            <text:p>37654</text:p>
          </table:table-cell>
          <table:table-cell office:value-type="float" office:value="530" calcext:value-type="float">
            <text:p>530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3832" calcext:value-type="float">
            <text:p>3832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3]" office:value-type="float" office:value="4" calcext:value-type="float">
            <text:p>4</text:p>
          </table:table-cell>
          <table:table-cell table:formula="of:=[.C203]" office:value-type="float" office:value="2" calcext:value-type="float">
            <text:p>2</text:p>
          </table:table-cell>
          <table:table-cell table:formula="of:=[.D203]" office:value-type="float" office:value="2" calcext:value-type="float">
            <text:p>2</text:p>
          </table:table-cell>
          <table:table-cell table:formula="of:=[.E203]" office:value-type="float" office:value="1" calcext:value-type="float">
            <text:p>1</text:p>
          </table:table-cell>
          <table:table-cell table:formula="of:=[.F203]" office:value-type="float" office:value="2" calcext:value-type="float">
            <text:p>2</text:p>
          </table:table-cell>
          <table:table-cell table:formula="of:=[.G203]/10000" office:value-type="float" office:value="1.8893" calcext:value-type="float">
            <text:p>1.8893</text:p>
          </table:table-cell>
          <table:table-cell table:formula="of:=[.Y20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290" calcext:value-type="float">
            <text:p>18290</text:p>
          </table:table-cell>
          <table:table-cell office:value-type="float" office:value="138860" calcext:value-type="float">
            <text:p>138860</text:p>
          </table:table-cell>
          <table:table-cell office:value-type="float" office:value="37658" calcext:value-type="float">
            <text:p>37658</text:p>
          </table:table-cell>
          <table:table-cell office:value-type="float" office:value="535" calcext:value-type="float">
            <text:p>535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577" calcext:value-type="float">
            <text:p>157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4]" office:value-type="float" office:value="4" calcext:value-type="float">
            <text:p>4</text:p>
          </table:table-cell>
          <table:table-cell table:formula="of:=[.C204]" office:value-type="float" office:value="2" calcext:value-type="float">
            <text:p>2</text:p>
          </table:table-cell>
          <table:table-cell table:formula="of:=[.D204]" office:value-type="float" office:value="2" calcext:value-type="float">
            <text:p>2</text:p>
          </table:table-cell>
          <table:table-cell table:formula="of:=[.E204]" office:value-type="float" office:value="1" calcext:value-type="float">
            <text:p>1</text:p>
          </table:table-cell>
          <table:table-cell table:formula="of:=[.F204]" office:value-type="float" office:value="4" calcext:value-type="float">
            <text:p>4</text:p>
          </table:table-cell>
          <table:table-cell table:formula="of:=[.G204]/10000" office:value-type="float" office:value="1.829" calcext:value-type="float">
            <text:p>1.829</text:p>
          </table:table-cell>
          <table:table-cell table:formula="of:=[.Y20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054" calcext:value-type="float">
            <text:p>18054</text:p>
          </table:table-cell>
          <table:table-cell office:value-type="float" office:value="137300" calcext:value-type="float">
            <text:p>137300</text:p>
          </table:table-cell>
          <table:table-cell office:value-type="float" office:value="37659" calcext:value-type="float">
            <text:p>37659</text:p>
          </table:table-cell>
          <table:table-cell office:value-type="float" office:value="535" calcext:value-type="float">
            <text:p>535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758" calcext:value-type="float">
            <text:p>758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5]" office:value-type="float" office:value="4" calcext:value-type="float">
            <text:p>4</text:p>
          </table:table-cell>
          <table:table-cell table:formula="of:=[.C205]" office:value-type="float" office:value="2" calcext:value-type="float">
            <text:p>2</text:p>
          </table:table-cell>
          <table:table-cell table:formula="of:=[.D205]" office:value-type="float" office:value="2" calcext:value-type="float">
            <text:p>2</text:p>
          </table:table-cell>
          <table:table-cell table:formula="of:=[.E205]" office:value-type="float" office:value="1" calcext:value-type="float">
            <text:p>1</text:p>
          </table:table-cell>
          <table:table-cell table:formula="of:=[.F205]" office:value-type="float" office:value="8" calcext:value-type="float">
            <text:p>8</text:p>
          </table:table-cell>
          <table:table-cell table:formula="of:=[.G205]/10000" office:value-type="float" office:value="1.8054" calcext:value-type="float">
            <text:p>1.8054</text:p>
          </table:table-cell>
          <table:table-cell table:formula="of:=[.Y20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83" calcext:value-type="float">
            <text:p>20483</text:p>
          </table:table-cell>
          <table:table-cell office:value-type="float" office:value="155240" calcext:value-type="float">
            <text:p>155240</text:p>
          </table:table-cell>
          <table:table-cell office:value-type="float" office:value="37667" calcext:value-type="float">
            <text:p>37667</text:p>
          </table:table-cell>
          <table:table-cell office:value-type="float" office:value="544" calcext:value-type="float">
            <text:p>544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2063" calcext:value-type="float">
            <text:p>12063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6]" office:value-type="float" office:value="4" calcext:value-type="float">
            <text:p>4</text:p>
          </table:table-cell>
          <table:table-cell table:formula="of:=[.C206]" office:value-type="float" office:value="2" calcext:value-type="float">
            <text:p>2</text:p>
          </table:table-cell>
          <table:table-cell table:formula="of:=[.D206]" office:value-type="float" office:value="2" calcext:value-type="float">
            <text:p>2</text:p>
          </table:table-cell>
          <table:table-cell table:formula="of:=[.E206]" office:value-type="float" office:value="2" calcext:value-type="float">
            <text:p>2</text:p>
          </table:table-cell>
          <table:table-cell table:formula="of:=[.F206]" office:value-type="float" office:value="1" calcext:value-type="float">
            <text:p>1</text:p>
          </table:table-cell>
          <table:table-cell table:formula="of:=[.G206]/10000" office:value-type="float" office:value="2.0483" calcext:value-type="float">
            <text:p>2.0483</text:p>
          </table:table-cell>
          <table:table-cell table:formula="of:=[.Y20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8871" calcext:value-type="float">
            <text:p>18871</text:p>
          </table:table-cell>
          <table:table-cell office:value-type="float" office:value="142879" calcext:value-type="float">
            <text:p>142879</text:p>
          </table:table-cell>
          <table:table-cell office:value-type="float" office:value="37674" calcext:value-type="float">
            <text:p>37674</text:p>
          </table:table-cell>
          <table:table-cell office:value-type="float" office:value="550" calcext:value-type="float">
            <text:p>550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3932" calcext:value-type="float">
            <text:p>3932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7]" office:value-type="float" office:value="4" calcext:value-type="float">
            <text:p>4</text:p>
          </table:table-cell>
          <table:table-cell table:formula="of:=[.C207]" office:value-type="float" office:value="2" calcext:value-type="float">
            <text:p>2</text:p>
          </table:table-cell>
          <table:table-cell table:formula="of:=[.D207]" office:value-type="float" office:value="2" calcext:value-type="float">
            <text:p>2</text:p>
          </table:table-cell>
          <table:table-cell table:formula="of:=[.E207]" office:value-type="float" office:value="2" calcext:value-type="float">
            <text:p>2</text:p>
          </table:table-cell>
          <table:table-cell table:formula="of:=[.F207]" office:value-type="float" office:value="2" calcext:value-type="float">
            <text:p>2</text:p>
          </table:table-cell>
          <table:table-cell table:formula="of:=[.G207]/10000" office:value-type="float" office:value="1.8871" calcext:value-type="float">
            <text:p>1.8871</text:p>
          </table:table-cell>
          <table:table-cell table:formula="of:=[.Y20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277" calcext:value-type="float">
            <text:p>18277</text:p>
          </table:table-cell>
          <table:table-cell office:value-type="float" office:value="138885" calcext:value-type="float">
            <text:p>138885</text:p>
          </table:table-cell>
          <table:table-cell office:value-type="float" office:value="37675" calcext:value-type="float">
            <text:p>37675</text:p>
          </table:table-cell>
          <table:table-cell office:value-type="float" office:value="552" calcext:value-type="float">
            <text:p>552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1637" calcext:value-type="float">
            <text:p>163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8]" office:value-type="float" office:value="4" calcext:value-type="float">
            <text:p>4</text:p>
          </table:table-cell>
          <table:table-cell table:formula="of:=[.C208]" office:value-type="float" office:value="2" calcext:value-type="float">
            <text:p>2</text:p>
          </table:table-cell>
          <table:table-cell table:formula="of:=[.D208]" office:value-type="float" office:value="2" calcext:value-type="float">
            <text:p>2</text:p>
          </table:table-cell>
          <table:table-cell table:formula="of:=[.E208]" office:value-type="float" office:value="2" calcext:value-type="float">
            <text:p>2</text:p>
          </table:table-cell>
          <table:table-cell table:formula="of:=[.F208]" office:value-type="float" office:value="4" calcext:value-type="float">
            <text:p>4</text:p>
          </table:table-cell>
          <table:table-cell table:formula="of:=[.G208]/10000" office:value-type="float" office:value="1.8277" calcext:value-type="float">
            <text:p>1.8277</text:p>
          </table:table-cell>
          <table:table-cell table:formula="of:=[.Y20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045" calcext:value-type="float">
            <text:p>18045</text:p>
          </table:table-cell>
          <table:table-cell office:value-type="float" office:value="137299" calcext:value-type="float">
            <text:p>137299</text:p>
          </table:table-cell>
          <table:table-cell office:value-type="float" office:value="37675" calcext:value-type="float">
            <text:p>37675</text:p>
          </table:table-cell>
          <table:table-cell office:value-type="float" office:value="551" calcext:value-type="float">
            <text:p>551</text:p>
          </table:table-cell>
          <table:table-cell office:value-type="float" office:value="57342" calcext:value-type="float">
            <text:p>57342</text:p>
          </table:table-cell>
          <table:table-cell office:value-type="float" office:value="12342" calcext:value-type="float">
            <text:p>12342</text:p>
          </table:table-cell>
          <table:table-cell office:value-type="float" office:value="802" calcext:value-type="float">
            <text:p>802</text:p>
          </table:table-cell>
          <table:table-cell office:value-type="float" office:value="159832" calcext:value-type="float">
            <text:p>159832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09]" office:value-type="float" office:value="4" calcext:value-type="float">
            <text:p>4</text:p>
          </table:table-cell>
          <table:table-cell table:formula="of:=[.C209]" office:value-type="float" office:value="2" calcext:value-type="float">
            <text:p>2</text:p>
          </table:table-cell>
          <table:table-cell table:formula="of:=[.D209]" office:value-type="float" office:value="2" calcext:value-type="float">
            <text:p>2</text:p>
          </table:table-cell>
          <table:table-cell table:formula="of:=[.E209]" office:value-type="float" office:value="2" calcext:value-type="float">
            <text:p>2</text:p>
          </table:table-cell>
          <table:table-cell table:formula="of:=[.F209]" office:value-type="float" office:value="8" calcext:value-type="float">
            <text:p>8</text:p>
          </table:table-cell>
          <table:table-cell table:formula="of:=[.G209]/10000" office:value-type="float" office:value="1.8045" calcext:value-type="float">
            <text:p>1.8045</text:p>
          </table:table-cell>
          <table:table-cell table:formula="of:=[.Y20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469" calcext:value-type="float">
            <text:p>20469</text:p>
          </table:table-cell>
          <table:table-cell office:value-type="float" office:value="155274" calcext:value-type="float">
            <text:p>155274</text:p>
          </table:table-cell>
          <table:table-cell office:value-type="float" office:value="37657" calcext:value-type="float">
            <text:p>37657</text:p>
          </table:table-cell>
          <table:table-cell office:value-type="float" office:value="533" calcext:value-type="float">
            <text:p>533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2265" calcext:value-type="float">
            <text:p>12265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0]" office:value-type="float" office:value="4" calcext:value-type="float">
            <text:p>4</text:p>
          </table:table-cell>
          <table:table-cell table:formula="of:=[.C210]" office:value-type="float" office:value="3" calcext:value-type="float">
            <text:p>3</text:p>
          </table:table-cell>
          <table:table-cell table:formula="of:=[.D210]" office:value-type="float" office:value="1" calcext:value-type="float">
            <text:p>1</text:p>
          </table:table-cell>
          <table:table-cell table:formula="of:=[.E210]" office:value-type="float" office:value="1" calcext:value-type="float">
            <text:p>1</text:p>
          </table:table-cell>
          <table:table-cell table:formula="of:=[.F210]" office:value-type="float" office:value="1" calcext:value-type="float">
            <text:p>1</text:p>
          </table:table-cell>
          <table:table-cell table:formula="of:=[.G210]/10000" office:value-type="float" office:value="2.0469" calcext:value-type="float">
            <text:p>2.0469</text:p>
          </table:table-cell>
          <table:table-cell table:formula="of:=[.Y20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835" calcext:value-type="float">
            <text:p>18835</text:p>
          </table:table-cell>
          <table:table-cell office:value-type="float" office:value="142513" calcext:value-type="float">
            <text:p>142513</text:p>
          </table:table-cell>
          <table:table-cell office:value-type="float" office:value="37684" calcext:value-type="float">
            <text:p>37684</text:p>
          </table:table-cell>
          <table:table-cell office:value-type="float" office:value="560" calcext:value-type="float">
            <text:p>560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3925" calcext:value-type="float">
            <text:p>3925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1]" office:value-type="float" office:value="4" calcext:value-type="float">
            <text:p>4</text:p>
          </table:table-cell>
          <table:table-cell table:formula="of:=[.C211]" office:value-type="float" office:value="3" calcext:value-type="float">
            <text:p>3</text:p>
          </table:table-cell>
          <table:table-cell table:formula="of:=[.D211]" office:value-type="float" office:value="1" calcext:value-type="float">
            <text:p>1</text:p>
          </table:table-cell>
          <table:table-cell table:formula="of:=[.E211]" office:value-type="float" office:value="1" calcext:value-type="float">
            <text:p>1</text:p>
          </table:table-cell>
          <table:table-cell table:formula="of:=[.F211]" office:value-type="float" office:value="2" calcext:value-type="float">
            <text:p>2</text:p>
          </table:table-cell>
          <table:table-cell table:formula="of:=[.G211]/10000" office:value-type="float" office:value="1.8835" calcext:value-type="float">
            <text:p>1.8835</text:p>
          </table:table-cell>
          <table:table-cell table:formula="of:=[.Y21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224" calcext:value-type="float">
            <text:p>18224</text:p>
          </table:table-cell>
          <table:table-cell office:value-type="float" office:value="138401" calcext:value-type="float">
            <text:p>138401</text:p>
          </table:table-cell>
          <table:table-cell office:value-type="float" office:value="37689" calcext:value-type="float">
            <text:p>37689</text:p>
          </table:table-cell>
          <table:table-cell office:value-type="float" office:value="565" calcext:value-type="float">
            <text:p>565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597" calcext:value-type="float">
            <text:p>159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2]" office:value-type="float" office:value="4" calcext:value-type="float">
            <text:p>4</text:p>
          </table:table-cell>
          <table:table-cell table:formula="of:=[.C212]" office:value-type="float" office:value="3" calcext:value-type="float">
            <text:p>3</text:p>
          </table:table-cell>
          <table:table-cell table:formula="of:=[.D212]" office:value-type="float" office:value="1" calcext:value-type="float">
            <text:p>1</text:p>
          </table:table-cell>
          <table:table-cell table:formula="of:=[.E212]" office:value-type="float" office:value="1" calcext:value-type="float">
            <text:p>1</text:p>
          </table:table-cell>
          <table:table-cell table:formula="of:=[.F212]" office:value-type="float" office:value="4" calcext:value-type="float">
            <text:p>4</text:p>
          </table:table-cell>
          <table:table-cell table:formula="of:=[.G212]/10000" office:value-type="float" office:value="1.8224" calcext:value-type="float">
            <text:p>1.8224</text:p>
          </table:table-cell>
          <table:table-cell table:formula="of:=[.Y21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974" calcext:value-type="float">
            <text:p>17974</text:p>
          </table:table-cell>
          <table:table-cell office:value-type="float" office:value="136812" calcext:value-type="float">
            <text:p>136812</text:p>
          </table:table-cell>
          <table:table-cell office:value-type="float" office:value="37689" calcext:value-type="float">
            <text:p>37689</text:p>
          </table:table-cell>
          <table:table-cell office:value-type="float" office:value="566" calcext:value-type="float">
            <text:p>566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763" calcext:value-type="float">
            <text:p>763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3]" office:value-type="float" office:value="4" calcext:value-type="float">
            <text:p>4</text:p>
          </table:table-cell>
          <table:table-cell table:formula="of:=[.C213]" office:value-type="float" office:value="3" calcext:value-type="float">
            <text:p>3</text:p>
          </table:table-cell>
          <table:table-cell table:formula="of:=[.D213]" office:value-type="float" office:value="1" calcext:value-type="float">
            <text:p>1</text:p>
          </table:table-cell>
          <table:table-cell table:formula="of:=[.E213]" office:value-type="float" office:value="1" calcext:value-type="float">
            <text:p>1</text:p>
          </table:table-cell>
          <table:table-cell table:formula="of:=[.F213]" office:value-type="float" office:value="8" calcext:value-type="float">
            <text:p>8</text:p>
          </table:table-cell>
          <table:table-cell table:formula="of:=[.G213]/10000" office:value-type="float" office:value="1.7974" calcext:value-type="float">
            <text:p>1.7974</text:p>
          </table:table-cell>
          <table:table-cell table:formula="of:=[.Y21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89" calcext:value-type="float">
            <text:p>20489</text:p>
          </table:table-cell>
          <table:table-cell office:value-type="float" office:value="155321" calcext:value-type="float">
            <text:p>155321</text:p>
          </table:table-cell>
          <table:table-cell office:value-type="float" office:value="38195" calcext:value-type="float">
            <text:p>38195</text:p>
          </table:table-cell>
          <table:table-cell office:value-type="float" office:value="1072" calcext:value-type="float">
            <text:p>1072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3241" calcext:value-type="float">
            <text:p>13241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4]" office:value-type="float" office:value="4" calcext:value-type="float">
            <text:p>4</text:p>
          </table:table-cell>
          <table:table-cell table:formula="of:=[.C214]" office:value-type="float" office:value="3" calcext:value-type="float">
            <text:p>3</text:p>
          </table:table-cell>
          <table:table-cell table:formula="of:=[.D214]" office:value-type="float" office:value="1" calcext:value-type="float">
            <text:p>1</text:p>
          </table:table-cell>
          <table:table-cell table:formula="of:=[.E214]" office:value-type="float" office:value="2" calcext:value-type="float">
            <text:p>2</text:p>
          </table:table-cell>
          <table:table-cell table:formula="of:=[.F214]" office:value-type="float" office:value="1" calcext:value-type="float">
            <text:p>1</text:p>
          </table:table-cell>
          <table:table-cell table:formula="of:=[.G214]/10000" office:value-type="float" office:value="2.0489" calcext:value-type="float">
            <text:p>2.0489</text:p>
          </table:table-cell>
          <table:table-cell table:formula="of:=[.Y21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878" calcext:value-type="float">
            <text:p>18878</text:p>
          </table:table-cell>
          <table:table-cell office:value-type="float" office:value="142876" calcext:value-type="float">
            <text:p>142876</text:p>
          </table:table-cell>
          <table:table-cell office:value-type="float" office:value="38202" calcext:value-type="float">
            <text:p>38202</text:p>
          </table:table-cell>
          <table:table-cell office:value-type="float" office:value="1078" calcext:value-type="float">
            <text:p>1078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4396" calcext:value-type="float">
            <text:p>4396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5]" office:value-type="float" office:value="4" calcext:value-type="float">
            <text:p>4</text:p>
          </table:table-cell>
          <table:table-cell table:formula="of:=[.C215]" office:value-type="float" office:value="3" calcext:value-type="float">
            <text:p>3</text:p>
          </table:table-cell>
          <table:table-cell table:formula="of:=[.D215]" office:value-type="float" office:value="1" calcext:value-type="float">
            <text:p>1</text:p>
          </table:table-cell>
          <table:table-cell table:formula="of:=[.E215]" office:value-type="float" office:value="2" calcext:value-type="float">
            <text:p>2</text:p>
          </table:table-cell>
          <table:table-cell table:formula="of:=[.F215]" office:value-type="float" office:value="2" calcext:value-type="float">
            <text:p>2</text:p>
          </table:table-cell>
          <table:table-cell table:formula="of:=[.G215]/10000" office:value-type="float" office:value="1.8878" calcext:value-type="float">
            <text:p>1.8878</text:p>
          </table:table-cell>
          <table:table-cell table:formula="of:=[.Y21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243" calcext:value-type="float">
            <text:p>18243</text:p>
          </table:table-cell>
          <table:table-cell office:value-type="float" office:value="138565" calcext:value-type="float">
            <text:p>138565</text:p>
          </table:table-cell>
          <table:table-cell office:value-type="float" office:value="38202" calcext:value-type="float">
            <text:p>38202</text:p>
          </table:table-cell>
          <table:table-cell office:value-type="float" office:value="1079" calcext:value-type="float">
            <text:p>1079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769" calcext:value-type="float">
            <text:p>1769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6]" office:value-type="float" office:value="4" calcext:value-type="float">
            <text:p>4</text:p>
          </table:table-cell>
          <table:table-cell table:formula="of:=[.C216]" office:value-type="float" office:value="3" calcext:value-type="float">
            <text:p>3</text:p>
          </table:table-cell>
          <table:table-cell table:formula="of:=[.D216]" office:value-type="float" office:value="1" calcext:value-type="float">
            <text:p>1</text:p>
          </table:table-cell>
          <table:table-cell table:formula="of:=[.E216]" office:value-type="float" office:value="2" calcext:value-type="float">
            <text:p>2</text:p>
          </table:table-cell>
          <table:table-cell table:formula="of:=[.F216]" office:value-type="float" office:value="4" calcext:value-type="float">
            <text:p>4</text:p>
          </table:table-cell>
          <table:table-cell table:formula="of:=[.G216]/10000" office:value-type="float" office:value="1.8243" calcext:value-type="float">
            <text:p>1.8243</text:p>
          </table:table-cell>
          <table:table-cell table:formula="of:=[.Y21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982" calcext:value-type="float">
            <text:p>17982</text:p>
          </table:table-cell>
          <table:table-cell office:value-type="float" office:value="136892" calcext:value-type="float">
            <text:p>136892</text:p>
          </table:table-cell>
          <table:table-cell office:value-type="float" office:value="38203" calcext:value-type="float">
            <text:p>38203</text:p>
          </table:table-cell>
          <table:table-cell office:value-type="float" office:value="1079" calcext:value-type="float">
            <text:p>1079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862" calcext:value-type="float">
            <text:p>862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7]" office:value-type="float" office:value="4" calcext:value-type="float">
            <text:p>4</text:p>
          </table:table-cell>
          <table:table-cell table:formula="of:=[.C217]" office:value-type="float" office:value="3" calcext:value-type="float">
            <text:p>3</text:p>
          </table:table-cell>
          <table:table-cell table:formula="of:=[.D217]" office:value-type="float" office:value="1" calcext:value-type="float">
            <text:p>1</text:p>
          </table:table-cell>
          <table:table-cell table:formula="of:=[.E217]" office:value-type="float" office:value="2" calcext:value-type="float">
            <text:p>2</text:p>
          </table:table-cell>
          <table:table-cell table:formula="of:=[.F217]" office:value-type="float" office:value="8" calcext:value-type="float">
            <text:p>8</text:p>
          </table:table-cell>
          <table:table-cell table:formula="of:=[.G217]/10000" office:value-type="float" office:value="1.7982" calcext:value-type="float">
            <text:p>1.7982</text:p>
          </table:table-cell>
          <table:table-cell table:formula="of:=[.Y21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69" calcext:value-type="float">
            <text:p>20469</text:p>
          </table:table-cell>
          <table:table-cell office:value-type="float" office:value="155274" calcext:value-type="float">
            <text:p>155274</text:p>
          </table:table-cell>
          <table:table-cell office:value-type="float" office:value="37657" calcext:value-type="float">
            <text:p>37657</text:p>
          </table:table-cell>
          <table:table-cell office:value-type="float" office:value="533" calcext:value-type="float">
            <text:p>533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2265" calcext:value-type="float">
            <text:p>12265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8]" office:value-type="float" office:value="4" calcext:value-type="float">
            <text:p>4</text:p>
          </table:table-cell>
          <table:table-cell table:formula="of:=[.C218]" office:value-type="float" office:value="3" calcext:value-type="float">
            <text:p>3</text:p>
          </table:table-cell>
          <table:table-cell table:formula="of:=[.D218]" office:value-type="float" office:value="2" calcext:value-type="float">
            <text:p>2</text:p>
          </table:table-cell>
          <table:table-cell table:formula="of:=[.E218]" office:value-type="float" office:value="1" calcext:value-type="float">
            <text:p>1</text:p>
          </table:table-cell>
          <table:table-cell table:formula="of:=[.F218]" office:value-type="float" office:value="1" calcext:value-type="float">
            <text:p>1</text:p>
          </table:table-cell>
          <table:table-cell table:formula="of:=[.G218]/10000" office:value-type="float" office:value="2.0469" calcext:value-type="float">
            <text:p>2.0469</text:p>
          </table:table-cell>
          <table:table-cell table:formula="of:=[.Y21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835" calcext:value-type="float">
            <text:p>18835</text:p>
          </table:table-cell>
          <table:table-cell office:value-type="float" office:value="142513" calcext:value-type="float">
            <text:p>142513</text:p>
          </table:table-cell>
          <table:table-cell office:value-type="float" office:value="37684" calcext:value-type="float">
            <text:p>37684</text:p>
          </table:table-cell>
          <table:table-cell office:value-type="float" office:value="560" calcext:value-type="float">
            <text:p>560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3925" calcext:value-type="float">
            <text:p>3925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19]" office:value-type="float" office:value="4" calcext:value-type="float">
            <text:p>4</text:p>
          </table:table-cell>
          <table:table-cell table:formula="of:=[.C219]" office:value-type="float" office:value="3" calcext:value-type="float">
            <text:p>3</text:p>
          </table:table-cell>
          <table:table-cell table:formula="of:=[.D219]" office:value-type="float" office:value="2" calcext:value-type="float">
            <text:p>2</text:p>
          </table:table-cell>
          <table:table-cell table:formula="of:=[.E219]" office:value-type="float" office:value="1" calcext:value-type="float">
            <text:p>1</text:p>
          </table:table-cell>
          <table:table-cell table:formula="of:=[.F219]" office:value-type="float" office:value="2" calcext:value-type="float">
            <text:p>2</text:p>
          </table:table-cell>
          <table:table-cell table:formula="of:=[.G219]/10000" office:value-type="float" office:value="1.8835" calcext:value-type="float">
            <text:p>1.8835</text:p>
          </table:table-cell>
          <table:table-cell table:formula="of:=[.Y21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224" calcext:value-type="float">
            <text:p>18224</text:p>
          </table:table-cell>
          <table:table-cell office:value-type="float" office:value="138401" calcext:value-type="float">
            <text:p>138401</text:p>
          </table:table-cell>
          <table:table-cell office:value-type="float" office:value="37689" calcext:value-type="float">
            <text:p>37689</text:p>
          </table:table-cell>
          <table:table-cell office:value-type="float" office:value="565" calcext:value-type="float">
            <text:p>565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597" calcext:value-type="float">
            <text:p>159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0]" office:value-type="float" office:value="4" calcext:value-type="float">
            <text:p>4</text:p>
          </table:table-cell>
          <table:table-cell table:formula="of:=[.C220]" office:value-type="float" office:value="3" calcext:value-type="float">
            <text:p>3</text:p>
          </table:table-cell>
          <table:table-cell table:formula="of:=[.D220]" office:value-type="float" office:value="2" calcext:value-type="float">
            <text:p>2</text:p>
          </table:table-cell>
          <table:table-cell table:formula="of:=[.E220]" office:value-type="float" office:value="1" calcext:value-type="float">
            <text:p>1</text:p>
          </table:table-cell>
          <table:table-cell table:formula="of:=[.F220]" office:value-type="float" office:value="4" calcext:value-type="float">
            <text:p>4</text:p>
          </table:table-cell>
          <table:table-cell table:formula="of:=[.G220]/10000" office:value-type="float" office:value="1.8224" calcext:value-type="float">
            <text:p>1.8224</text:p>
          </table:table-cell>
          <table:table-cell table:formula="of:=[.Y21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974" calcext:value-type="float">
            <text:p>17974</text:p>
          </table:table-cell>
          <table:table-cell office:value-type="float" office:value="136812" calcext:value-type="float">
            <text:p>136812</text:p>
          </table:table-cell>
          <table:table-cell office:value-type="float" office:value="37689" calcext:value-type="float">
            <text:p>37689</text:p>
          </table:table-cell>
          <table:table-cell office:value-type="float" office:value="566" calcext:value-type="float">
            <text:p>566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763" calcext:value-type="float">
            <text:p>763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1]" office:value-type="float" office:value="4" calcext:value-type="float">
            <text:p>4</text:p>
          </table:table-cell>
          <table:table-cell table:formula="of:=[.C221]" office:value-type="float" office:value="3" calcext:value-type="float">
            <text:p>3</text:p>
          </table:table-cell>
          <table:table-cell table:formula="of:=[.D221]" office:value-type="float" office:value="2" calcext:value-type="float">
            <text:p>2</text:p>
          </table:table-cell>
          <table:table-cell table:formula="of:=[.E221]" office:value-type="float" office:value="1" calcext:value-type="float">
            <text:p>1</text:p>
          </table:table-cell>
          <table:table-cell table:formula="of:=[.F221]" office:value-type="float" office:value="8" calcext:value-type="float">
            <text:p>8</text:p>
          </table:table-cell>
          <table:table-cell table:formula="of:=[.G221]/10000" office:value-type="float" office:value="1.7974" calcext:value-type="float">
            <text:p>1.7974</text:p>
          </table:table-cell>
          <table:table-cell table:formula="of:=[.Y22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489" calcext:value-type="float">
            <text:p>20489</text:p>
          </table:table-cell>
          <table:table-cell office:value-type="float" office:value="155321" calcext:value-type="float">
            <text:p>155321</text:p>
          </table:table-cell>
          <table:table-cell office:value-type="float" office:value="38195" calcext:value-type="float">
            <text:p>38195</text:p>
          </table:table-cell>
          <table:table-cell office:value-type="float" office:value="1072" calcext:value-type="float">
            <text:p>1072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3241" calcext:value-type="float">
            <text:p>13241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2]" office:value-type="float" office:value="4" calcext:value-type="float">
            <text:p>4</text:p>
          </table:table-cell>
          <table:table-cell table:formula="of:=[.C222]" office:value-type="float" office:value="3" calcext:value-type="float">
            <text:p>3</text:p>
          </table:table-cell>
          <table:table-cell table:formula="of:=[.D222]" office:value-type="float" office:value="2" calcext:value-type="float">
            <text:p>2</text:p>
          </table:table-cell>
          <table:table-cell table:formula="of:=[.E222]" office:value-type="float" office:value="2" calcext:value-type="float">
            <text:p>2</text:p>
          </table:table-cell>
          <table:table-cell table:formula="of:=[.F222]" office:value-type="float" office:value="1" calcext:value-type="float">
            <text:p>1</text:p>
          </table:table-cell>
          <table:table-cell table:formula="of:=[.G222]/10000" office:value-type="float" office:value="2.0489" calcext:value-type="float">
            <text:p>2.0489</text:p>
          </table:table-cell>
          <table:table-cell table:formula="of:=[.Y22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878" calcext:value-type="float">
            <text:p>18878</text:p>
          </table:table-cell>
          <table:table-cell office:value-type="float" office:value="142876" calcext:value-type="float">
            <text:p>142876</text:p>
          </table:table-cell>
          <table:table-cell office:value-type="float" office:value="38202" calcext:value-type="float">
            <text:p>38202</text:p>
          </table:table-cell>
          <table:table-cell office:value-type="float" office:value="1078" calcext:value-type="float">
            <text:p>1078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4396" calcext:value-type="float">
            <text:p>4396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3]" office:value-type="float" office:value="4" calcext:value-type="float">
            <text:p>4</text:p>
          </table:table-cell>
          <table:table-cell table:formula="of:=[.C223]" office:value-type="float" office:value="3" calcext:value-type="float">
            <text:p>3</text:p>
          </table:table-cell>
          <table:table-cell table:formula="of:=[.D223]" office:value-type="float" office:value="2" calcext:value-type="float">
            <text:p>2</text:p>
          </table:table-cell>
          <table:table-cell table:formula="of:=[.E223]" office:value-type="float" office:value="2" calcext:value-type="float">
            <text:p>2</text:p>
          </table:table-cell>
          <table:table-cell table:formula="of:=[.F223]" office:value-type="float" office:value="2" calcext:value-type="float">
            <text:p>2</text:p>
          </table:table-cell>
          <table:table-cell table:formula="of:=[.G223]/10000" office:value-type="float" office:value="1.8878" calcext:value-type="float">
            <text:p>1.8878</text:p>
          </table:table-cell>
          <table:table-cell table:formula="of:=[.Y22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243" calcext:value-type="float">
            <text:p>18243</text:p>
          </table:table-cell>
          <table:table-cell office:value-type="float" office:value="138565" calcext:value-type="float">
            <text:p>138565</text:p>
          </table:table-cell>
          <table:table-cell office:value-type="float" office:value="38202" calcext:value-type="float">
            <text:p>38202</text:p>
          </table:table-cell>
          <table:table-cell office:value-type="float" office:value="1079" calcext:value-type="float">
            <text:p>1079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769" calcext:value-type="float">
            <text:p>1769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4]" office:value-type="float" office:value="4" calcext:value-type="float">
            <text:p>4</text:p>
          </table:table-cell>
          <table:table-cell table:formula="of:=[.C224]" office:value-type="float" office:value="3" calcext:value-type="float">
            <text:p>3</text:p>
          </table:table-cell>
          <table:table-cell table:formula="of:=[.D224]" office:value-type="float" office:value="2" calcext:value-type="float">
            <text:p>2</text:p>
          </table:table-cell>
          <table:table-cell table:formula="of:=[.E224]" office:value-type="float" office:value="2" calcext:value-type="float">
            <text:p>2</text:p>
          </table:table-cell>
          <table:table-cell table:formula="of:=[.F224]" office:value-type="float" office:value="4" calcext:value-type="float">
            <text:p>4</text:p>
          </table:table-cell>
          <table:table-cell table:formula="of:=[.G224]/10000" office:value-type="float" office:value="1.8243" calcext:value-type="float">
            <text:p>1.8243</text:p>
          </table:table-cell>
          <table:table-cell table:formula="of:=[.Y22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982" calcext:value-type="float">
            <text:p>17982</text:p>
          </table:table-cell>
          <table:table-cell office:value-type="float" office:value="136892" calcext:value-type="float">
            <text:p>136892</text:p>
          </table:table-cell>
          <table:table-cell office:value-type="float" office:value="38203" calcext:value-type="float">
            <text:p>38203</text:p>
          </table:table-cell>
          <table:table-cell office:value-type="float" office:value="1079" calcext:value-type="float">
            <text:p>1079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862" calcext:value-type="float">
            <text:p>862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5]" office:value-type="float" office:value="4" calcext:value-type="float">
            <text:p>4</text:p>
          </table:table-cell>
          <table:table-cell table:formula="of:=[.C225]" office:value-type="float" office:value="3" calcext:value-type="float">
            <text:p>3</text:p>
          </table:table-cell>
          <table:table-cell table:formula="of:=[.D225]" office:value-type="float" office:value="2" calcext:value-type="float">
            <text:p>2</text:p>
          </table:table-cell>
          <table:table-cell table:formula="of:=[.E225]" office:value-type="float" office:value="2" calcext:value-type="float">
            <text:p>2</text:p>
          </table:table-cell>
          <table:table-cell table:formula="of:=[.F225]" office:value-type="float" office:value="8" calcext:value-type="float">
            <text:p>8</text:p>
          </table:table-cell>
          <table:table-cell table:formula="of:=[.G225]/10000" office:value-type="float" office:value="1.7982" calcext:value-type="float">
            <text:p>1.7982</text:p>
          </table:table-cell>
          <table:table-cell table:formula="of:=[.Y22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450" calcext:value-type="float">
            <text:p>20450</text:p>
          </table:table-cell>
          <table:table-cell office:value-type="float" office:value="155131" calcext:value-type="float">
            <text:p>155131</text:p>
          </table:table-cell>
          <table:table-cell office:value-type="float" office:value="37662" calcext:value-type="float">
            <text:p>37662</text:p>
          </table:table-cell>
          <table:table-cell office:value-type="float" office:value="539" calcext:value-type="float">
            <text:p>539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2154" calcext:value-type="float">
            <text:p>1215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6]" office:value-type="float" office:value="4" calcext:value-type="float">
            <text:p>4</text:p>
          </table:table-cell>
          <table:table-cell table:formula="of:=[.C226]" office:value-type="float" office:value="4" calcext:value-type="float">
            <text:p>4</text:p>
          </table:table-cell>
          <table:table-cell table:formula="of:=[.D226]" office:value-type="float" office:value="1" calcext:value-type="float">
            <text:p>1</text:p>
          </table:table-cell>
          <table:table-cell table:formula="of:=[.E226]" office:value-type="float" office:value="1" calcext:value-type="float">
            <text:p>1</text:p>
          </table:table-cell>
          <table:table-cell table:formula="of:=[.F226]" office:value-type="float" office:value="1" calcext:value-type="float">
            <text:p>1</text:p>
          </table:table-cell>
          <table:table-cell table:formula="of:=[.G226]/10000" office:value-type="float" office:value="2.045" calcext:value-type="float">
            <text:p>2.045</text:p>
          </table:table-cell>
          <table:table-cell table:formula="of:=[.Y22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812" calcext:value-type="float">
            <text:p>18812</text:p>
          </table:table-cell>
          <table:table-cell office:value-type="float" office:value="142464" calcext:value-type="float">
            <text:p>142464</text:p>
          </table:table-cell>
          <table:table-cell office:value-type="float" office:value="37697" calcext:value-type="float">
            <text:p>37697</text:p>
          </table:table-cell>
          <table:table-cell office:value-type="float" office:value="573" calcext:value-type="float">
            <text:p>573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3891" calcext:value-type="float">
            <text:p>3891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7]" office:value-type="float" office:value="4" calcext:value-type="float">
            <text:p>4</text:p>
          </table:table-cell>
          <table:table-cell table:formula="of:=[.C227]" office:value-type="float" office:value="4" calcext:value-type="float">
            <text:p>4</text:p>
          </table:table-cell>
          <table:table-cell table:formula="of:=[.D227]" office:value-type="float" office:value="1" calcext:value-type="float">
            <text:p>1</text:p>
          </table:table-cell>
          <table:table-cell table:formula="of:=[.E227]" office:value-type="float" office:value="1" calcext:value-type="float">
            <text:p>1</text:p>
          </table:table-cell>
          <table:table-cell table:formula="of:=[.F227]" office:value-type="float" office:value="2" calcext:value-type="float">
            <text:p>2</text:p>
          </table:table-cell>
          <table:table-cell table:formula="of:=[.G227]/10000" office:value-type="float" office:value="1.8812" calcext:value-type="float">
            <text:p>1.8812</text:p>
          </table:table-cell>
          <table:table-cell table:formula="of:=[.Y22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224" calcext:value-type="float">
            <text:p>18224</text:p>
          </table:table-cell>
          <table:table-cell office:value-type="float" office:value="138387" calcext:value-type="float">
            <text:p>138387</text:p>
          </table:table-cell>
          <table:table-cell office:value-type="float" office:value="37703" calcext:value-type="float">
            <text:p>37703</text:p>
          </table:table-cell>
          <table:table-cell office:value-type="float" office:value="580" calcext:value-type="float">
            <text:p>580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584" calcext:value-type="float">
            <text:p>158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8]" office:value-type="float" office:value="4" calcext:value-type="float">
            <text:p>4</text:p>
          </table:table-cell>
          <table:table-cell table:formula="of:=[.C228]" office:value-type="float" office:value="4" calcext:value-type="float">
            <text:p>4</text:p>
          </table:table-cell>
          <table:table-cell table:formula="of:=[.D228]" office:value-type="float" office:value="1" calcext:value-type="float">
            <text:p>1</text:p>
          </table:table-cell>
          <table:table-cell table:formula="of:=[.E228]" office:value-type="float" office:value="1" calcext:value-type="float">
            <text:p>1</text:p>
          </table:table-cell>
          <table:table-cell table:formula="of:=[.F228]" office:value-type="float" office:value="4" calcext:value-type="float">
            <text:p>4</text:p>
          </table:table-cell>
          <table:table-cell table:formula="of:=[.G228]/10000" office:value-type="float" office:value="1.8224" calcext:value-type="float">
            <text:p>1.8224</text:p>
          </table:table-cell>
          <table:table-cell table:formula="of:=[.Y22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975" calcext:value-type="float">
            <text:p>17975</text:p>
          </table:table-cell>
          <table:table-cell office:value-type="float" office:value="136831" calcext:value-type="float">
            <text:p>136831</text:p>
          </table:table-cell>
          <table:table-cell office:value-type="float" office:value="37705" calcext:value-type="float">
            <text:p>37705</text:p>
          </table:table-cell>
          <table:table-cell office:value-type="float" office:value="582" calcext:value-type="float">
            <text:p>582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763" calcext:value-type="float">
            <text:p>763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29]" office:value-type="float" office:value="4" calcext:value-type="float">
            <text:p>4</text:p>
          </table:table-cell>
          <table:table-cell table:formula="of:=[.C229]" office:value-type="float" office:value="4" calcext:value-type="float">
            <text:p>4</text:p>
          </table:table-cell>
          <table:table-cell table:formula="of:=[.D229]" office:value-type="float" office:value="1" calcext:value-type="float">
            <text:p>1</text:p>
          </table:table-cell>
          <table:table-cell table:formula="of:=[.E229]" office:value-type="float" office:value="1" calcext:value-type="float">
            <text:p>1</text:p>
          </table:table-cell>
          <table:table-cell table:formula="of:=[.F229]" office:value-type="float" office:value="8" calcext:value-type="float">
            <text:p>8</text:p>
          </table:table-cell>
          <table:table-cell table:formula="of:=[.G229]/10000" office:value-type="float" office:value="1.7975" calcext:value-type="float">
            <text:p>1.7975</text:p>
          </table:table-cell>
          <table:table-cell table:formula="of:=[.Y22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03" calcext:value-type="float">
            <text:p>20503</text:p>
          </table:table-cell>
          <table:table-cell office:value-type="float" office:value="155427" calcext:value-type="float">
            <text:p>155427</text:p>
          </table:table-cell>
          <table:table-cell office:value-type="float" office:value="38179" calcext:value-type="float">
            <text:p>38179</text:p>
          </table:table-cell>
          <table:table-cell office:value-type="float" office:value="1056" calcext:value-type="float">
            <text:p>1056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3350" calcext:value-type="float">
            <text:p>13350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0]" office:value-type="float" office:value="4" calcext:value-type="float">
            <text:p>4</text:p>
          </table:table-cell>
          <table:table-cell table:formula="of:=[.C230]" office:value-type="float" office:value="4" calcext:value-type="float">
            <text:p>4</text:p>
          </table:table-cell>
          <table:table-cell table:formula="of:=[.D230]" office:value-type="float" office:value="1" calcext:value-type="float">
            <text:p>1</text:p>
          </table:table-cell>
          <table:table-cell table:formula="of:=[.E230]" office:value-type="float" office:value="2" calcext:value-type="float">
            <text:p>2</text:p>
          </table:table-cell>
          <table:table-cell table:formula="of:=[.F230]" office:value-type="float" office:value="1" calcext:value-type="float">
            <text:p>1</text:p>
          </table:table-cell>
          <table:table-cell table:formula="of:=[.G230]/10000" office:value-type="float" office:value="2.0503" calcext:value-type="float">
            <text:p>2.0503</text:p>
          </table:table-cell>
          <table:table-cell table:formula="of:=[.Y22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858" calcext:value-type="float">
            <text:p>18858</text:p>
          </table:table-cell>
          <table:table-cell office:value-type="float" office:value="142863" calcext:value-type="float">
            <text:p>142863</text:p>
          </table:table-cell>
          <table:table-cell office:value-type="float" office:value="38186" calcext:value-type="float">
            <text:p>38186</text:p>
          </table:table-cell>
          <table:table-cell office:value-type="float" office:value="1062" calcext:value-type="float">
            <text:p>1062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4368" calcext:value-type="float">
            <text:p>4368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1]" office:value-type="float" office:value="4" calcext:value-type="float">
            <text:p>4</text:p>
          </table:table-cell>
          <table:table-cell table:formula="of:=[.C231]" office:value-type="float" office:value="4" calcext:value-type="float">
            <text:p>4</text:p>
          </table:table-cell>
          <table:table-cell table:formula="of:=[.D231]" office:value-type="float" office:value="1" calcext:value-type="float">
            <text:p>1</text:p>
          </table:table-cell>
          <table:table-cell table:formula="of:=[.E231]" office:value-type="float" office:value="2" calcext:value-type="float">
            <text:p>2</text:p>
          </table:table-cell>
          <table:table-cell table:formula="of:=[.F231]" office:value-type="float" office:value="2" calcext:value-type="float">
            <text:p>2</text:p>
          </table:table-cell>
          <table:table-cell table:formula="of:=[.G231]/10000" office:value-type="float" office:value="1.8858" calcext:value-type="float">
            <text:p>1.8858</text:p>
          </table:table-cell>
          <table:table-cell table:formula="of:=[.Y230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244" calcext:value-type="float">
            <text:p>18244</text:p>
          </table:table-cell>
          <table:table-cell office:value-type="float" office:value="138547" calcext:value-type="float">
            <text:p>138547</text:p>
          </table:table-cell>
          <table:table-cell office:value-type="float" office:value="38186" calcext:value-type="float">
            <text:p>38186</text:p>
          </table:table-cell>
          <table:table-cell office:value-type="float" office:value="1063" calcext:value-type="float">
            <text:p>1063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767" calcext:value-type="float">
            <text:p>176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2]" office:value-type="float" office:value="4" calcext:value-type="float">
            <text:p>4</text:p>
          </table:table-cell>
          <table:table-cell table:formula="of:=[.C232]" office:value-type="float" office:value="4" calcext:value-type="float">
            <text:p>4</text:p>
          </table:table-cell>
          <table:table-cell table:formula="of:=[.D232]" office:value-type="float" office:value="1" calcext:value-type="float">
            <text:p>1</text:p>
          </table:table-cell>
          <table:table-cell table:formula="of:=[.E232]" office:value-type="float" office:value="2" calcext:value-type="float">
            <text:p>2</text:p>
          </table:table-cell>
          <table:table-cell table:formula="of:=[.F232]" office:value-type="float" office:value="4" calcext:value-type="float">
            <text:p>4</text:p>
          </table:table-cell>
          <table:table-cell table:formula="of:=[.G232]/10000" office:value-type="float" office:value="1.8244" calcext:value-type="float">
            <text:p>1.8244</text:p>
          </table:table-cell>
          <table:table-cell table:formula="of:=[.Y231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987" calcext:value-type="float">
            <text:p>17987</text:p>
          </table:table-cell>
          <table:table-cell office:value-type="float" office:value="136914" calcext:value-type="float">
            <text:p>136914</text:p>
          </table:table-cell>
          <table:table-cell office:value-type="float" office:value="38187" calcext:value-type="float">
            <text:p>38187</text:p>
          </table:table-cell>
          <table:table-cell office:value-type="float" office:value="1063" calcext:value-type="float">
            <text:p>1063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881" calcext:value-type="float">
            <text:p>881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3]" office:value-type="float" office:value="4" calcext:value-type="float">
            <text:p>4</text:p>
          </table:table-cell>
          <table:table-cell table:formula="of:=[.C233]" office:value-type="float" office:value="4" calcext:value-type="float">
            <text:p>4</text:p>
          </table:table-cell>
          <table:table-cell table:formula="of:=[.D233]" office:value-type="float" office:value="1" calcext:value-type="float">
            <text:p>1</text:p>
          </table:table-cell>
          <table:table-cell table:formula="of:=[.E233]" office:value-type="float" office:value="2" calcext:value-type="float">
            <text:p>2</text:p>
          </table:table-cell>
          <table:table-cell table:formula="of:=[.F233]" office:value-type="float" office:value="8" calcext:value-type="float">
            <text:p>8</text:p>
          </table:table-cell>
          <table:table-cell table:formula="of:=[.G233]/10000" office:value-type="float" office:value="1.7987" calcext:value-type="float">
            <text:p>1.7987</text:p>
          </table:table-cell>
          <table:table-cell table:formula="of:=[.Y232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50" calcext:value-type="float">
            <text:p>20450</text:p>
          </table:table-cell>
          <table:table-cell office:value-type="float" office:value="155131" calcext:value-type="float">
            <text:p>155131</text:p>
          </table:table-cell>
          <table:table-cell office:value-type="float" office:value="37662" calcext:value-type="float">
            <text:p>37662</text:p>
          </table:table-cell>
          <table:table-cell office:value-type="float" office:value="539" calcext:value-type="float">
            <text:p>539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2154" calcext:value-type="float">
            <text:p>1215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4]" office:value-type="float" office:value="4" calcext:value-type="float">
            <text:p>4</text:p>
          </table:table-cell>
          <table:table-cell table:formula="of:=[.C234]" office:value-type="float" office:value="4" calcext:value-type="float">
            <text:p>4</text:p>
          </table:table-cell>
          <table:table-cell table:formula="of:=[.D234]" office:value-type="float" office:value="2" calcext:value-type="float">
            <text:p>2</text:p>
          </table:table-cell>
          <table:table-cell table:formula="of:=[.E234]" office:value-type="float" office:value="1" calcext:value-type="float">
            <text:p>1</text:p>
          </table:table-cell>
          <table:table-cell table:formula="of:=[.F234]" office:value-type="float" office:value="1" calcext:value-type="float">
            <text:p>1</text:p>
          </table:table-cell>
          <table:table-cell table:formula="of:=[.G234]/10000" office:value-type="float" office:value="2.045" calcext:value-type="float">
            <text:p>2.045</text:p>
          </table:table-cell>
          <table:table-cell table:formula="of:=[.Y233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812" calcext:value-type="float">
            <text:p>18812</text:p>
          </table:table-cell>
          <table:table-cell office:value-type="float" office:value="142464" calcext:value-type="float">
            <text:p>142464</text:p>
          </table:table-cell>
          <table:table-cell office:value-type="float" office:value="37697" calcext:value-type="float">
            <text:p>37697</text:p>
          </table:table-cell>
          <table:table-cell office:value-type="float" office:value="573" calcext:value-type="float">
            <text:p>573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3891" calcext:value-type="float">
            <text:p>3891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5]" office:value-type="float" office:value="4" calcext:value-type="float">
            <text:p>4</text:p>
          </table:table-cell>
          <table:table-cell table:formula="of:=[.C235]" office:value-type="float" office:value="4" calcext:value-type="float">
            <text:p>4</text:p>
          </table:table-cell>
          <table:table-cell table:formula="of:=[.D235]" office:value-type="float" office:value="2" calcext:value-type="float">
            <text:p>2</text:p>
          </table:table-cell>
          <table:table-cell table:formula="of:=[.E235]" office:value-type="float" office:value="1" calcext:value-type="float">
            <text:p>1</text:p>
          </table:table-cell>
          <table:table-cell table:formula="of:=[.F235]" office:value-type="float" office:value="2" calcext:value-type="float">
            <text:p>2</text:p>
          </table:table-cell>
          <table:table-cell table:formula="of:=[.G235]/10000" office:value-type="float" office:value="1.8812" calcext:value-type="float">
            <text:p>1.8812</text:p>
          </table:table-cell>
          <table:table-cell table:formula="of:=[.Y234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224" calcext:value-type="float">
            <text:p>18224</text:p>
          </table:table-cell>
          <table:table-cell office:value-type="float" office:value="138387" calcext:value-type="float">
            <text:p>138387</text:p>
          </table:table-cell>
          <table:table-cell office:value-type="float" office:value="37703" calcext:value-type="float">
            <text:p>37703</text:p>
          </table:table-cell>
          <table:table-cell office:value-type="float" office:value="580" calcext:value-type="float">
            <text:p>580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584" calcext:value-type="float">
            <text:p>1584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6]" office:value-type="float" office:value="4" calcext:value-type="float">
            <text:p>4</text:p>
          </table:table-cell>
          <table:table-cell table:formula="of:=[.C236]" office:value-type="float" office:value="4" calcext:value-type="float">
            <text:p>4</text:p>
          </table:table-cell>
          <table:table-cell table:formula="of:=[.D236]" office:value-type="float" office:value="2" calcext:value-type="float">
            <text:p>2</text:p>
          </table:table-cell>
          <table:table-cell table:formula="of:=[.E236]" office:value-type="float" office:value="1" calcext:value-type="float">
            <text:p>1</text:p>
          </table:table-cell>
          <table:table-cell table:formula="of:=[.F236]" office:value-type="float" office:value="4" calcext:value-type="float">
            <text:p>4</text:p>
          </table:table-cell>
          <table:table-cell table:formula="of:=[.G236]/10000" office:value-type="float" office:value="1.8224" calcext:value-type="float">
            <text:p>1.8224</text:p>
          </table:table-cell>
          <table:table-cell table:formula="of:=[.Y235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975" calcext:value-type="float">
            <text:p>17975</text:p>
          </table:table-cell>
          <table:table-cell office:value-type="float" office:value="136831" calcext:value-type="float">
            <text:p>136831</text:p>
          </table:table-cell>
          <table:table-cell office:value-type="float" office:value="37705" calcext:value-type="float">
            <text:p>37705</text:p>
          </table:table-cell>
          <table:table-cell office:value-type="float" office:value="582" calcext:value-type="float">
            <text:p>582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763" calcext:value-type="float">
            <text:p>763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7]" office:value-type="float" office:value="4" calcext:value-type="float">
            <text:p>4</text:p>
          </table:table-cell>
          <table:table-cell table:formula="of:=[.C237]" office:value-type="float" office:value="4" calcext:value-type="float">
            <text:p>4</text:p>
          </table:table-cell>
          <table:table-cell table:formula="of:=[.D237]" office:value-type="float" office:value="2" calcext:value-type="float">
            <text:p>2</text:p>
          </table:table-cell>
          <table:table-cell table:formula="of:=[.E237]" office:value-type="float" office:value="1" calcext:value-type="float">
            <text:p>1</text:p>
          </table:table-cell>
          <table:table-cell table:formula="of:=[.F237]" office:value-type="float" office:value="8" calcext:value-type="float">
            <text:p>8</text:p>
          </table:table-cell>
          <table:table-cell table:formula="of:=[.G237]/10000" office:value-type="float" office:value="1.7975" calcext:value-type="float">
            <text:p>1.7975</text:p>
          </table:table-cell>
          <table:table-cell table:formula="of:=[.Y236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03" calcext:value-type="float">
            <text:p>20503</text:p>
          </table:table-cell>
          <table:table-cell office:value-type="float" office:value="155427" calcext:value-type="float">
            <text:p>155427</text:p>
          </table:table-cell>
          <table:table-cell office:value-type="float" office:value="38179" calcext:value-type="float">
            <text:p>38179</text:p>
          </table:table-cell>
          <table:table-cell office:value-type="float" office:value="1056" calcext:value-type="float">
            <text:p>1056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3350" calcext:value-type="float">
            <text:p>13350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8]" office:value-type="float" office:value="4" calcext:value-type="float">
            <text:p>4</text:p>
          </table:table-cell>
          <table:table-cell table:formula="of:=[.C238]" office:value-type="float" office:value="4" calcext:value-type="float">
            <text:p>4</text:p>
          </table:table-cell>
          <table:table-cell table:formula="of:=[.D238]" office:value-type="float" office:value="2" calcext:value-type="float">
            <text:p>2</text:p>
          </table:table-cell>
          <table:table-cell table:formula="of:=[.E238]" office:value-type="float" office:value="2" calcext:value-type="float">
            <text:p>2</text:p>
          </table:table-cell>
          <table:table-cell table:formula="of:=[.F238]" office:value-type="float" office:value="1" calcext:value-type="float">
            <text:p>1</text:p>
          </table:table-cell>
          <table:table-cell table:formula="of:=[.G238]/10000" office:value-type="float" office:value="2.0503" calcext:value-type="float">
            <text:p>2.0503</text:p>
          </table:table-cell>
          <table:table-cell table:formula="of:=[.Y237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8858" calcext:value-type="float">
            <text:p>18858</text:p>
          </table:table-cell>
          <table:table-cell office:value-type="float" office:value="142863" calcext:value-type="float">
            <text:p>142863</text:p>
          </table:table-cell>
          <table:table-cell office:value-type="float" office:value="38186" calcext:value-type="float">
            <text:p>38186</text:p>
          </table:table-cell>
          <table:table-cell office:value-type="float" office:value="1062" calcext:value-type="float">
            <text:p>1062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4368" calcext:value-type="float">
            <text:p>4368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39]" office:value-type="float" office:value="4" calcext:value-type="float">
            <text:p>4</text:p>
          </table:table-cell>
          <table:table-cell table:formula="of:=[.C239]" office:value-type="float" office:value="4" calcext:value-type="float">
            <text:p>4</text:p>
          </table:table-cell>
          <table:table-cell table:formula="of:=[.D239]" office:value-type="float" office:value="2" calcext:value-type="float">
            <text:p>2</text:p>
          </table:table-cell>
          <table:table-cell table:formula="of:=[.E239]" office:value-type="float" office:value="2" calcext:value-type="float">
            <text:p>2</text:p>
          </table:table-cell>
          <table:table-cell table:formula="of:=[.F239]" office:value-type="float" office:value="2" calcext:value-type="float">
            <text:p>2</text:p>
          </table:table-cell>
          <table:table-cell table:formula="of:=[.G239]/10000" office:value-type="float" office:value="1.8858" calcext:value-type="float">
            <text:p>1.8858</text:p>
          </table:table-cell>
          <table:table-cell table:formula="of:=[.Y238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244" calcext:value-type="float">
            <text:p>18244</text:p>
          </table:table-cell>
          <table:table-cell office:value-type="float" office:value="138547" calcext:value-type="float">
            <text:p>138547</text:p>
          </table:table-cell>
          <table:table-cell office:value-type="float" office:value="38186" calcext:value-type="float">
            <text:p>38186</text:p>
          </table:table-cell>
          <table:table-cell office:value-type="float" office:value="1063" calcext:value-type="float">
            <text:p>1063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1767" calcext:value-type="float">
            <text:p>1767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40]" office:value-type="float" office:value="4" calcext:value-type="float">
            <text:p>4</text:p>
          </table:table-cell>
          <table:table-cell table:formula="of:=[.C240]" office:value-type="float" office:value="4" calcext:value-type="float">
            <text:p>4</text:p>
          </table:table-cell>
          <table:table-cell table:formula="of:=[.D240]" office:value-type="float" office:value="2" calcext:value-type="float">
            <text:p>2</text:p>
          </table:table-cell>
          <table:table-cell table:formula="of:=[.E240]" office:value-type="float" office:value="2" calcext:value-type="float">
            <text:p>2</text:p>
          </table:table-cell>
          <table:table-cell table:formula="of:=[.F240]" office:value-type="float" office:value="4" calcext:value-type="float">
            <text:p>4</text:p>
          </table:table-cell>
          <table:table-cell table:formula="of:=[.G240]/10000" office:value-type="float" office:value="1.8244" calcext:value-type="float">
            <text:p>1.8244</text:p>
          </table:table-cell>
          <table:table-cell table:formula="of:=[.Y239]" office:value-type="float" office:value="142419" calcext:value-type="float">
            <text:p>142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987" calcext:value-type="float">
            <text:p>17987</text:p>
          </table:table-cell>
          <table:table-cell office:value-type="float" office:value="136914" calcext:value-type="float">
            <text:p>136914</text:p>
          </table:table-cell>
          <table:table-cell office:value-type="float" office:value="38187" calcext:value-type="float">
            <text:p>38187</text:p>
          </table:table-cell>
          <table:table-cell office:value-type="float" office:value="1063" calcext:value-type="float">
            <text:p>1063</text:p>
          </table:table-cell>
          <table:table-cell office:value-type="float" office:value="56830" calcext:value-type="float">
            <text:p>56830</text:p>
          </table:table-cell>
          <table:table-cell office:value-type="float" office:value="12342" calcext:value-type="float">
            <text:p>12342</text:p>
          </table:table-cell>
          <table:table-cell office:value-type="float" office:value="881" calcext:value-type="float">
            <text:p>881</text:p>
          </table:table-cell>
          <table:table-cell office:value-type="float" office:value="159832" calcext:value-type="float">
            <text:p>159832</text:p>
          </table:table-cell>
          <table:table-cell office:value-type="float" office:value="676" calcext:value-type="float">
            <text:p>676</text:p>
          </table:table-cell>
          <table:table-cell office:value-type="float" office:value="8" calcext:value-type="float">
            <text:p>8</text:p>
          </table:table-cell>
          <table:table-cell/>
          <table:covered-table-cell/>
          <table:table-cell table:formula="of:=[.B241]" office:value-type="float" office:value="4" calcext:value-type="float">
            <text:p>4</text:p>
          </table:table-cell>
          <table:table-cell table:formula="of:=[.C241]" office:value-type="float" office:value="4" calcext:value-type="float">
            <text:p>4</text:p>
          </table:table-cell>
          <table:table-cell table:formula="of:=[.D241]" office:value-type="float" office:value="2" calcext:value-type="float">
            <text:p>2</text:p>
          </table:table-cell>
          <table:table-cell table:formula="of:=[.E241]" office:value-type="float" office:value="2" calcext:value-type="float">
            <text:p>2</text:p>
          </table:table-cell>
          <table:table-cell table:formula="of:=[.F241]" office:value-type="float" office:value="8" calcext:value-type="float">
            <text:p>8</text:p>
          </table:table-cell>
          <table:table-cell table:formula="of:=[.G241]/10000" office:value-type="float" office:value="1.7987" calcext:value-type="float">
            <text:p>1.7987</text:p>
          </table:table-cell>
          <table:table-cell table:formula="of:=[.Y240]" office:value-type="float" office:value="142419" calcext:value-type="float">
            <text:p>142419</text:p>
          </table:table-cell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formula="of:=[.G2]/10000" office:value-type="float" office:value="14.2419" calcext:value-type="float">
            <text:p>14.241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]/10000" office:value-type="float" office:value="13.8334" calcext:value-type="float">
            <text:p>13.833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]/10000" office:value-type="float" office:value="13.8371" calcext:value-type="float">
            <text:p>13.837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]/10000" office:value-type="float" office:value="13.8367" calcext:value-type="float">
            <text:p>13.836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]/10000" office:value-type="float" office:value="13.8334" calcext:value-type="float">
            <text:p>13.833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]/10000" office:value-type="float" office:value="13.8371" calcext:value-type="float">
            <text:p>13.8371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]/10000" office:value-type="float" office:value="13.8367" calcext:value-type="float">
            <text:p>13.836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9]/10000" office:value-type="float" office:value="14.179" calcext:value-type="float">
            <text:p>14.17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]/10000" office:value-type="float" office:value="13.7699" calcext:value-type="float">
            <text:p>13.769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1]/10000" office:value-type="float" office:value="13.7695" calcext:value-type="float">
            <text:p>13.769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]/10000" office:value-type="float" office:value="14.179" calcext:value-type="float">
            <text:p>14.17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]/10000" office:value-type="float" office:value="13.7699" calcext:value-type="float">
            <text:p>13.7699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4]/10000" office:value-type="float" office:value="13.7695" calcext:value-type="float">
            <text:p>13.7695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5]/10000" office:value-type="float" office:value="13.5643" calcext:value-type="float">
            <text:p>13.564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]/10000" office:value-type="float" office:value="13.5662" calcext:value-type="float">
            <text:p>13.566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7]/10000" office:value-type="float" office:value="13.5658" calcext:value-type="float">
            <text:p>13.565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]/10000" office:value-type="float" office:value="13.5643" calcext:value-type="float">
            <text:p>13.564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]/10000" office:value-type="float" office:value="13.5662" calcext:value-type="float">
            <text:p>13.566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]/10000" office:value-type="float" office:value="13.5658" calcext:value-type="float">
            <text:p>13.565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]/10000" office:value-type="float" office:value="13.5147" calcext:value-type="float">
            <text:p>13.514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]/10000" office:value-type="float" office:value="13.6174" calcext:value-type="float">
            <text:p>13.617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]/10000" office:value-type="float" office:value="13.5658" calcext:value-type="float">
            <text:p>13.565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4]/10000" office:value-type="float" office:value="13.5147" calcext:value-type="float">
            <text:p>13.514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5]/10000" office:value-type="float" office:value="13.6174" calcext:value-type="float">
            <text:p>13.6174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6]/10000" office:value-type="float" office:value="13.5658" calcext:value-type="float">
            <text:p>13.565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7]/10000" office:value-type="float" office:value="13.5163" calcext:value-type="float">
            <text:p>13.516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8]/10000" office:value-type="float" office:value="13.6158" calcext:value-type="float">
            <text:p>13.615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9]/10000" office:value-type="float" office:value="13.5642" calcext:value-type="float">
            <text:p>13.5642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30]/10000" office:value-type="float" office:value="13.5163" calcext:value-type="float">
            <text:p>13.5163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1]/10000" office:value-type="float" office:value="13.6158" calcext:value-type="float">
            <text:p>13.6158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32]/10000" office:value-type="float" office:value="13.5642" calcext:value-type="float">
            <text:p>13.564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0k)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33]/10000" office:value-type="float" office:value="7.2781" calcext:value-type="float">
            <text:p>7.278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4]/10000" office:value-type="float" office:value="7.2102" calcext:value-type="float">
            <text:p>7.210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35]/10000" office:value-type="float" office:value="7.0765" calcext:value-type="float">
            <text:p>7.076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36]/10000" office:value-type="float" office:value="7.0296" calcext:value-type="float">
            <text:p>7.029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37]/10000" office:value-type="float" office:value="7.0789" calcext:value-type="float">
            <text:p>7.078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38]/10000" office:value-type="float" office:value="7.0312" calcext:value-type="float">
            <text:p>7.031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39]/10000" office:value-type="float" office:value="7.0066" calcext:value-type="float">
            <text:p>7.006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40]/10000" office:value-type="float" office:value="7.0765" calcext:value-type="float">
            <text:p>7.076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1]/10000" office:value-type="float" office:value="7.0296" calcext:value-type="float">
            <text:p>7.029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2]/10000" office:value-type="float" office:value="7.0789" calcext:value-type="float">
            <text:p>7.078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43]/10000" office:value-type="float" office:value="7.0312" calcext:value-type="float">
            <text:p>7.031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4]/10000" office:value-type="float" office:value="7.0066" calcext:value-type="float">
            <text:p>7.0066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45]/10000" office:value-type="float" office:value="7.2456" calcext:value-type="float">
            <text:p>7.2456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46]/10000" office:value-type="float" office:value="7.199" calcext:value-type="float">
            <text:p>7.199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47]/10000" office:value-type="float" office:value="7.0417" calcext:value-type="float">
            <text:p>7.041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48]/10000" office:value-type="float" office:value="6.995" calcext:value-type="float">
            <text:p>6.995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49]/10000" office:value-type="float" office:value="6.9725" calcext:value-type="float">
            <text:p>6.9725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50]/10000" office:value-type="float" office:value="7.2456" calcext:value-type="float">
            <text:p>7.2456</text:p>
          </table:table-cell>
          <table:table-cell table:number-columns-repeated="18"/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1]/10000" office:value-type="float" office:value="7.199" calcext:value-type="float">
            <text:p>7.199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2]/10000" office:value-type="float" office:value="7.0417" calcext:value-type="float">
            <text:p>7.0417</text:p>
          </table:table-cell>
          <table:table-cell table:number-columns-repeated="18"/>
        </table:table-row>
        <table:table-row table:style-name="ro1">
          <table:table-cell table:number-columns-repeated="6" office:value-type="float" office:value="2" calcext:value-type="float">
            <text:p>2</text:p>
          </table:table-cell>
          <table:table-cell table:formula="of:=[.G53]/10000" office:value-type="float" office:value="6.995" calcext:value-type="float">
            <text:p>6.995</text:p>
          </table:table-cell>
          <table:table-cell table:number-columns-repeated="18"/>
        </table:table-row>
        <table:table-row table:style-name="ro1">
          <table:table-cell table:number-columns-repeated="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4]/10000" office:value-type="float" office:value="6.9725" calcext:value-type="float">
            <text:p>6.972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55]/10000" office:value-type="float" office:value="6.9574" calcext:value-type="float">
            <text:p>6.957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56]/10000" office:value-type="float" office:value="6.9002" calcext:value-type="float">
            <text:p>6.900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57]/10000" office:value-type="float" office:value="6.9579" calcext:value-type="float">
            <text:p>6.957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58]/10000" office:value-type="float" office:value="6.8997" calcext:value-type="float">
            <text:p>6.899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59]/10000" office:value-type="float" office:value="6.8693" calcext:value-type="float">
            <text:p>6.869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60]/10000" office:value-type="float" office:value="6.9574" calcext:value-type="float">
            <text:p>6.9574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1]/10000" office:value-type="float" office:value="6.9002" calcext:value-type="float">
            <text:p>6.9002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2]/10000" office:value-type="float" office:value="6.9579" calcext:value-type="float">
            <text:p>6.9579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63]/10000" office:value-type="float" office:value="6.8997" calcext:value-type="float">
            <text:p>6.899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4]/10000" office:value-type="float" office:value="6.8693" calcext:value-type="float">
            <text:p>6.869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65]/10000" office:value-type="float" office:value="6.9248" calcext:value-type="float">
            <text:p>6.924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66]/10000" office:value-type="float" office:value="6.8726" calcext:value-type="float">
            <text:p>6.872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67]/10000" office:value-type="float" office:value="6.9818" calcext:value-type="float">
            <text:p>6.981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68]/10000" office:value-type="float" office:value="6.8993" calcext:value-type="float">
            <text:p>6.899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69]/10000" office:value-type="float" office:value="6.8578" calcext:value-type="float">
            <text:p>6.857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70]/10000" office:value-type="float" office:value="6.9248" calcext:value-type="float">
            <text:p>6.924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1]/10000" office:value-type="float" office:value="6.8726" calcext:value-type="float">
            <text:p>6.8726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2]/10000" office:value-type="float" office:value="6.9818" calcext:value-type="float">
            <text:p>6.981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73]/10000" office:value-type="float" office:value="6.8993" calcext:value-type="float">
            <text:p>6.8993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4]/10000" office:value-type="float" office:value="6.8578" calcext:value-type="float">
            <text:p>6.857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75]/10000" office:value-type="float" office:value="6.9268" calcext:value-type="float">
            <text:p>6.926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76]/10000" office:value-type="float" office:value="6.8745" calcext:value-type="float">
            <text:p>6.874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77]/10000" office:value-type="float" office:value="6.9781" calcext:value-type="float">
            <text:p>6.978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78]/10000" office:value-type="float" office:value="6.8977" calcext:value-type="float">
            <text:p>6.897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79]/10000" office:value-type="float" office:value="6.8561" calcext:value-type="float">
            <text:p>6.856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80]/10000" office:value-type="float" office:value="6.9268" calcext:value-type="float">
            <text:p>6.9268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1]/10000" office:value-type="float" office:value="6.8745" calcext:value-type="float">
            <text:p>6.8745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82]/10000" office:value-type="float" office:value="6.9781" calcext:value-type="float">
            <text:p>6.9781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83]/10000" office:value-type="float" office:value="6.8977" calcext:value-type="float">
            <text:p>6.8977</text:p>
          </table:table-cell>
          <table:table-cell table:number-columns-repeated="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84]/10000" office:value-type="float" office:value="6.8561" calcext:value-type="float">
            <text:p>6.85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k)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85]/1000" office:value-type="float" office:value="38.185" calcext:value-type="float">
            <text:p>38.18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6]/1000" office:value-type="float" office:value="37.306" calcext:value-type="float">
            <text:p>37.306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87]/1000" office:value-type="float" office:value="36.888" calcext:value-type="float">
            <text:p>36.88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88]/1000" office:value-type="float" office:value="37.315" calcext:value-type="float">
            <text:p>37.31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89]/1000" office:value-type="float" office:value="36.343" calcext:value-type="float">
            <text:p>36.34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0]/1000" office:value-type="float" office:value="35.864" calcext:value-type="float">
            <text:p>35.86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1]/1000" office:value-type="float" office:value="37.321" calcext:value-type="float">
            <text:p>37.32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92]/1000" office:value-type="float" office:value="36.324" calcext:value-type="float">
            <text:p>36.32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93]/1000" office:value-type="float" office:value="35.882" calcext:value-type="float">
            <text:p>35.88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94]/1000" office:value-type="float" office:value="35.792" calcext:value-type="float">
            <text:p>35.79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95]/1000" office:value-type="float" office:value="37.315" calcext:value-type="float">
            <text:p>37.31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96]/1000" office:value-type="float" office:value="36.343" calcext:value-type="float">
            <text:p>36.343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97]/1000" office:value-type="float" office:value="35.864" calcext:value-type="float">
            <text:p>35.86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98]/1000" office:value-type="float" office:value="37.321" calcext:value-type="float">
            <text:p>37.32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99]/1000" office:value-type="float" office:value="36.324" calcext:value-type="float">
            <text:p>36.324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0]/1000" office:value-type="float" office:value="35.882" calcext:value-type="float">
            <text:p>35.88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1]/1000" office:value-type="float" office:value="35.792" calcext:value-type="float">
            <text:p>35.79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02]/1000" office:value-type="float" office:value="38.161" calcext:value-type="float">
            <text:p>38.16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03]/1000" office:value-type="float" office:value="37.165" calcext:value-type="float">
            <text:p>37.16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04]/1000" office:value-type="float" office:value="36.728" calcext:value-type="float">
            <text:p>36.72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05]/1000" office:value-type="float" office:value="37.115" calcext:value-type="float">
            <text:p>37.11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06]/1000" office:value-type="float" office:value="36.168" calcext:value-type="float">
            <text:p>36.16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07]/1000" office:value-type="float" office:value="35.692" calcext:value-type="float">
            <text:p>35.69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08]/1000" office:value-type="float" office:value="35.621" calcext:value-type="float">
            <text:p>35.62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09]/1000" office:value-type="float" office:value="38.161" calcext:value-type="float">
            <text:p>38.161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0]/1000" office:value-type="float" office:value="37.165" calcext:value-type="float">
            <text:p>37.16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1]/1000" office:value-type="float" office:value="36.728" calcext:value-type="float">
            <text:p>36.72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2]/1000" office:value-type="float" office:value="37.115" calcext:value-type="float">
            <text:p>37.115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13]/1000" office:value-type="float" office:value="36.168" calcext:value-type="float">
            <text:p>36.168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14]/1000" office:value-type="float" office:value="35.692" calcext:value-type="float">
            <text:p>35.692</text:p>
          </table:table-cell>
          <table:table-cell table:number-columns-repeated="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15]/1000" office:value-type="float" office:value="35.621" calcext:value-type="float">
            <text:p>35.62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16]/1000" office:value-type="float" office:value="36.669" calcext:value-type="float">
            <text:p>36.66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17]/1000" office:value-type="float" office:value="35.679" calcext:value-type="float">
            <text:p>35.67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18]/1000" office:value-type="float" office:value="35.176" calcext:value-type="float">
            <text:p>35.17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19]/1000" office:value-type="float" office:value="36.673" calcext:value-type="float">
            <text:p>36.67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20]/1000" office:value-type="float" office:value="35.679" calcext:value-type="float">
            <text:p>35.67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1]/1000" office:value-type="float" office:value="35.175" calcext:value-type="float">
            <text:p>35.17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2]/1000" office:value-type="float" office:value="35.071" calcext:value-type="float">
            <text:p>35.07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23]/1000" office:value-type="float" office:value="36.669" calcext:value-type="float">
            <text:p>36.66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24]/1000" office:value-type="float" office:value="35.679" calcext:value-type="float">
            <text:p>35.67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25]/1000" office:value-type="float" office:value="35.176" calcext:value-type="float">
            <text:p>35.17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26]/1000" office:value-type="float" office:value="36.673" calcext:value-type="float">
            <text:p>36.673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127]/1000" office:value-type="float" office:value="35.679" calcext:value-type="float">
            <text:p>35.679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28]/1000" office:value-type="float" office:value="35.175" calcext:value-type="float">
            <text:p>35.175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29]/1000" office:value-type="float" office:value="35.071" calcext:value-type="float">
            <text:p>35.07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30]/1000" office:value-type="float" office:value="36.572" calcext:value-type="float">
            <text:p>36.57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1]/1000" office:value-type="float" office:value="35.532" calcext:value-type="float">
            <text:p>35.53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2]/1000" office:value-type="float" office:value="35.037" calcext:value-type="float">
            <text:p>35.03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33]/1000" office:value-type="float" office:value="36.746" calcext:value-type="float">
            <text:p>36.74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34]/1000" office:value-type="float" office:value="35.684" calcext:value-type="float">
            <text:p>35.68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35]/1000" office:value-type="float" office:value="35.097" calcext:value-type="float">
            <text:p>35.09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36]/1000" office:value-type="float" office:value="34.96" calcext:value-type="float">
            <text:p>34.9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37]/1000" office:value-type="float" office:value="36.572" calcext:value-type="float">
            <text:p>36.57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38]/1000" office:value-type="float" office:value="35.532" calcext:value-type="float">
            <text:p>35.53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39]/1000" office:value-type="float" office:value="35.037" calcext:value-type="float">
            <text:p>35.03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0]/1000" office:value-type="float" office:value="36.746" calcext:value-type="float">
            <text:p>36.746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41]/1000" office:value-type="float" office:value="35.684" calcext:value-type="float">
            <text:p>35.684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2]/1000" office:value-type="float" office:value="35.097" calcext:value-type="float">
            <text:p>35.097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43]/1000" office:value-type="float" office:value="34.96" calcext:value-type="float">
            <text:p>34.96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44]/1000" office:value-type="float" office:value="36.552" calcext:value-type="float">
            <text:p>36.55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45]/1000" office:value-type="float" office:value="35.543" calcext:value-type="float">
            <text:p>35.543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46]/1000" office:value-type="float" office:value="35.032" calcext:value-type="float">
            <text:p>35.03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47]/1000" office:value-type="float" office:value="36.77" calcext:value-type="float">
            <text:p>36.7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48]/1000" office:value-type="float" office:value="35.641" calcext:value-type="float">
            <text:p>35.641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49]/1000" office:value-type="float" office:value="35.098" calcext:value-type="float">
            <text:p>35.09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0]/1000" office:value-type="float" office:value="34.964" calcext:value-type="float">
            <text:p>34.964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51]/1000" office:value-type="float" office:value="36.552" calcext:value-type="float">
            <text:p>36.55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2]/1000" office:value-type="float" office:value="35.543" calcext:value-type="float">
            <text:p>35.543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53]/1000" office:value-type="float" office:value="35.032" calcext:value-type="float">
            <text:p>35.032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54]/1000" office:value-type="float" office:value="36.77" calcext:value-type="float">
            <text:p>36.77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55]/1000" office:value-type="float" office:value="35.641" calcext:value-type="float">
            <text:p>35.641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56]/1000" office:value-type="float" office:value="35.098" calcext:value-type="float">
            <text:p>35.098</text:p>
          </table:table-cell>
          <table:table-cell table:number-columns-repeated="18"/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57]/1000" office:value-type="float" office:value="34.964" calcext:value-type="float">
            <text:p>34.96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texts</text:p>
          </table:table-cell>
          <table:table-cell office:value-type="string" calcext:value-type="string">
            <text:p><text:s/>Issue Width</text:p>
          </table:table-cell>
          <table:table-cell office:value-type="string" calcext:value-type="string">
            <text:p><text:s/>ALUs</text:p>
          </table:table-cell>
          <table:table-cell office:value-type="string" calcext:value-type="string">
            <text:p><text:s/>MULs</text:p>
          </table:table-cell>
          <table:table-cell office:value-type="string" calcext:value-type="string">
            <text:p><text:s/>LSUs</text:p>
          </table:table-cell>
          <table:table-cell office:value-type="string" calcext:value-type="string">
            <text:p><text:s/>Banks</text:p>
          </table:table-cell>
          <table:table-cell office:value-type="string" calcext:value-type="string">
            <text:p>Cycles (1k)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G158]/1000" office:value-type="float" office:value="21.199" calcext:value-type="float">
            <text:p>21.19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59]/1000" office:value-type="float" office:value="19.683" calcext:value-type="float">
            <text:p>19.68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0]/1000" office:value-type="float" office:value="19.131" calcext:value-type="float">
            <text:p>19.13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1]/1000" office:value-type="float" office:value="18.903" calcext:value-type="float">
            <text:p>18.90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[.G162]/1000" office:value-type="float" office:value="20.759" calcext:value-type="float">
            <text:p>20.7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63]/1000" office:value-type="float" office:value="19.209" calcext:value-type="float">
            <text:p>19.20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64]/1000" office:value-type="float" office:value="18.629" calcext:value-type="float">
            <text:p>18.62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65]/1000" office:value-type="float" office:value="18.397" calcext:value-type="float">
            <text:p>18.39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66]/1000" office:value-type="float" office:value="20.797" calcext:value-type="float">
            <text:p>20.79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67]/1000" office:value-type="float" office:value="19.215" calcext:value-type="float">
            <text:p>19.21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68]/1000" office:value-type="float" office:value="18.626" calcext:value-type="float">
            <text:p>18.62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69]/1000" office:value-type="float" office:value="18.394" calcext:value-type="float">
            <text:p>18.39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70]/1000" office:value-type="float" office:value="20.759" calcext:value-type="float">
            <text:p>20.75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1]/1000" office:value-type="float" office:value="19.209" calcext:value-type="float">
            <text:p>19.20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72]/1000" office:value-type="float" office:value="18.629" calcext:value-type="float">
            <text:p>18.62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73]/1000" office:value-type="float" office:value="18.397" calcext:value-type="float">
            <text:p>18.39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74]/1000" office:value-type="float" office:value="20.797" calcext:value-type="float">
            <text:p>20.79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175]/1000" office:value-type="float" office:value="19.215" calcext:value-type="float">
            <text:p>19.21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76]/1000" office:value-type="float" office:value="18.626" calcext:value-type="float">
            <text:p>18.62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77]/1000" office:value-type="float" office:value="18.394" calcext:value-type="float">
            <text:p>18.39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78]/1000" office:value-type="float" office:value="21.127" calcext:value-type="float">
            <text:p>21.12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79]/1000" office:value-type="float" office:value="19.621" calcext:value-type="float">
            <text:p>19.62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0]/1000" office:value-type="float" office:value="19.037" calcext:value-type="float">
            <text:p>19.03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1]/1000" office:value-type="float" office:value="18.81" calcext:value-type="float">
            <text:p>18.8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82]/1000" office:value-type="float" office:value="20.702" calcext:value-type="float">
            <text:p>20.70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83]/1000" office:value-type="float" office:value="19.117" calcext:value-type="float">
            <text:p>19.1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84]/1000" office:value-type="float" office:value="18.556" calcext:value-type="float">
            <text:p>18.5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85]/1000" office:value-type="float" office:value="18.306" calcext:value-type="float">
            <text:p>18.30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186]/1000" office:value-type="float" office:value="21.127" calcext:value-type="float">
            <text:p>21.12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87]/1000" office:value-type="float" office:value="19.621" calcext:value-type="float">
            <text:p>19.62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88]/1000" office:value-type="float" office:value="19.037" calcext:value-type="float">
            <text:p>19.03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89]/1000" office:value-type="float" office:value="18.81" calcext:value-type="float">
            <text:p>18.8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0]/1000" office:value-type="float" office:value="20.702" calcext:value-type="float">
            <text:p>20.70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2" calcext:value-type="float">
            <text:p>2</text:p>
          </table:table-cell>
          <table:table-cell table:formula="of:=[.G191]/1000" office:value-type="float" office:value="19.117" calcext:value-type="float">
            <text:p>19.11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192]/1000" office:value-type="float" office:value="18.556" calcext:value-type="float">
            <text:p>18.5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193]/1000" office:value-type="float" office:value="18.306" calcext:value-type="float">
            <text:p>18.30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194]/1000" office:value-type="float" office:value="20.486" calcext:value-type="float">
            <text:p>20.48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195]/1000" office:value-type="float" office:value="18.893" calcext:value-type="float">
            <text:p>18.89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196]/1000" office:value-type="float" office:value="18.29" calcext:value-type="float">
            <text:p>18.2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197]/1000" office:value-type="float" office:value="18.054" calcext:value-type="float">
            <text:p>18.05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198]/1000" office:value-type="float" office:value="20.483" calcext:value-type="float">
            <text:p>20.48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199]/1000" office:value-type="float" office:value="18.871" calcext:value-type="float">
            <text:p>18.87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0]/1000" office:value-type="float" office:value="18.277" calcext:value-type="float">
            <text:p>18.27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1]/1000" office:value-type="float" office:value="18.045" calcext:value-type="float">
            <text:p>18.04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02]/1000" office:value-type="float" office:value="20.486" calcext:value-type="float">
            <text:p>20.48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03]/1000" office:value-type="float" office:value="18.893" calcext:value-type="float">
            <text:p>18.89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04]/1000" office:value-type="float" office:value="18.29" calcext:value-type="float">
            <text:p>18.2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05]/1000" office:value-type="float" office:value="18.054" calcext:value-type="float">
            <text:p>18.05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06]/1000" office:value-type="float" office:value="20.483" calcext:value-type="float">
            <text:p>20.48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[.G207]/1000" office:value-type="float" office:value="18.871" calcext:value-type="float">
            <text:p>18.871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08]/1000" office:value-type="float" office:value="18.277" calcext:value-type="float">
            <text:p>18.27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09]/1000" office:value-type="float" office:value="18.045" calcext:value-type="float">
            <text:p>18.04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10]/1000" office:value-type="float" office:value="20.469" calcext:value-type="float">
            <text:p>20.46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1]/1000" office:value-type="float" office:value="18.835" calcext:value-type="float">
            <text:p>18.83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12]/1000" office:value-type="float" office:value="18.224" calcext:value-type="float">
            <text:p>18.2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13]/1000" office:value-type="float" office:value="17.974" calcext:value-type="float">
            <text:p>17.97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14]/1000" office:value-type="float" office:value="20.489" calcext:value-type="float">
            <text:p>20.48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15]/1000" office:value-type="float" office:value="18.878" calcext:value-type="float">
            <text:p>18.87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16]/1000" office:value-type="float" office:value="18.243" calcext:value-type="float">
            <text:p>18.24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17]/1000" office:value-type="float" office:value="17.982" calcext:value-type="float">
            <text:p>17.98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18]/1000" office:value-type="float" office:value="20.469" calcext:value-type="float">
            <text:p>20.46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19]/1000" office:value-type="float" office:value="18.835" calcext:value-type="float">
            <text:p>18.83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0]/1000" office:value-type="float" office:value="18.224" calcext:value-type="float">
            <text:p>18.2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1]/1000" office:value-type="float" office:value="17.974" calcext:value-type="float">
            <text:p>17.97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22]/1000" office:value-type="float" office:value="20.489" calcext:value-type="float">
            <text:p>20.489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23]/1000" office:value-type="float" office:value="18.878" calcext:value-type="float">
            <text:p>18.87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24]/1000" office:value-type="float" office:value="18.243" calcext:value-type="float">
            <text:p>18.24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25]/1000" office:value-type="float" office:value="17.982" calcext:value-type="float">
            <text:p>17.98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G226]/1000" office:value-type="float" office:value="20.45" calcext:value-type="float">
            <text:p>20.4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27]/1000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28]/1000" office:value-type="float" office:value="18.224" calcext:value-type="float">
            <text:p>18.2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29]/1000" office:value-type="float" office:value="17.975" calcext:value-type="float">
            <text:p>17.97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0]/1000" office:value-type="float" office:value="20.503" calcext:value-type="float">
            <text:p>20.50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G231]/1000" office:value-type="float" office:value="18.858" calcext:value-type="float">
            <text:p>18.8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32]/1000" office:value-type="float" office:value="18.244" calcext:value-type="float">
            <text:p>18.2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33]/1000" office:value-type="float" office:value="17.987" calcext:value-type="float">
            <text:p>17.987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G234]/1000" office:value-type="float" office:value="20.45" calcext:value-type="float">
            <text:p>20.4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G235]/1000" office:value-type="float" office:value="18.812" calcext:value-type="float">
            <text:p>18.812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G236]/1000" office:value-type="float" office:value="18.224" calcext:value-type="float">
            <text:p>18.22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G237]/1000" office:value-type="float" office:value="17.975" calcext:value-type="float">
            <text:p>17.975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G238]/1000" office:value-type="float" office:value="20.503" calcext:value-type="float">
            <text:p>20.503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[.G239]/1000" office:value-type="float" office:value="18.858" calcext:value-type="float">
            <text:p>18.858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G240]/1000" office:value-type="float" office:value="18.244" calcext:value-type="float">
            <text:p>18.244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G241]/1000" office:value-type="float" office:value="17.987" calcext:value-type="float">
            <text:p>17.987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 style:data-style-name="N2" text:time-value="19:34:53.403202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27T19:46:24.053676784</dc:date>
    <meta:generator>LibreOffice/4.2.4.2$Linux_X86_64 LibreOffice_project/420m0$Build-2</meta:generator>
    <meta:editing-duration>P0D</meta:editing-duration>
    <meta:editing-cycles>2</meta:editing-cycles>
    <meta:document-statistic meta:table-count="1" meta:cell-count="725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986cm" svg:height="9.006cm" xlink:href=".." xlink:type="simple" chart:class="chart:bar" chart:style-name="ch1">
        <chart:legend chart:legend-position="end" svg:x="15.71cm" svg:y="2.959cm" style:legend-expansion="high" chart:style-name="ch2"/>
        <chart:plot-area chart:style-name="ch3" table:cell-range-address="Sheet1.B246:Sheet1.G277" chart:data-source-has-labels="row" svg:x="0.829cm" svg:y="0.855cm" svg:width="14.123cm" svg:height="7.551cm">
          <chartooo:coordinate-region svg:x="1.45cm" svg:y="1.055cm" svg:width="13.502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47:Sheet1.B277" chart:label-cell-address="Sheet1.B246:Sheet1.B246" chart:class="chart:bar">
            <chart:data-point chart:repeated="31"/>
          </chart:series>
          <chart:series chart:style-name="ch8" chart:values-cell-range-address="Sheet1.C247:Sheet1.C277" chart:label-cell-address="Sheet1.C246:Sheet1.C246" chart:class="chart:bar">
            <chart:data-point chart:repeated="31"/>
          </chart:series>
          <chart:series chart:style-name="ch9" chart:values-cell-range-address="Sheet1.D247:Sheet1.D277" chart:label-cell-address="Sheet1.D246:Sheet1.D246" chart:class="chart:bar">
            <chart:data-point chart:repeated="31"/>
          </chart:series>
          <chart:series chart:style-name="ch10" chart:values-cell-range-address="Sheet1.E247:Sheet1.E277" chart:label-cell-address="Sheet1.E246:Sheet1.E246" chart:class="chart:bar">
            <chart:data-point chart:repeated="31"/>
          </chart:series>
          <chart:series chart:style-name="ch11" chart:values-cell-range-address="Sheet1.F247:Sheet1.F277" chart:label-cell-address="Sheet1.F246:Sheet1.F246" chart:class="chart:bar">
            <chart:data-point chart:repeated="31"/>
          </chart:series>
          <chart:series chart:style-name="ch12" chart:values-cell-range-address="Sheet1.G247:Sheet1.G277" chart:label-cell-address="Sheet1.G246:Sheet1.G246" chart:class="chart:line">
            <chart:data-point chart:repeated="3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46:Sheet1.B246</svg:desc>
                </draw:g>
              </table:table-cell>
              <table:table-cell office:value-type="string">
                <text:p> ALUs</text:p>
                <draw:g>
                  <svg:desc>Sheet1.C246:Sheet1.C246</svg:desc>
                </draw:g>
              </table:table-cell>
              <table:table-cell office:value-type="string">
                <text:p> MULs</text:p>
                <draw:g>
                  <svg:desc>Sheet1.D246:Sheet1.D246</svg:desc>
                </draw:g>
              </table:table-cell>
              <table:table-cell office:value-type="string">
                <text:p> LSUs</text:p>
                <draw:g>
                  <svg:desc>Sheet1.E246:Sheet1.E246</svg:desc>
                </draw:g>
              </table:table-cell>
              <table:table-cell office:value-type="string">
                <text:p> Banks</text:p>
                <draw:g>
                  <svg:desc>Sheet1.F246:Sheet1.F246</svg:desc>
                </draw:g>
              </table:table-cell>
              <table:table-cell office:value-type="string">
                <text:p>Cycles (10k)</text:p>
                <draw:g>
                  <svg:desc>Sheet1.G246:Sheet1.G2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47:Sheet1.B277</svg:desc>
                </draw:g>
              </table:table-cell>
              <table:table-cell office:value-type="float" office:value="1">
                <text:p>1</text:p>
                <draw:g>
                  <svg:desc>Sheet1.C247:Sheet1.C277</svg:desc>
                </draw:g>
              </table:table-cell>
              <table:table-cell office:value-type="float" office:value="1">
                <text:p>1</text:p>
                <draw:g>
                  <svg:desc>Sheet1.D247:Sheet1.D277</svg:desc>
                </draw:g>
              </table:table-cell>
              <table:table-cell office:value-type="float" office:value="1">
                <text:p>1</text:p>
                <draw:g>
                  <svg:desc>Sheet1.E247:Sheet1.E277</svg:desc>
                </draw:g>
              </table:table-cell>
              <table:table-cell office:value-type="float" office:value="1">
                <text:p>1</text:p>
                <draw:g>
                  <svg:desc>Sheet1.F247:Sheet1.F277</svg:desc>
                </draw:g>
              </table:table-cell>
              <table:table-cell office:value-type="float" office:value="14.2419">
                <text:p>14.2419</text:p>
                <draw:g>
                  <svg:desc>Sheet1.G247:Sheet1.G2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8334">
                <text:p>13.83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8371">
                <text:p>13.8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8367">
                <text:p>13.8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8334">
                <text:p>13.83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8371">
                <text:p>13.8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8367">
                <text:p>13.83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179">
                <text:p>14.1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699">
                <text:p>13.7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695">
                <text:p>13.7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179">
                <text:p>14.1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699">
                <text:p>13.76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695">
                <text:p>13.76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643">
                <text:p>13.56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662">
                <text:p>13.5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58">
                <text:p>13.56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643">
                <text:p>13.5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662">
                <text:p>13.56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58">
                <text:p>13.56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47">
                <text:p>13.51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6174">
                <text:p>13.6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58">
                <text:p>13.56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47">
                <text:p>13.51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6174">
                <text:p>13.61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58">
                <text:p>13.56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63">
                <text:p>13.51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6158">
                <text:p>13.6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42">
                <text:p>13.56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63">
                <text:p>13.5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6158">
                <text:p>13.61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42">
                <text:p>13.56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2cm" svg:height="9.005cm" xlink:href=".." xlink:type="simple" chart:class="chart:bar" chart:style-name="ch1">
        <chart:legend chart:legend-position="end" svg:x="15.244cm" svg:y="2.958cm" style:legend-expansion="high" chart:style-name="ch2"/>
        <chart:plot-area chart:style-name="ch3" table:cell-range-address="Sheet1.B278:Sheet1.G330" chart:data-source-has-labels="row" svg:x="0.82cm" svg:y="0.855cm" svg:width="13.684cm" svg:height="7.55cm">
          <chartooo:coordinate-region svg:x="1.441cm" svg:y="1.054cm" svg:width="13.063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79:Sheet1.B330" chart:label-cell-address="Sheet1.B278:Sheet1.B278" chart:class="chart:bar">
            <chart:data-point chart:repeated="52"/>
          </chart:series>
          <chart:series chart:style-name="ch8" chart:values-cell-range-address="Sheet1.C279:Sheet1.C330" chart:label-cell-address="Sheet1.C278:Sheet1.C278" chart:class="chart:bar">
            <chart:data-point chart:repeated="52"/>
          </chart:series>
          <chart:series chart:style-name="ch9" chart:values-cell-range-address="Sheet1.D279:Sheet1.D330" chart:label-cell-address="Sheet1.D278:Sheet1.D278" chart:class="chart:bar">
            <chart:data-point chart:repeated="52"/>
          </chart:series>
          <chart:series chart:style-name="ch10" chart:values-cell-range-address="Sheet1.E279:Sheet1.E330" chart:label-cell-address="Sheet1.E278:Sheet1.E278" chart:class="chart:bar">
            <chart:data-point chart:repeated="52"/>
          </chart:series>
          <chart:series chart:style-name="ch11" chart:values-cell-range-address="Sheet1.F279:Sheet1.F330" chart:label-cell-address="Sheet1.F278:Sheet1.F278" chart:class="chart:bar">
            <chart:data-point chart:repeated="52"/>
          </chart:series>
          <chart:series chart:style-name="ch12" chart:values-cell-range-address="Sheet1.G279:Sheet1.G330" chart:label-cell-address="Sheet1.G278:Sheet1.G278" chart:class="chart:line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278:Sheet1.B278</svg:desc>
                </draw:g>
              </table:table-cell>
              <table:table-cell office:value-type="string">
                <text:p> ALUs</text:p>
                <draw:g>
                  <svg:desc>Sheet1.C278:Sheet1.C278</svg:desc>
                </draw:g>
              </table:table-cell>
              <table:table-cell office:value-type="string">
                <text:p> MULs</text:p>
                <draw:g>
                  <svg:desc>Sheet1.D278:Sheet1.D278</svg:desc>
                </draw:g>
              </table:table-cell>
              <table:table-cell office:value-type="string">
                <text:p> LSUs</text:p>
                <draw:g>
                  <svg:desc>Sheet1.E278:Sheet1.E278</svg:desc>
                </draw:g>
              </table:table-cell>
              <table:table-cell office:value-type="string">
                <text:p> Banks</text:p>
                <draw:g>
                  <svg:desc>Sheet1.F278:Sheet1.F278</svg:desc>
                </draw:g>
              </table:table-cell>
              <table:table-cell office:value-type="string">
                <text:p>Cycles (10k)</text:p>
                <draw:g>
                  <svg:desc>Sheet1.G278:Sheet1.G27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79:Sheet1.B330</svg:desc>
                </draw:g>
              </table:table-cell>
              <table:table-cell office:value-type="float" office:value="1">
                <text:p>1</text:p>
                <draw:g>
                  <svg:desc>Sheet1.C279:Sheet1.C330</svg:desc>
                </draw:g>
              </table:table-cell>
              <table:table-cell office:value-type="float" office:value="1">
                <text:p>1</text:p>
                <draw:g>
                  <svg:desc>Sheet1.D279:Sheet1.D330</svg:desc>
                </draw:g>
              </table:table-cell>
              <table:table-cell office:value-type="float" office:value="1">
                <text:p>1</text:p>
                <draw:g>
                  <svg:desc>Sheet1.E279:Sheet1.E330</svg:desc>
                </draw:g>
              </table:table-cell>
              <table:table-cell office:value-type="float" office:value="1">
                <text:p>1</text:p>
                <draw:g>
                  <svg:desc>Sheet1.F279:Sheet1.F330</svg:desc>
                </draw:g>
              </table:table-cell>
              <table:table-cell office:value-type="float" office:value="7.2781">
                <text:p>7.2781</text:p>
                <draw:g>
                  <svg:desc>Sheet1.G279:Sheet1.G3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2102">
                <text:p>7.21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765">
                <text:p>7.07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0296">
                <text:p>7.02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0789">
                <text:p>7.07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0312">
                <text:p>7.03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0066">
                <text:p>7.00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765">
                <text:p>7.07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0296">
                <text:p>7.0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0789">
                <text:p>7.0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0312">
                <text:p>7.0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0066">
                <text:p>7.00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456">
                <text:p>7.2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199">
                <text:p>7.1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0417">
                <text:p>7.04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995">
                <text:p>6.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9725">
                <text:p>6.97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456">
                <text:p>7.24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199">
                <text:p>7.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0417">
                <text:p>7.0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995">
                <text:p>6.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9725">
                <text:p>6.9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574">
                <text:p>6.95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9002">
                <text:p>6.9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579">
                <text:p>6.9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97">
                <text:p>6.89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93">
                <text:p>6.8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574">
                <text:p>6.95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9002">
                <text:p>6.9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579">
                <text:p>6.95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97">
                <text:p>6.89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93">
                <text:p>6.86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248">
                <text:p>6.92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26">
                <text:p>6.87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818">
                <text:p>6.98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93">
                <text:p>6.899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578">
                <text:p>6.8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248">
                <text:p>6.92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26">
                <text:p>6.8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818">
                <text:p>6.98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93">
                <text:p>6.89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578">
                <text:p>6.8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268">
                <text:p>6.926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45">
                <text:p>6.87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781">
                <text:p>6.97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77">
                <text:p>6.89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561">
                <text:p>6.85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268">
                <text:p>6.92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45">
                <text:p>6.87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781">
                <text:p>6.97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77">
                <text:p>6.89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561">
                <text:p>6.85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16cm" svg:height="9.006cm" xlink:href=".." xlink:type="simple" chart:class="chart:bar" chart:style-name="ch1">
        <chart:legend chart:legend-position="end" svg:x="16.34cm" svg:y="2.959cm" style:legend-expansion="high" chart:style-name="ch2"/>
        <chart:plot-area chart:style-name="ch3" table:cell-range-address="Sheet1.B331:Sheet1.G404" chart:data-source-has-labels="row" svg:x="0.842cm" svg:y="0.855cm" svg:width="14.714cm" svg:height="7.551cm">
          <chartooo:coordinate-region svg:x="1.463cm" svg:y="1.055cm" svg:width="14.093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32:Sheet1.B404" chart:label-cell-address="Sheet1.B331:Sheet1.B331" chart:class="chart:bar">
            <chart:data-point chart:repeated="73"/>
          </chart:series>
          <chart:series chart:style-name="ch8" chart:values-cell-range-address="Sheet1.C332:Sheet1.C404" chart:label-cell-address="Sheet1.C331:Sheet1.C331" chart:class="chart:bar">
            <chart:data-point chart:repeated="73"/>
          </chart:series>
          <chart:series chart:style-name="ch9" chart:values-cell-range-address="Sheet1.D332:Sheet1.D404" chart:label-cell-address="Sheet1.D331:Sheet1.D331" chart:class="chart:bar">
            <chart:data-point chart:repeated="73"/>
          </chart:series>
          <chart:series chart:style-name="ch10" chart:values-cell-range-address="Sheet1.E332:Sheet1.E404" chart:label-cell-address="Sheet1.E331:Sheet1.E331" chart:class="chart:bar">
            <chart:data-point chart:repeated="73"/>
          </chart:series>
          <chart:series chart:style-name="ch11" chart:values-cell-range-address="Sheet1.F332:Sheet1.F404" chart:label-cell-address="Sheet1.F331:Sheet1.F331" chart:class="chart:bar">
            <chart:data-point chart:repeated="73"/>
          </chart:series>
          <chart:series chart:style-name="ch12" chart:values-cell-range-address="Sheet1.G332:Sheet1.G404" chart:label-cell-address="Sheet1.G331:Sheet1.G331" chart:class="chart:line">
            <chart:data-point chart:repeated="7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331:Sheet1.B331</svg:desc>
                </draw:g>
              </table:table-cell>
              <table:table-cell office:value-type="string">
                <text:p> ALUs</text:p>
                <draw:g>
                  <svg:desc>Sheet1.C331:Sheet1.C331</svg:desc>
                </draw:g>
              </table:table-cell>
              <table:table-cell office:value-type="string">
                <text:p> MULs</text:p>
                <draw:g>
                  <svg:desc>Sheet1.D331:Sheet1.D331</svg:desc>
                </draw:g>
              </table:table-cell>
              <table:table-cell office:value-type="string">
                <text:p> LSUs</text:p>
                <draw:g>
                  <svg:desc>Sheet1.E331:Sheet1.E331</svg:desc>
                </draw:g>
              </table:table-cell>
              <table:table-cell office:value-type="string">
                <text:p> Banks</text:p>
                <draw:g>
                  <svg:desc>Sheet1.F331:Sheet1.F331</svg:desc>
                </draw:g>
              </table:table-cell>
              <table:table-cell office:value-type="string">
                <text:p>Cycles (1k)</text:p>
                <draw:g>
                  <svg:desc>Sheet1.G331:Sheet1.G3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32:Sheet1.B404</svg:desc>
                </draw:g>
              </table:table-cell>
              <table:table-cell office:value-type="float" office:value="1">
                <text:p>1</text:p>
                <draw:g>
                  <svg:desc>Sheet1.C332:Sheet1.C404</svg:desc>
                </draw:g>
              </table:table-cell>
              <table:table-cell office:value-type="float" office:value="1">
                <text:p>1</text:p>
                <draw:g>
                  <svg:desc>Sheet1.D332:Sheet1.D404</svg:desc>
                </draw:g>
              </table:table-cell>
              <table:table-cell office:value-type="float" office:value="1">
                <text:p>1</text:p>
                <draw:g>
                  <svg:desc>Sheet1.E332:Sheet1.E404</svg:desc>
                </draw:g>
              </table:table-cell>
              <table:table-cell office:value-type="float" office:value="1">
                <text:p>1</text:p>
                <draw:g>
                  <svg:desc>Sheet1.F332:Sheet1.F404</svg:desc>
                </draw:g>
              </table:table-cell>
              <table:table-cell office:value-type="float" office:value="38.185">
                <text:p>38.185</text:p>
                <draw:g>
                  <svg:desc>Sheet1.G332:Sheet1.G4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.306">
                <text:p>37.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.888">
                <text:p>36.8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315">
                <text:p>37.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6.343">
                <text:p>36.3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864">
                <text:p>35.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321">
                <text:p>37.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324">
                <text:p>36.3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882">
                <text:p>35.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792">
                <text:p>35.7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7.315">
                <text:p>37.3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6.343">
                <text:p>36.3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864">
                <text:p>35.8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321">
                <text:p>37.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324">
                <text:p>36.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882">
                <text:p>35.8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792">
                <text:p>35.7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161">
                <text:p>38.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.165">
                <text:p>37.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.728">
                <text:p>36.7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115">
                <text:p>37.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168">
                <text:p>36.1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692">
                <text:p>35.6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621">
                <text:p>35.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8.161">
                <text:p>38.1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7.165">
                <text:p>37.1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6.728">
                <text:p>36.7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7.115">
                <text:p>37.1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.168">
                <text:p>36.1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692">
                <text:p>35.6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621">
                <text:p>35.6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669">
                <text:p>36.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679">
                <text:p>35.67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176">
                <text:p>35.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673">
                <text:p>36.6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679">
                <text:p>35.6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175">
                <text:p>35.1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071">
                <text:p>35.0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669">
                <text:p>36.6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679">
                <text:p>35.6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176">
                <text:p>35.17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673">
                <text:p>36.6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679">
                <text:p>35.6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175">
                <text:p>35.1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5.071">
                <text:p>35.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572">
                <text:p>36.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532">
                <text:p>35.5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037">
                <text:p>35.0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746">
                <text:p>36.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684">
                <text:p>35.6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097">
                <text:p>35.0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572">
                <text:p>36.5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532">
                <text:p>35.5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037">
                <text:p>35.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746">
                <text:p>36.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684">
                <text:p>35.68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097">
                <text:p>35.0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4.96">
                <text:p>34.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552">
                <text:p>36.5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543">
                <text:p>35.5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032">
                <text:p>35.0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77">
                <text:p>36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641">
                <text:p>35.64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098">
                <text:p>35.0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4.964">
                <text:p>34.9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6.552">
                <text:p>36.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5.543">
                <text:p>35.5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5.032">
                <text:p>35.0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.77">
                <text:p>36.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641">
                <text:p>35.6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5.098">
                <text:p>35.0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4.964">
                <text:p>34.9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333333" draw:fill-color="#333333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96cm" svg:height="9.005cm" xlink:href=".." xlink:type="simple" chart:class="chart:bar" chart:style-name="ch1">
        <chart:legend chart:legend-position="end" svg:x="15.82cm" svg:y="2.958cm" style:legend-expansion="high" chart:style-name="ch2"/>
        <chart:plot-area chart:style-name="ch3" table:cell-range-address="Sheet1.B405:Sheet1.G489" chart:data-source-has-labels="row" svg:x="0.831cm" svg:y="0.855cm" svg:width="14.227cm" svg:height="7.55cm">
          <chartooo:coordinate-region svg:x="1.452cm" svg:y="1.054cm" svg:width="13.606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06:Sheet1.B489" chart:label-cell-address="Sheet1.B405:Sheet1.B405" chart:class="chart:bar">
            <chart:data-point chart:repeated="84"/>
          </chart:series>
          <chart:series chart:style-name="ch8" chart:values-cell-range-address="Sheet1.C406:Sheet1.C489" chart:label-cell-address="Sheet1.C405:Sheet1.C405" chart:class="chart:bar">
            <chart:data-point chart:repeated="84"/>
          </chart:series>
          <chart:series chart:style-name="ch9" chart:values-cell-range-address="Sheet1.D406:Sheet1.D489" chart:label-cell-address="Sheet1.D405:Sheet1.D405" chart:class="chart:bar">
            <chart:data-point chart:repeated="84"/>
          </chart:series>
          <chart:series chart:style-name="ch10" chart:values-cell-range-address="Sheet1.E406:Sheet1.E489" chart:label-cell-address="Sheet1.E405:Sheet1.E405" chart:class="chart:bar">
            <chart:data-point chart:repeated="84"/>
          </chart:series>
          <chart:series chart:style-name="ch11" chart:values-cell-range-address="Sheet1.F406:Sheet1.F489" chart:label-cell-address="Sheet1.F405:Sheet1.F405" chart:class="chart:bar">
            <chart:data-point chart:repeated="84"/>
          </chart:series>
          <chart:series chart:style-name="ch12" chart:values-cell-range-address="Sheet1.G406:Sheet1.G489" chart:label-cell-address="Sheet1.G405:Sheet1.G405" chart:class="chart:line">
            <chart:data-point chart:repeated="8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B405:Sheet1.B405</svg:desc>
                </draw:g>
              </table:table-cell>
              <table:table-cell office:value-type="string">
                <text:p> ALUs</text:p>
                <draw:g>
                  <svg:desc>Sheet1.C405:Sheet1.C405</svg:desc>
                </draw:g>
              </table:table-cell>
              <table:table-cell office:value-type="string">
                <text:p> MULs</text:p>
                <draw:g>
                  <svg:desc>Sheet1.D405:Sheet1.D405</svg:desc>
                </draw:g>
              </table:table-cell>
              <table:table-cell office:value-type="string">
                <text:p> LSUs</text:p>
                <draw:g>
                  <svg:desc>Sheet1.E405:Sheet1.E405</svg:desc>
                </draw:g>
              </table:table-cell>
              <table:table-cell office:value-type="string">
                <text:p> Banks</text:p>
                <draw:g>
                  <svg:desc>Sheet1.F405:Sheet1.F405</svg:desc>
                </draw:g>
              </table:table-cell>
              <table:table-cell office:value-type="string">
                <text:p>Cycles (1k)</text:p>
                <draw:g>
                  <svg:desc>Sheet1.G405:Sheet1.G4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406:Sheet1.B489</svg:desc>
                </draw:g>
              </table:table-cell>
              <table:table-cell office:value-type="float" office:value="1">
                <text:p>1</text:p>
                <draw:g>
                  <svg:desc>Sheet1.C406:Sheet1.C489</svg:desc>
                </draw:g>
              </table:table-cell>
              <table:table-cell office:value-type="float" office:value="1">
                <text:p>1</text:p>
                <draw:g>
                  <svg:desc>Sheet1.D406:Sheet1.D489</svg:desc>
                </draw:g>
              </table:table-cell>
              <table:table-cell office:value-type="float" office:value="1">
                <text:p>1</text:p>
                <draw:g>
                  <svg:desc>Sheet1.E406:Sheet1.E489</svg:desc>
                </draw:g>
              </table:table-cell>
              <table:table-cell office:value-type="float" office:value="1">
                <text:p>1</text:p>
                <draw:g>
                  <svg:desc>Sheet1.F406:Sheet1.F489</svg:desc>
                </draw:g>
              </table:table-cell>
              <table:table-cell office:value-type="float" office:value="21.199">
                <text:p>21.199</text:p>
                <draw:g>
                  <svg:desc>Sheet1.G406:Sheet1.G4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683">
                <text:p>19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131">
                <text:p>19.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.903">
                <text:p>18.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759">
                <text:p>20.7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209">
                <text:p>19.2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629">
                <text:p>18.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.397">
                <text:p>18.3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797">
                <text:p>20.7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215">
                <text:p>19.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626">
                <text:p>18.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94">
                <text:p>18.3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759">
                <text:p>20.7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209">
                <text:p>19.2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629">
                <text:p>18.6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.397">
                <text:p>18.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797">
                <text:p>20.7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215">
                <text:p>19.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626">
                <text:p>18.6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94">
                <text:p>18.3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127">
                <text:p>21.1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621">
                <text:p>19.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37">
                <text:p>19.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702">
                <text:p>20.7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17">
                <text:p>19.1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556">
                <text:p>18.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06">
                <text:p>18.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.127">
                <text:p>21.1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9.621">
                <text:p>19.6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9.037">
                <text:p>19.0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702">
                <text:p>20.7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.117">
                <text:p>19.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556">
                <text:p>18.5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306">
                <text:p>18.3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486">
                <text:p>20.4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93">
                <text:p>18.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483">
                <text:p>20.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71">
                <text:p>18.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277">
                <text:p>18.2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045">
                <text:p>18.0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486">
                <text:p>20.4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93">
                <text:p>18.8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29">
                <text:p>18.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483">
                <text:p>20.4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71">
                <text:p>18.8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277">
                <text:p>18.2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8.045">
                <text:p>18.0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469">
                <text:p>20.4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35">
                <text:p>18.8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224">
                <text:p>18.2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.974">
                <text:p>17.9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489">
                <text:p>20.4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78">
                <text:p>18.8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243">
                <text:p>18.2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7.982">
                <text:p>17.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469">
                <text:p>20.4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35">
                <text:p>18.8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224">
                <text:p>18.2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.974">
                <text:p>17.9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489">
                <text:p>20.4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78">
                <text:p>18.8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243">
                <text:p>18.2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7.982">
                <text:p>17.9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12">
                <text:p>18.8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224">
                <text:p>18.22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.975">
                <text:p>17.9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503">
                <text:p>20.5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58">
                <text:p>18.8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244">
                <text:p>18.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7.987">
                <text:p>17.9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.45">
                <text:p>20.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8.812">
                <text:p>18.8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8.224">
                <text:p>18.22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7.975">
                <text:p>17.9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.503">
                <text:p>20.50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8.858">
                <text:p>18.8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8.244">
                <text:p>18.24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7.987">
                <text:p>17.9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1cm" svg:stroke-color="#333333" draw:fill-color="#333333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876cm" svg:height="13.92cm" xlink:href=".." xlink:type="simple" chart:class="chart:bar" chart:style-name="ch1">
        <chart:legend chart:legend-position="end" svg:x="19.6cm" svg:y="5.416cm" style:legend-expansion="high" chart:style-name="ch2"/>
        <chart:plot-area chart:style-name="ch3" table:cell-range-address="Sheet1.R1:Sheet1.X241" chart:data-source-has-labels="both" svg:x="0.907cm" svg:y="1.247cm" svg:width="17.779cm" svg:height="11.414cm">
          <chartooo:coordinate-region svg:x="1.528cm" svg:y="1.446cm" svg:width="17.158cm" svg:height="10.17cm"/>
          <chart:axis chart:dimension="x" chart:name="primary-x" chart:style-name="ch4" chartooo:axis-type="text">
            <chart:title svg:x="8.667cm" svg:y="12.939cm" chart:style-name="ch5">
              <text:p>Compute Units</text:p>
            </chart:title>
            <chart:categories table:cell-range-address="Sheet1.R2:Sheet1.R24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S2:Sheet1.S241" chart:label-cell-address="Sheet1.S1:Sheet1.S1" chart:class="chart:bar">
            <chart:data-point chart:repeated="240"/>
          </chart:series>
          <chart:series chart:style-name="ch9" chart:values-cell-range-address="Sheet1.T2:Sheet1.T241" chart:label-cell-address="Sheet1.T1:Sheet1.T1" chart:class="chart:bar">
            <chart:data-point chart:repeated="240"/>
          </chart:series>
          <chart:series chart:style-name="ch10" chart:values-cell-range-address="Sheet1.U2:Sheet1.U241" chart:label-cell-address="Sheet1.U1:Sheet1.U1" chart:class="chart:bar">
            <chart:data-point chart:repeated="240"/>
          </chart:series>
          <chart:series chart:style-name="ch11" chart:values-cell-range-address="Sheet1.V2:Sheet1.V241" chart:label-cell-address="Sheet1.V1:Sheet1.V1" chart:class="chart:bar">
            <chart:data-point chart:repeated="240"/>
          </chart:series>
          <chart:series chart:style-name="ch12" chart:values-cell-range-address="Sheet1.W2:Sheet1.W241" chart:label-cell-address="Sheet1.W1:Sheet1.W1" chart:class="chart:bar">
            <chart:data-point chart:repeated="240"/>
          </chart:series>
          <chart:series chart:style-name="ch13" chart:values-cell-range-address="Sheet1.X2:Sheet1.X241" chart:label-cell-address="Sheet1.X1:Sheet1.X1" chart:class="chart:line">
            <chart:data-point chart:repeated="2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Issue Width</text:p>
                <draw:g>
                  <svg:desc>Sheet1.S1:Sheet1.S1</svg:desc>
                </draw:g>
              </table:table-cell>
              <table:table-cell office:value-type="string">
                <text:p> ALUs</text:p>
                <draw:g>
                  <svg:desc>Sheet1.T1:Sheet1.T1</svg:desc>
                </draw:g>
              </table:table-cell>
              <table:table-cell office:value-type="string">
                <text:p> MULs</text:p>
                <draw:g>
                  <svg:desc>Sheet1.U1:Sheet1.U1</svg:desc>
                </draw:g>
              </table:table-cell>
              <table:table-cell office:value-type="string">
                <text:p> LSUs</text:p>
                <draw:g>
                  <svg:desc>Sheet1.V1:Sheet1.V1</svg:desc>
                </draw:g>
              </table:table-cell>
              <table:table-cell office:value-type="string">
                <text:p> Banks</text:p>
                <draw:g>
                  <svg:desc>Sheet1.W1:Sheet1.W1</svg:desc>
                </draw:g>
              </table:table-cell>
              <table:table-cell office:value-type="string">
                <text:p>Cycles (10k)</text:p>
                <draw:g>
                  <svg:desc>Sheet1.X1:Sheet1.X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R2:Sheet1.R241</svg:desc>
                </draw:g>
              </table:table-cell>
              <table:table-cell office:value-type="float" office:value="1">
                <text:p>1</text:p>
                <draw:g>
                  <svg:desc>Sheet1.S2:Sheet1.S241</svg:desc>
                </draw:g>
              </table:table-cell>
              <table:table-cell office:value-type="float" office:value="1">
                <text:p>1</text:p>
                <draw:g>
                  <svg:desc>Sheet1.T2:Sheet1.T241</svg:desc>
                </draw:g>
              </table:table-cell>
              <table:table-cell office:value-type="float" office:value="1">
                <text:p>1</text:p>
                <draw:g>
                  <svg:desc>Sheet1.U2:Sheet1.U241</svg:desc>
                </draw:g>
              </table:table-cell>
              <table:table-cell office:value-type="float" office:value="1">
                <text:p>1</text:p>
                <draw:g>
                  <svg:desc>Sheet1.V2:Sheet1.V241</svg:desc>
                </draw:g>
              </table:table-cell>
              <table:table-cell office:value-type="float" office:value="1">
                <text:p>1</text:p>
                <draw:g>
                  <svg:desc>Sheet1.W2:Sheet1.W241</svg:desc>
                </draw:g>
              </table:table-cell>
              <table:table-cell office:value-type="float" office:value="14.2419">
                <text:p>14.2419</text:p>
                <draw:g>
                  <svg:desc>Sheet1.X2:Sheet1.X241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8334">
                <text:p>13.8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8371">
                <text:p>13.8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8367">
                <text:p>13.8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8334">
                <text:p>13.83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8371">
                <text:p>13.83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8367">
                <text:p>13.8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179">
                <text:p>14.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699">
                <text:p>13.7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695">
                <text:p>13.7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4.179">
                <text:p>14.1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7699">
                <text:p>13.76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7695">
                <text:p>13.76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643">
                <text:p>13.5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662">
                <text:p>13.5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58">
                <text:p>13.5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643">
                <text:p>13.56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5662">
                <text:p>13.56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58">
                <text:p>13.5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47">
                <text:p>13.5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6174">
                <text:p>13.6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58">
                <text:p>13.5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47">
                <text:p>13.5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6174">
                <text:p>13.6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58">
                <text:p>13.5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63">
                <text:p>13.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6158">
                <text:p>13.6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42">
                <text:p>13.5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3.5163">
                <text:p>13.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3.6158">
                <text:p>13.61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.5642">
                <text:p>13.564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781">
                <text:p>7.2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2102">
                <text:p>7.21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765">
                <text:p>7.0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0296">
                <text:p>7.0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0789">
                <text:p>7.0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0312">
                <text:p>7.0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0066">
                <text:p>7.0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0765">
                <text:p>7.07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0296">
                <text:p>7.0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0789">
                <text:p>7.07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0312">
                <text:p>7.0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.0066">
                <text:p>7.00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456">
                <text:p>7.2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199">
                <text:p>7.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0417">
                <text:p>7.0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995">
                <text:p>6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9725">
                <text:p>6.9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2456">
                <text:p>7.2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7.199">
                <text:p>7.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.0417">
                <text:p>7.04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995">
                <text:p>6.9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9725">
                <text:p>6.97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574">
                <text:p>6.9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9002">
                <text:p>6.9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579">
                <text:p>6.9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97">
                <text:p>6.8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93">
                <text:p>6.8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574">
                <text:p>6.9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9002">
                <text:p>6.9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579">
                <text:p>6.95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97">
                <text:p>6.89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693">
                <text:p>6.86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248">
                <text:p>6.9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26">
                <text:p>6.8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818">
                <text:p>6.9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93">
                <text:p>6.8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578">
                <text:p>6.8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248">
                <text:p>6.92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26">
                <text:p>6.87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818">
                <text:p>6.98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93">
                <text:p>6.89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578">
                <text:p>6.85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268">
                <text:p>6.9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45">
                <text:p>6.8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781">
                <text:p>6.9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77">
                <text:p>6.8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561">
                <text:p>6.85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.9268">
                <text:p>6.92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8745">
                <text:p>6.87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.9781">
                <text:p>6.97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8977">
                <text:p>6.89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.8561">
                <text:p>6.856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185">
                <text:p>3.81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306">
                <text:p>3.7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6888">
                <text:p>3.68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7315">
                <text:p>3.7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6343">
                <text:p>3.6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864">
                <text:p>3.5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7321">
                <text:p>3.7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324">
                <text:p>3.6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882">
                <text:p>3.5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792">
                <text:p>3.5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7315">
                <text:p>3.73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6343">
                <text:p>3.6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864">
                <text:p>3.5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7321">
                <text:p>3.73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324">
                <text:p>3.63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882">
                <text:p>3.58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792">
                <text:p>3.5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161">
                <text:p>3.8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165">
                <text:p>3.7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6728">
                <text:p>3.6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7115">
                <text:p>3.7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168">
                <text:p>3.6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692">
                <text:p>3.5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621">
                <text:p>3.5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8161">
                <text:p>3.81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7165">
                <text:p>3.71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6728">
                <text:p>3.67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7115">
                <text:p>3.71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168">
                <text:p>3.6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692">
                <text:p>3.56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621">
                <text:p>3.5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669">
                <text:p>3.6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679">
                <text:p>3.5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176">
                <text:p>3.5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6673">
                <text:p>3.6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679">
                <text:p>3.5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175">
                <text:p>3.5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071">
                <text:p>3.5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669">
                <text:p>3.66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679">
                <text:p>3.5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176">
                <text:p>3.51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6673">
                <text:p>3.66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679">
                <text:p>3.56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175">
                <text:p>3.5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5071">
                <text:p>3.5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572">
                <text:p>3.6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32">
                <text:p>3.5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037">
                <text:p>3.5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6746">
                <text:p>3.6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684">
                <text:p>3.5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097">
                <text:p>3.5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572">
                <text:p>3.65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32">
                <text:p>3.55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037">
                <text:p>3.5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6746">
                <text:p>3.67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684">
                <text:p>3.56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097">
                <text:p>3.50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496">
                <text:p>3.4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552">
                <text:p>3.6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43">
                <text:p>3.5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032">
                <text:p>3.5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677">
                <text:p>3.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641">
                <text:p>3.5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098">
                <text:p>3.5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4964">
                <text:p>3.49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6552">
                <text:p>3.6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.5543">
                <text:p>3.55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.5032">
                <text:p>3.50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.677">
                <text:p>3.6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5641">
                <text:p>3.56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5098">
                <text:p>3.5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3.4964">
                <text:p>3.49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1199">
                <text:p>2.11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683">
                <text:p>1.9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131">
                <text:p>1.91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8903">
                <text:p>1.8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759">
                <text:p>2.0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209">
                <text:p>1.9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629">
                <text:p>1.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8397">
                <text:p>1.8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797">
                <text:p>2.0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15">
                <text:p>1.9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8626">
                <text:p>1.8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8394">
                <text:p>1.8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759">
                <text:p>2.07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209">
                <text:p>1.9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629">
                <text:p>1.86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8397">
                <text:p>1.83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797">
                <text:p>2.0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215">
                <text:p>1.9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8626">
                <text:p>1.8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8394">
                <text:p>1.83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1127">
                <text:p>2.1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621">
                <text:p>1.9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037">
                <text:p>1.9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881">
                <text:p>1.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702">
                <text:p>2.0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117">
                <text:p>1.9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8556">
                <text:p>1.8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8306">
                <text:p>1.8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1127">
                <text:p>2.11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9621">
                <text:p>1.96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9037">
                <text:p>1.90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881">
                <text:p>1.8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702">
                <text:p>2.07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117">
                <text:p>1.91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8556">
                <text:p>1.8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8306">
                <text:p>1.83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486">
                <text:p>2.0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8893">
                <text:p>1.8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29">
                <text:p>1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8054">
                <text:p>1.8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483">
                <text:p>2.0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871">
                <text:p>1.8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8277">
                <text:p>1.8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8045">
                <text:p>1.8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486">
                <text:p>2.04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8893">
                <text:p>1.8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29">
                <text:p>1.8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8054">
                <text:p>1.80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483">
                <text:p>2.04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871">
                <text:p>1.88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8277">
                <text:p>1.82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8045">
                <text:p>1.8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469">
                <text:p>2.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8835">
                <text:p>1.8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224">
                <text:p>1.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7974">
                <text:p>1.7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489">
                <text:p>2.0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878">
                <text:p>1.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8243">
                <text:p>1.8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7982">
                <text:p>1.7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469">
                <text:p>2.04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8835">
                <text:p>1.88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224">
                <text:p>1.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7974">
                <text:p>1.79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489">
                <text:p>2.0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878">
                <text:p>1.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8243">
                <text:p>1.8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7982">
                <text:p>1.79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8812">
                <text:p>1.8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224">
                <text:p>1.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7975">
                <text:p>1.7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503">
                <text:p>2.0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858">
                <text:p>1.8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8244">
                <text:p>1.8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7987">
                <text:p>1.79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.045">
                <text:p>2.0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8812">
                <text:p>1.88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.8224">
                <text:p>1.82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.7975">
                <text:p>1.79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0503">
                <text:p>2.05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858">
                <text:p>1.88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.8244">
                <text:p>1.82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.7987">
                <text:p>1.79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